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122">
      <style:table-cell-properties fo:background-color="#66ffff"/>
    </style:style>
    <style:style style:name="ce9" style:family="table-cell" style:parent-style-name="Default" style:data-style-name="N122">
      <style:table-cell-properties fo:background-color="#ff6600"/>
    </style:style>
    <style:style style:name="ce10" style:family="table-cell" style:parent-style-name="Default" style:data-style-name="N122">
      <style:table-cell-properties fo:background-color="#ccff66"/>
    </style:style>
    <style:style style:name="ce11" style:family="table-cell" style:parent-style-name="Default" style:data-style-name="N122">
      <style:table-cell-properties fo:background-color="#ffff00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 style:data-style-name="N2">
      <style:table-cell-properties fo:background-color="#66ffff"/>
    </style:style>
    <style:style style:name="ce14" style:family="table-cell" style:parent-style-name="Default" style:data-style-name="N2">
      <style:table-cell-properties fo:background-color="#ff6600"/>
    </style:style>
    <style:style style:name="ce15" style:family="table-cell" style:parent-style-name="Default" style:data-style-name="N2">
      <style:table-cell-properties fo:background-color="#ccff66"/>
    </style:style>
    <style:style style:name="ce16" style:family="table-cell" style:parent-style-name="Default" style:data-style-name="N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seanhannity</text:p>
          </table:table-cell>
          <table:table-cell table:style-name="ce1"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J3]+[.L3]" office:value-type="float" office:value="305" calcext:value-type="float">
            <text:p>305</text:p>
          </table:table-cell>
          <table:table-cell table:style-name="ce3" table:formula="of:=[.G3]/[.M3]" office:value-type="float" office:value="17.7737704918033" calcext:value-type="float">
            <text:p>17.77</text:p>
          </table:table-cell>
          <table:table-cell table:style-name="ce3" table:formula="of:=[.G3]/[.K3]" office:value-type="float" office:value="106.294117647059" calcext:value-type="float">
            <text:p>106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iLahren</text:p>
          </table:table-cell>
          <table:table-cell table:style-name="ce1" office:value-type="float" office:value="0.99298076331834" calcext:value-type="float">
            <text:p>0.99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J4]+[.L4]" office:value-type="float" office:value="243" calcext:value-type="float">
            <text:p>243</text:p>
          </table:table-cell>
          <table:table-cell table:style-name="ce3" table:formula="of:=[.G4]/[.M4]" office:value-type="float" office:value="15.7078189300412" calcext:value-type="float">
            <text:p>15.71</text:p>
          </table:table-cell>
          <table:table-cell table:style-name="ce3" table:formula="of:=[.G4]/[.K4]" office:value-type="float" office:value="109.057142857143" calcext:value-type="float">
            <text:p>10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table:style-name="ce1"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J5]+[.L5]" office:value-type="float" office:value="254" calcext:value-type="float">
            <text:p>254</text:p>
          </table:table-cell>
          <table:table-cell table:style-name="ce3" table:formula="of:=[.G5]/[.M5]" office:value-type="float" office:value="17.248031496063" calcext:value-type="float">
            <text:p>17.25</text:p>
          </table:table-cell>
          <table:table-cell table:style-name="ce3" table:formula="of:=[.G5]/[.K5]" office:value-type="float" office:value="292.066666666667" calcext:value-type="float">
            <text:p>292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table:style-name="ce1"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J6]+[.L6]" office:value-type="float" office:value="126" calcext:value-type="float">
            <text:p>126</text:p>
          </table:table-cell>
          <table:table-cell table:style-name="ce3" table:formula="of:=[.G6]/[.M6]" office:value-type="float" office:value="33.1269841269841" calcext:value-type="float">
            <text:p>33.13</text:p>
          </table:table-cell>
          <table:table-cell table:style-name="ce3" table:formula="of:=[.G6]/[.K6]" office:value-type="float" office:value="130.4375" calcext:value-type="float">
            <text:p>130.4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MichelleObama</text:p>
          </table:table-cell>
          <table:table-cell table:style-name="ce1"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formula="of:=[.J7]+[.L7]" office:value-type="float" office:value="176" calcext:value-type="float">
            <text:p>176</text:p>
          </table:table-cell>
          <table:table-cell table:style-name="ce3" table:formula="of:=[.G7]/[.M7]" office:value-type="float" office:value="35.3693181818182" calcext:value-type="float">
            <text:p>35.37</text:p>
          </table:table-cell>
          <table:table-cell table:style-name="ce3" table:formula="of:=[.G7]/[.K7]" office:value-type="float" office:value="117.452830188679" calcext:value-type="float">
            <text:p>117.4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BernieSanders</text:p>
          </table:table-cell>
          <table:table-cell table:style-name="ce1"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J8]+[.L8]" office:value-type="float" office:value="132" calcext:value-type="float">
            <text:p>132</text:p>
          </table:table-cell>
          <table:table-cell table:style-name="ce3" table:formula="of:=[.G8]/[.M8]" office:value-type="float" office:value="23.8787878787879" calcext:value-type="float">
            <text:p>23.88</text:p>
          </table:table-cell>
          <table:table-cell table:style-name="ce3" table:formula="of:=[.G8]/[.K8]" office:value-type="float" office:value="197" calcext:value-type="float">
            <text:p>19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oulter</text:p>
          </table:table-cell>
          <table:table-cell table:style-name="ce1" office:value-type="float" office:value="0.966380741560598" calcext:value-type="float">
            <text:p>0.96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J9]+[.L9]" office:value-type="float" office:value="67" calcext:value-type="float">
            <text:p>67</text:p>
          </table:table-cell>
          <table:table-cell table:style-name="ce3" table:formula="of:=[.G9]/[.M9]" office:value-type="float" office:value="22.7462686567164" calcext:value-type="float">
            <text:p>22.75</text:p>
          </table:table-cell>
          <table:table-cell table:style-name="ce3" table:formula="of:=[.G9]/[.K9]" office:value-type="float" office:value="89.6470588235294" calcext:value-type="float">
            <text:p>89.6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BarackObama</text:p>
          </table:table-cell>
          <table:table-cell table:style-name="ce1"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J10]+[.L10]" office:value-type="float" office:value="172" calcext:value-type="float">
            <text:p>172</text:p>
          </table:table-cell>
          <table:table-cell table:style-name="ce3" table:formula="of:=[.G10]/[.M10]" office:value-type="float" office:value="33.2209302325581" calcext:value-type="float">
            <text:p>33.22</text:p>
          </table:table-cell>
          <table:table-cell table:style-name="ce3" table:formula="of:=[.G10]/[.K10]" office:value-type="float" office:value="112.039215686275" calcext:value-type="float">
            <text:p>112.0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iamjohnoliver</text:p>
          </table:table-cell>
          <table:table-cell table:style-name="ce1"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J11]+[.L11]" office:value-type="float" office:value="120" calcext:value-type="float">
            <text:p>120</text:p>
          </table:table-cell>
          <table:table-cell table:style-name="ce3" table:formula="of:=[.G11]/[.M11]" office:value-type="float" office:value="47.4666666666667" calcext:value-type="float">
            <text:p>47.47</text:p>
          </table:table-cell>
          <table:table-cell table:style-name="ce3" table:formula="of:=[.G11]/[.K11]" office:value-type="float" office:value="227.84" calcext:value-type="float">
            <text:p>227.8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donlemon</text:p>
          </table:table-cell>
          <table:table-cell table:style-name="ce1"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J12]+[.L12]" office:value-type="float" office:value="177" calcext:value-type="float">
            <text:p>177</text:p>
          </table:table-cell>
          <table:table-cell table:style-name="ce3" table:formula="of:=[.G12]/[.M12]" office:value-type="float" office:value="23.9039548022599" calcext:value-type="float">
            <text:p>23.90</text:p>
          </table:table-cell>
          <table:table-cell table:style-name="ce3" table:formula="of:=[.G12]/[.K12]" office:value-type="float" office:value="114.351351351351" calcext:value-type="float">
            <text:p>114.3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uckerCarlson</text:p>
          </table:table-cell>
          <table:table-cell table:style-name="ce1"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J13]+[.L13]" office:value-type="float" office:value="292" calcext:value-type="float">
            <text:p>292</text:p>
          </table:table-cell>
          <table:table-cell table:style-name="ce3" table:formula="of:=[.G13]/[.M13]" office:value-type="float" office:value="22.5342465753425" calcext:value-type="float">
            <text:p>22.53</text:p>
          </table:table-cell>
          <table:table-cell table:style-name="ce3" table:formula="of:=[.G13]/[.K13]" office:value-type="float" office:value="134.285714285714" calcext:value-type="float">
            <text:p>134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table:style-name="ce1"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J14]+[.L14]" office:value-type="float" office:value="61" calcext:value-type="float">
            <text:p>61</text:p>
          </table:table-cell>
          <table:table-cell table:style-name="ce3" table:formula="of:=[.G14]/[.M14]" office:value-type="float" office:value="27.4426229508197" calcext:value-type="float">
            <text:p>27.44</text:p>
          </table:table-cell>
          <table:table-cell table:style-name="ce3" table:formula="of:=[.G14]/[.K14]" office:value-type="float" office:value="167.4" calcext:value-type="float">
            <text:p>167.4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ericbolling</text:p>
          </table:table-cell>
          <table:table-cell table:style-name="ce1"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J15]+[.L15]" office:value-type="float" office:value="181" calcext:value-type="float">
            <text:p>181</text:p>
          </table:table-cell>
          <table:table-cell table:style-name="ce3" table:formula="of:=[.G15]/[.M15]" office:value-type="float" office:value="27.5635359116022" calcext:value-type="float">
            <text:p>27.56</text:p>
          </table:table-cell>
          <table:table-cell table:style-name="ce3" table:formula="of:=[.G15]/[.K15]" office:value-type="float" office:value="160.935483870968" calcext:value-type="float">
            <text:p>160.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syDeVos</text:p>
          </table:table-cell>
          <table:table-cell table:style-name="ce1" office:value-type="float" office:value="0.921570435958925" calcext:value-type="float">
            <text:p>0.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J16]+[.L16]" office:value-type="float" office:value="68" calcext:value-type="float">
            <text:p>68</text:p>
          </table:table-cell>
          <table:table-cell table:style-name="ce3" table:formula="of:=[.G16]/[.M16]" office:value-type="float" office:value="40.0735294117647" calcext:value-type="float">
            <text:p>40.07</text:p>
          </table:table-cell>
          <table:table-cell table:style-name="ce3" table:formula="of:=[.G16]/[.K16]" office:value-type="float" office:value="170.3125" calcext:value-type="float">
            <text:p>170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ahamAngle</text:p>
          </table:table-cell>
          <table:table-cell table:style-name="ce1" office:value-type="float" office:value="0.911311976060177" calcext:value-type="float">
            <text:p>0.9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J17]+[.L17]" office:value-type="float" office:value="207" calcext:value-type="float">
            <text:p>207</text:p>
          </table:table-cell>
          <table:table-cell table:style-name="ce3" table:formula="of:=[.G17]/[.M17]" office:value-type="float" office:value="19.5265700483092" calcext:value-type="float">
            <text:p>19.53</text:p>
          </table:table-cell>
          <table:table-cell table:style-name="ce3" table:formula="of:=[.G17]/[.K17]" office:value-type="float" office:value="98.5853658536585" calcext:value-type="float">
            <text:p>98.5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andersoncooper</text:p>
          </table:table-cell>
          <table:table-cell table:style-name="ce1"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[.J18]+[.L18]" office:value-type="float" office:value="122" calcext:value-type="float">
            <text:p>122</text:p>
          </table:table-cell>
          <table:table-cell table:style-name="ce3" table:formula="of:=[.G18]/[.M18]" office:value-type="float" office:value="21.2704918032787" calcext:value-type="float">
            <text:p>21.27</text:p>
          </table:table-cell>
          <table:table-cell table:style-name="ce3" table:formula="of:=[.G18]/[.K18]" office:value-type="float" office:value="117.954545454545" calcext:value-type="float">
            <text:p>117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table:style-name="ce1"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J19]+[.L19]" office:value-type="float" office:value="111" calcext:value-type="float">
            <text:p>111</text:p>
          </table:table-cell>
          <table:table-cell table:style-name="ce3" table:formula="of:=[.G19]/[.M19]" office:value-type="float" office:value="32.0990990990991" calcext:value-type="float">
            <text:p>32.10</text:p>
          </table:table-cell>
          <table:table-cell table:style-name="ce3" table:formula="of:=[.G19]/[.K19]" office:value-type="float" office:value="96.2972972972973" calcext:value-type="float">
            <text:p>9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aTantaros</text:p>
          </table:table-cell>
          <table:table-cell table:style-name="ce1" office:value-type="float" office:value="0.896667281559368" calcext:value-type="float">
            <text:p>0.8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J20]+[.L20]" office:value-type="float" office:value="62" calcext:value-type="float">
            <text:p>62</text:p>
          </table:table-cell>
          <table:table-cell table:style-name="ce3" table:formula="of:=[.G20]/[.M20]" office:value-type="float" office:value="94.0806451612903" calcext:value-type="float">
            <text:p>94.08</text:p>
          </table:table-cell>
          <table:table-cell table:style-name="ce3" table:formula="of:=[.G20]/[.K20]" office:value-type="float" office:value="324.055555555556" calcext:value-type="float">
            <text:p>324.0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DineshDSouza</text:p>
          </table:table-cell>
          <table:table-cell table:style-name="ce1"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J21]+[.L21]" office:value-type="float" office:value="120" calcext:value-type="float">
            <text:p>120</text:p>
          </table:table-cell>
          <table:table-cell table:style-name="ce3" table:formula="of:=[.G21]/[.M21]" office:value-type="float" office:value="16.325" calcext:value-type="float">
            <text:p>16.33</text:p>
          </table:table-cell>
          <table:table-cell table:style-name="ce3" table:formula="of:=[.G21]/[.K21]" office:value-type="float" office:value="163.25" calcext:value-type="float">
            <text:p>163.2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RBReich</text:p>
          </table:table-cell>
          <table:table-cell table:style-name="ce1"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J22]+[.L22]" office:value-type="float" office:value="153" calcext:value-type="float">
            <text:p>153</text:p>
          </table:table-cell>
          <table:table-cell table:style-name="ce3" table:formula="of:=[.G22]/[.M22]" office:value-type="float" office:value="30.4771241830065" calcext:value-type="float">
            <text:p>30.48</text:p>
          </table:table-cell>
          <table:table-cell table:style-name="ce3" table:formula="of:=[.G22]/[.K22]" office:value-type="float" office:value="259.055555555556" calcext:value-type="float">
            <text:p>25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table:style-name="ce1"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J23]+[.L23]" office:value-type="float" office:value="159" calcext:value-type="float">
            <text:p>159</text:p>
          </table:table-cell>
          <table:table-cell table:style-name="ce3" table:formula="of:=[.G23]/[.M23]" office:value-type="float" office:value="24.8616352201258" calcext:value-type="float">
            <text:p>24.86</text:p>
          </table:table-cell>
          <table:table-cell table:style-name="ce3" table:formula="of:=[.G23]/[.K23]" office:value-type="float" office:value="232.529411764706" calcext:value-type="float">
            <text:p>232.5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NateSilver538</text:p>
          </table:table-cell>
          <table:table-cell table:style-name="ce1"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J24]+[.L24]" office:value-type="float" office:value="67" calcext:value-type="float">
            <text:p>67</text:p>
          </table:table-cell>
          <table:table-cell table:style-name="ce3" table:formula="of:=[.G24]/[.M24]" office:value-type="float" office:value="38.3880597014925" calcext:value-type="float">
            <text:p>38.39</text:p>
          </table:table-cell>
          <table:table-cell table:style-name="ce3" table:formula="of:=[.G24]/[.K24]" office:value-type="float" office:value="98.9230769230769" calcext:value-type="float">
            <text:p>98.9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rauthammer</text:p>
          </table:table-cell>
          <table:table-cell table:style-name="ce1"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J25]+[.L25]" office:value-type="float" office:value="118" calcext:value-type="float">
            <text:p>118</text:p>
          </table:table-cell>
          <table:table-cell table:style-name="ce3" table:formula="of:=[.G25]/[.M25]" office:value-type="float" office:value="48.9661016949153" calcext:value-type="float">
            <text:p>48.97</text:p>
          </table:table-cell>
          <table:table-cell table:style-name="ce3" table:formula="of:=[.G25]/[.K25]" office:value-type="float" office:value="222.230769230769" calcext:value-type="float">
            <text:p>222.2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brithume</text:p>
          </table:table-cell>
          <table:table-cell table:style-name="ce1"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J26]+[.L26]" office:value-type="float" office:value="134" calcext:value-type="float">
            <text:p>134</text:p>
          </table:table-cell>
          <table:table-cell table:style-name="ce3" table:formula="of:=[.G26]/[.M26]" office:value-type="float" office:value="23.5074626865672" calcext:value-type="float">
            <text:p>23.51</text:p>
          </table:table-cell>
          <table:table-cell table:style-name="ce3" table:formula="of:=[.G26]/[.K26]" office:value-type="float" office:value="242.307692307692" calcext:value-type="float">
            <text:p>242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table:style-name="ce1"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J27]+[.L27]" office:value-type="float" office:value="120" calcext:value-type="float">
            <text:p>120</text:p>
          </table:table-cell>
          <table:table-cell table:style-name="ce3" table:formula="of:=[.G27]/[.M27]" office:value-type="float" office:value="20.0166666666667" calcext:value-type="float">
            <text:p>20.02</text:p>
          </table:table-cell>
          <table:table-cell table:style-name="ce3" table:formula="of:=[.G27]/[.K27]" office:value-type="float" office:value="184.769230769231" calcext:value-type="float">
            <text:p>184.7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revornoah</text:p>
          </table:table-cell>
          <table:table-cell table:style-name="ce1"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J28]+[.L28]" office:value-type="float" office:value="83" calcext:value-type="float">
            <text:p>83</text:p>
          </table:table-cell>
          <table:table-cell table:style-name="ce3" table:formula="of:=[.G28]/[.M28]" office:value-type="float" office:value="34.2650602409639" calcext:value-type="float">
            <text:p>34.27</text:p>
          </table:table-cell>
          <table:table-cell table:style-name="ce3" table:formula="of:=[.G28]/[.K28]" office:value-type="float" office:value="113.76" calcext:value-type="float">
            <text:p>113.7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DavidCornDC</text:p>
          </table:table-cell>
          <table:table-cell table:style-name="ce1"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29]+[.L29]" office:value-type="float" office:value="52" calcext:value-type="float">
            <text:p>52</text:p>
          </table:table-cell>
          <table:table-cell table:style-name="ce3" table:formula="of:=[.G29]/[.M29]" office:value-type="float" office:value="52.3076923076923" calcext:value-type="float">
            <text:p>52.31</text:p>
          </table:table-cell>
          <table:table-cell table:style-name="ce3" table:formula="of:=[.G29]/[.K29]" office:value-type="float" office:value="209.230769230769" calcext:value-type="float">
            <text:p>209.2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JoeNBC</text:p>
          </table:table-cell>
          <table:table-cell table:style-name="ce1"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J30]+[.L30]" office:value-type="float" office:value="69" calcext:value-type="float">
            <text:p>69</text:p>
          </table:table-cell>
          <table:table-cell table:style-name="ce3" table:formula="of:=[.G30]/[.M30]" office:value-type="float" office:value="33.0144927536232" calcext:value-type="float">
            <text:p>33.01</text:p>
          </table:table-cell>
          <table:table-cell table:style-name="ce3" table:formula="of:=[.G30]/[.K30]" office:value-type="float" office:value="151.866666666667" calcext:value-type="float">
            <text:p>151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mguilfoyle</text:p>
          </table:table-cell>
          <table:table-cell table:style-name="ce1" office:value-type="float" office:value="0.726115939827324" calcext:value-type="float">
            <text:p>0.7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J31]+[.L31]" office:value-type="float" office:value="112" calcext:value-type="float">
            <text:p>112</text:p>
          </table:table-cell>
          <table:table-cell table:style-name="ce3" table:formula="of:=[.G31]/[.M31]" office:value-type="float" office:value="32.5892857142857" calcext:value-type="float">
            <text:p>32.59</text:p>
          </table:table-cell>
          <table:table-cell table:style-name="ce3" table:formula="of:=[.G31]/[.K31]" office:value-type="float" office:value="73" calcext:value-type="float">
            <text:p>73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chrislhayes</text:p>
          </table:table-cell>
          <table:table-cell table:style-name="ce1"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J32]+[.L32]" office:value-type="float" office:value="27" calcext:value-type="float">
            <text:p>27</text:p>
          </table:table-cell>
          <table:table-cell table:style-name="ce3" table:formula="of:=[.G32]/[.M32]" office:value-type="float" office:value="43.2222222222222" calcext:value-type="float">
            <text:p>43.22</text:p>
          </table:table-cell>
          <table:table-cell table:style-name="ce3" table:formula="of:=[.G32]/[.K32]" office:value-type="float" office:value="166.714285714286" calcext:value-type="float">
            <text:p>166.7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davidfrum</text:p>
          </table:table-cell>
          <table:table-cell table:style-name="ce1"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33]+[.L33]" office:value-type="float" office:value="79" calcext:value-type="float">
            <text:p>79</text:p>
          </table:table-cell>
          <table:table-cell table:style-name="ce3" table:formula="of:=[.G33]/[.M33]" office:value-type="float" office:value="32.8987341772152" calcext:value-type="float">
            <text:p>32.90</text:p>
          </table:table-cell>
          <table:table-cell table:style-name="ce3" table:formula="of:=[.G33]/[.K33]" office:value-type="float" office:value="129.95" calcext:value-type="float">
            <text:p>129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table:style-name="ce1"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J34]+[.L34]" office:value-type="float" office:value="137" calcext:value-type="float">
            <text:p>137</text:p>
          </table:table-cell>
          <table:table-cell table:style-name="ce3" table:formula="of:=[.G34]/[.M34]" office:value-type="float" office:value="31.8175182481752" calcext:value-type="float">
            <text:p>31.82</text:p>
          </table:table-cell>
          <table:table-cell table:style-name="ce3" table:formula="of:=[.G34]/[.K34]" office:value-type="float" office:value="101.372093023256" calcext:value-type="float">
            <text:p>101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oesch</text:p>
          </table:table-cell>
          <table:table-cell table:style-name="ce1" office:value-type="float" office:value="0.688030771963626" calcext:value-type="float">
            <text:p>0.68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J35]+[.L35]" office:value-type="float" office:value="85" calcext:value-type="float">
            <text:p>85</text:p>
          </table:table-cell>
          <table:table-cell table:style-name="ce3" table:formula="of:=[.G35]/[.M35]" office:value-type="float" office:value="21.5411764705882" calcext:value-type="float">
            <text:p>21.54</text:p>
          </table:table-cell>
          <table:table-cell table:style-name="ce3" table:formula="of:=[.G35]/[.K35]" office:value-type="float" office:value="228.875" calcext:value-type="float">
            <text:p>228.8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jaketapper</text:p>
          </table:table-cell>
          <table:table-cell table:style-name="ce1"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[.J36]+[.L36]" office:value-type="float" office:value="109" calcext:value-type="float">
            <text:p>109</text:p>
          </table:table-cell>
          <table:table-cell table:style-name="ce3" table:formula="of:=[.G36]/[.M36]" office:value-type="float" office:value="20.3394495412844" calcext:value-type="float">
            <text:p>20.34</text:p>
          </table:table-cell>
          <table:table-cell table:style-name="ce3" table:formula="of:=[.G36]/[.K36]" office:value-type="float" office:value="79.1785714285714" calcext:value-type="float">
            <text:p>79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ahPalinUSA</text:p>
          </table:table-cell>
          <table:table-cell table:style-name="ce1" office:value-type="float" office:value="0.678096090040507" calcext:value-type="float">
            <text:p>0.67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formula="of:=[.J37]+[.L37]" office:value-type="float" office:value="214" calcext:value-type="float">
            <text:p>214</text:p>
          </table:table-cell>
          <table:table-cell table:style-name="ce3" table:formula="of:=[.G37]/[.M37]" office:value-type="float" office:value="22.7990654205607" calcext:value-type="float">
            <text:p>22.80</text:p>
          </table:table-cell>
          <table:table-cell table:style-name="ce3" table:formula="of:=[.G37]/[.K37]" office:value-type="float" office:value="106.065217391304" calcext:value-type="float">
            <text:p>106.0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ggreenwald</text:p>
          </table:table-cell>
          <table:table-cell table:style-name="ce1"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J38]+[.L38]" office:value-type="float" office:value="66" calcext:value-type="float">
            <text:p>66</text:p>
          </table:table-cell>
          <table:table-cell table:style-name="ce3" table:formula="of:=[.G38]/[.M38]" office:value-type="float" office:value="15.8484848484848" calcext:value-type="float">
            <text:p>15.85</text:p>
          </table:table-cell>
          <table:table-cell table:style-name="ce3" table:formula="of:=[.G38]/[.K38]" office:value-type="float" office:value="116.222222222222" calcext:value-type="float">
            <text:p>116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gynkelly</text:p>
          </table:table-cell>
          <table:table-cell table:style-name="ce1" office:value-type="float" office:value="0.65848259478721" calcext:value-type="float">
            <text:p>0.6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J39]+[.L39]" office:value-type="float" office:value="99" calcext:value-type="float">
            <text:p>99</text:p>
          </table:table-cell>
          <table:table-cell table:style-name="ce3" table:formula="of:=[.G39]/[.M39]" office:value-type="float" office:value="26.8787878787879" calcext:value-type="float">
            <text:p>26.88</text:p>
          </table:table-cell>
          <table:table-cell table:style-name="ce3" table:formula="of:=[.G39]/[.K39]" office:value-type="float" office:value="76.0285714285714" calcext:value-type="float">
            <text:p>76.0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GStephanopoulos</text:p>
          </table:table-cell>
          <table:table-cell table:style-name="ce1"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J40]+[.L40]" office:value-type="float" office:value="128" calcext:value-type="float">
            <text:p>128</text:p>
          </table:table-cell>
          <table:table-cell table:style-name="ce3" table:formula="of:=[.G40]/[.M40]" office:value-type="float" office:value="35.390625" calcext:value-type="float">
            <text:p>35.39</text:p>
          </table:table-cell>
          <table:table-cell table:style-name="ce3" table:formula="of:=[.G40]/[.K40]" office:value-type="float" office:value="174.230769230769" calcext:value-type="float">
            <text:p>174.2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BretBaier</text:p>
          </table:table-cell>
          <table:table-cell table:style-name="ce1"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1]+[.L41]" office:value-type="float" office:value="25" calcext:value-type="float">
            <text:p>25</text:p>
          </table:table-cell>
          <table:table-cell table:style-name="ce3" table:formula="of:=[.G41]/[.M41]" office:value-type="float" office:value="36" calcext:value-type="float">
            <text:p>36.00</text:p>
          </table:table-cell>
          <table:table-cell table:style-name="ce3" table:formula="of:=[.G41]/[.K41]" office:value-type="float" office:value="128.571428571429" calcext:value-type="float">
            <text:p>128.5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greggutfeld</text:p>
          </table:table-cell>
          <table:table-cell table:style-name="ce1"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J42]+[.L42]" office:value-type="float" office:value="104" calcext:value-type="float">
            <text:p>104</text:p>
          </table:table-cell>
          <table:table-cell table:style-name="ce3" table:formula="of:=[.G42]/[.M42]" office:value-type="float" office:value="25.3557692307692" calcext:value-type="float">
            <text:p>25.36</text:p>
          </table:table-cell>
          <table:table-cell table:style-name="ce3" table:formula="of:=[.G42]/[.K42]" office:value-type="float" office:value="119.863636363636" calcext:value-type="float">
            <text:p>119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table:style-name="ce1"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43]+[.L43]" office:value-type="float" office:value="45" calcext:value-type="float">
            <text:p>45</text:p>
          </table:table-cell>
          <table:table-cell table:style-name="ce3" table:formula="of:=[.G43]/[.M43]" office:value-type="float" office:value="58.8888888888889" calcext:value-type="float">
            <text:p>58.89</text:p>
          </table:table-cell>
          <table:table-cell table:style-name="ce3" table:formula="of:=[.G43]/[.K43]" office:value-type="float" office:value="203.846153846154" calcext:value-type="float">
            <text:p>203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yTurNBC</text:p>
          </table:table-cell>
          <table:table-cell table:style-name="ce1" office:value-type="float" office:value="0.573475285705501" calcext:value-type="float">
            <text:p>0.5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J44]+[.L44]" office:value-type="float" office:value="26" calcext:value-type="float">
            <text:p>26</text:p>
          </table:table-cell>
          <table:table-cell table:style-name="ce3" table:formula="of:=[.G44]/[.M44]" office:value-type="float" office:value="45.6538461538462" calcext:value-type="float">
            <text:p>45.65</text:p>
          </table:table-cell>
          <table:table-cell table:style-name="ce3" table:formula="of:=[.G44]/[.K44]" office:value-type="float" office:value="118.7" calcext:value-type="float">
            <text:p>118.7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Judgenap</text:p>
          </table:table-cell>
          <table:table-cell table:style-name="ce1"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J45]+[.L45]" office:value-type="float" office:value="87" calcext:value-type="float">
            <text:p>87</text:p>
          </table:table-cell>
          <table:table-cell table:style-name="ce3" table:formula="of:=[.G45]/[.M45]" office:value-type="float" office:value="42.7471264367816" calcext:value-type="float">
            <text:p>42.75</text:p>
          </table:table-cell>
          <table:table-cell table:style-name="ce3" table:formula="of:=[.G45]/[.K45]" office:value-type="float" office:value="195.736842105263" calcext:value-type="float">
            <text:p>195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table:style-name="ce1"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J46]+[.L46]" office:value-type="float" office:value="174" calcext:value-type="float">
            <text:p>174</text:p>
          </table:table-cell>
          <table:table-cell table:style-name="ce3" table:formula="of:=[.G46]/[.M46]" office:value-type="float" office:value="16.367816091954" calcext:value-type="float">
            <text:p>16.37</text:p>
          </table:table-cell>
          <table:table-cell table:style-name="ce3" table:formula="of:=[.G46]/[.K46]" office:value-type="float" office:value="237.333333333333" calcext:value-type="float">
            <text:p>237.3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paulkrugman</text:p>
          </table:table-cell>
          <table:table-cell table:style-name="ce1"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J47]+[.L47]" office:value-type="float" office:value="60" calcext:value-type="float">
            <text:p>60</text:p>
          </table:table-cell>
          <table:table-cell table:style-name="ce3" table:formula="of:=[.G47]/[.M47]" office:value-type="float" office:value="35.55" calcext:value-type="float">
            <text:p>35.55</text:p>
          </table:table-cell>
          <table:table-cell table:style-name="ce3" table:formula="of:=[.G47]/[.K47]" office:value-type="float" office:value="355.5" calcext:value-type="float">
            <text:p>35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table:style-name="ce1"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48]+[.L48]" office:value-type="float" office:value="60" calcext:value-type="float">
            <text:p>60</text:p>
          </table:table-cell>
          <table:table-cell table:style-name="ce3" table:formula="of:=[.G48]/[.M48]" office:value-type="float" office:value="42.8166666666667" calcext:value-type="float">
            <text:p>42.82</text:p>
          </table:table-cell>
          <table:table-cell table:style-name="ce3" table:formula="of:=[.G48]/[.K48]" office:value-type="float" office:value="111.695652173913" calcext:value-type="float">
            <text:p>111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hamaccallum</text:p>
          </table:table-cell>
          <table:table-cell table:style-name="ce1" office:value-type="float" office:value="0.531237053232571" calcext:value-type="float">
            <text:p>0.5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[.J49]+[.L49]" office:value-type="float" office:value="145" calcext:value-type="float">
            <text:p>145</text:p>
          </table:table-cell>
          <table:table-cell table:style-name="ce3" table:formula="of:=[.G49]/[.M49]" office:value-type="float" office:value="22.0275862068965" calcext:value-type="float">
            <text:p>22.03</text:p>
          </table:table-cell>
          <table:table-cell table:style-name="ce3" table:formula="of:=[.G49]/[.K49]" office:value-type="float" office:value="199.625" calcext:value-type="float">
            <text:p>199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Perino</text:p>
          </table:table-cell>
          <table:table-cell table:style-name="ce1" office:value-type="float" office:value="0.529607083563918" calcext:value-type="float">
            <text:p>0.5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J50]+[.L50]" office:value-type="float" office:value="75" calcext:value-type="float">
            <text:p>75</text:p>
          </table:table-cell>
          <table:table-cell table:style-name="ce3" table:formula="of:=[.G50]/[.M50]" office:value-type="float" office:value="20.88" calcext:value-type="float">
            <text:p>20.88</text:p>
          </table:table-cell>
          <table:table-cell table:style-name="ce3" table:formula="of:=[.G50]/[.K50]" office:value-type="float" office:value="195.75" calcext:value-type="float">
            <text:p>195.7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iowahawkblog</text:p>
          </table:table-cell>
          <table:table-cell table:style-name="ce1"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1]+[.L51]" office:value-type="float" office:value="18" calcext:value-type="float">
            <text:p>18</text:p>
          </table:table-cell>
          <table:table-cell table:style-name="ce3" table:formula="of:=[.G51]/[.M51]" office:value-type="float" office:value="40.4444444444444" calcext:value-type="float">
            <text:p>40.44</text:p>
          </table:table-cell>
          <table:table-cell table:style-name="ce3" table:formula="of:=[.G51]/[.K51]" office:value-type="float" office:value="242.666666666667" calcext:value-type="float">
            <text:p>242.6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HardballChris</text:p>
          </table:table-cell>
          <table:table-cell table:style-name="ce1"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52]+[.L52]" office:value-type="float" office:value="16" calcext:value-type="float">
            <text:p>16</text:p>
          </table:table-cell>
          <table:table-cell table:style-name="ce3" table:formula="of:=[.G52]/[.M52]" office:value-type="float" office:value="42.6875" calcext:value-type="float">
            <text:p>42.69</text:p>
          </table:table-cell>
          <table:table-cell table:style-name="ce3" table:formula="of:=[.G52]/[.K52]" office:value-type="float" office:value="97.5714285714286" calcext:value-type="float">
            <text:p>97.5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CharlesMBlow</text:p>
          </table:table-cell>
          <table:table-cell table:style-name="ce1"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53]+[.L53]" office:value-type="float" office:value="38" calcext:value-type="float">
            <text:p>38</text:p>
          </table:table-cell>
          <table:table-cell table:style-name="ce3" table:formula="of:=[.G53]/[.M53]" office:value-type="float" office:value="37.8947368421053" calcext:value-type="float">
            <text:p>37.89</text:p>
          </table:table-cell>
          <table:table-cell table:style-name="ce3" table:formula="of:=[.G53]/[.K53]" office:value-type="float" office:value="110.769230769231" calcext:value-type="float">
            <text:p>110.7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EWErickson</text:p>
          </table:table-cell>
          <table:table-cell table:style-name="ce1"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J54]+[.L54]" office:value-type="float" office:value="33" calcext:value-type="float">
            <text:p>33</text:p>
          </table:table-cell>
          <table:table-cell table:style-name="ce3" table:formula="of:=[.G54]/[.M54]" office:value-type="float" office:value="23.1212121212121" calcext:value-type="float">
            <text:p>23.12</text:p>
          </table:table-cell>
          <table:table-cell table:style-name="ce3" table:formula="of:=[.G54]/[.K54]" office:value-type="float" office:value="76.3" calcext:value-type="float">
            <text:p>76.3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Lawrence</text:p>
          </table:table-cell>
          <table:table-cell table:style-name="ce1"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J55]+[.L55]" office:value-type="float" office:value="23" calcext:value-type="float">
            <text:p>23</text:p>
          </table:table-cell>
          <table:table-cell table:style-name="ce3" table:formula="of:=[.G55]/[.M55]" office:value-type="float" office:value="37.1304347826087" calcext:value-type="float">
            <text:p>37.13</text:p>
          </table:table-cell>
          <table:table-cell table:style-name="ce3" table:formula="of:=[.G55]/[.K55]" office:value-type="float" office:value="94.8888888888889" calcext:value-type="float">
            <text:p>94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malkin</text:p>
          </table:table-cell>
          <table:table-cell table:style-name="ce1" office:value-type="float" office:value="0.479865587779257" calcext:value-type="float">
            <text:p>0.47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J56]+[.L56]" office:value-type="float" office:value="60" calcext:value-type="float">
            <text:p>60</text:p>
          </table:table-cell>
          <table:table-cell table:style-name="ce3" table:formula="of:=[.G56]/[.M56]" office:value-type="float" office:value="29.1666666666667" calcext:value-type="float">
            <text:p>29.17</text:p>
          </table:table-cell>
          <table:table-cell table:style-name="ce3" table:formula="of:=[.G56]/[.K56]" office:value-type="float" office:value="109.375" calcext:value-type="float">
            <text:p>109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table:style-name="ce1"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J57]+[.L57]" office:value-type="float" office:value="57" calcext:value-type="float">
            <text:p>57</text:p>
          </table:table-cell>
          <table:table-cell table:style-name="ce3" table:formula="of:=[.G57]/[.M57]" office:value-type="float" office:value="32.5964912280702" calcext:value-type="float">
            <text:p>32.60</text:p>
          </table:table-cell>
          <table:table-cell table:style-name="ce3" table:formula="of:=[.G57]/[.K57]" office:value-type="float" office:value="168.909090909091" calcext:value-type="float">
            <text:p>168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table:style-name="ce1"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J58]+[.L58]" office:value-type="float" office:value="60" calcext:value-type="float">
            <text:p>60</text:p>
          </table:table-cell>
          <table:table-cell table:style-name="ce3" table:formula="of:=[.G58]/[.M58]" office:value-type="float" office:value="22.4" calcext:value-type="float">
            <text:p>22.40</text:p>
          </table:table-cell>
          <table:table-cell table:style-name="ce3" table:formula="of:=[.G58]/[.K58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table:style-name="ce1"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J59]+[.L59]" office:value-type="float" office:value="59" calcext:value-type="float">
            <text:p>59</text:p>
          </table:table-cell>
          <table:table-cell table:style-name="ce3" table:formula="of:=[.G59]/[.M59]" office:value-type="float" office:value="27.5254237288136" calcext:value-type="float">
            <text:p>27.53</text:p>
          </table:table-cell>
          <table:table-cell table:style-name="ce3" table:formula="of:=[.G59]/[.K59]" office:value-type="float" office:value="270.666666666667" calcext:value-type="float">
            <text:p>270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pp</text:p>
          </table:table-cell>
          <table:table-cell table:style-name="ce1" office:value-type="float" office:value="0.435514835994452" calcext:value-type="float">
            <text:p>0.43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J60]+[.L60]" office:value-type="float" office:value="86" calcext:value-type="float">
            <text:p>86</text:p>
          </table:table-cell>
          <table:table-cell table:style-name="ce3" table:formula="of:=[.G60]/[.M60]" office:value-type="float" office:value="26.953488372093" calcext:value-type="float">
            <text:p>26.95</text:p>
          </table:table-cell>
          <table:table-cell table:style-name="ce3" table:formula="of:=[.G60]/[.K60]" office:value-type="float" office:value="579.5" calcext:value-type="float">
            <text:p>579.5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eamCavuto</text:p>
          </table:table-cell>
          <table:table-cell table:style-name="ce1"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61]+[.L61]" office:value-type="float" office:value="47" calcext:value-type="float">
            <text:p>47</text:p>
          </table:table-cell>
          <table:table-cell table:style-name="ce3" table:formula="of:=[.G61]/[.M61]" office:value-type="float" office:value="40.4042553191489" calcext:value-type="float">
            <text:p>40.40</text:p>
          </table:table-cell>
          <table:table-cell table:style-name="ce3" table:formula="of:=[.G61]/[.K61]" office:value-type="float" office:value="211" calcext:value-type="float">
            <text:p>211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omfriedman</text:p>
          </table:table-cell>
          <table:table-cell table:style-name="ce1"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62]+[.L62]" office:value-type="float" office:value="72" calcext:value-type="float">
            <text:p>72</text:p>
          </table:table-cell>
          <table:table-cell table:style-name="ce3" table:formula="of:=[.G62]/[.M62]" office:value-type="float" office:value="40.25" calcext:value-type="float">
            <text:p>40.25</text:p>
          </table:table-cell>
          <table:table-cell table:style-name="ce3" table:formula="of:=[.G62]/[.K62]" office:value-type="float" office:value="207" calcext:value-type="float">
            <text:p>207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JonahNRO</text:p>
          </table:table-cell>
          <table:table-cell table:style-name="ce1"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63]+[.L63]" office:value-type="float" office:value="32" calcext:value-type="float">
            <text:p>32</text:p>
          </table:table-cell>
          <table:table-cell table:style-name="ce3" table:formula="of:=[.G63]/[.M63]" office:value-type="float" office:value="36.78125" calcext:value-type="float">
            <text:p>36.78</text:p>
          </table:table-cell>
          <table:table-cell table:style-name="ce3" table:formula="of:=[.G63]/[.K63]" office:value-type="float" office:value="1177" calcext:value-type="float">
            <text:p>117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table:style-name="ce1"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64]+[.L64]" office:value-type="float" office:value="44" calcext:value-type="float">
            <text:p>44</text:p>
          </table:table-cell>
          <table:table-cell table:style-name="ce3" table:formula="of:=[.G64]/[.M64]" office:value-type="float" office:value="10.1363636363636" calcext:value-type="float">
            <text:p>10.14</text:p>
          </table:table-cell>
          <table:table-cell table:style-name="ce3" table:formula="of:=[.G64]/[.K64]" office:value-type="float" office:value="111.5" calcext:value-type="float">
            <text:p>11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RISFAULKNER</text:p>
          </table:table-cell>
          <table:table-cell table:style-name="ce1" office:value-type="float" office:value="0.401770890979524" calcext:value-type="float">
            <text:p>0.40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65]+[.L65]" office:value-type="float" office:value="21" calcext:value-type="float">
            <text:p>21</text:p>
          </table:table-cell>
          <table:table-cell table:style-name="ce3" table:formula="of:=[.G65]/[.M65]" office:value-type="float" office:value="28.2857142857143" calcext:value-type="float">
            <text:p>28.29</text:p>
          </table:table-cell>
          <table:table-cell table:style-name="ce3" table:formula="of:=[.G65]/[.K65]" office:value-type="float" office:value="54" calcext:value-type="float">
            <text:p>54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mtaibbi</text:p>
          </table:table-cell>
          <table:table-cell table:style-name="ce1"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J66]+[.L66]" office:value-type="float" office:value="77" calcext:value-type="float">
            <text:p>77</text:p>
          </table:table-cell>
          <table:table-cell table:style-name="ce3" table:formula="of:=[.G66]/[.M66]" office:value-type="float" office:value="29.987012987013" calcext:value-type="float">
            <text:p>29.99</text:p>
          </table:table-cell>
          <table:table-cell table:style-name="ce3" table:formula="of:=[.G66]/[.K66]" office:value-type="float" office:value="288.625" calcext:value-type="float">
            <text:p>288.6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AriMelber</text:p>
          </table:table-cell>
          <table:table-cell table:style-name="ce1"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67]+[.L67]" office:value-type="float" office:value="25" calcext:value-type="float">
            <text:p>25</text:p>
          </table:table-cell>
          <table:table-cell table:style-name="ce3" table:formula="of:=[.G67]/[.M67]" office:value-type="float" office:value="45.8" calcext:value-type="float">
            <text:p>45.80</text:p>
          </table:table-cell>
          <table:table-cell table:style-name="ce3" table:formula="of:=[.G67]/[.K67]" office:value-type="float" office:value="143.125" calcext:value-type="float">
            <text:p>143.1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mattyglesias</text:p>
          </table:table-cell>
          <table:table-cell table:style-name="ce1"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68]+[.L68]" office:value-type="float" office:value="30" calcext:value-type="float">
            <text:p>30</text:p>
          </table:table-cell>
          <table:table-cell table:style-name="ce3" table:formula="of:=[.G68]/[.M68]" office:value-type="float" office:value="44" calcext:value-type="float">
            <text:p>44.00</text:p>
          </table:table-cell>
          <table:table-cell table:style-name="ce3" table:formula="of:=[.G68]/[.K68]" office:value-type="float" office:value="120" calcext:value-type="float">
            <text:p>12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table:style-name="ce1"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69]+[.L69]" office:value-type="float" office:value="48" calcext:value-type="float">
            <text:p>48</text:p>
          </table:table-cell>
          <table:table-cell table:style-name="ce3" table:formula="of:=[.G69]/[.M69]" office:value-type="float" office:value="36.8958333333333" calcext:value-type="float">
            <text:p>36.90</text:p>
          </table:table-cell>
          <table:table-cell table:style-name="ce3" table:formula="of:=[.G69]/[.K69]" office:value-type="float" office:value="885.5" calcext:value-type="float">
            <text:p>885.5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GeorgeWill</text:p>
          </table:table-cell>
          <table:table-cell table:style-name="ce1"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J70]+[.L70]" office:value-type="float" office:value="55" calcext:value-type="float">
            <text:p>55</text:p>
          </table:table-cell>
          <table:table-cell table:style-name="ce3" table:formula="of:=[.G70]/[.M70]" office:value-type="float" office:value="46.2" calcext:value-type="float">
            <text:p>46.20</text:p>
          </table:table-cell>
          <table:table-cell table:style-name="ce3" table:formula="of:=[.G70]/[.K70]" office:value-type="float" office:value="254.1" calcext:value-type="float">
            <text:p>254.1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ChrisCuomo</text:p>
          </table:table-cell>
          <table:table-cell table:style-name="ce1"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J71]+[.L71]" office:value-type="float" office:value="46" calcext:value-type="float">
            <text:p>46</text:p>
          </table:table-cell>
          <table:table-cell table:style-name="ce3" table:formula="of:=[.G71]/[.M71]" office:value-type="float" office:value="31.1739130434783" calcext:value-type="float">
            <text:p>31.17</text:p>
          </table:table-cell>
          <table:table-cell table:style-name="ce3" table:formula="of:=[.G71]/[.K71]" office:value-type="float" office:value="79.6666666666667" calcext:value-type="float">
            <text:p>79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hammer</text:p>
          </table:table-cell>
          <table:table-cell table:style-name="ce1" office:value-type="float" office:value="0.338099582703899" calcext:value-type="float">
            <text:p>0.33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J72]+[.L72]" office:value-type="float" office:value="29" calcext:value-type="float">
            <text:p>29</text:p>
          </table:table-cell>
          <table:table-cell table:style-name="ce3" table:formula="of:=[.G72]/[.M72]" office:value-type="float" office:value="42.5172413793103" calcext:value-type="float">
            <text:p>42.52</text:p>
          </table:table-cell>
          <table:table-cell table:style-name="ce3" table:formula="of:=[.G72]/[.K72]" office:value-type="float" office:value="154.125" calcext:value-type="float">
            <text:p>154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rnapkin</text:p>
          </table:table-cell>
          <table:table-cell table:style-name="ce1" office:value-type="float" office:value="0.329924094912104" calcext:value-type="float">
            <text:p>0.32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73]+[.L73]" office:value-type="float" office:value="38" calcext:value-type="float">
            <text:p>38</text:p>
          </table:table-cell>
          <table:table-cell table:style-name="ce3" table:formula="of:=[.G73]/[.M73]" office:value-type="float" office:value="23.1052631578947" calcext:value-type="float">
            <text:p>23.11</text:p>
          </table:table-cell>
          <table:table-cell table:style-name="ce3" table:formula="of:=[.G73]/[.K73]" office:value-type="float" office:value="79.8181818181818" calcext:value-type="float">
            <text:p>79.8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costareports</text:p>
          </table:table-cell>
          <table:table-cell table:style-name="ce1"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4]+[.L74]" office:value-type="float" office:value="24" calcext:value-type="float">
            <text:p>24</text:p>
          </table:table-cell>
          <table:table-cell table:style-name="ce3" table:formula="of:=[.G74]/[.M74]" office:value-type="float" office:value="31.7916666666667" calcext:value-type="float">
            <text:p>31.79</text:p>
          </table:table-cell>
          <table:table-cell table:style-name="ce3" table:formula="of:=[.G74]/[.K74]" office:value-type="float" office:value="381.5" calcext:value-type="float">
            <text:p>38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table:style-name="ce1"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5]+[.L75]" office:value-type="float" office:value="6" calcext:value-type="float">
            <text:p>6</text:p>
          </table:table-cell>
          <table:table-cell table:style-name="ce3" table:formula="of:=[.G75]/[.M75]" office:value-type="float" office:value="67.8333333333333" calcext:value-type="float">
            <text:p>67.83</text:p>
          </table:table-cell>
          <table:table-cell table:style-name="ce3" table:formula="of:=[.G75]/[.K75]" office:value-type="float" office:value="407" calcext:value-type="float">
            <text:p>4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table:style-name="ce1"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J76]+[.L76]" office:value-type="float" office:value="101" calcext:value-type="float">
            <text:p>101</text:p>
          </table:table-cell>
          <table:table-cell table:style-name="ce3" table:formula="of:=[.G76]/[.M76]" office:value-type="float" office:value="11.4653465346535" calcext:value-type="float">
            <text:p>11.47</text:p>
          </table:table-cell>
          <table:table-cell table:style-name="ce3" table:formula="of:=[.G76]/[.K76]" office:value-type="float" office:value="115.8" calcext:value-type="float">
            <text:p>115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caCrowley</text:p>
          </table:table-cell>
          <table:table-cell table:style-name="ce1" office:value-type="float" office:value="0.31184768784163" calcext:value-type="float">
            <text:p>0.3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7]+[.L77]" office:value-type="float" office:value="36" calcext:value-type="float">
            <text:p>36</text:p>
          </table:table-cell>
          <table:table-cell table:style-name="ce3" table:formula="of:=[.G77]/[.M77]" office:value-type="float" office:value="32.4444444444444" calcext:value-type="float">
            <text:p>32.44</text:p>
          </table:table-cell>
          <table:table-cell table:style-name="ce3" table:formula="of:=[.G77]/[.K77]" office:value-type="float" office:value="584" calcext:value-type="float">
            <text:p>584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glennbeck</text:p>
          </table:table-cell>
          <table:table-cell table:style-name="ce1"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J78]+[.L78]" office:value-type="float" office:value="88" calcext:value-type="float">
            <text:p>88</text:p>
          </table:table-cell>
          <table:table-cell table:style-name="ce3" table:formula="of:=[.G78]/[.M78]" office:value-type="float" office:value="25.2386363636364" calcext:value-type="float">
            <text:p>25.24</text:p>
          </table:table-cell>
          <table:table-cell table:style-name="ce3" table:formula="of:=[.G78]/[.K78]" office:value-type="float" office:value="246.777777777778" calcext:value-type="float">
            <text:p>246.7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daveweigel</text:p>
          </table:table-cell>
          <table:table-cell table:style-name="ce1"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79]+[.L79]" office:value-type="float" office:value="34" calcext:value-type="float">
            <text:p>34</text:p>
          </table:table-cell>
          <table:table-cell table:style-name="ce3" table:formula="of:=[.G79]/[.M79]" office:value-type="float" office:value="21.8529411764706" calcext:value-type="float">
            <text:p>21.85</text:p>
          </table:table-cell>
          <table:table-cell table:style-name="ce3" table:formula="of:=[.G79]/[.K79]" office:value-type="float" office:value="185.75" calcext:value-type="float">
            <text:p>18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table:style-name="ce1"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80]+[.L80]" office:value-type="float" office:value="8" calcext:value-type="float">
            <text:p>8</text:p>
          </table:table-cell>
          <table:table-cell table:style-name="ce3" table:formula="of:=[.G80]/[.M80]" office:value-type="float" office:value="26" calcext:value-type="float">
            <text:p>26.00</text:p>
          </table:table-cell>
          <table:table-cell table:style-name="ce3" table:formula="of:=[.G80]/[.K80]" office:value-type="float" office:value="69.3333333333333" calcext:value-type="float">
            <text:p>69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melaGeller</text:p>
          </table:table-cell>
          <table:table-cell table:style-name="ce1" office:value-type="float" office:value="0.291151694029392" calcext:value-type="float">
            <text:p>0.29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J81]+[.L81]" office:value-type="float" office:value="176" calcext:value-type="float">
            <text:p>176</text:p>
          </table:table-cell>
          <table:table-cell table:style-name="ce3" table:formula="of:=[.G81]/[.M81]" office:value-type="float" office:value="10.7613636363636" calcext:value-type="float">
            <text:p>10.76</text:p>
          </table:table-cell>
          <table:table-cell table:style-name="ce3" table:formula="of:=[.G81]/[.K81]" office:value-type="float" office:value="236.75" calcext:value-type="float">
            <text:p>236.7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FareedZakaria</text:p>
          </table:table-cell>
          <table:table-cell table:style-name="ce1"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J82]+[.L82]" office:value-type="float" office:value="51" calcext:value-type="float">
            <text:p>51</text:p>
          </table:table-cell>
          <table:table-cell table:style-name="ce3" table:formula="of:=[.G82]/[.M82]" office:value-type="float" office:value="36.5294117647059" calcext:value-type="float">
            <text:p>36.53</text:p>
          </table:table-cell>
          <table:table-cell table:style-name="ce3" table:formula="of:=[.G82]/[.K82]" office:value-type="float" office:value="74.52" calcext:value-type="float">
            <text:p>74.5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RichLowry</text:p>
          </table:table-cell>
          <table:table-cell table:style-name="ce1"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83]+[.L83]" office:value-type="float" office:value="10" calcext:value-type="float">
            <text:p>10</text:p>
          </table:table-cell>
          <table:table-cell table:style-name="ce3" table:formula="of:=[.G83]/[.M83]" office:value-type="float" office:value="33.4" calcext:value-type="float">
            <text:p>33.40</text:p>
          </table:table-cell>
          <table:table-cell table:style-name="ce3" table:formula="of:=[.G83]/[.K83]" office:value-type="float" office:value="334" calcext:value-type="float">
            <text:p>334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NickKristof</text:p>
          </table:table-cell>
          <table:table-cell table:style-name="ce1"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J84]+[.L84]" office:value-type="float" office:value="51" calcext:value-type="float">
            <text:p>51</text:p>
          </table:table-cell>
          <table:table-cell table:style-name="ce3" table:formula="of:=[.G84]/[.M84]" office:value-type="float" office:value="14.0980392156863" calcext:value-type="float">
            <text:p>14.10</text:p>
          </table:table-cell>
          <table:table-cell table:style-name="ce3" table:formula="of:=[.G84]/[.K84]" office:value-type="float" office:value="143.8" calcext:value-type="float">
            <text:p>143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table:style-name="ce1"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85]+[.L85]" office:value-type="float" office:value="29" calcext:value-type="float">
            <text:p>29</text:p>
          </table:table-cell>
          <table:table-cell table:style-name="ce3" table:formula="of:=[.G85]/[.M85]" office:value-type="float" office:value="33.8965517241379" calcext:value-type="float">
            <text:p>33.90</text:p>
          </table:table-cell>
          <table:table-cell table:style-name="ce3" table:formula="of:=[.G85]/[.K85]" office:value-type="float" office:value="65.5333333333333" calcext:value-type="float">
            <text:p>65.5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ShepNewsTeam</text:p>
          </table:table-cell>
          <table:table-cell table:style-name="ce1"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J86]+[.L86]" office:value-type="float" office:value="59" calcext:value-type="float">
            <text:p>59</text:p>
          </table:table-cell>
          <table:table-cell table:style-name="ce3" table:formula="of:=[.G86]/[.M86]" office:value-type="float" office:value="27.8135593220339" calcext:value-type="float">
            <text:p>27.81</text:p>
          </table:table-cell>
          <table:table-cell table:style-name="ce3" table:formula="of:=[.G86]/[.K86]" office:value-type="float" office:value="96.5294117647059" calcext:value-type="float">
            <text:p>96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table:style-name="ce1"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87]+[.L87]" office:value-type="float" office:value="8" calcext:value-type="float">
            <text:p>8</text:p>
          </table:table-cell>
          <table:table-cell table:style-name="ce3" table:formula="of:=[.G87]/[.M87]" office:value-type="float" office:value="166.5" calcext:value-type="float">
            <text:p>166.50</text:p>
          </table:table-cell>
          <table:table-cell table:style-name="ce3" table:formula="of:=[.G87]/[.K87]" office:value-type="float" office:value="148" calcext:value-type="float">
            <text:p>148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BillHemmer</text:p>
          </table:table-cell>
          <table:table-cell table:style-name="ce1"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J88]+[.L88]" office:value-type="float" office:value="68" calcext:value-type="float">
            <text:p>68</text:p>
          </table:table-cell>
          <table:table-cell table:style-name="ce3" table:formula="of:=[.G88]/[.M88]" office:value-type="float" office:value="11.2647058823529" calcext:value-type="float">
            <text:p>11.26</text:p>
          </table:table-cell>
          <table:table-cell table:style-name="ce3" table:formula="of:=[.G88]/[.K88]" office:value-type="float" office:value="383" calcext:value-type="float">
            <text:p>38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table:style-name="ce1"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+[.L89]" office:value-type="float" office:value="10" calcext:value-type="float">
            <text:p>10</text:p>
          </table:table-cell>
          <table:table-cell table:style-name="ce3" table:formula="of:=[.G89]/[.M89]" office:value-type="float" office:value="96.5" calcext:value-type="float">
            <text:p>96.50</text:p>
          </table:table-cell>
          <table:table-cell table:style-name="ce3" table:formula="of:=[.G89]/[.K89]" office:value-type="float" office:value="321.666666666667" calcext:value-type="float">
            <text:p>321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ggynoonannyc</text:p>
          </table:table-cell>
          <table:table-cell table:style-name="ce1" office:value-type="float" office:value="0.207987456188895" calcext:value-type="float">
            <text:p>0.20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90]+[.L90]" office:value-type="float" office:value="13" calcext:value-type="float">
            <text:p>13</text:p>
          </table:table-cell>
          <table:table-cell table:style-name="ce3" table:formula="of:=[.G90]/[.M90]" office:value-type="float" office:value="28.3846153846154" calcext:value-type="float">
            <text:p>28.38</text:p>
          </table:table-cell>
          <table:table-cell table:style-name="ce3" table:formula="of:=[.G90]/[.K90]" office:value-type="float" office:value="46.125" calcext:value-type="float">
            <text:p>46.1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MEPFuller</text:p>
          </table:table-cell>
          <table:table-cell table:style-name="ce1"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91]+[.L91]" office:value-type="float" office:value="10" calcext:value-type="float">
            <text:p>10</text:p>
          </table:table-cell>
          <table:table-cell table:style-name="ce3" table:formula="of:=[.G91]/[.M91]" office:value-type="float" office:value="54.5" calcext:value-type="float">
            <text:p>54.50</text:p>
          </table:table-cell>
          <table:table-cell table:style-name="ce3" table:formula="of:=[.G91]/[.K91]" office:value-type="float" office:value="272.5" calcext:value-type="float">
            <text:p>27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ta</text:p>
          </table:table-cell>
          <table:table-cell table:style-name="ce1" office:value-type="float" office:value="0.192017326309892" calcext:value-type="float">
            <text:p>0.19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J92]+[.L92]" office:value-type="float" office:value="46" calcext:value-type="float">
            <text:p>46</text:p>
          </table:table-cell>
          <table:table-cell table:style-name="ce3" table:formula="of:=[.G92]/[.M92]" office:value-type="float" office:value="22.2173913043478" calcext:value-type="float">
            <text:p>22.22</text:p>
          </table:table-cell>
          <table:table-cell table:style-name="ce3" table:formula="of:=[.G92]/[.K92]" office:value-type="float" office:value="127.75" calcext:value-type="float">
            <text:p>127.7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anehisicoates</text:p>
          </table:table-cell>
          <table:table-cell table:style-name="ce1"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93]+[.L93]" office:value-type="float" office:value="39" calcext:value-type="float">
            <text:p>39</text:p>
          </table:table-cell>
          <table:table-cell table:style-name="ce3" table:formula="of:=[.G93]/[.M93]" office:value-type="float" office:value="26.5384615384615" calcext:value-type="float">
            <text:p>26.54</text:p>
          </table:table-cell>
          <table:table-cell table:style-name="ce3" table:formula="of:=[.G93]/[.K93]" office:value-type="float" office:value="258.75" calcext:value-type="float">
            <text:p>258.7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CapehartJ</text:p>
          </table:table-cell>
          <table:table-cell table:style-name="ce1"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94]+[.L94]" office:value-type="float" office:value="10" calcext:value-type="float">
            <text:p>10</text:p>
          </table:table-cell>
          <table:table-cell table:style-name="ce3" table:formula="of:=[.G94]/[.M94]" office:value-type="float" office:value="79.5" calcext:value-type="float">
            <text:p>79.50</text:p>
          </table:table-cell>
          <table:table-cell table:style-name="ce3" table:formula="of:=[.G94]/[.K94]" office:value-type="float" office:value="53" calcext:value-type="float">
            <text:p>5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table:style-name="ce1"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95]+[.L95]" office:value-type="float" office:value="29" calcext:value-type="float">
            <text:p>29</text:p>
          </table:table-cell>
          <table:table-cell table:style-name="ce3" table:formula="of:=[.G95]/[.M95]" office:value-type="float" office:value="28.3103448275862" calcext:value-type="float">
            <text:p>28.31</text:p>
          </table:table-cell>
          <table:table-cell table:style-name="ce3" table:formula="of:=[.G95]/[.K95]" office:value-type="float" office:value="117.285714285714" calcext:value-type="float">
            <text:p>117.2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ilmeade</text:p>
          </table:table-cell>
          <table:table-cell table:style-name="ce1"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96]+[.L96]" office:value-type="float" office:value="29" calcext:value-type="float">
            <text:p>29</text:p>
          </table:table-cell>
          <table:table-cell table:style-name="ce3" table:formula="of:=[.G96]/[.M96]" office:value-type="float" office:value="33.5862068965517" calcext:value-type="float">
            <text:p>33.59</text:p>
          </table:table-cell>
          <table:table-cell table:style-name="ce3" table:formula="of:=[.G96]/[.K96]" office:value-type="float" office:value="81.1666666666667" calcext:value-type="float">
            <text:p>81.1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andylevy</text:p>
          </table:table-cell>
          <table:table-cell table:style-name="ce1"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7]+[.L97]" office:value-type="float" office:value="3" calcext:value-type="float">
            <text:p>3</text:p>
          </table:table-cell>
          <table:table-cell table:style-name="ce3" table:formula="of:=[.G97]/[.M97]" office:value-type="float" office:value="43" calcext:value-type="float">
            <text:p>43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edhenry</text:p>
          </table:table-cell>
          <table:table-cell table:style-name="ce1"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8]+[.L98]" office:value-type="float" office:value="20" calcext:value-type="float">
            <text:p>20</text:p>
          </table:table-cell>
          <table:table-cell table:style-name="ce3" table:formula="of:=[.G98]/[.M98]" office:value-type="float" office:value="34.65" calcext:value-type="float">
            <text:p>34.65</text:p>
          </table:table-cell>
          <table:table-cell table:style-name="ce3" table:formula="of:=[.G98]/[.K98]" office:value-type="float" office:value="99" calcext:value-type="float">
            <text:p>99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sullydish</text:p>
          </table:table-cell>
          <table:table-cell table:style-name="ce1"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99]+[.L99]" office:value-type="float" office:value="15" calcext:value-type="float">
            <text:p>15</text:p>
          </table:table-cell>
          <table:table-cell table:style-name="ce3" table:formula="of:=[.G99]/[.M99]" office:value-type="float" office:value="46.6" calcext:value-type="float">
            <text:p>46.60</text:p>
          </table:table-cell>
          <table:table-cell table:style-name="ce3" table:formula="of:=[.G99]/[.K99]" office:value-type="float" office:value="233" calcext:value-type="float">
            <text:p>233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jdickerson</text:p>
          </table:table-cell>
          <table:table-cell table:style-name="ce1"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00]+[.L100]" office:value-type="float" office:value="11" calcext:value-type="float">
            <text:p>11</text:p>
          </table:table-cell>
          <table:table-cell table:style-name="ce3" table:formula="of:=[.G100]/[.M100]" office:value-type="float" office:value="54.7272727272727" calcext:value-type="float">
            <text:p>54.73</text:p>
          </table:table-cell>
          <table:table-cell table:style-name="ce3" table:formula="of:=[.G100]/[.K100]" office:value-type="float" office:value="301" calcext:value-type="float">
            <text:p>301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LarrySabato</text:p>
          </table:table-cell>
          <table:table-cell table:style-name="ce1"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01]+[.L101]" office:value-type="float" office:value="14" calcext:value-type="float">
            <text:p>14</text:p>
          </table:table-cell>
          <table:table-cell table:style-name="ce3" table:formula="of:=[.G101]/[.M101]" office:value-type="float" office:value="52" calcext:value-type="float">
            <text:p>52.00</text:p>
          </table:table-cell>
          <table:table-cell table:style-name="ce3" table:formula="of:=[.G101]/[.K101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table:style-name="ce1"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102]+[.L102]" office:value-type="float" office:value="43" calcext:value-type="float">
            <text:p>43</text:p>
          </table:table-cell>
          <table:table-cell table:style-name="ce3" table:formula="of:=[.G102]/[.M102]" office:value-type="float" office:value="13.5581395348837" calcext:value-type="float">
            <text:p>13.56</text:p>
          </table:table-cell>
          <table:table-cell table:style-name="ce3" table:formula="of:=[.G102]/[.K102]" office:value-type="float" office:value="145.75" calcext:value-type="float">
            <text:p>145.7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MajorCBS</text:p>
          </table:table-cell>
          <table:table-cell table:style-name="ce1"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03]+[.L103]" office:value-type="float" office:value="22" calcext:value-type="float">
            <text:p>22</text:p>
          </table:table-cell>
          <table:table-cell table:style-name="ce3" table:formula="of:=[.G103]/[.M103]" office:value-type="float" office:value="23.4545454545455" calcext:value-type="float">
            <text:p>23.45</text:p>
          </table:table-cell>
          <table:table-cell table:style-name="ce3" table:formula="of:=[.G103]/[.K103]" office:value-type="float" office:value="129" calcext:value-type="float">
            <text:p>129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michaelsmith</text:p>
          </table:table-cell>
          <table:table-cell table:style-name="ce1"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104]+[.L104]" office:value-type="float" office:value="7" calcext:value-type="float">
            <text:p>7</text:p>
          </table:table-cell>
          <table:table-cell table:style-name="ce3" table:formula="of:=[.G104]/[.M104]" office:value-type="float" office:value="32" calcext:value-type="float">
            <text:p>32.00</text:p>
          </table:table-cell>
          <table:table-cell table:style-name="ce3" table:formula="of:=[.G104]/[.K104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diacachosi</text:p>
          </table:table-cell>
          <table:table-cell table:style-name="ce1" office:value-type="float" office:value="0.107700821591248" calcext:value-type="float">
            <text:p>0.10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5]+[.L105]" office:value-type="float" office:value="9" calcext:value-type="float">
            <text:p>9</text:p>
          </table:table-cell>
          <table:table-cell table:style-name="ce3" table:formula="of:=[.G105]/[.M105]" office:value-type="float" office:value="30.6666666666667" calcext:value-type="float">
            <text:p>30.67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nycjim</text:p>
          </table:table-cell>
          <table:table-cell table:style-name="ce1"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106]+[.L106]" office:value-type="float" office:value="12" calcext:value-type="float">
            <text:p>12</text:p>
          </table:table-cell>
          <table:table-cell table:style-name="ce3" table:formula="of:=[.G106]/[.M106]" office:value-type="float" office:value="26.6666666666667" calcext:value-type="float">
            <text:p>26.67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table:style-name="ce1"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107]+[.L107]" office:value-type="float" office:value="12" calcext:value-type="float">
            <text:p>12</text:p>
          </table:table-cell>
          <table:table-cell table:style-name="ce3" table:formula="of:=[.G107]/[.M107]" office:value-type="float" office:value="40.8333333333333" calcext:value-type="float">
            <text:p>40.83</text:p>
          </table:table-cell>
          <table:table-cell table:style-name="ce3" table:formula="of:=[.G107]/[.K107]" office:value-type="float" office:value="122.5" calcext:value-type="float">
            <text:p>122.5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heRevAl</text:p>
          </table:table-cell>
          <table:table-cell table:style-name="ce1"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108]+[.L108]" office:value-type="float" office:value="24" calcext:value-type="float">
            <text:p>24</text:p>
          </table:table-cell>
          <table:table-cell table:style-name="ce3" table:formula="of:=[.G108]/[.M108]" office:value-type="float" office:value="19.7083333333333" calcext:value-type="float">
            <text:p>19.71</text:p>
          </table:table-cell>
          <table:table-cell table:style-name="ce3" table:formula="of:=[.G108]/[.K108]" office:value-type="float" office:value="236.5" calcext:value-type="float">
            <text:p>236.5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markos</text:p>
          </table:table-cell>
          <table:table-cell table:style-name="ce1"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09]+[.L109]" office:value-type="float" office:value="1" calcext:value-type="float">
            <text:p>1</text:p>
          </table:table-cell>
          <table:table-cell table:style-name="ce3" table:formula="of:=[.G109]/[.M109]" office:value-type="float" office:value="70" calcext:value-type="float">
            <text:p>70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table:style-name="ce1"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110]+[.L110]" office:value-type="float" office:value="26" calcext:value-type="float">
            <text:p>26</text:p>
          </table:table-cell>
          <table:table-cell table:style-name="ce3" table:formula="of:=[.G110]/[.M110]" office:value-type="float" office:value="17.8846153846154" calcext:value-type="float">
            <text:p>17.88</text:p>
          </table:table-cell>
          <table:table-cell table:style-name="ce3" table:formula="of:=[.G110]/[.K110]" office:value-type="float" office:value="93" calcext:value-type="float">
            <text:p>9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eBayefsky</text:p>
          </table:table-cell>
          <table:table-cell table:style-name="ce1" office:value-type="float" office:value="0.07102010699133" calcext:value-type="float">
            <text:p>0.07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111]+[.L111]" office:value-type="float" office:value="24" calcext:value-type="float">
            <text:p>24</text:p>
          </table:table-cell>
          <table:table-cell table:style-name="ce3" table:formula="of:=[.G111]/[.M111]" office:value-type="float" office:value="21.5833333333333" calcext:value-type="float">
            <text:p>21.58</text:p>
          </table:table-cell>
          <table:table-cell table:style-name="ce3" table:formula="of:=[.G111]/[.K111]" office:value-type="float" office:value="172.666666666667" calcext:value-type="float">
            <text:p>172.6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FredBarnes</text:p>
          </table:table-cell>
          <table:table-cell table:style-name="ce1"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2]+[.L112]" office:value-type="float" office:value="12" calcext:value-type="float">
            <text:p>12</text:p>
          </table:table-cell>
          <table:table-cell table:style-name="ce3" table:formula="of:=[.G112]/[.M112]" office:value-type="float" office:value="43.5833333333333" calcext:value-type="float">
            <text:p>43.58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table:style-name="ce1"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3]+[.L113]" office:value-type="float" office:value="5" calcext:value-type="float">
            <text:p>5</text:p>
          </table:table-cell>
          <table:table-cell table:style-name="ce3" table:formula="of:=[.G113]/[.M113]" office:value-type="float" office:value="26.6" calcext:value-type="float">
            <text:p>26.60</text:p>
          </table:table-cell>
          <table:table-cell table:style-name="ce3" table:formula="of:=[.G113]/[.K113]" office:value-type="float" office:value="133" calcext:value-type="float">
            <text:p>133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davidfolkenflik</text:p>
          </table:table-cell>
          <table:table-cell table:style-name="ce1"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4]+[.L114]" office:value-type="float" office:value="1" calcext:value-type="float">
            <text:p>1</text:p>
          </table:table-cell>
          <table:table-cell table:style-name="ce3" table:formula="of:=[.G114]/[.M114]" office:value-type="float" office:value="75" calcext:value-type="float">
            <text:p>75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table:style-name="ce1"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15]+[.L115]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erinzaman</text:p>
          </table:table-cell>
          <table:table-cell table:style-name="ce1" office:value-type="float" office:value="0.0410902047592695" calcext:value-type="float">
            <text:p>0.04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116]+[.L116]" office:value-type="float" office:value="11" calcext:value-type="float">
            <text:p>11</text:p>
          </table:table-cell>
          <table:table-cell table:style-name="ce3" table:formula="of:=[.G116]/[.M116]" office:value-type="float" office:value="7.36363636363636" calcext:value-type="float">
            <text:p>7.36</text:p>
          </table:table-cell>
          <table:table-cell table:style-name="ce3" table:formula="of:=[.G116]/[.K116]" office:value-type="float" office:value="27" calcext:value-type="float">
            <text:p>2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table:style-name="ce1"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117]+[.L117]" office:value-type="float" office:value="4" calcext:value-type="float">
            <text:p>4</text:p>
          </table:table-cell>
          <table:table-cell table:style-name="ce3" table:formula="of:=[.G117]/[.M117]" office:value-type="float" office:value="42.25" calcext:value-type="float">
            <text:p>42.25</text:p>
          </table:table-cell>
          <table:table-cell table:style-name="ce3" table:formula="of:=[.G117]/[.K117]" office:value-type="float" office:value="84.5" calcext:value-type="float">
            <text:p>84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table:style-name="ce1"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18]+[.L118]" office:value-type="float" office:value="3" calcext:value-type="float">
            <text:p>3</text:p>
          </table:table-cell>
          <table:table-cell table:style-name="ce3" table:formula="of:=[.G118]/[.M118]" office:value-type="float" office:value="31.3333333333333" calcext:value-type="float">
            <text:p>31.33</text:p>
          </table:table-cell>
          <table:table-cell table:style-name="ce3" table:formula="of:=[.G118]/[.K118]" office:value-type="float" office:value="94" calcext:value-type="float">
            <text:p>94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AHMalcolm</text:p>
          </table:table-cell>
          <table:table-cell table:style-name="ce1"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119]+[.L119]" office:value-type="float" office:value="2" calcext:value-type="float">
            <text:p>2</text:p>
          </table:table-cell>
          <table:table-cell table:style-name="ce3" table:formula="of:=[.G119]/[.M119]" office:value-type="float" office:value="65.5" calcext:value-type="float">
            <text:p>65.50</text:p>
          </table:table-cell>
          <table:table-cell table:style-name="ce3" table:formula="of:=[.G119]/[.K119]" office:value-type="float" office:value="43.6666666666667" calcext:value-type="float">
            <text:p>43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asselbeck</text:p>
          </table:table-cell>
          <table:table-cell table:style-name="ce1" office:value-type="float" office:value="0.0182329053145444" calcext:value-type="float">
            <text:p>0.0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20]+[.L120]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avissmiley</text:p>
          </table:table-cell>
          <table:table-cell table:style-name="ce1"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1]+[.L121]" office:value-type="float" office:value="2" calcext:value-type="float">
            <text:p>2</text:p>
          </table:table-cell>
          <table:table-cell table:style-name="ce3" table:formula="of:=[.G121]/[.M121]" office:value-type="float" office:value="27.5" calcext:value-type="float">
            <text:p>27.5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billkeller2014</text:p>
          </table:table-cell>
          <table:table-cell table:style-name="ce1"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2]+[.L122]" office:value-type="float" office:value="1" calcext:value-type="float">
            <text:p>1</text:p>
          </table:table-cell>
          <table:table-cell table:style-name="ce3" table:formula="of:=[.G122]/[.M122]" office:value-type="float" office:value="45" calcext:value-type="float">
            <text:p>45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 table:visibility="filter">
          <table:table-cell table:number-columns-repeated="6"/>
          <table:table-cell table:formula="of:=SUM([.G3:.G122])" office:value-type="float" office:value="225021" calcext:value-type="float">
            <text:p>225021</text:p>
          </table:table-cell>
          <table:table-cell table:formula="of:=SUM([.H3:.H122])" office:value-type="float" office:value="4942" calcext:value-type="float">
            <text:p>4942</text:p>
          </table:table-cell>
          <table:table-cell table:formula="of:=SUM([.I3:.I122])" office:value-type="float" office:value="9898" calcext:value-type="float">
            <text:p>9898</text:p>
          </table:table-cell>
          <table:table-cell table:formula="of:=SUM([.J3:.J122])" office:value-type="float" office:value="5090" calcext:value-type="float">
            <text:p>5090</text:p>
          </table:table-cell>
          <table:table-cell table:formula="of:=SUM([.K3:.K122])" office:value-type="float" office:value="1569" calcext:value-type="float">
            <text:p>1569</text:p>
          </table:table-cell>
          <table:table-cell table:formula="of:=SUM([.L3:.L122])" office:value-type="float" office:value="2951" calcext:value-type="float">
            <text:p>2951</text:p>
          </table:table-cell>
          <table:table-cell table:formula="of:=[.J123]+[.L123]" office:value-type="float" office:value="8041" calcext:value-type="float">
            <text:p>8041</text:p>
          </table:table-cell>
          <table:table-cell table:style-name="ce3" table:formula="of:=[.G123]/[.M123]" office:value-type="float" office:value="27.9842059445343" calcext:value-type="float">
            <text:p>27.98</text:p>
          </table:table-cell>
          <table:table-cell table:style-name="ce3" table:formula="of:=[.G123]/[.K123]" office:value-type="float" office:value="143.416826003824" calcext:value-type="float">
            <text:p>143.42</text:p>
          </table:table-cell>
        </table:table-row>
        <table:table-row table:style-name="ro1" table:visibility="filter">
          <table:table-cell table:number-columns-repeated="12"/>
          <table:table-cell table:formula="of:=SUBTOTAL(9;[.M4:.M120])" office:value-type="float" office:value="3751" calcext:value-type="float">
            <text:p>3751</text:p>
          </table:table-cell>
          <table:table-cell table:number-columns-repeated="2"/>
        </table:table-row>
        <table:table-row table:style-name="ro1" table:visibility="filter">
          <table:table-cell table:number-columns-repeated="12"/>
          <table:table-cell table:formula="of:=SUBTOTAL(9;[.M3:.M122])" office:value-type="float" office:value="3751" calcext:value-type="float">
            <text:p>3751</text:p>
          </table:table-cell>
          <table:table-cell table:number-columns-repeated="2"/>
        </table:table-row>
        <table:table-row table:style-name="ro1" table:number-rows-repeated="104845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453.51pt" svg:height="255.09pt" svg:x="1163.85pt" svg:y="18.65pt">
            <loext:p draw:notify-on-update-of-ranges="Sheet2.O2:Sheet2.O121 Sheet2.Q2:Sheet2.Q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0.62pt" svg:height="336.56pt" svg:x="1158.72pt" svg:y="305.69pt">
            <loext:p draw:notify-on-update-of-ranges="Sheet2.N2:Sheet2.N121 Sheet2.Q2:Sheet2.Q1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30.62pt" svg:height="336.56pt" svg:x="1201.58pt" svg:y="716.83pt">
            <loext:p draw:notify-on-update-of-ranges="Sheet2.M2:Sheet2.M121 Sheet2.Q2:Sheet2.Q1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4"/>
        <table:table-column table:style-name="co1" table:default-cell-style-name="ce8"/>
        <table:table-column table:style-name="co1" table:number-columns-repeated="9" table:default-cell-style-name="ce4"/>
        <table:table-column table:style-name="co5" table:default-cell-style-name="ce5"/>
        <table:table-column table:style-name="co1" table:number-columns-repeated="2" table:default-cell-style-name="ce13"/>
        <table:table-column table:style-name="co1" table:default-cell-style-name="ce4"/>
        <table:table-column table:style-name="co1" table:default-cell-style-name="ce1"/>
        <table:table-row table:style-name="ro1">
          <table:table-cell/>
          <table:table-cell table:style-name="Default"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table:style-name="ce2" office:value-type="string" calcext:value-type="string">
            <text:p><text:s/>sex</text:p>
          </table:table-cell>
          <table:table-cell table:style-name="Default" office:value-type="string" calcext:value-type="string">
            <text:p><text:s/>stance</text:p>
          </table:table-cell>
          <table:table-cell table:style-name="Default" office:value-type="string" calcext:value-type="string">
            <text:p><text:s/>responses</text:p>
          </table:table-cell>
          <table:table-cell table:style-name="Default" office:value-type="string" calcext:value-type="string">
            <text:p><text:s/>tweets</text:p>
          </table:table-cell>
          <table:table-cell table:style-name="Default" office:value-type="string" calcext:value-type="string">
            <text:p><text:s/>deleted</text:p>
          </table:table-cell>
          <table:table-cell table:style-name="Default" office:value-type="string" calcext:value-type="string">
            <text:p><text:s/>closed</text:p>
          </table:table-cell>
          <table:table-cell table:style-name="Default" office:value-type="string" calcext:value-type="string">
            <text:p><text:s/>protected</text:p>
          </table:table-cell>
          <table:table-cell table:style-name="Default" office:value-type="string" calcext:value-type="string">
            <text:p><text:s/>suspended</text:p>
          </table:table-cell>
          <table:table-cell table:style-name="Default" office:value-type="string" calcext:value-type="string">
            <text:p>Susp-closed</text:p>
          </table:table-cell>
          <table:table-cell table:style-name="Default" office:value-type="string" calcext:value-type="string">
            <text:p>Cumulative-SC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  <table:table-cell table:style-name="Default" office:value-type="string" calcext:value-type="string">
            <text:p>ranked</text:p>
          </table:table-cell>
          <table:table-cell table:style-name="ce2" office:value-type="string" calcext:value-type="string">
            <text:p>CDF</text:p>
          </table:table-cell>
        </table:table-row>
        <table:table-row table:style-name="ro1" table:visibility="filter">
          <table:table-cell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table:formula="of:=[.L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5" calcext:value-type="float">
            <text:p>115</text:p>
          </table:table-cell>
          <table:table-cell table:formula="of:=1/120" office:value-type="float" office:value="0.00833333333333333" calcext:value-type="float">
            <text:p>0.0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ehasselbeck</text:p>
          </table:table-cell>
          <table:table-cell table:style-name="ce9" office:value-type="float" office:value="0.0182329053145444" calcext:value-type="float">
            <text:p>0.0182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formula="of:=[.L3]+[.M2]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table:style-name="ce5" office:value-type="float" office:value="118" calcext:value-type="float">
            <text:p>118</text:p>
          </table:table-cell>
          <table:table-cell table:formula="of:=(1/120)+[.Q2]" office:value-type="float" office:value="0.0166666666666667" calcext:value-type="float">
            <text:p>0.01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billkeller2014</text:p>
          </table:table-cell>
          <table:table-cell table:style-name="ce10" office:value-type="float" office:value="0.00661678015447174" calcext:value-type="float">
            <text:p>0.0066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L4]+[.M3]" office:value-type="float" office:value="1" calcext:value-type="float">
            <text:p>1</text:p>
          </table:table-cell>
          <table:table-cell table:style-name="ce15" office:value-type="float" office:value="45" calcext:value-type="float">
            <text:p>45.00</text:p>
          </table:table-cell>
          <table:table-cell table:style-name="ce15" office:value-type="float" office:value="0" calcext:value-type="float">
            <text:p>0.00</text:p>
          </table:table-cell>
          <table:table-cell table:style-name="ce6" office:value-type="float" office:value="118" calcext:value-type="float">
            <text:p>118</text:p>
          </table:table-cell>
          <table:table-cell table:formula="of:=(1/120)+[.Q3]" office:value-type="float" office:value="0.025" calcext:value-type="float">
            <text:p>0.0250</text:p>
          </table:table-cell>
        </table:table-row>
        <table:table-row table:style-name="ro1" table:visibility="filter">
          <table:table-cell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5]+[.M4]" office:value-type="float" office:value="2" calcext:value-type="float">
            <text:p>2</text:p>
          </table:table-cell>
          <table:table-cell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</text:p>
          </table:table-cell>
          <table:table-cell table:formula="of:=(1/120)+[.Q4]" office:value-type="float" office:value="0.0333333333333333" calcext:value-type="float">
            <text:p>0.0333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davidfolkenflik</text:p>
          </table:table-cell>
          <table:table-cell table:style-name="ce10" office:value-type="float" office:value="0.0585330552126346" calcext:value-type="float">
            <text:p>0.0585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L6]+[.M5]" office:value-type="float" office:value="3" calcext:value-type="float">
            <text:p>3</text:p>
          </table:table-cell>
          <table:table-cell table:style-name="ce15" office:value-type="float" office:value="75" calcext:value-type="float">
            <text:p>75.00</text:p>
          </table:table-cell>
          <table:table-cell table:style-name="ce15" office:value-type="float" office:value="0" calcext:value-type="float">
            <text:p>0.00</text:p>
          </table:table-cell>
          <table:table-cell table:style-name="ce6" office:value-type="float" office:value="115" calcext:value-type="float">
            <text:p>115</text:p>
          </table:table-cell>
          <table:table-cell table:formula="of:=(1/120)+[.Q5]" office:value-type="float" office:value="0.0416666666666667" calcext:value-type="float">
            <text:p>0.0417</text:p>
          </table:table-cell>
        </table:table-row>
        <table:table-row table:style-name="ro1" table:visibility="filter">
          <table:table-cell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" table:formula="of:=[.L7]+[.M6]" office:value-type="float" office:value="5" calcext:value-type="float">
            <text:p>5</text:p>
          </table:table-cell>
          <table:table-cell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  <table:table-cell office:value-type="float" office:value="118" calcext:value-type="float">
            <text:p>118</text:p>
          </table:table-cell>
          <table:table-cell table:formula="of:=(1/120)+[.Q6]" office:value-type="float" office:value="0.05" calcext:value-type="float">
            <text:p>0.0500</text:p>
          </table:table-cell>
        </table:table-row>
        <table:table-row table:style-name="ro1">
          <table:table-cell/>
          <table:table-cell table:style-name="ce5" office:value-type="string" calcext:value-type="string">
            <text:p>AHMalcolm</text:p>
          </table:table-cell>
          <table:table-cell table:style-name="ce9" office:value-type="float" office:value="0.0204475472876137" calcext:value-type="float">
            <text:p>0.0204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formula="of:=[.L8]+[.M7]" office:value-type="float" office:value="7" calcext:value-type="float">
            <text:p>7</text:p>
          </table:table-cell>
          <table:table-cell table:style-name="ce14" office:value-type="float" office:value="65.5" calcext:value-type="float">
            <text:p>65.50</text:p>
          </table:table-cell>
          <table:table-cell table:style-name="ce14" office:value-type="float" office:value="43.6666666666667" calcext:value-type="float">
            <text:p>43.67</text:p>
          </table:table-cell>
          <table:table-cell table:style-name="ce5" office:value-type="float" office:value="109" calcext:value-type="float">
            <text:p>109</text:p>
          </table:table-cell>
          <table:table-cell table:formula="of:=(1/120)+[.Q7]" office:value-type="float" office:value="0.0583333333333333" calcext:value-type="float">
            <text:p>0.0583</text:p>
          </table:table-cell>
        </table:table-row>
        <table:table-row table:style-name="ro1" table:visibility="filter">
          <table:table-cell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table:formula="of:=[.L9]+[.M8]" office:value-type="float" office:value="10" calcext:value-type="float">
            <text:p>10</text:p>
          </table:table-cell>
          <table:table-cell office:value-type="float" office:value="31.3333333333333" calcext:value-type="float">
            <text:p>31.33</text:p>
          </table:table-cell>
          <table:table-cell office:value-type="float" office:value="94" calcext:value-type="float">
            <text:p>94.00</text:p>
          </table:table-cell>
          <table:table-cell office:value-type="float" office:value="87" calcext:value-type="float">
            <text:p>87</text:p>
          </table:table-cell>
          <table:table-cell table:formula="of:=(1/120)+[.Q8]" office:value-type="float" office:value="0.0666666666666667" calcext:value-type="float">
            <text:p>0.0667</text:p>
          </table:table-cell>
        </table:table-row>
        <table:table-row table:style-name="ro1">
          <table:table-cell/>
          <table:table-cell table:style-name="ce5" office:value-type="string" calcext:value-type="string">
            <text:p>andylevy</text:p>
          </table:table-cell>
          <table:table-cell table:style-name="ce9" office:value-type="float" office:value="0.163599889319314" calcext:value-type="float">
            <text:p>0.163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formula="of:=[.L10]+[.M9]" office:value-type="float" office:value="13" calcext:value-type="float">
            <text:p>13</text:p>
          </table:table-cell>
          <table:table-cell table:style-name="ce14" office:value-type="float" office:value="43" calcext:value-type="float">
            <text:p>43.00</text:p>
          </table:table-cell>
          <table:table-cell table:style-name="ce14" office:value-type="float" office:value="0" calcext:value-type="float">
            <text:p>0.00</text:p>
          </table:table-cell>
          <table:table-cell table:style-name="ce5" office:value-type="float" office:value="111" calcext:value-type="float">
            <text:p>111</text:p>
          </table:table-cell>
          <table:table-cell table:formula="of:=(1/120)+[.Q9]" office:value-type="float" office:value="0.075" calcext:value-type="float">
            <text:p>0.0750</text:p>
          </table:table-cell>
        </table:table-row>
        <table:table-row table:style-name="ro1" table:visibility="filter">
          <table:table-cell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11]+[.M10]" office:value-type="float" office:value="17" calcext:value-type="float">
            <text:p>17</text:p>
          </table:table-cell>
          <table:table-cell office:value-type="float" office:value="42.25" calcext:value-type="float">
            <text:p>42.25</text:p>
          </table:table-cell>
          <table:table-cell office:value-type="float" office:value="84.5" calcext:value-type="float">
            <text:p>84.50</text:p>
          </table:table-cell>
          <table:table-cell office:value-type="float" office:value="94" calcext:value-type="float">
            <text:p>94</text:p>
          </table:table-cell>
          <table:table-cell table:formula="of:=(1/120)+[.Q10]" office:value-type="float" office:value="0.0833333333333333" calcext:value-type="float">
            <text:p>0.0833</text:p>
          </table:table-cell>
        </table:table-row>
        <table:table-row table:style-name="ro1" table:visibility="filter">
          <table:table-cell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" table:formula="of:=[.L12]+[.M11]" office:value-type="float" office:value="22" calcext:value-type="float">
            <text:p>22</text:p>
          </table:table-cell>
          <table:table-cell office:value-type="float" office:value="26.6" calcext:value-type="float">
            <text:p>26.60</text:p>
          </table:table-cell>
          <table:table-cell office:value-type="float" office:value="133" calcext:value-type="float">
            <text:p>133.00</text:p>
          </table:table-cell>
          <table:table-cell office:value-type="float" office:value="56" calcext:value-type="float">
            <text:p>56</text:p>
          </table:table-cell>
          <table:table-cell table:formula="of:=(1/120)+[.Q11]" office:value-type="float" office:value="0.0916666666666667" calcext:value-type="float">
            <text:p>0.0917</text:p>
          </table:table-cell>
        </table:table-row>
        <table:table-row table:style-name="ro1" table:visibility="filter">
          <table:table-cell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L13]+[.M12]" office:value-type="float" office:value="28" calcext:value-type="float">
            <text:p>28</text:p>
          </table:table-cell>
          <table:table-cell office:value-type="float" office:value="67.8333333333333" calcext:value-type="float">
            <text:p>67.83</text:p>
          </table:table-cell>
          <table:table-cell office:value-type="float" office:value="407" calcext:value-type="float">
            <text:p>407.00</text:p>
          </table:table-cell>
          <table:table-cell office:value-type="float" office:value="4" calcext:value-type="float">
            <text:p>4</text:p>
          </table:table-cell>
          <table:table-cell table:formula="of:=(1/120)+[.Q12]" office:value-type="float" office:value="0.1" calcext:value-type="float">
            <text:p>0.1000</text:p>
          </table:table-cell>
        </table:table-row>
        <table:table-row table:style-name="ro1" table:visibility="filter">
          <table:table-cell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2" table:formula="of:=[.L14]+[.M13]" office:value-type="float" office:value="35" calcext:value-type="float">
            <text:p>35</text:p>
          </table:table-cell>
          <table:table-cell office:value-type="float" office:value="32" calcext:value-type="float">
            <text:p>32.00</text:p>
          </table:table-cell>
          <table:table-cell office:value-type="float" office:value="112" calcext:value-type="float">
            <text:p>112.00</text:p>
          </table:table-cell>
          <table:table-cell office:value-type="float" office:value="68" calcext:value-type="float">
            <text:p>68</text:p>
          </table:table-cell>
          <table:table-cell table:formula="of:=(1/120)+[.Q13]" office:value-type="float" office:value="0.108333333333333" calcext:value-type="float">
            <text:p>0.1083</text:p>
          </table:table-cell>
        </table:table-row>
        <table:table-row table:style-name="ro1" table:visibility="filter">
          <table:table-cell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table:formula="of:=[.L15]+[.M14]" office:value-type="float" office:value="43" calcext:value-type="float">
            <text:p>43</text:p>
          </table:table-cell>
          <table:table-cell office:value-type="float" office:value="26" calcext:value-type="float">
            <text:p>26.00</text:p>
          </table:table-cell>
          <table:table-cell office:value-type="float" office:value="69.3333333333333" calcext:value-type="float">
            <text:p>69.33</text:p>
          </table:table-cell>
          <table:table-cell office:value-type="float" office:value="103" calcext:value-type="float">
            <text:p>103</text:p>
          </table:table-cell>
          <table:table-cell table:formula="of:=(1/120)+[.Q14]" office:value-type="float" office:value="0.116666666666667" calcext:value-type="float">
            <text:p>0.1167</text:p>
          </table:table-cell>
        </table:table-row>
        <table:table-row table:style-name="ro1" table:visibility="filter">
          <table:table-cell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L16]+[.M15]" office:value-type="float" office:value="51" calcext:value-type="float">
            <text:p>51</text:p>
          </table:table-cell>
          <table:table-cell office:value-type="float" office:value="166.5" calcext:value-type="float">
            <text:p>166.50</text:p>
          </table:table-cell>
          <table:table-cell office:value-type="float" office:value="148" calcext:value-type="float">
            <text:p>148.00</text:p>
          </table:table-cell>
          <table:table-cell office:value-type="float" office:value="51" calcext:value-type="float">
            <text:p>51</text:p>
          </table:table-cell>
          <table:table-cell table:formula="of:=(1/120)+[.Q15]" office:value-type="float" office:value="0.125" calcext:value-type="float">
            <text:p>0.1250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lydiacachosi</text:p>
          </table:table-cell>
          <table:table-cell table:style-name="ce10" office:value-type="float" office:value="0.107700821591248" calcext:value-type="float">
            <text:p>0.1077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formula="of:=[.L17]+[.M16]" office:value-type="float" office:value="60" calcext:value-type="float">
            <text:p>60</text:p>
          </table:table-cell>
          <table:table-cell table:style-name="ce15" office:value-type="float" office:value="30.6666666666667" calcext:value-type="float">
            <text:p>30.67</text:p>
          </table:table-cell>
          <table:table-cell table:style-name="ce15" office:value-type="float" office:value="0" calcext:value-type="float">
            <text:p>0.00</text:p>
          </table:table-cell>
          <table:table-cell table:style-name="ce6" office:value-type="float" office:value="111" calcext:value-type="float">
            <text:p>111</text:p>
          </table:table-cell>
          <table:table-cell table:formula="of:=(1/120)+[.Q16]" office:value-type="float" office:value="0.133333333333333" calcext:value-type="float">
            <text:p>0.1333</text:p>
          </table:table-cell>
        </table:table-row>
        <table:table-row table:style-name="ro1">
          <table:table-cell/>
          <table:table-cell table:style-name="ce5" office:value-type="string" calcext:value-type="string">
            <text:p>RichLowry</text:p>
          </table:table-cell>
          <table:table-cell table:style-name="ce9" office:value-type="float" office:value="0.282389473036955" calcext:value-type="float">
            <text:p>0.2824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formula="of:=[.L18]+[.M17]" office:value-type="float" office:value="70" calcext:value-type="float">
            <text:p>70</text:p>
          </table:table-cell>
          <table:table-cell table:style-name="ce14" office:value-type="float" office:value="33.4" calcext:value-type="float">
            <text:p>33.40</text:p>
          </table:table-cell>
          <table:table-cell table:style-name="ce14" office:value-type="float" office:value="334" calcext:value-type="float">
            <text:p>334.00</text:p>
          </table:table-cell>
          <table:table-cell table:style-name="ce5" office:value-type="float" office:value="9" calcext:value-type="float">
            <text:p>9</text:p>
          </table:table-cell>
          <table:table-cell table:formula="of:=(1/120)+[.Q17]" office:value-type="float" office:value="0.141666666666667" calcext:value-type="float">
            <text:p>0.1417</text:p>
          </table:table-cell>
        </table:table-row>
        <table:table-row table:style-name="ro1" table:visibility="filter">
          <table:table-cell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19]+[.M18]" office:value-type="float" office:value="80" calcext:value-type="float">
            <text:p>80</text:p>
          </table:table-cell>
          <table:table-cell office:value-type="float" office:value="54.5" calcext:value-type="float">
            <text:p>54.50</text:p>
          </table:table-cell>
          <table:table-cell office:value-type="float" office:value="272.5" calcext:value-type="float">
            <text:p>272.50</text:p>
          </table:table-cell>
          <table:table-cell office:value-type="float" office:value="10" calcext:value-type="float">
            <text:p>10</text:p>
          </table:table-cell>
          <table:table-cell table:formula="of:=(1/120)+[.Q18]" office:value-type="float" office:value="0.15" calcext:value-type="float">
            <text:p>0.1500</text:p>
          </table:table-cell>
        </table:table-row>
        <table:table-row table:style-name="ro1" table:visibility="filter">
          <table:table-cell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20]+[.M19]" office:value-type="float" office:value="90" calcext:value-type="float">
            <text:p>90</text:p>
          </table:table-cell>
          <table:table-cell office:value-type="float" office:value="79.5" calcext:value-type="float">
            <text:p>79.50</text:p>
          </table:table-cell>
          <table:table-cell office:value-type="float" office:value="53" calcext:value-type="float">
            <text:p>53.00</text:p>
          </table:table-cell>
          <table:table-cell office:value-type="float" office:value="106" calcext:value-type="float">
            <text:p>106</text:p>
          </table:table-cell>
          <table:table-cell table:formula="of:=(1/120)+[.Q19]" office:value-type="float" office:value="0.158333333333333" calcext:value-type="float">
            <text:p>0.1583</text:p>
          </table:table-cell>
        </table:table-row>
        <table:table-row table:style-name="ro1" table:visibility="filter">
          <table:table-cell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L21]+[.M20]" office:value-type="float" office:value="100" calcext:value-type="float">
            <text:p>100</text:p>
          </table:table-cell>
          <table:table-cell office:value-type="float" office:value="96.5" calcext:value-type="float">
            <text:p>96.50</text:p>
          </table:table-cell>
          <table:table-cell office:value-type="float" office:value="321.666666666667" calcext:value-type="float">
            <text:p>321.67</text:p>
          </table:table-cell>
          <table:table-cell office:value-type="float" office:value="10" calcext:value-type="float">
            <text:p>10</text:p>
          </table:table-cell>
          <table:table-cell table:formula="of:=(1/120)+[.Q20]" office:value-type="float" office:value="0.166666666666667" calcext:value-type="float">
            <text:p>0.16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amberinzaman</text:p>
          </table:table-cell>
          <table:table-cell table:style-name="ce10" office:value-type="float" office:value="0.0410902047592695" calcext:value-type="float">
            <text:p>0.0411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[.L22]+[.M21]" office:value-type="float" office:value="111" calcext:value-type="float">
            <text:p>111</text:p>
          </table:table-cell>
          <table:table-cell table:style-name="ce15" office:value-type="float" office:value="7.36363636363636" calcext:value-type="float">
            <text:p>7.36</text:p>
          </table:table-cell>
          <table:table-cell table:style-name="ce15" office:value-type="float" office:value="27" calcext:value-type="float">
            <text:p>27.00</text:p>
          </table:table-cell>
          <table:table-cell table:style-name="ce6" office:value-type="float" office:value="109" calcext:value-type="float">
            <text:p>109</text:p>
          </table:table-cell>
          <table:table-cell table:formula="of:=(1/120)+[.Q21]" office:value-type="float" office:value="0.175" calcext:value-type="float">
            <text:p>0.1750</text:p>
          </table:table-cell>
        </table:table-row>
        <table:table-row table:style-name="ro1" table:visibility="filter">
          <table:table-cell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L23]+[.M22]" office:value-type="float" office:value="122" calcext:value-type="float">
            <text:p>122</text:p>
          </table:table-cell>
          <table:table-cell office:value-type="float" office:value="54.7272727272727" calcext:value-type="float">
            <text:p>54.73</text:p>
          </table:table-cell>
          <table:table-cell office:value-type="float" office:value="301" calcext:value-type="float">
            <text:p>301.00</text:p>
          </table:table-cell>
          <table:table-cell office:value-type="float" office:value="10" calcext:value-type="float">
            <text:p>10</text:p>
          </table:table-cell>
          <table:table-cell table:formula="of:=(1/120)+[.Q22]" office:value-type="float" office:value="0.183333333333333" calcext:value-type="float">
            <text:p>0.1833</text:p>
          </table:table-cell>
        </table:table-row>
        <table:table-row table:style-name="ro1" table:visibility="filter">
          <table:table-cell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2" table:formula="of:=[.L24]+[.M23]" office:value-type="float" office:value="134" calcext:value-type="float">
            <text:p>134</text:p>
          </table:table-cell>
          <table:table-cell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</text:p>
          </table:table-cell>
          <table:table-cell table:formula="of:=(1/120)+[.Q23]" office:value-type="float" office:value="0.191666666666667" calcext:value-type="float">
            <text:p>0.1917</text:p>
          </table:table-cell>
        </table:table-row>
        <table:table-row table:style-name="ro1" table:visibility="filter">
          <table:table-cell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L25]+[.M24]" office:value-type="float" office:value="146" calcext:value-type="float">
            <text:p>146</text:p>
          </table:table-cell>
          <table:table-cell office:value-type="float" office:value="40.8333333333333" calcext:value-type="float">
            <text:p>40.83</text:p>
          </table:table-cell>
          <table:table-cell office:value-type="float" office:value="122.5" calcext:value-type="float">
            <text:p>122.50</text:p>
          </table:table-cell>
          <table:table-cell office:value-type="float" office:value="62" calcext:value-type="float">
            <text:p>62</text:p>
          </table:table-cell>
          <table:table-cell table:formula="of:=(1/120)+[.Q24]" office:value-type="float" office:value="0.2" calcext:value-type="float">
            <text:p>0.2000</text:p>
          </table:table-cell>
        </table:table-row>
        <table:table-row table:style-name="ro1">
          <table:table-cell/>
          <table:table-cell table:style-name="ce5" office:value-type="string" calcext:value-type="string">
            <text:p>FredBarnes</text:p>
          </table:table-cell>
          <table:table-cell table:style-name="ce9" office:value-type="float" office:value="0.0707495542027916" calcext:value-type="float">
            <text:p>0.070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formula="of:=[.L26]+[.M25]" office:value-type="float" office:value="158" calcext:value-type="float">
            <text:p>158</text:p>
          </table:table-cell>
          <table:table-cell table:style-name="ce14" office:value-type="float" office:value="43.5833333333333" calcext:value-type="float">
            <text:p>43.58</text:p>
          </table:table-cell>
          <table:table-cell table:style-name="ce14" office:value-type="float" office:value="0" calcext:value-type="float">
            <text:p>0.00</text:p>
          </table:table-cell>
          <table:table-cell table:style-name="ce5" office:value-type="float" office:value="115" calcext:value-type="float">
            <text:p>115</text:p>
          </table:table-cell>
          <table:table-cell table:formula="of:=(1/120)+[.Q25]" office:value-type="float" office:value="0.208333333333333" calcext:value-type="float">
            <text:p>0.2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Peggynoonannyc</text:p>
          </table:table-cell>
          <table:table-cell table:style-name="ce9" office:value-type="float" office:value="0.207987456188895" calcext:value-type="float">
            <text:p>0.208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formula="of:=[.L27]+[.M26]" office:value-type="float" office:value="171" calcext:value-type="float">
            <text:p>171</text:p>
          </table:table-cell>
          <table:table-cell table:style-name="ce14" office:value-type="float" office:value="28.3846153846154" calcext:value-type="float">
            <text:p>28.38</text:p>
          </table:table-cell>
          <table:table-cell table:style-name="ce14" office:value-type="float" office:value="46.125" calcext:value-type="float">
            <text:p>46.13</text:p>
          </table:table-cell>
          <table:table-cell table:style-name="ce5" office:value-type="float" office:value="108" calcext:value-type="float">
            <text:p>108</text:p>
          </table:table-cell>
          <table:table-cell table:formula="of:=(1/120)+[.Q26]" office:value-type="float" office:value="0.216666666666667" calcext:value-type="float">
            <text:p>0.21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LarrySabato</text:p>
          </table:table-cell>
          <table:table-cell table:style-name="ce10" office:value-type="float" office:value="0.147721822541966" calcext:value-type="float">
            <text:p>0.1477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7" table:formula="of:=[.L28]+[.M27]" office:value-type="float" office:value="185" calcext:value-type="float">
            <text:p>185</text:p>
          </table:table-cell>
          <table:table-cell table:style-name="ce15" office:value-type="float" office:value="52" calcext:value-type="float">
            <text:p>52.00</text:p>
          </table:table-cell>
          <table:table-cell table:style-name="ce15" office:value-type="float" office:value="242.666666666667" calcext:value-type="float">
            <text:p>242.67</text:p>
          </table:table-cell>
          <table:table-cell table:style-name="ce6" office:value-type="float" office:value="21" calcext:value-type="float">
            <text:p>21</text:p>
          </table:table-cell>
          <table:table-cell table:formula="of:=(1/120)+[.Q27]" office:value-type="float" office:value="0.225" calcext:value-type="float">
            <text:p>0.2250</text:p>
          </table:table-cell>
        </table:table-row>
        <table:table-row table:style-name="ro1">
          <table:table-cell/>
          <table:table-cell table:style-name="ce5" office:value-type="string" calcext:value-type="string">
            <text:p>sullydish</text:p>
          </table:table-cell>
          <table:table-cell table:style-name="ce9" office:value-type="float" office:value="0.157596999323618" calcext:value-type="float">
            <text:p>0.157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99" calcext:value-type="float">
            <text:p>69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formula="of:=[.L29]+[.M28]" office:value-type="float" office:value="200" calcext:value-type="float">
            <text:p>200</text:p>
          </table:table-cell>
          <table:table-cell table:style-name="ce14" office:value-type="float" office:value="46.6" calcext:value-type="float">
            <text:p>46.60</text:p>
          </table:table-cell>
          <table:table-cell table:style-name="ce14" office:value-type="float" office:value="233" calcext:value-type="float">
            <text:p>233.00</text:p>
          </table:table-cell>
          <table:table-cell table:style-name="ce5" office:value-type="float" office:value="27" calcext:value-type="float">
            <text:p>27</text:p>
          </table:table-cell>
          <table:table-cell table:formula="of:=(1/120)+[.Q28]" office:value-type="float" office:value="0.233333333333333" calcext:value-type="float">
            <text:p>0.2333</text:p>
          </table:table-cell>
        </table:table-row>
        <table:table-row table:style-name="ro1" table:visibility="filter">
          <table:table-cell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L30]+[.M29]" office:value-type="float" office:value="216" calcext:value-type="float">
            <text:p>216</text:p>
          </table:table-cell>
          <table:table-cell office:value-type="float" office:value="42.6875" calcext:value-type="float">
            <text:p>42.69</text:p>
          </table:table-cell>
          <table:table-cell office:value-type="float" office:value="97.5714285714286" calcext:value-type="float">
            <text:p>97.57</text:p>
          </table:table-cell>
          <table:table-cell office:value-type="float" office:value="87" calcext:value-type="float">
            <text:p>87</text:p>
          </table:table-cell>
          <table:table-cell table:formula="of:=(1/120)+[.Q29]" office:value-type="float" office:value="0.241666666666667" calcext:value-type="float">
            <text:p>0.2417</text:p>
          </table:table-cell>
        </table:table-row>
        <table:table-row table:style-name="ro1">
          <table:table-cell/>
          <table:table-cell table:style-name="ce5" office:value-type="string" calcext:value-type="string">
            <text:p>iowahawkblog</text:p>
          </table:table-cell>
          <table:table-cell table:style-name="ce9" office:value-type="float" office:value="0.52757793764988" calcext:value-type="float">
            <text:p>0.527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728" calcext:value-type="float">
            <text:p>72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formula="of:=[.L31]+[.M30]" office:value-type="float" office:value="234" calcext:value-type="float">
            <text:p>234</text:p>
          </table:table-cell>
          <table:table-cell table:style-name="ce14" office:value-type="float" office:value="40.4444444444444" calcext:value-type="float">
            <text:p>40.44</text:p>
          </table:table-cell>
          <table:table-cell table:style-name="ce14" office:value-type="float" office:value="242.666666666667" calcext:value-type="float">
            <text:p>242.67</text:p>
          </table:table-cell>
          <table:table-cell table:style-name="ce5" office:value-type="float" office:value="21" calcext:value-type="float">
            <text:p>21</text:p>
          </table:table-cell>
          <table:table-cell table:formula="of:=(1/120)+[.Q30]" office:value-type="float" office:value="0.25" calcext:value-type="float">
            <text:p>0.2500</text:p>
          </table:table-cell>
        </table:table-row>
        <table:table-row table:style-name="ro1">
          <table:table-cell/>
          <table:table-cell table:style-name="ce5" office:value-type="string" calcext:value-type="string">
            <text:p>edhenry</text:p>
          </table:table-cell>
          <table:table-cell table:style-name="ce9" office:value-type="float" office:value="0.159795240730493" calcext:value-type="float">
            <text:p>0.1598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formula="of:=[.L32]+[.M31]" office:value-type="float" office:value="254" calcext:value-type="float">
            <text:p>254</text:p>
          </table:table-cell>
          <table:table-cell table:style-name="ce14" office:value-type="float" office:value="34.65" calcext:value-type="float">
            <text:p>34.65</text:p>
          </table:table-cell>
          <table:table-cell table:style-name="ce14" office:value-type="float" office:value="99" calcext:value-type="float">
            <text:p>99.00</text:p>
          </table:table-cell>
          <table:table-cell table:style-name="ce5" office:value-type="float" office:value="85" calcext:value-type="float">
            <text:p>85</text:p>
          </table:table-cell>
          <table:table-cell table:formula="of:=(1/120)+[.Q31]" office:value-type="float" office:value="0.258333333333333" calcext:value-type="float">
            <text:p>0.25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HARRISFAULKNER</text:p>
          </table:table-cell>
          <table:table-cell table:style-name="ce9" office:value-type="float" office:value="0.401770890979524" calcext:value-type="float">
            <text:p>0.4018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formula="of:=[.L33]+[.M32]" office:value-type="float" office:value="275" calcext:value-type="float">
            <text:p>275</text:p>
          </table:table-cell>
          <table:table-cell table:style-name="ce14" office:value-type="float" office:value="28.2857142857143" calcext:value-type="float">
            <text:p>28.29</text:p>
          </table:table-cell>
          <table:table-cell table:style-name="ce14" office:value-type="float" office:value="54" calcext:value-type="float">
            <text:p>54.00</text:p>
          </table:table-cell>
          <table:table-cell table:style-name="ce5" office:value-type="float" office:value="106" calcext:value-type="float">
            <text:p>106</text:p>
          </table:table-cell>
          <table:table-cell table:formula="of:=(1/120)+[.Q32]" office:value-type="float" office:value="0.266666666666667" calcext:value-type="float">
            <text:p>0.26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MajorCBS</text:p>
          </table:table-cell>
          <table:table-cell table:style-name="ce10" office:value-type="float" office:value="0.124647534719477" calcext:value-type="float">
            <text:p>0.1246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7" table:formula="of:=[.L34]+[.M33]" office:value-type="float" office:value="297" calcext:value-type="float">
            <text:p>297</text:p>
          </table:table-cell>
          <table:table-cell table:style-name="ce15" office:value-type="float" office:value="23.4545454545455" calcext:value-type="float">
            <text:p>23.45</text:p>
          </table:table-cell>
          <table:table-cell table:style-name="ce15" office:value-type="float" office:value="129" calcext:value-type="float">
            <text:p>129.00</text:p>
          </table:table-cell>
          <table:table-cell table:style-name="ce6" office:value-type="float" office:value="59" calcext:value-type="float">
            <text:p>59</text:p>
          </table:table-cell>
          <table:table-cell table:formula="of:=(1/120)+[.Q33]" office:value-type="float" office:value="0.275" calcext:value-type="float">
            <text:p>0.2750</text:p>
          </table:table-cell>
        </table:table-row>
        <table:table-row table:style-name="ro1" table:visibility="filter">
          <table:table-cell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L35]+[.M34]" office:value-type="float" office:value="320" calcext:value-type="float">
            <text:p>320</text:p>
          </table:table-cell>
          <table:table-cell office:value-type="float" office:value="37.1304347826087" calcext:value-type="float">
            <text:p>37.13</text:p>
          </table:table-cell>
          <table:table-cell office:value-type="float" office:value="94.8888888888889" calcext:value-type="float">
            <text:p>94.89</text:p>
          </table:table-cell>
          <table:table-cell office:value-type="float" office:value="87" calcext:value-type="float">
            <text:p>87</text:p>
          </table:table-cell>
          <table:table-cell table:formula="of:=(1/120)+[.Q34]" office:value-type="float" office:value="0.283333333333333" calcext:value-type="float">
            <text:p>0.2833</text:p>
          </table:table-cell>
        </table:table-row>
        <table:table-row table:style-name="ro1" table:visibility="filter">
          <table:table-cell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2" table:formula="of:=[.L36]+[.M35]" office:value-type="float" office:value="344" calcext:value-type="float">
            <text:p>344</text:p>
          </table:table-cell>
          <table:table-cell office:value-type="float" office:value="19.7083333333333" calcext:value-type="float">
            <text:p>19.71</text:p>
          </table:table-cell>
          <table:table-cell office:value-type="float" office:value="236.5" calcext:value-type="float">
            <text:p>236.50</text:p>
          </table:table-cell>
          <table:table-cell office:value-type="float" office:value="25" calcext:value-type="float">
            <text:p>25</text:p>
          </table:table-cell>
          <table:table-cell table:formula="of:=(1/120)+[.Q35]" office:value-type="float" office:value="0.291666666666667" calcext:value-type="float">
            <text:p>0.291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AnneBayefsky</text:p>
          </table:table-cell>
          <table:table-cell table:style-name="ce10" office:value-type="float" office:value="0.07102010699133" calcext:value-type="float">
            <text:p>0.0710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518" calcext:value-type="float">
            <text:p>518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7" table:formula="of:=[.L37]+[.M36]" office:value-type="float" office:value="368" calcext:value-type="float">
            <text:p>368</text:p>
          </table:table-cell>
          <table:table-cell table:style-name="ce15" office:value-type="float" office:value="21.5833333333333" calcext:value-type="float">
            <text:p>21.58</text:p>
          </table:table-cell>
          <table:table-cell table:style-name="ce15" office:value-type="float" office:value="172.666666666667" calcext:value-type="float">
            <text:p>172.67</text:p>
          </table:table-cell>
          <table:table-cell table:style-name="ce6" office:value-type="float" office:value="39" calcext:value-type="float">
            <text:p>39</text:p>
          </table:table-cell>
          <table:table-cell table:formula="of:=(1/120)+[.Q36]" office:value-type="float" office:value="0.3" calcext:value-type="float">
            <text:p>0.3000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costareports</text:p>
          </table:table-cell>
          <table:table-cell table:style-name="ce11" office:value-type="float" office:value="0.322549652585624" calcext:value-type="float">
            <text:p>0.3225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L38]+[.M37]" office:value-type="float" office:value="392" calcext:value-type="float">
            <text:p>392</text:p>
          </table:table-cell>
          <table:table-cell table:style-name="ce16" office:value-type="float" office:value="31.7916666666667" calcext:value-type="float">
            <text:p>31.79</text:p>
          </table:table-cell>
          <table:table-cell table:style-name="ce16" office:value-type="float" office:value="381.5" calcext:value-type="float">
            <text:p>381.50</text:p>
          </table:table-cell>
          <table:table-cell table:style-name="ce7" office:value-type="float" office:value="6" calcext:value-type="float">
            <text:p>6</text:p>
          </table:table-cell>
          <table:table-cell table:formula="of:=(1/120)+[.Q37]" office:value-type="float" office:value="0.308333333333333" calcext:value-type="float">
            <text:p>0.3083</text:p>
          </table:table-cell>
        </table:table-row>
        <table:table-row table:style-name="ro1">
          <table:table-cell/>
          <table:table-cell table:style-name="ce5" office:value-type="string" calcext:value-type="string">
            <text:p>BretBaier</text:p>
          </table:table-cell>
          <table:table-cell table:style-name="ce9" office:value-type="float" office:value="0.6087437742114" calcext:value-type="float">
            <text:p>0.608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formula="of:=[.L39]+[.M38]" office:value-type="float" office:value="417" calcext:value-type="float">
            <text:p>417</text:p>
          </table:table-cell>
          <table:table-cell table:style-name="ce14" office:value-type="float" office:value="36" calcext:value-type="float">
            <text:p>36.00</text:p>
          </table:table-cell>
          <table:table-cell table:style-name="ce14" office:value-type="float" office:value="128.571428571429" calcext:value-type="float">
            <text:p>128.57</text:p>
          </table:table-cell>
          <table:table-cell table:style-name="ce5" office:value-type="float" office:value="61" calcext:value-type="float">
            <text:p>61</text:p>
          </table:table-cell>
          <table:table-cell table:formula="of:=(1/120)+[.Q38]" office:value-type="float" office:value="0.316666666666667" calcext:value-type="float">
            <text:p>0.3167</text:p>
          </table:table-cell>
        </table:table-row>
        <table:table-row table:style-name="ro1" table:visibility="filter">
          <table:table-cell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L40]+[.M39]" office:value-type="float" office:value="442" calcext:value-type="float">
            <text:p>442</text:p>
          </table:table-cell>
          <table:table-cell office:value-type="float" office:value="45.8" calcext:value-type="float">
            <text:p>45.80</text:p>
          </table:table-cell>
          <table:table-cell office:value-type="float" office:value="143.125" calcext:value-type="float">
            <text:p>143.13</text:p>
          </table:table-cell>
          <table:table-cell office:value-type="float" office:value="51" calcext:value-type="float">
            <text:p>51</text:p>
          </table:table-cell>
          <table:table-cell table:formula="of:=(1/120)+[.Q39]" office:value-type="float" office:value="0.325" calcext:value-type="float">
            <text:p>0.3250</text:p>
          </table:table-cell>
        </table:table-row>
        <table:table-row table:style-name="ro1" table:visibility="filter">
          <table:table-cell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12" table:formula="of:=[.L41]+[.M40]" office:value-type="float" office:value="468" calcext:value-type="float">
            <text:p>468</text:p>
          </table:table-cell>
          <table:table-cell office:value-type="float" office:value="17.8846153846154" calcext:value-type="float">
            <text:p>17.88</text:p>
          </table:table-cell>
          <table:table-cell office:value-type="float" office:value="93" calcext:value-type="float">
            <text:p>93.00</text:p>
          </table:table-cell>
          <table:table-cell office:value-type="float" office:value="87" calcext:value-type="float">
            <text:p>87</text:p>
          </table:table-cell>
          <table:table-cell table:formula="of:=(1/120)+[.Q40]" office:value-type="float" office:value="0.333333333333334" calcext:value-type="float">
            <text:p>0.3333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KatyTurNBC</text:p>
          </table:table-cell>
          <table:table-cell table:style-name="ce10" office:value-type="float" office:value="0.573475285705501" calcext:value-type="float">
            <text:p>0.5735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1187" calcext:value-type="float">
            <text:p>118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6" calcext:value-type="float">
            <text:p>26</text:p>
          </table:table-cell>
          <table:table-cell table:style-name="ce7" table:formula="of:=[.L42]+[.M41]" office:value-type="float" office:value="494" calcext:value-type="float">
            <text:p>494</text:p>
          </table:table-cell>
          <table:table-cell table:style-name="ce15" office:value-type="float" office:value="45.6538461538462" calcext:value-type="float">
            <text:p>45.65</text:p>
          </table:table-cell>
          <table:table-cell table:style-name="ce15" office:value-type="float" office:value="118.7" calcext:value-type="float">
            <text:p>118.70</text:p>
          </table:table-cell>
          <table:table-cell table:style-name="ce6" office:value-type="float" office:value="65" calcext:value-type="float">
            <text:p>65</text:p>
          </table:table-cell>
          <table:table-cell table:formula="of:=(1/120)+[.Q41]" office:value-type="float" office:value="0.341666666666667" calcext:value-type="float">
            <text:p>0.3417</text:p>
          </table:table-cell>
        </table:table-row>
        <table:table-row table:style-name="ro1" table:visibility="filter">
          <table:table-cell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L43]+[.M42]" office:value-type="float" office:value="521" calcext:value-type="float">
            <text:p>521</text:p>
          </table:table-cell>
          <table:table-cell office:value-type="float" office:value="43.2222222222222" calcext:value-type="float">
            <text:p>43.22</text:p>
          </table:table-cell>
          <table:table-cell office:value-type="float" office:value="166.714285714286" calcext:value-type="float">
            <text:p>166.71</text:p>
          </table:table-cell>
          <table:table-cell office:value-type="float" office:value="44" calcext:value-type="float">
            <text:p>44</text:p>
          </table:table-cell>
          <table:table-cell table:formula="of:=(1/120)+[.Q42]" office:value-type="float" office:value="0.35" calcext:value-type="float">
            <text:p>0.3500</text:p>
          </table:table-cell>
        </table:table-row>
        <table:table-row table:style-name="ro1" table:visibility="filter">
          <table:table-cell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2" table:formula="of:=[.L44]+[.M43]" office:value-type="float" office:value="550" calcext:value-type="float">
            <text:p>550</text:p>
          </table:table-cell>
          <table:table-cell office:value-type="float" office:value="28.3103448275862" calcext:value-type="float">
            <text:p>28.31</text:p>
          </table:table-cell>
          <table:table-cell office:value-type="float" office:value="117.285714285714" calcext:value-type="float">
            <text:p>117.29</text:p>
          </table:table-cell>
          <table:table-cell office:value-type="float" office:value="68" calcext:value-type="float">
            <text:p>68</text:p>
          </table:table-cell>
          <table:table-cell table:formula="of:=(1/120)+[.Q43]" office:value-type="float" office:value="0.358333333333334" calcext:value-type="float">
            <text:p>0.3583</text:p>
          </table:table-cell>
        </table:table-row>
        <table:table-row table:style-name="ro1">
          <table:table-cell/>
          <table:table-cell table:style-name="ce5" office:value-type="string" calcext:value-type="string">
            <text:p>kilmeade</text:p>
          </table:table-cell>
          <table:table-cell table:style-name="ce9" office:value-type="float" office:value="0.164699010022751" calcext:value-type="float">
            <text:p>0.164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974" calcext:value-type="float">
            <text:p>97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formula="of:=[.L45]+[.M44]" office:value-type="float" office:value="579" calcext:value-type="float">
            <text:p>579</text:p>
          </table:table-cell>
          <table:table-cell table:style-name="ce14" office:value-type="float" office:value="33.5862068965517" calcext:value-type="float">
            <text:p>33.59</text:p>
          </table:table-cell>
          <table:table-cell table:style-name="ce14" office:value-type="float" office:value="81.1666666666667" calcext:value-type="float">
            <text:p>81.17</text:p>
          </table:table-cell>
          <table:table-cell table:style-name="ce5" office:value-type="float" office:value="96" calcext:value-type="float">
            <text:p>96</text:p>
          </table:table-cell>
          <table:table-cell table:formula="of:=(1/120)+[.Q44]" office:value-type="float" office:value="0.366666666666667" calcext:value-type="float">
            <text:p>0.3667</text:p>
          </table:table-cell>
        </table:table-row>
        <table:table-row table:style-name="ro1" table:visibility="filter">
          <table:table-cell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L46]+[.M45]" office:value-type="float" office:value="608" calcext:value-type="float">
            <text:p>608</text:p>
          </table:table-cell>
          <table:table-cell office:value-type="float" office:value="33.8965517241379" calcext:value-type="float">
            <text:p>33.90</text:p>
          </table:table-cell>
          <table:table-cell office:value-type="float" office:value="65.5333333333333" calcext:value-type="float">
            <text:p>65.53</text:p>
          </table:table-cell>
          <table:table-cell office:value-type="float" office:value="103" calcext:value-type="float">
            <text:p>103</text:p>
          </table:table-cell>
          <table:table-cell table:formula="of:=(1/120)+[.Q45]" office:value-type="float" office:value="0.375" calcext:value-type="float">
            <text:p>0.3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mkhammer</text:p>
          </table:table-cell>
          <table:table-cell table:style-name="ce9" office:value-type="float" office:value="0.338099582703899" calcext:value-type="float">
            <text:p>0.3381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formula="of:=[.L47]+[.M46]" office:value-type="float" office:value="637" calcext:value-type="float">
            <text:p>637</text:p>
          </table:table-cell>
          <table:table-cell table:style-name="ce14" office:value-type="float" office:value="42.5172413793103" calcext:value-type="float">
            <text:p>42.52</text:p>
          </table:table-cell>
          <table:table-cell table:style-name="ce14" office:value-type="float" office:value="154.125" calcext:value-type="float">
            <text:p>154.13</text:p>
          </table:table-cell>
          <table:table-cell table:style-name="ce5" office:value-type="float" office:value="50" calcext:value-type="float">
            <text:p>50</text:p>
          </table:table-cell>
          <table:table-cell table:formula="of:=(1/120)+[.Q46]" office:value-type="float" office:value="0.383333333333334" calcext:value-type="float">
            <text:p>0.3833</text:p>
          </table:table-cell>
        </table:table-row>
        <table:table-row table:style-name="ro1" table:visibility="filter">
          <table:table-cell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L48]+[.M47]" office:value-type="float" office:value="667" calcext:value-type="float">
            <text:p>667</text:p>
          </table:table-cell>
          <table:table-cell office:value-type="float" office:value="44" calcext:value-type="float">
            <text:p>44.00</text:p>
          </table:table-cell>
          <table:table-cell office:value-type="float" office:value="120" calcext:value-type="float">
            <text:p>120.00</text:p>
          </table:table-cell>
          <table:table-cell office:value-type="float" office:value="62" calcext:value-type="float">
            <text:p>62</text:p>
          </table:table-cell>
          <table:table-cell table:formula="of:=(1/120)+[.Q47]" office:value-type="float" office:value="0.391666666666667" calcext:value-type="float">
            <text:p>0.3917</text:p>
          </table:table-cell>
        </table:table-row>
        <table:table-row table:style-name="ro1">
          <table:table-cell/>
          <table:table-cell table:style-name="ce5" office:value-type="string" calcext:value-type="string">
            <text:p>JonahNRO</text:p>
          </table:table-cell>
          <table:table-cell table:style-name="ce9" office:value-type="float" office:value="0.411776679452194" calcext:value-type="float">
            <text:p>0.4118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177" calcext:value-type="float">
            <text:p>117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formula="of:=[.L49]+[.M48]" office:value-type="float" office:value="699" calcext:value-type="float">
            <text:p>699</text:p>
          </table:table-cell>
          <table:table-cell table:style-name="ce14" office:value-type="float" office:value="36.78125" calcext:value-type="float">
            <text:p>36.78</text:p>
          </table:table-cell>
          <table:table-cell table:style-name="ce14" office:value-type="float" office:value="1177" calcext:value-type="float">
            <text:p>1177.00</text:p>
          </table:table-cell>
          <table:table-cell table:style-name="ce5" office:value-type="float" office:value="1" calcext:value-type="float">
            <text:p>1</text:p>
          </table:table-cell>
          <table:table-cell table:formula="of:=(1/120)+[.Q48]" office:value-type="float" office:value="0.4" calcext:value-type="float">
            <text:p>0.4000</text:p>
          </table:table-cell>
        </table:table-row>
        <table:table-row table:style-name="ro1">
          <table:table-cell/>
          <table:table-cell table:style-name="ce5" office:value-type="string" calcext:value-type="string">
            <text:p>EWErickson</text:p>
          </table:table-cell>
          <table:table-cell table:style-name="ce9" office:value-type="float" office:value="0.483824478878436" calcext:value-type="float">
            <text:p>0.4838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formula="of:=[.L50]+[.M49]" office:value-type="float" office:value="732" calcext:value-type="float">
            <text:p>732</text:p>
          </table:table-cell>
          <table:table-cell table:style-name="ce14" office:value-type="float" office:value="23.1212121212121" calcext:value-type="float">
            <text:p>23.12</text:p>
          </table:table-cell>
          <table:table-cell table:style-name="ce14" office:value-type="float" office:value="76.3" calcext:value-type="float">
            <text:p>76.30</text:p>
          </table:table-cell>
          <table:table-cell table:style-name="ce5" office:value-type="float" office:value="100" calcext:value-type="float">
            <text:p>100</text:p>
          </table:table-cell>
          <table:table-cell table:formula="of:=(1/120)+[.Q49]" office:value-type="float" office:value="0.408333333333334" calcext:value-type="float">
            <text:p>0.4083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daveweigel</text:p>
          </table:table-cell>
          <table:table-cell table:style-name="ce10" office:value-type="float" office:value="0.301531082826047" calcext:value-type="float">
            <text:p>0.3015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7" table:formula="of:=[.L51]+[.M50]" office:value-type="float" office:value="766" calcext:value-type="float">
            <text:p>766</text:p>
          </table:table-cell>
          <table:table-cell table:style-name="ce15" office:value-type="float" office:value="21.8529411764706" calcext:value-type="float">
            <text:p>21.85</text:p>
          </table:table-cell>
          <table:table-cell table:style-name="ce15" office:value-type="float" office:value="185.75" calcext:value-type="float">
            <text:p>185.75</text:p>
          </table:table-cell>
          <table:table-cell table:style-name="ce6" office:value-type="float" office:value="39" calcext:value-type="float">
            <text:p>39</text:p>
          </table:table-cell>
          <table:table-cell table:formula="of:=(1/120)+[.Q50]" office:value-type="float" office:value="0.416666666666667" calcext:value-type="float">
            <text:p>0.41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MonicaCrowley</text:p>
          </table:table-cell>
          <table:table-cell table:style-name="ce9" office:value-type="float" office:value="0.31184768784163" calcext:value-type="float">
            <text:p>0.3118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168" calcext:value-type="float">
            <text:p>116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6" calcext:value-type="float">
            <text:p>36</text:p>
          </table:table-cell>
          <table:table-cell table:formula="of:=[.L52]+[.M51]" office:value-type="float" office:value="802" calcext:value-type="float">
            <text:p>802</text:p>
          </table:table-cell>
          <table:table-cell table:style-name="ce14" office:value-type="float" office:value="32.4444444444444" calcext:value-type="float">
            <text:p>32.44</text:p>
          </table:table-cell>
          <table:table-cell table:style-name="ce14" office:value-type="float" office:value="584" calcext:value-type="float">
            <text:p>584.00</text:p>
          </table:table-cell>
          <table:table-cell table:style-name="ce5" office:value-type="float" office:value="3" calcext:value-type="float">
            <text:p>3</text:p>
          </table:table-cell>
          <table:table-cell table:formula="of:=(1/120)+[.Q51]" office:value-type="float" office:value="0.425" calcext:value-type="float">
            <text:p>0.4250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aparnapkin</text:p>
          </table:table-cell>
          <table:table-cell table:style-name="ce10" office:value-type="float" office:value="0.329924094912104" calcext:value-type="float">
            <text:p>0.3299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8" calcext:value-type="float">
            <text:p>38</text:p>
          </table:table-cell>
          <table:table-cell table:style-name="ce7" table:formula="of:=[.L53]+[.M52]" office:value-type="float" office:value="840" calcext:value-type="float">
            <text:p>840</text:p>
          </table:table-cell>
          <table:table-cell table:style-name="ce15" office:value-type="float" office:value="23.1052631578947" calcext:value-type="float">
            <text:p>23.11</text:p>
          </table:table-cell>
          <table:table-cell table:style-name="ce15" office:value-type="float" office:value="79.8181818181818" calcext:value-type="float">
            <text:p>79.82</text:p>
          </table:table-cell>
          <table:table-cell table:style-name="ce6" office:value-type="float" office:value="96" calcext:value-type="float">
            <text:p>96</text:p>
          </table:table-cell>
          <table:table-cell table:formula="of:=(1/120)+[.Q52]" office:value-type="float" office:value="0.433333333333334" calcext:value-type="float">
            <text:p>0.4333</text:p>
          </table:table-cell>
        </table:table-row>
        <table:table-row table:style-name="ro1" table:visibility="filter">
          <table:table-cell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L54]+[.M53]" office:value-type="float" office:value="878" calcext:value-type="float">
            <text:p>878</text:p>
          </table:table-cell>
          <table:table-cell office:value-type="float" office:value="37.8947368421053" calcext:value-type="float">
            <text:p>37.89</text:p>
          </table:table-cell>
          <table:table-cell office:value-type="float" office:value="110.769230769231" calcext:value-type="float">
            <text:p>110.77</text:p>
          </table:table-cell>
          <table:table-cell office:value-type="float" office:value="68" calcext:value-type="float">
            <text:p>68</text:p>
          </table:table-cell>
          <table:table-cell table:formula="of:=(1/120)+[.Q53]" office:value-type="float" office:value="0.441666666666667" calcext:value-type="float">
            <text:p>0.4417</text:p>
          </table:table-cell>
        </table:table-row>
        <table:table-row table:style-name="ro1" table:visibility="filter">
          <table:table-cell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12" table:formula="of:=[.L55]+[.M54]" office:value-type="float" office:value="917" calcext:value-type="float">
            <text:p>917</text:p>
          </table:table-cell>
          <table:table-cell office:value-type="float" office:value="26.5384615384615" calcext:value-type="float">
            <text:p>26.54</text:p>
          </table:table-cell>
          <table:table-cell office:value-type="float" office:value="258.75" calcext:value-type="float">
            <text:p>258.75</text:p>
          </table:table-cell>
          <table:table-cell office:value-type="float" office:value="10" calcext:value-type="float">
            <text:p>10</text:p>
          </table:table-cell>
          <table:table-cell table:formula="of:=(1/120)+[.Q54]" office:value-type="float" office:value="0.450000000000001" calcext:value-type="float">
            <text:p>0.4500</text:p>
          </table:table-cell>
        </table:table-row>
        <table:table-row table:style-name="ro1" table:visibility="filter">
          <table:table-cell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style-name="ce12" table:formula="of:=[.L56]+[.M55]" office:value-type="float" office:value="960" calcext:value-type="float">
            <text:p>960</text:p>
          </table:table-cell>
          <table:table-cell office:value-type="float" office:value="13.5581395348837" calcext:value-type="float">
            <text:p>13.56</text:p>
          </table:table-cell>
          <table:table-cell office:value-type="float" office:value="145.75" calcext:value-type="float">
            <text:p>145.75</text:p>
          </table:table-cell>
          <table:table-cell office:value-type="float" office:value="51" calcext:value-type="float">
            <text:p>51</text:p>
          </table:table-cell>
          <table:table-cell table:formula="of:=(1/120)+[.Q55]" office:value-type="float" office:value="0.458333333333334" calcext:value-type="float">
            <text:p>0.4583</text:p>
          </table:table-cell>
        </table:table-row>
        <table:table-row table:style-name="ro1" table:visibility="filter">
          <table:table-cell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12" table:formula="of:=[.L57]+[.M56]" office:value-type="float" office:value="1004" calcext:value-type="float">
            <text:p>1004</text:p>
          </table:table-cell>
          <table:table-cell office:value-type="float" office:value="10.1363636363636" calcext:value-type="float">
            <text:p>10.14</text:p>
          </table:table-cell>
          <table:table-cell office:value-type="float" office:value="111.5" calcext:value-type="float">
            <text:p>111.50</text:p>
          </table:table-cell>
          <table:table-cell office:value-type="float" office:value="68" calcext:value-type="float">
            <text:p>68</text:p>
          </table:table-cell>
          <table:table-cell table:formula="of:=(1/120)+[.Q56]" office:value-type="float" office:value="0.466666666666667" calcext:value-type="float">
            <text:p>0.4667</text:p>
          </table:table-cell>
        </table:table-row>
        <table:table-row table:style-name="ro1" table:visibility="filter">
          <table:table-cell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L58]+[.M57]" office:value-type="float" office:value="1049" calcext:value-type="float">
            <text:p>1049</text:p>
          </table:table-cell>
          <table:table-cell office:value-type="float" office:value="58.8888888888889" calcext:value-type="float">
            <text:p>58.89</text:p>
          </table:table-cell>
          <table:table-cell office:value-type="float" office:value="203.846153846154" calcext:value-type="float">
            <text:p>203.85</text:p>
          </table:table-cell>
          <table:table-cell office:value-type="float" office:value="32" calcext:value-type="float">
            <text:p>32</text:p>
          </table:table-cell>
          <table:table-cell table:formula="of:=(1/120)+[.Q57]" office:value-type="float" office:value="0.475000000000001" calcext:value-type="float">
            <text:p>0.4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greta</text:p>
          </table:table-cell>
          <table:table-cell table:style-name="ce9" office:value-type="float" office:value="0.192017326309892" calcext:value-type="float">
            <text:p>0.192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formula="of:=[.L59]+[.M58]" office:value-type="float" office:value="1095" calcext:value-type="float">
            <text:p>1095</text:p>
          </table:table-cell>
          <table:table-cell table:style-name="ce14" office:value-type="float" office:value="22.2173913043478" calcext:value-type="float">
            <text:p>22.22</text:p>
          </table:table-cell>
          <table:table-cell table:style-name="ce14" office:value-type="float" office:value="127.75" calcext:value-type="float">
            <text:p>127.75</text:p>
          </table:table-cell>
          <table:table-cell table:style-name="ce5" office:value-type="float" office:value="62" calcext:value-type="float">
            <text:p>62</text:p>
          </table:table-cell>
          <table:table-cell table:formula="of:=(1/120)+[.Q58]" office:value-type="float" office:value="0.483333333333334" calcext:value-type="float">
            <text:p>0.4833</text:p>
          </table:table-cell>
        </table:table-row>
        <table:table-row table:style-name="ro1" table:visibility="filter">
          <table:table-cell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style-name="ce12" table:formula="of:=[.L60]+[.M59]" office:value-type="float" office:value="1141" calcext:value-type="float">
            <text:p>1141</text:p>
          </table:table-cell>
          <table:table-cell office:value-type="float" office:value="31.1739130434783" calcext:value-type="float">
            <text:p>31.17</text:p>
          </table:table-cell>
          <table:table-cell office:value-type="float" office:value="79.6666666666667" calcext:value-type="float">
            <text:p>79.67</text:p>
          </table:table-cell>
          <table:table-cell office:value-type="float" office:value="96" calcext:value-type="float">
            <text:p>96</text:p>
          </table:table-cell>
          <table:table-cell table:formula="of:=(1/120)+[.Q59]" office:value-type="float" office:value="0.491666666666667" calcext:value-type="float">
            <text:p>0.4917</text:p>
          </table:table-cell>
        </table:table-row>
        <table:table-row table:style-name="ro1">
          <table:table-cell/>
          <table:table-cell table:style-name="ce5" office:value-type="string" calcext:value-type="string">
            <text:p>TeamCavuto</text:p>
          </table:table-cell>
          <table:table-cell table:style-name="ce9" office:value-type="float" office:value="0.428149787862018" calcext:value-type="float">
            <text:p>0.4281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899" calcext:value-type="float">
            <text:p>189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7" calcext:value-type="float">
            <text:p>47</text:p>
          </table:table-cell>
          <table:table-cell table:formula="of:=[.L61]+[.M60]" office:value-type="float" office:value="1188" calcext:value-type="float">
            <text:p>1188</text:p>
          </table:table-cell>
          <table:table-cell table:style-name="ce14" office:value-type="float" office:value="40.4042553191489" calcext:value-type="float">
            <text:p>40.40</text:p>
          </table:table-cell>
          <table:table-cell table:style-name="ce14" office:value-type="float" office:value="211" calcext:value-type="float">
            <text:p>211.00</text:p>
          </table:table-cell>
          <table:table-cell table:style-name="ce5" office:value-type="float" office:value="32" calcext:value-type="float">
            <text:p>32</text:p>
          </table:table-cell>
          <table:table-cell table:formula="of:=(1/120)+[.Q60]" office:value-type="float" office:value="0.500000000000001" calcext:value-type="float">
            <text:p>0.5000</text:p>
          </table:table-cell>
        </table:table-row>
        <table:table-row table:style-name="ro1" table:visibility="filter">
          <table:table-cell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L62]+[.M61]" office:value-type="float" office:value="1236" calcext:value-type="float">
            <text:p>1236</text:p>
          </table:table-cell>
          <table:table-cell office:value-type="float" office:value="36.8958333333333" calcext:value-type="float">
            <text:p>36.90</text:p>
          </table:table-cell>
          <table:table-cell office:value-type="float" office:value="885.5" calcext:value-type="float">
            <text:p>885.50</text:p>
          </table:table-cell>
          <table:table-cell office:value-type="float" office:value="1" calcext:value-type="float">
            <text:p>1</text:p>
          </table:table-cell>
          <table:table-cell table:formula="of:=(1/120)+[.Q61]" office:value-type="float" office:value="0.508333333333334" calcext:value-type="float">
            <text:p>0.5083</text:p>
          </table:table-cell>
        </table:table-row>
        <table:table-row table:style-name="ro1" table:visibility="filter">
          <table:table-cell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style-name="ce12" table:formula="of:=[.L63]+[.M62]" office:value-type="float" office:value="1287" calcext:value-type="float">
            <text:p>1287</text:p>
          </table:table-cell>
          <table:table-cell office:value-type="float" office:value="14.0980392156863" calcext:value-type="float">
            <text:p>14.10</text:p>
          </table:table-cell>
          <table:table-cell office:value-type="float" office:value="143.8" calcext:value-type="float">
            <text:p>143.80</text:p>
          </table:table-cell>
          <table:table-cell office:value-type="float" office:value="51" calcext:value-type="float">
            <text:p>51</text:p>
          </table:table-cell>
          <table:table-cell table:formula="of:=(1/120)+[.Q62]" office:value-type="float" office:value="0.516666666666667" calcext:value-type="float">
            <text:p>0.5167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FareedZakaria</text:p>
          </table:table-cell>
          <table:table-cell table:style-name="ce11" office:value-type="float" office:value="0.286386275594909" calcext:value-type="float">
            <text:p>0.2864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1863" calcext:value-type="float">
            <text:p>18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1" calcext:value-type="float">
            <text:p>51</text:p>
          </table:table-cell>
          <table:table-cell table:style-name="ce7" table:formula="of:=[.L64]+[.M63]" office:value-type="float" office:value="1338" calcext:value-type="float">
            <text:p>1338</text:p>
          </table:table-cell>
          <table:table-cell table:style-name="ce16" office:value-type="float" office:value="36.5294117647059" calcext:value-type="float">
            <text:p>36.53</text:p>
          </table:table-cell>
          <table:table-cell table:style-name="ce16" office:value-type="float" office:value="74.52" calcext:value-type="float">
            <text:p>74.52</text:p>
          </table:table-cell>
          <table:table-cell table:style-name="ce7" office:value-type="float" office:value="100" calcext:value-type="float">
            <text:p>100</text:p>
          </table:table-cell>
          <table:table-cell table:formula="of:=(1/120)+[.Q63]" office:value-type="float" office:value="0.525000000000001" calcext:value-type="float">
            <text:p>0.5250</text:p>
          </table:table-cell>
        </table:table-row>
        <table:table-row table:style-name="ro1" table:visibility="filter">
          <table:table-cell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[.L65]+[.M64]" office:value-type="float" office:value="1390" calcext:value-type="float">
            <text:p>1390</text:p>
          </table:table-cell>
          <table:table-cell office:value-type="float" office:value="52.3076923076923" calcext:value-type="float">
            <text:p>52.31</text:p>
          </table:table-cell>
          <table:table-cell office:value-type="float" office:value="209.230769230769" calcext:value-type="float">
            <text:p>209.23</text:p>
          </table:table-cell>
          <table:table-cell office:value-type="float" office:value="32" calcext:value-type="float">
            <text:p>32</text:p>
          </table:table-cell>
          <table:table-cell table:formula="of:=(1/120)+[.Q64]" office:value-type="float" office:value="0.533333333333334" calcext:value-type="float">
            <text:p>0.5333</text:p>
          </table:table-cell>
        </table:table-row>
        <table:table-row table:style-name="ro1">
          <table:table-cell/>
          <table:table-cell table:style-name="ce5" office:value-type="string" calcext:value-type="string">
            <text:p>GeorgeWill</text:p>
          </table:table-cell>
          <table:table-cell table:style-name="ce9" office:value-type="float" office:value="0.353154778600723" calcext:value-type="float">
            <text:p>0.3532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541" calcext:value-type="float">
            <text:p>254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5" calcext:value-type="float">
            <text:p>55</text:p>
          </table:table-cell>
          <table:table-cell table:formula="of:=[.L66]+[.M65]" office:value-type="float" office:value="1445" calcext:value-type="float">
            <text:p>1445</text:p>
          </table:table-cell>
          <table:table-cell table:style-name="ce14" office:value-type="float" office:value="46.2" calcext:value-type="float">
            <text:p>46.20</text:p>
          </table:table-cell>
          <table:table-cell table:style-name="ce14" office:value-type="float" office:value="254.1" calcext:value-type="float">
            <text:p>254.10</text:p>
          </table:table-cell>
          <table:table-cell table:style-name="ce5" office:value-type="float" office:value="19" calcext:value-type="float">
            <text:p>19</text:p>
          </table:table-cell>
          <table:table-cell table:formula="of:=(1/120)+[.Q65]" office:value-type="float" office:value="0.541666666666667" calcext:value-type="float">
            <text:p>0.5417</text:p>
          </table:table-cell>
        </table:table-row>
        <table:table-row table:style-name="ro1" table:visibility="filter">
          <table:table-cell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style-name="ce12" table:formula="of:=[.L67]+[.M66]" office:value-type="float" office:value="1502" calcext:value-type="float">
            <text:p>1502</text:p>
          </table:table-cell>
          <table:table-cell office:value-type="float" office:value="32.5964912280702" calcext:value-type="float">
            <text:p>32.60</text:p>
          </table:table-cell>
          <table:table-cell office:value-type="float" office:value="168.909090909091" calcext:value-type="float">
            <text:p>168.91</text:p>
          </table:table-cell>
          <table:table-cell office:value-type="float" office:value="44" calcext:value-type="float">
            <text:p>44</text:p>
          </table:table-cell>
          <table:table-cell table:formula="of:=(1/120)+[.Q66]" office:value-type="float" office:value="0.55" calcext:value-type="float">
            <text:p>0.5500</text:p>
          </table:table-cell>
        </table:table-row>
        <table:table-row table:style-name="ro1" table:visibility="filter">
          <table:table-cell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style-name="ce12" table:formula="of:=[.L68]+[.M67]" office:value-type="float" office:value="1561" calcext:value-type="float">
            <text:p>1561</text:p>
          </table:table-cell>
          <table:table-cell office:value-type="float" office:value="27.5254237288136" calcext:value-type="float">
            <text:p>27.53</text:p>
          </table:table-cell>
          <table:table-cell office:value-type="float" office:value="270.666666666667" calcext:value-type="float">
            <text:p>270.67</text:p>
          </table:table-cell>
          <table:table-cell office:value-type="float" office:value="10" calcext:value-type="float">
            <text:p>10</text:p>
          </table:table-cell>
          <table:table-cell table:formula="of:=(1/120)+[.Q67]" office:value-type="float" office:value="0.558333333333334" calcext:value-type="float">
            <text:p>0.5583</text:p>
          </table:table-cell>
        </table:table-row>
        <table:table-row table:style-name="ro1" table:visibility="filter">
          <table:table-cell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12" table:formula="of:=[.L69]+[.M68]" office:value-type="float" office:value="1620" calcext:value-type="float">
            <text:p>1620</text:p>
          </table:table-cell>
          <table:table-cell office:value-type="float" office:value="27.8135593220339" calcext:value-type="float">
            <text:p>27.81</text:p>
          </table:table-cell>
          <table:table-cell office:value-type="float" office:value="96.5294117647059" calcext:value-type="float">
            <text:p>96.53</text:p>
          </table:table-cell>
          <table:table-cell office:value-type="float" office:value="87" calcext:value-type="float">
            <text:p>87</text:p>
          </table:table-cell>
          <table:table-cell table:formula="of:=(1/120)+[.Q68]" office:value-type="float" office:value="0.566666666666667" calcext:value-type="float">
            <text:p>0.5667</text:p>
          </table:table-cell>
        </table:table-row>
        <table:table-row table:style-name="ro1" table:visibility="filter">
          <table:table-cell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style-name="ce12" table:formula="of:=[.L70]+[.M69]" office:value-type="float" office:value="1680" calcext:value-type="float">
            <text:p>1680</text:p>
          </table:table-cell>
          <table:table-cell office:value-type="float" office:value="22.4" calcext:value-type="float">
            <text:p>22.40</text:p>
          </table:table-cell>
          <table:table-cell office:value-type="float" office:value="112" calcext:value-type="float">
            <text:p>112.00</text:p>
          </table:table-cell>
          <table:table-cell office:value-type="float" office:value="68" calcext:value-type="float">
            <text:p>68</text:p>
          </table:table-cell>
          <table:table-cell table:formula="of:=(1/120)+[.Q69]" office:value-type="float" office:value="0.575" calcext:value-type="float">
            <text:p>0.5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michellemalkin</text:p>
          </table:table-cell>
          <table:table-cell table:style-name="ce9" office:value-type="float" office:value="0.479865587779257" calcext:value-type="float">
            <text:p>0.4799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0" calcext:value-type="float">
            <text:p>60</text:p>
          </table:table-cell>
          <table:table-cell table:formula="of:=[.L71]+[.M70]" office:value-type="float" office:value="1740" calcext:value-type="float">
            <text:p>1740</text:p>
          </table:table-cell>
          <table:table-cell table:style-name="ce14" office:value-type="float" office:value="29.1666666666667" calcext:value-type="float">
            <text:p>29.17</text:p>
          </table:table-cell>
          <table:table-cell table:style-name="ce14" office:value-type="float" office:value="109.375" calcext:value-type="float">
            <text:p>109.38</text:p>
          </table:table-cell>
          <table:table-cell table:style-name="ce5" office:value-type="float" office:value="80" calcext:value-type="float">
            <text:p>80</text:p>
          </table:table-cell>
          <table:table-cell table:formula="of:=(1/120)+[.Q70]" office:value-type="float" office:value="0.583333333333334" calcext:value-type="float">
            <text:p>0.5833</text:p>
          </table:table-cell>
        </table:table-row>
        <table:table-row table:style-name="ro1" table:visibility="filter">
          <table:table-cell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L72]+[.M71]" office:value-type="float" office:value="1800" calcext:value-type="float">
            <text:p>1800</text:p>
          </table:table-cell>
          <table:table-cell office:value-type="float" office:value="35.55" calcext:value-type="float">
            <text:p>35.55</text:p>
          </table:table-cell>
          <table:table-cell office:value-type="float" office:value="355.5" calcext:value-type="float">
            <text:p>355.50</text:p>
          </table:table-cell>
          <table:table-cell office:value-type="float" office:value="6" calcext:value-type="float">
            <text:p>6</text:p>
          </table:table-cell>
          <table:table-cell table:formula="of:=(1/120)+[.Q71]" office:value-type="float" office:value="0.591666666666667" calcext:value-type="float">
            <text:p>0.5917</text:p>
          </table:table-cell>
        </table:table-row>
        <table:table-row table:style-name="ro1" table:visibility="filter">
          <table:table-cell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73]+[.M72]" office:value-type="float" office:value="1860" calcext:value-type="float">
            <text:p>1860</text:p>
          </table:table-cell>
          <table:table-cell office:value-type="float" office:value="42.8166666666667" calcext:value-type="float">
            <text:p>42.82</text:p>
          </table:table-cell>
          <table:table-cell office:value-type="float" office:value="111.695652173913" calcext:value-type="float">
            <text:p>111.70</text:p>
          </table:table-cell>
          <table:table-cell office:value-type="float" office:value="68" calcext:value-type="float">
            <text:p>68</text:p>
          </table:table-cell>
          <table:table-cell table:formula="of:=(1/120)+[.Q72]" office:value-type="float" office:value="0.6" calcext:value-type="float">
            <text:p>0.6000</text:p>
          </table:table-cell>
        </table:table-row>
        <table:table-row table:style-name="ro1" table:visibility="filter">
          <table:table-cell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style-name="ce12" table:formula="of:=[.L74]+[.M73]" office:value-type="float" office:value="1921" calcext:value-type="float">
            <text:p>1921</text:p>
          </table:table-cell>
          <table:table-cell office:value-type="float" office:value="27.4426229508197" calcext:value-type="float">
            <text:p>27.44</text:p>
          </table:table-cell>
          <table:table-cell office:value-type="float" office:value="167.4" calcext:value-type="float">
            <text:p>167.40</text:p>
          </table:table-cell>
          <table:table-cell office:value-type="float" office:value="44" calcext:value-type="float">
            <text:p>44</text:p>
          </table:table-cell>
          <table:table-cell table:formula="of:=(1/120)+[.Q73]" office:value-type="float" office:value="0.608333333333334" calcext:value-type="float">
            <text:p>0.6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AndreaTantaros</text:p>
          </table:table-cell>
          <table:table-cell table:style-name="ce9" office:value-type="float" office:value="0.896667281559368" calcext:value-type="float">
            <text:p>0.8967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833" calcext:value-type="float">
            <text:p>583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2" calcext:value-type="float">
            <text:p>62</text:p>
          </table:table-cell>
          <table:table-cell table:formula="of:=[.L75]+[.M74]" office:value-type="float" office:value="1983" calcext:value-type="float">
            <text:p>1983</text:p>
          </table:table-cell>
          <table:table-cell table:style-name="ce14" office:value-type="float" office:value="94.0806451612903" calcext:value-type="float">
            <text:p>94.08</text:p>
          </table:table-cell>
          <table:table-cell table:style-name="ce14" office:value-type="float" office:value="324.055555555556" calcext:value-type="float">
            <text:p>324.06</text:p>
          </table:table-cell>
          <table:table-cell table:style-name="ce5" office:value-type="float" office:value="10" calcext:value-type="float">
            <text:p>10</text:p>
          </table:table-cell>
          <table:table-cell table:formula="of:=(1/120)+[.Q74]" office:value-type="float" office:value="0.616666666666667" calcext:value-type="float">
            <text:p>0.6167</text:p>
          </table:table-cell>
        </table:table-row>
        <table:table-row table:style-name="ro1" table:visibility="filter">
          <table:table-cell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style-name="ce12" table:formula="of:=[.L76]+[.M75]" office:value-type="float" office:value="2049" calcext:value-type="float">
            <text:p>2049</text:p>
          </table:table-cell>
          <table:table-cell office:value-type="float" office:value="15.8484848484848" calcext:value-type="float">
            <text:p>15.85</text:p>
          </table:table-cell>
          <table:table-cell office:value-type="float" office:value="116.222222222222" calcext:value-type="float">
            <text:p>116.22</text:p>
          </table:table-cell>
          <table:table-cell office:value-type="float" office:value="68" calcext:value-type="float">
            <text:p>68</text:p>
          </table:table-cell>
          <table:table-cell table:formula="of:=(1/120)+[.Q75]" office:value-type="float" office:value="0.625" calcext:value-type="float">
            <text:p>0.62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AnnCoulter</text:p>
          </table:table-cell>
          <table:table-cell table:style-name="ce9" office:value-type="float" office:value="0.966380741560598" calcext:value-type="float">
            <text:p>0.9664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524" calcext:value-type="float">
            <text:p>15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7" calcext:value-type="float">
            <text:p>67</text:p>
          </table:table-cell>
          <table:table-cell table:formula="of:=[.L77]+[.M76]" office:value-type="float" office:value="2116" calcext:value-type="float">
            <text:p>2116</text:p>
          </table:table-cell>
          <table:table-cell table:style-name="ce14" office:value-type="float" office:value="22.7462686567164" calcext:value-type="float">
            <text:p>22.75</text:p>
          </table:table-cell>
          <table:table-cell table:style-name="ce14" office:value-type="float" office:value="89.6470588235294" calcext:value-type="float">
            <text:p>89.65</text:p>
          </table:table-cell>
          <table:table-cell table:style-name="ce5" office:value-type="float" office:value="94" calcext:value-type="float">
            <text:p>94</text:p>
          </table:table-cell>
          <table:table-cell table:formula="of:=(1/120)+[.Q76]" office:value-type="float" office:value="0.633333333333334" calcext:value-type="float">
            <text:p>0.6333</text:p>
          </table:table-cell>
        </table:table-row>
        <table:table-row table:style-name="ro1" table:visibility="filter">
          <table:table-cell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L78]+[.M77]" office:value-type="float" office:value="2183" calcext:value-type="float">
            <text:p>2183</text:p>
          </table:table-cell>
          <table:table-cell office:value-type="float" office:value="38.3880597014925" calcext:value-type="float">
            <text:p>38.39</text:p>
          </table:table-cell>
          <table:table-cell office:value-type="float" office:value="98.9230769230769" calcext:value-type="float">
            <text:p>98.92</text:p>
          </table:table-cell>
          <table:table-cell office:value-type="float" office:value="85" calcext:value-type="float">
            <text:p>85</text:p>
          </table:table-cell>
          <table:table-cell table:formula="of:=(1/120)+[.Q77]" office:value-type="float" office:value="0.641666666666667" calcext:value-type="float">
            <text:p>0.6417</text:p>
          </table:table-cell>
        </table:table-row>
        <table:table-row table:style-name="ro1">
          <table:table-cell/>
          <table:table-cell table:style-name="ce5" office:value-type="string" calcext:value-type="string">
            <text:p>BillHemmer</text:p>
          </table:table-cell>
          <table:table-cell table:style-name="ce9" office:value-type="float" office:value="0.215878579187932" calcext:value-type="float">
            <text:p>0.2159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8" calcext:value-type="float">
            <text:p>68</text:p>
          </table:table-cell>
          <table:table-cell table:formula="of:=[.L79]+[.M78]" office:value-type="float" office:value="2251" calcext:value-type="float">
            <text:p>2251</text:p>
          </table:table-cell>
          <table:table-cell table:style-name="ce14" office:value-type="float" office:value="11.2647058823529" calcext:value-type="float">
            <text:p>11.26</text:p>
          </table:table-cell>
          <table:table-cell table:style-name="ce14" office:value-type="float" office:value="383" calcext:value-type="float">
            <text:p>383.00</text:p>
          </table:table-cell>
          <table:table-cell table:style-name="ce5" office:value-type="float" office:value="6" calcext:value-type="float">
            <text:p>6</text:p>
          </table:table-cell>
          <table:table-cell table:formula="of:=(1/120)+[.Q78]" office:value-type="float" office:value="0.65" calcext:value-type="float">
            <text:p>0.650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BetsyDeVos</text:p>
          </table:table-cell>
          <table:table-cell table:style-name="ce9" office:value-type="float" office:value="0.921570435958925" calcext:value-type="float">
            <text:p>0.9216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725" calcext:value-type="float">
            <text:p>27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8" calcext:value-type="float">
            <text:p>68</text:p>
          </table:table-cell>
          <table:table-cell table:formula="of:=[.L80]+[.M79]" office:value-type="float" office:value="2319" calcext:value-type="float">
            <text:p>2319</text:p>
          </table:table-cell>
          <table:table-cell table:style-name="ce14" office:value-type="float" office:value="40.0735294117647" calcext:value-type="float">
            <text:p>40.07</text:p>
          </table:table-cell>
          <table:table-cell table:style-name="ce14" office:value-type="float" office:value="170.3125" calcext:value-type="float">
            <text:p>170.31</text:p>
          </table:table-cell>
          <table:table-cell table:style-name="ce5" office:value-type="float" office:value="44" calcext:value-type="float">
            <text:p>44</text:p>
          </table:table-cell>
          <table:table-cell table:formula="of:=(1/120)+[.Q79]" office:value-type="float" office:value="0.658333333333333" calcext:value-type="float">
            <text:p>0.6583</text:p>
          </table:table-cell>
        </table:table-row>
        <table:table-row table:style-name="ro1">
          <table:table-cell/>
          <table:table-cell table:style-name="ce5" office:value-type="string" calcext:value-type="string">
            <text:p>JoeNBC</text:p>
          </table:table-cell>
          <table:table-cell table:style-name="ce9" office:value-type="float" office:value="0.745547482609446" calcext:value-type="float">
            <text:p>0.7455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278" calcext:value-type="float">
            <text:p>227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9" calcext:value-type="float">
            <text:p>69</text:p>
          </table:table-cell>
          <table:table-cell table:formula="of:=[.L81]+[.M80]" office:value-type="float" office:value="2388" calcext:value-type="float">
            <text:p>2388</text:p>
          </table:table-cell>
          <table:table-cell table:style-name="ce14" office:value-type="float" office:value="33.0144927536232" calcext:value-type="float">
            <text:p>33.01</text:p>
          </table:table-cell>
          <table:table-cell table:style-name="ce14" office:value-type="float" office:value="151.866666666667" calcext:value-type="float">
            <text:p>151.87</text:p>
          </table:table-cell>
          <table:table-cell table:style-name="ce5" office:value-type="float" office:value="51" calcext:value-type="float">
            <text:p>51</text:p>
          </table:table-cell>
          <table:table-cell table:formula="of:=(1/120)+[.Q80]" office:value-type="float" office:value="0.666666666666667" calcext:value-type="float">
            <text:p>0.6667</text:p>
          </table:table-cell>
        </table:table-row>
        <table:table-row table:style-name="ro1" table:visibility="filter">
          <table:table-cell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L82]+[.M81]" office:value-type="float" office:value="2460" calcext:value-type="float">
            <text:p>2460</text:p>
          </table:table-cell>
          <table:table-cell office:value-type="float" office:value="40.25" calcext:value-type="float">
            <text:p>40.25</text:p>
          </table:table-cell>
          <table:table-cell office:value-type="float" office:value="207" calcext:value-type="float">
            <text:p>207.00</text:p>
          </table:table-cell>
          <table:table-cell office:value-type="float" office:value="32" calcext:value-type="float">
            <text:p>32</text:p>
          </table:table-cell>
          <table:table-cell table:formula="of:=(1/120)+[.Q81]" office:value-type="float" office:value="0.675" calcext:value-type="float">
            <text:p>0.6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DanaPerino</text:p>
          </table:table-cell>
          <table:table-cell table:style-name="ce9" office:value-type="float" office:value="0.529607083563918" calcext:value-type="float">
            <text:p>0.5296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566" calcext:value-type="float">
            <text:p>156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5" calcext:value-type="float">
            <text:p>75</text:p>
          </table:table-cell>
          <table:table-cell table:formula="of:=[.L83]+[.M82]" office:value-type="float" office:value="2535" calcext:value-type="float">
            <text:p>2535</text:p>
          </table:table-cell>
          <table:table-cell table:style-name="ce14" office:value-type="float" office:value="20.88" calcext:value-type="float">
            <text:p>20.88</text:p>
          </table:table-cell>
          <table:table-cell table:style-name="ce14" office:value-type="float" office:value="195.75" calcext:value-type="float">
            <text:p>195.75</text:p>
          </table:table-cell>
          <table:table-cell table:style-name="ce5" office:value-type="float" office:value="38" calcext:value-type="float">
            <text:p>38</text:p>
          </table:table-cell>
          <table:table-cell table:formula="of:=(1/120)+[.Q82]" office:value-type="float" office:value="0.683333333333333" calcext:value-type="float">
            <text:p>0.6833</text:p>
          </table:table-cell>
        </table:table-row>
        <table:table-row table:style-name="ro1" table:visibility="filter">
          <table:table-cell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style-name="ce12" table:formula="of:=[.L84]+[.M83]" office:value-type="float" office:value="2612" calcext:value-type="float">
            <text:p>2612</text:p>
          </table:table-cell>
          <table:table-cell office:value-type="float" office:value="29.987012987013" calcext:value-type="float">
            <text:p>29.99</text:p>
          </table:table-cell>
          <table:table-cell office:value-type="float" office:value="288.625" calcext:value-type="float">
            <text:p>288.63</text:p>
          </table:table-cell>
          <table:table-cell office:value-type="float" office:value="10" calcext:value-type="float">
            <text:p>10</text:p>
          </table:table-cell>
          <table:table-cell table:formula="of:=(1/120)+[.Q83]" office:value-type="float" office:value="0.691666666666667" calcext:value-type="float">
            <text:p>0.6917</text:p>
          </table:table-cell>
        </table:table-row>
        <table:table-row table:style-name="ro1">
          <table:table-cell/>
          <table:table-cell table:style-name="ce5" office:value-type="string" calcext:value-type="string">
            <text:p>davidfrum</text:p>
          </table:table-cell>
          <table:table-cell table:style-name="ce9" office:value-type="float" office:value="0.693914504024311" calcext:value-type="float">
            <text:p>0.6939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599" calcext:value-type="float">
            <text:p>259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9" calcext:value-type="float">
            <text:p>79</text:p>
          </table:table-cell>
          <table:table-cell table:formula="of:=[.L85]+[.M84]" office:value-type="float" office:value="2691" calcext:value-type="float">
            <text:p>2691</text:p>
          </table:table-cell>
          <table:table-cell table:style-name="ce14" office:value-type="float" office:value="32.8987341772152" calcext:value-type="float">
            <text:p>32.90</text:p>
          </table:table-cell>
          <table:table-cell table:style-name="ce14" office:value-type="float" office:value="129.95" calcext:value-type="float">
            <text:p>129.95</text:p>
          </table:table-cell>
          <table:table-cell table:style-name="ce5" office:value-type="float" office:value="59" calcext:value-type="float">
            <text:p>59</text:p>
          </table:table-cell>
          <table:table-cell table:formula="of:=(1/120)+[.Q84]" office:value-type="float" office:value="0.7" calcext:value-type="float">
            <text:p>0.7000</text:p>
          </table:table-cell>
        </table:table-row>
        <table:table-row table:style-name="ro1" table:visibility="filter">
          <table:table-cell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[.L86]+[.M85]" office:value-type="float" office:value="2774" calcext:value-type="float">
            <text:p>2774</text:p>
          </table:table-cell>
          <table:table-cell office:value-type="float" office:value="34.2650602409639" calcext:value-type="float">
            <text:p>34.27</text:p>
          </table:table-cell>
          <table:table-cell office:value-type="float" office:value="113.76" calcext:value-type="float">
            <text:p>113.76</text:p>
          </table:table-cell>
          <table:table-cell office:value-type="float" office:value="68" calcext:value-type="float">
            <text:p>68</text:p>
          </table:table-cell>
          <table:table-cell table:formula="of:=(1/120)+[.Q85]" office:value-type="float" office:value="0.708333333333333" calcext:value-type="float">
            <text:p>0.7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DLoesch</text:p>
          </table:table-cell>
          <table:table-cell table:style-name="ce9" office:value-type="float" office:value="0.688030771963626" calcext:value-type="float">
            <text:p>0.688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831" calcext:value-type="float">
            <text:p>18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5" calcext:value-type="float">
            <text:p>85</text:p>
          </table:table-cell>
          <table:table-cell table:formula="of:=[.L87]+[.M86]" office:value-type="float" office:value="2859" calcext:value-type="float">
            <text:p>2859</text:p>
          </table:table-cell>
          <table:table-cell table:style-name="ce14" office:value-type="float" office:value="21.5411764705882" calcext:value-type="float">
            <text:p>21.54</text:p>
          </table:table-cell>
          <table:table-cell table:style-name="ce14" office:value-type="float" office:value="228.875" calcext:value-type="float">
            <text:p>228.88</text:p>
          </table:table-cell>
          <table:table-cell table:style-name="ce5" office:value-type="float" office:value="29" calcext:value-type="float">
            <text:p>29</text:p>
          </table:table-cell>
          <table:table-cell table:formula="of:=(1/120)+[.Q86]" office:value-type="float" office:value="0.716666666666667" calcext:value-type="float">
            <text:p>0.71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secupp</text:p>
          </table:table-cell>
          <table:table-cell table:style-name="ce9" office:value-type="float" office:value="0.435514835994452" calcext:value-type="float">
            <text:p>0.4355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318" calcext:value-type="float">
            <text:p>231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6" calcext:value-type="float">
            <text:p>86</text:p>
          </table:table-cell>
          <table:table-cell table:formula="of:=[.L88]+[.M87]" office:value-type="float" office:value="2945" calcext:value-type="float">
            <text:p>2945</text:p>
          </table:table-cell>
          <table:table-cell table:style-name="ce14" office:value-type="float" office:value="26.953488372093" calcext:value-type="float">
            <text:p>26.95</text:p>
          </table:table-cell>
          <table:table-cell table:style-name="ce14" office:value-type="float" office:value="579.5" calcext:value-type="float">
            <text:p>579.50</text:p>
          </table:table-cell>
          <table:table-cell table:style-name="ce5" office:value-type="float" office:value="4" calcext:value-type="float">
            <text:p>4</text:p>
          </table:table-cell>
          <table:table-cell table:formula="of:=(1/120)+[.Q87]" office:value-type="float" office:value="0.725" calcext:value-type="float">
            <text:p>0.7250</text:p>
          </table:table-cell>
        </table:table-row>
        <table:table-row table:style-name="ro1">
          <table:table-cell/>
          <table:table-cell table:style-name="ce5" office:value-type="string" calcext:value-type="string">
            <text:p>Judgenap</text:p>
          </table:table-cell>
          <table:table-cell table:style-name="ce9" office:value-type="float" office:value="0.571696488962676" calcext:value-type="float">
            <text:p>0.571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719" calcext:value-type="float">
            <text:p>371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" calcext:value-type="float">
            <text:p>87</text:p>
          </table:table-cell>
          <table:table-cell table:formula="of:=[.L89]+[.M88]" office:value-type="float" office:value="3032" calcext:value-type="float">
            <text:p>3032</text:p>
          </table:table-cell>
          <table:table-cell table:style-name="ce14" office:value-type="float" office:value="42.7471264367816" calcext:value-type="float">
            <text:p>42.75</text:p>
          </table:table-cell>
          <table:table-cell table:style-name="ce14" office:value-type="float" office:value="195.736842105263" calcext:value-type="float">
            <text:p>195.74</text:p>
          </table:table-cell>
          <table:table-cell table:style-name="ce5" office:value-type="float" office:value="39" calcext:value-type="float">
            <text:p>39</text:p>
          </table:table-cell>
          <table:table-cell table:formula="of:=(1/120)+[.Q88]" office:value-type="float" office:value="0.733333333333333" calcext:value-type="float">
            <text:p>0.7333</text:p>
          </table:table-cell>
        </table:table-row>
        <table:table-row table:style-name="ro1">
          <table:table-cell/>
          <table:table-cell table:style-name="ce5" office:value-type="string" calcext:value-type="string">
            <text:p>glennbeck</text:p>
          </table:table-cell>
          <table:table-cell table:style-name="ce9" office:value-type="float" office:value="0.308680347608109" calcext:value-type="float">
            <text:p>0.308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221" calcext:value-type="float">
            <text:p>222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8" calcext:value-type="float">
            <text:p>88</text:p>
          </table:table-cell>
          <table:table-cell table:formula="of:=[.L90]+[.M89]" office:value-type="float" office:value="3120" calcext:value-type="float">
            <text:p>3120</text:p>
          </table:table-cell>
          <table:table-cell table:style-name="ce14" office:value-type="float" office:value="25.2386363636364" calcext:value-type="float">
            <text:p>25.24</text:p>
          </table:table-cell>
          <table:table-cell table:style-name="ce14" office:value-type="float" office:value="246.777777777778" calcext:value-type="float">
            <text:p>246.78</text:p>
          </table:table-cell>
          <table:table-cell table:style-name="ce5" office:value-type="float" office:value="20" calcext:value-type="float">
            <text:p>20</text:p>
          </table:table-cell>
          <table:table-cell table:formula="of:=(1/120)+[.Q89]" office:value-type="float" office:value="0.741666666666666" calcext:value-type="float">
            <text:p>0.7417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megynkelly</text:p>
          </table:table-cell>
          <table:table-cell table:style-name="ce11" office:value-type="float" office:value="0.65848259478721" calcext:value-type="float">
            <text:p>0.6585</text:p>
          </table:table-cell>
          <table:table-cell table:style-name="ce7" office:value-type="string" calcext:value-type="string">
            <text:p>fe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2661" calcext:value-type="float">
            <text:p>266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9" calcext:value-type="float">
            <text:p>99</text:p>
          </table:table-cell>
          <table:table-cell table:style-name="ce7" table:formula="of:=[.L91]+[.M90]" office:value-type="float" office:value="3219" calcext:value-type="float">
            <text:p>3219</text:p>
          </table:table-cell>
          <table:table-cell table:style-name="ce16" office:value-type="float" office:value="26.8787878787879" calcext:value-type="float">
            <text:p>26.88</text:p>
          </table:table-cell>
          <table:table-cell table:style-name="ce16" office:value-type="float" office:value="76.0285714285714" calcext:value-type="float">
            <text:p>76.03</text:p>
          </table:table-cell>
          <table:table-cell table:style-name="ce7" office:value-type="float" office:value="100" calcext:value-type="float">
            <text:p>100</text:p>
          </table:table-cell>
          <table:table-cell table:formula="of:=(1/120)+[.Q90]" office:value-type="float" office:value="0.75" calcext:value-type="float">
            <text:p>0.7500</text:p>
          </table:table-cell>
        </table:table-row>
        <table:table-row table:style-name="ro1" table:visibility="filter">
          <table:table-cell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table:style-name="ce12" table:formula="of:=[.L92]+[.M91]" office:value-type="float" office:value="3320" calcext:value-type="float">
            <text:p>3320</text:p>
          </table:table-cell>
          <table:table-cell office:value-type="float" office:value="11.4653465346535" calcext:value-type="float">
            <text:p>11.47</text:p>
          </table:table-cell>
          <table:table-cell office:value-type="float" office:value="115.8" calcext:value-type="float">
            <text:p>115.80</text:p>
          </table:table-cell>
          <table:table-cell office:value-type="float" office:value="68" calcext:value-type="float">
            <text:p>68</text:p>
          </table:table-cell>
          <table:table-cell table:formula="of:=(1/120)+[.Q91]" office:value-type="float" office:value="0.758333333333333" calcext:value-type="float">
            <text:p>0.7583</text:p>
          </table:table-cell>
        </table:table-row>
        <table:table-row table:style-name="ro1">
          <table:table-cell/>
          <table:table-cell table:style-name="ce5" office:value-type="string" calcext:value-type="string">
            <text:p>greggutfeld</text:p>
          </table:table-cell>
          <table:table-cell table:style-name="ce9" office:value-type="float" office:value="0.608052019922524" calcext:value-type="float">
            <text:p>0.6081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637" calcext:value-type="float">
            <text:p>263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04" calcext:value-type="float">
            <text:p>104</text:p>
          </table:table-cell>
          <table:table-cell table:formula="of:=[.L93]+[.M92]" office:value-type="float" office:value="3424" calcext:value-type="float">
            <text:p>3424</text:p>
          </table:table-cell>
          <table:table-cell table:style-name="ce14" office:value-type="float" office:value="25.3557692307692" calcext:value-type="float">
            <text:p>25.36</text:p>
          </table:table-cell>
          <table:table-cell table:style-name="ce14" office:value-type="float" office:value="119.863636363636" calcext:value-type="float">
            <text:p>119.86</text:p>
          </table:table-cell>
          <table:table-cell table:style-name="ce5" office:value-type="float" office:value="65" calcext:value-type="float">
            <text:p>65</text:p>
          </table:table-cell>
          <table:table-cell table:formula="of:=(1/120)+[.Q92]" office:value-type="float" office:value="0.766666666666666" calcext:value-type="float">
            <text:p>0.7667</text:p>
          </table:table-cell>
        </table:table-row>
        <table:table-row table:style-name="ro1">
          <table:table-cell/>
          <table:table-cell table:style-name="ce5" office:value-type="string" calcext:value-type="string">
            <text:p>jaketapper</text:p>
          </table:table-cell>
          <table:table-cell table:style-name="ce9" office:value-type="float" office:value="0.681608559306401" calcext:value-type="float">
            <text:p>0.681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217" calcext:value-type="float">
            <text:p>22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09" calcext:value-type="float">
            <text:p>109</text:p>
          </table:table-cell>
          <table:table-cell table:formula="of:=[.L94]+[.M93]" office:value-type="float" office:value="3533" calcext:value-type="float">
            <text:p>3533</text:p>
          </table:table-cell>
          <table:table-cell table:style-name="ce14" office:value-type="float" office:value="20.3394495412844" calcext:value-type="float">
            <text:p>20.34</text:p>
          </table:table-cell>
          <table:table-cell table:style-name="ce14" office:value-type="float" office:value="79.1785714285714" calcext:value-type="float">
            <text:p>79.18</text:p>
          </table:table-cell>
          <table:table-cell table:style-name="ce5" office:value-type="float" office:value="99" calcext:value-type="float">
            <text:p>99</text:p>
          </table:table-cell>
          <table:table-cell table:formula="of:=(1/120)+[.Q93]" office:value-type="float" office:value="0.775" calcext:value-type="float">
            <text:p>0.7750</text:p>
          </table:table-cell>
        </table:table-row>
        <table:table-row table:style-name="ro1" table:visibility="filter">
          <table:table-cell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table:style-name="ce12" table:formula="of:=[.L95]+[.M94]" office:value-type="float" office:value="3644" calcext:value-type="float">
            <text:p>3644</text:p>
          </table:table-cell>
          <table:table-cell office:value-type="float" office:value="32.0990990990991" calcext:value-type="float">
            <text:p>32.10</text:p>
          </table:table-cell>
          <table:table-cell office:value-type="float" office:value="96.2972972972973" calcext:value-type="float">
            <text:p>96.30</text:p>
          </table:table-cell>
          <table:table-cell office:value-type="float" office:value="87" calcext:value-type="float">
            <text:p>87</text:p>
          </table:table-cell>
          <table:table-cell table:formula="of:=(1/120)+[.Q94]" office:value-type="float" office:value="0.783333333333333" calcext:value-type="float">
            <text:p>0.783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kimguilfoyle</text:p>
          </table:table-cell>
          <table:table-cell table:style-name="ce9" office:value-type="float" office:value="0.726115939827324" calcext:value-type="float">
            <text:p>0.7261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650" calcext:value-type="float">
            <text:p>36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12" calcext:value-type="float">
            <text:p>112</text:p>
          </table:table-cell>
          <table:table-cell table:formula="of:=[.L96]+[.M95]" office:value-type="float" office:value="3756" calcext:value-type="float">
            <text:p>3756</text:p>
          </table:table-cell>
          <table:table-cell table:style-name="ce14" office:value-type="float" office:value="32.5892857142857" calcext:value-type="float">
            <text:p>32.59</text:p>
          </table:table-cell>
          <table:table-cell table:style-name="ce14" office:value-type="float" office:value="73" calcext:value-type="float">
            <text:p>73.00</text:p>
          </table:table-cell>
          <table:table-cell table:style-name="ce5" office:value-type="float" office:value="103" calcext:value-type="float">
            <text:p>103</text:p>
          </table:table-cell>
          <table:table-cell table:formula="of:=(1/120)+[.Q95]" office:value-type="float" office:value="0.791666666666666" calcext:value-type="float">
            <text:p>0.7917</text:p>
          </table:table-cell>
        </table:table-row>
        <table:table-row table:style-name="ro1">
          <table:table-cell/>
          <table:table-cell table:style-name="ce5" office:value-type="string" calcext:value-type="string">
            <text:p>krauthammer</text:p>
          </table:table-cell>
          <table:table-cell table:style-name="ce9" office:value-type="float" office:value="0.825662330374054" calcext:value-type="float">
            <text:p>0.825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778" calcext:value-type="float">
            <text:p>577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18" calcext:value-type="float">
            <text:p>118</text:p>
          </table:table-cell>
          <table:table-cell table:formula="of:=[.L97]+[.M96]" office:value-type="float" office:value="3874" calcext:value-type="float">
            <text:p>3874</text:p>
          </table:table-cell>
          <table:table-cell table:style-name="ce14" office:value-type="float" office:value="48.9661016949153" calcext:value-type="float">
            <text:p>48.97</text:p>
          </table:table-cell>
          <table:table-cell table:style-name="ce14" office:value-type="float" office:value="222.230769230769" calcext:value-type="float">
            <text:p>222.23</text:p>
          </table:table-cell>
          <table:table-cell table:style-name="ce5" office:value-type="float" office:value="31" calcext:value-type="float">
            <text:p>31</text:p>
          </table:table-cell>
          <table:table-cell table:formula="of:=(1/120)+[.Q96]" office:value-type="float" office:value="0.8" calcext:value-type="float">
            <text:p>0.8000</text:p>
          </table:table-cell>
        </table:table-row>
        <table:table-row table:style-name="ro1">
          <table:table-cell/>
          <table:table-cell table:style-name="ce5" office:value-type="string" calcext:value-type="string">
            <text:p>DineshDSouza</text:p>
          </table:table-cell>
          <table:table-cell table:style-name="ce9" office:value-type="float" office:value="0.864151488174009" calcext:value-type="float">
            <text:p>0.8642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959" calcext:value-type="float">
            <text:p>195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0" calcext:value-type="float">
            <text:p>120</text:p>
          </table:table-cell>
          <table:table-cell table:formula="of:=[.L98]+[.M97]" office:value-type="float" office:value="3994" calcext:value-type="float">
            <text:p>3994</text:p>
          </table:table-cell>
          <table:table-cell table:style-name="ce14" office:value-type="float" office:value="16.325" calcext:value-type="float">
            <text:p>16.33</text:p>
          </table:table-cell>
          <table:table-cell table:style-name="ce14" office:value-type="float" office:value="163.25" calcext:value-type="float">
            <text:p>163.25</text:p>
          </table:table-cell>
          <table:table-cell table:style-name="ce5" office:value-type="float" office:value="48" calcext:value-type="float">
            <text:p>48</text:p>
          </table:table-cell>
          <table:table-cell table:formula="of:=(1/120)+[.Q97]" office:value-type="float" office:value="0.808333333333333" calcext:value-type="float">
            <text:p>0.8083</text:p>
          </table:table-cell>
        </table:table-row>
        <table:table-row table:style-name="ro1" table:visibility="filter">
          <table:table-cell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style-name="ce12" table:formula="of:=[.L99]+[.M98]" office:value-type="float" office:value="4114" calcext:value-type="float">
            <text:p>4114</text:p>
          </table:table-cell>
          <table:table-cell office:value-type="float" office:value="20.0166666666667" calcext:value-type="float">
            <text:p>20.02</text:p>
          </table:table-cell>
          <table:table-cell office:value-type="float" office:value="184.769230769231" calcext:value-type="float">
            <text:p>184.77</text:p>
          </table:table-cell>
          <table:table-cell office:value-type="float" office:value="39" calcext:value-type="float">
            <text:p>39</text:p>
          </table:table-cell>
          <table:table-cell table:formula="of:=(1/120)+[.Q98]" office:value-type="float" office:value="0.816666666666666" calcext:value-type="float">
            <text:p>0.8167</text:p>
          </table:table-cell>
        </table:table-row>
        <table:table-row table:style-name="ro1" table:visibility="filter">
          <table:table-cell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formula="of:=[.L100]+[.M99]" office:value-type="float" office:value="4234" calcext:value-type="float">
            <text:p>4234</text:p>
          </table:table-cell>
          <table:table-cell office:value-type="float" office:value="47.4666666666667" calcext:value-type="float">
            <text:p>47.47</text:p>
          </table:table-cell>
          <table:table-cell office:value-type="float" office:value="227.84" calcext:value-type="float">
            <text:p>227.84</text:p>
          </table:table-cell>
          <table:table-cell office:value-type="float" office:value="29" calcext:value-type="float">
            <text:p>29</text:p>
          </table:table-cell>
          <table:table-cell table:formula="of:=(1/120)+[.Q99]" office:value-type="float" office:value="0.825" calcext:value-type="float">
            <text:p>0.8250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andersoncooper</text:p>
          </table:table-cell>
          <table:table-cell table:style-name="ce11" office:value-type="float" office:value="0.907867870160105" calcext:value-type="float">
            <text:p>0.9079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2595" calcext:value-type="float">
            <text:p>259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2" calcext:value-type="float">
            <text:p>122</text:p>
          </table:table-cell>
          <table:table-cell table:style-name="ce7" table:formula="of:=[.L101]+[.M100]" office:value-type="float" office:value="4356" calcext:value-type="float">
            <text:p>4356</text:p>
          </table:table-cell>
          <table:table-cell table:style-name="ce16" office:value-type="float" office:value="21.2704918032787" calcext:value-type="float">
            <text:p>21.27</text:p>
          </table:table-cell>
          <table:table-cell table:style-name="ce16" office:value-type="float" office:value="117.954545454545" calcext:value-type="float">
            <text:p>117.95</text:p>
          </table:table-cell>
          <table:table-cell table:style-name="ce7" office:value-type="float" office:value="65" calcext:value-type="float">
            <text:p>65</text:p>
          </table:table-cell>
          <table:table-cell table:formula="of:=(1/120)+[.Q100]" office:value-type="float" office:value="0.833333333333333" calcext:value-type="float">
            <text:p>0.8333</text:p>
          </table:table-cell>
        </table:table-row>
        <table:table-row table:style-name="ro1" table:visibility="filter">
          <table:table-cell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table:style-name="ce12" table:formula="of:=[.L102]+[.M101]" office:value-type="float" office:value="4482" calcext:value-type="float">
            <text:p>4482</text:p>
          </table:table-cell>
          <table:table-cell office:value-type="float" office:value="33.1269841269841" calcext:value-type="float">
            <text:p>33.13</text:p>
          </table:table-cell>
          <table:table-cell office:value-type="float" office:value="130.4375" calcext:value-type="float">
            <text:p>130.44</text:p>
          </table:table-cell>
          <table:table-cell office:value-type="float" office:value="56" calcext:value-type="float">
            <text:p>56</text:p>
          </table:table-cell>
          <table:table-cell table:formula="of:=(1/120)+[.Q101]" office:value-type="float" office:value="0.841666666666666" calcext:value-type="float">
            <text:p>0.8417</text:p>
          </table:table-cell>
        </table:table-row>
        <table:table-row table:style-name="ro1" table:visibility="filter">
          <table:table-cell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formula="of:=[.L103]+[.M102]" office:value-type="float" office:value="4610" calcext:value-type="float">
            <text:p>4610</text:p>
          </table:table-cell>
          <table:table-cell office:value-type="float" office:value="35.390625" calcext:value-type="float">
            <text:p>35.39</text:p>
          </table:table-cell>
          <table:table-cell office:value-type="float" office:value="174.230769230769" calcext:value-type="float">
            <text:p>174.23</text:p>
          </table:table-cell>
          <table:table-cell office:value-type="float" office:value="39" calcext:value-type="float">
            <text:p>39</text:p>
          </table:table-cell>
          <table:table-cell table:formula="of:=(1/120)+[.Q102]" office:value-type="float" office:value="0.849999999999999" calcext:value-type="float">
            <text:p>0.8500</text:p>
          </table:table-cell>
        </table:table-row>
        <table:table-row table:style-name="ro1" table:visibility="filter">
          <table:table-cell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table:style-name="ce12" table:formula="of:=[.L104]+[.M103]" office:value-type="float" office:value="4742" calcext:value-type="float">
            <text:p>4742</text:p>
          </table:table-cell>
          <table:table-cell office:value-type="float" office:value="23.8787878787879" calcext:value-type="float">
            <text:p>23.88</text:p>
          </table:table-cell>
          <table:table-cell office:value-type="float" office:value="197" calcext:value-type="float">
            <text:p>197.00</text:p>
          </table:table-cell>
          <table:table-cell office:value-type="float" office:value="32" calcext:value-type="float">
            <text:p>32</text:p>
          </table:table-cell>
          <table:table-cell table:formula="of:=(1/120)+[.Q103]" office:value-type="float" office:value="0.858333333333333" calcext:value-type="float">
            <text:p>0.8583</text:p>
          </table:table-cell>
        </table:table-row>
        <table:table-row table:style-name="ro1">
          <table:table-cell/>
          <table:table-cell table:style-name="ce5" office:value-type="string" calcext:value-type="string">
            <text:p>brithume</text:p>
          </table:table-cell>
          <table:table-cell table:style-name="ce9" office:value-type="float" office:value="0.798976203652463" calcext:value-type="float">
            <text:p>0.7990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150" calcext:value-type="float">
            <text:p>315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34" calcext:value-type="float">
            <text:p>134</text:p>
          </table:table-cell>
          <table:table-cell table:formula="of:=[.L105]+[.M104]" office:value-type="float" office:value="4876" calcext:value-type="float">
            <text:p>4876</text:p>
          </table:table-cell>
          <table:table-cell table:style-name="ce14" office:value-type="float" office:value="23.5074626865672" calcext:value-type="float">
            <text:p>23.51</text:p>
          </table:table-cell>
          <table:table-cell table:style-name="ce14" office:value-type="float" office:value="242.307692307692" calcext:value-type="float">
            <text:p>242.31</text:p>
          </table:table-cell>
          <table:table-cell table:style-name="ce5" office:value-type="float" office:value="23" calcext:value-type="float">
            <text:p>23</text:p>
          </table:table-cell>
          <table:table-cell table:formula="of:=(1/120)+[.Q104]" office:value-type="float" office:value="0.866666666666666" calcext:value-type="float">
            <text:p>0.8667</text:p>
          </table:table-cell>
        </table:table-row>
        <table:table-row table:style-name="ro1" table:visibility="filter">
          <table:table-cell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table:style-name="ce12" table:formula="of:=[.L106]+[.M105]" office:value-type="float" office:value="5013" calcext:value-type="float">
            <text:p>5013</text:p>
          </table:table-cell>
          <table:table-cell office:value-type="float" office:value="31.8175182481752" calcext:value-type="float">
            <text:p>31.82</text:p>
          </table:table-cell>
          <table:table-cell office:value-type="float" office:value="101.372093023256" calcext:value-type="float">
            <text:p>101.37</text:p>
          </table:table-cell>
          <table:table-cell office:value-type="float" office:value="83" calcext:value-type="float">
            <text:p>83</text:p>
          </table:table-cell>
          <table:table-cell table:formula="of:=(1/120)+[.Q105]" office:value-type="float" office:value="0.874999999999999" calcext:value-type="float">
            <text:p>0.8750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marthamaccallum</text:p>
          </table:table-cell>
          <table:table-cell table:style-name="ce10" office:value-type="float" office:value="0.531237053232571" calcext:value-type="float">
            <text:p>0.5312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45" calcext:value-type="float">
            <text:p>145</text:p>
          </table:table-cell>
          <table:table-cell table:style-name="ce7" table:formula="of:=[.L107]+[.M106]" office:value-type="float" office:value="5158" calcext:value-type="float">
            <text:p>5158</text:p>
          </table:table-cell>
          <table:table-cell table:style-name="ce15" office:value-type="float" office:value="22.0275862068965" calcext:value-type="float">
            <text:p>22.03</text:p>
          </table:table-cell>
          <table:table-cell table:style-name="ce15" office:value-type="float" office:value="199.625" calcext:value-type="float">
            <text:p>199.63</text:p>
          </table:table-cell>
          <table:table-cell table:style-name="ce6" office:value-type="float" office:value="32" calcext:value-type="float">
            <text:p>32</text:p>
          </table:table-cell>
          <table:table-cell table:formula="of:=(1/120)+[.Q106]" office:value-type="float" office:value="0.883333333333333" calcext:value-type="float">
            <text:p>0.8833</text:p>
          </table:table-cell>
        </table:table-row>
        <table:table-row table:style-name="ro1" table:visibility="filter">
          <table:table-cell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table:style-name="ce12" table:formula="of:=[.L108]+[.M107]" office:value-type="float" office:value="5311" calcext:value-type="float">
            <text:p>5311</text:p>
          </table:table-cell>
          <table:table-cell office:value-type="float" office:value="30.4771241830065" calcext:value-type="float">
            <text:p>30.48</text:p>
          </table:table-cell>
          <table:table-cell office:value-type="float" office:value="259.055555555556" calcext:value-type="float">
            <text:p>259.06</text:p>
          </table:table-cell>
          <table:table-cell office:value-type="float" office:value="10" calcext:value-type="float">
            <text:p>10</text:p>
          </table:table-cell>
          <table:table-cell table:formula="of:=(1/120)+[.Q107]" office:value-type="float" office:value="0.891666666666666" calcext:value-type="float">
            <text:p>0.8917</text:p>
          </table:table-cell>
        </table:table-row>
        <table:table-row table:style-name="ro1" table:visibility="filter">
          <table:table-cell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table:style-name="ce12" table:formula="of:=[.L109]+[.M108]" office:value-type="float" office:value="5470" calcext:value-type="float">
            <text:p>5470</text:p>
          </table:table-cell>
          <table:table-cell office:value-type="float" office:value="24.8616352201258" calcext:value-type="float">
            <text:p>24.86</text:p>
          </table:table-cell>
          <table:table-cell office:value-type="float" office:value="232.529411764706" calcext:value-type="float">
            <text:p>232.53</text:p>
          </table:table-cell>
          <table:table-cell office:value-type="float" office:value="27" calcext:value-type="float">
            <text:p>27</text:p>
          </table:table-cell>
          <table:table-cell table:formula="of:=(1/120)+[.Q108]" office:value-type="float" office:value="0.899999999999999" calcext:value-type="float">
            <text:p>0.9000</text:p>
          </table:table-cell>
        </table:table-row>
        <table:table-row table:style-name="ro1" table:visibility="filter">
          <table:table-cell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table:style-name="ce12" table:formula="of:=[.L110]+[.M109]" office:value-type="float" office:value="5642" calcext:value-type="float">
            <text:p>5642</text:p>
          </table:table-cell>
          <table:table-cell office:value-type="float" office:value="33.2209302325581" calcext:value-type="float">
            <text:p>33.22</text:p>
          </table:table-cell>
          <table:table-cell office:value-type="float" office:value="112.039215686275" calcext:value-type="float">
            <text:p>112.04</text:p>
          </table:table-cell>
          <table:table-cell office:value-type="float" office:value="68" calcext:value-type="float">
            <text:p>68</text:p>
          </table:table-cell>
          <table:table-cell table:formula="of:=(1/120)+[.Q109]" office:value-type="float" office:value="0.908333333333333" calcext:value-type="float">
            <text:p>0.9083</text:p>
          </table:table-cell>
        </table:table-row>
        <table:table-row table:style-name="ro1" table:visibility="filter">
          <table:table-cell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table:style-name="ce12" table:formula="of:=[.L111]+[.M110]" office:value-type="float" office:value="5816" calcext:value-type="float">
            <text:p>5816</text:p>
          </table:table-cell>
          <table:table-cell office:value-type="float" office:value="16.367816091954" calcext:value-type="float">
            <text:p>16.37</text:p>
          </table:table-cell>
          <table:table-cell office:value-type="float" office:value="237.333333333333" calcext:value-type="float">
            <text:p>237.33</text:p>
          </table:table-cell>
          <table:table-cell office:value-type="float" office:value="23" calcext:value-type="float">
            <text:p>23</text:p>
          </table:table-cell>
          <table:table-cell table:formula="of:=(1/120)+[.Q110]" office:value-type="float" office:value="0.916666666666666" calcext:value-type="float">
            <text:p>0.91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PamelaGeller</text:p>
          </table:table-cell>
          <table:table-cell table:style-name="ce9" office:value-type="float" office:value="0.291151694029392" calcext:value-type="float">
            <text:p>0.2912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76" calcext:value-type="float">
            <text:p>176</text:p>
          </table:table-cell>
          <table:table-cell table:formula="of:=[.L112]+[.M111]" office:value-type="float" office:value="5992" calcext:value-type="float">
            <text:p>5992</text:p>
          </table:table-cell>
          <table:table-cell table:style-name="ce14" office:value-type="float" office:value="10.7613636363636" calcext:value-type="float">
            <text:p>10.76</text:p>
          </table:table-cell>
          <table:table-cell table:style-name="ce14" office:value-type="float" office:value="236.75" calcext:value-type="float">
            <text:p>236.75</text:p>
          </table:table-cell>
          <table:table-cell table:style-name="ce5" office:value-type="float" office:value="25" calcext:value-type="float">
            <text:p>25</text:p>
          </table:table-cell>
          <table:table-cell table:formula="of:=(1/120)+[.Q111]" office:value-type="float" office:value="0.924999999999999" calcext:value-type="float">
            <text:p>0.9250</text:p>
          </table:table-cell>
        </table:table-row>
        <table:table-row table:style-name="ro1">
          <table:table-cell/>
          <table:table-cell table:style-name="ce5" office:value-type="string" calcext:value-type="string">
            <text:p>BillOReilly</text:p>
          </table:table-cell>
          <table:table-cell table:style-name="ce9" office:value-type="float" office:value="0.971648716529735" calcext:value-type="float">
            <text:p>0.971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225" calcext:value-type="float">
            <text:p>622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76" calcext:value-type="float">
            <text:p>176</text:p>
          </table:table-cell>
          <table:table-cell table:formula="of:=[.L113]+[.M112]" office:value-type="float" office:value="6168" calcext:value-type="float">
            <text:p>6168</text:p>
          </table:table-cell>
          <table:table-cell table:style-name="ce14" office:value-type="float" office:value="35.3693181818182" calcext:value-type="float">
            <text:p>35.37</text:p>
          </table:table-cell>
          <table:table-cell table:style-name="ce14" office:value-type="float" office:value="117.452830188679" calcext:value-type="float">
            <text:p>117.45</text:p>
          </table:table-cell>
          <table:table-cell table:style-name="ce5" office:value-type="float" office:value="68" calcext:value-type="float">
            <text:p>68</text:p>
          </table:table-cell>
          <table:table-cell table:formula="of:=(1/120)+[.Q112]" office:value-type="float" office:value="0.933333333333332" calcext:value-type="float">
            <text:p>0.9333</text:p>
          </table:table-cell>
        </table:table-row>
        <table:table-row table:style-name="ro1" table:visibility="filter">
          <table:table-cell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table:style-name="ce12" table:formula="of:=[.L114]+[.M113]" office:value-type="float" office:value="6345" calcext:value-type="float">
            <text:p>6345</text:p>
          </table:table-cell>
          <table:table-cell office:value-type="float" office:value="23.9039548022599" calcext:value-type="float">
            <text:p>23.90</text:p>
          </table:table-cell>
          <table:table-cell office:value-type="float" office:value="114.351351351351" calcext:value-type="float">
            <text:p>114.35</text:p>
          </table:table-cell>
          <table:table-cell office:value-type="float" office:value="68" calcext:value-type="float">
            <text:p>68</text:p>
          </table:table-cell>
          <table:table-cell table:formula="of:=(1/120)+[.Q113]" office:value-type="float" office:value="0.941666666666666" calcext:value-type="float">
            <text:p>0.9417</text:p>
          </table:table-cell>
        </table:table-row>
        <table:table-row table:style-name="ro1">
          <table:table-cell/>
          <table:table-cell table:style-name="ce5" office:value-type="string" calcext:value-type="string">
            <text:p>ericbolling</text:p>
          </table:table-cell>
          <table:table-cell table:style-name="ce9" office:value-type="float" office:value="0.937352681956998" calcext:value-type="float">
            <text:p>0.9374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4989" calcext:value-type="float">
            <text:p>498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81" calcext:value-type="float">
            <text:p>181</text:p>
          </table:table-cell>
          <table:table-cell table:formula="of:=[.L115]+[.M114]" office:value-type="float" office:value="6526" calcext:value-type="float">
            <text:p>6526</text:p>
          </table:table-cell>
          <table:table-cell table:style-name="ce14" office:value-type="float" office:value="27.5635359116022" calcext:value-type="float">
            <text:p>27.56</text:p>
          </table:table-cell>
          <table:table-cell table:style-name="ce14" office:value-type="float" office:value="160.935483870968" calcext:value-type="float">
            <text:p>160.94</text:p>
          </table:table-cell>
          <table:table-cell table:style-name="ce5" office:value-type="float" office:value="49" calcext:value-type="float">
            <text:p>49</text:p>
          </table:table-cell>
          <table:table-cell table:formula="of:=(1/120)+[.Q114]" office:value-type="float" office:value="0.949999999999999" calcext:value-type="float">
            <text:p>0.950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IngrahamAngle</text:p>
          </table:table-cell>
          <table:table-cell table:style-name="ce9" office:value-type="float" office:value="0.911311976060177" calcext:value-type="float">
            <text:p>0.9113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4042" calcext:value-type="float">
            <text:p>404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07" calcext:value-type="float">
            <text:p>207</text:p>
          </table:table-cell>
          <table:table-cell table:formula="of:=[.L116]+[.M115]" office:value-type="float" office:value="6733" calcext:value-type="float">
            <text:p>6733</text:p>
          </table:table-cell>
          <table:table-cell table:style-name="ce14" office:value-type="float" office:value="19.5265700483092" calcext:value-type="float">
            <text:p>19.53</text:p>
          </table:table-cell>
          <table:table-cell table:style-name="ce14" office:value-type="float" office:value="98.5853658536585" calcext:value-type="float">
            <text:p>98.59</text:p>
          </table:table-cell>
          <table:table-cell table:style-name="ce5" office:value-type="float" office:value="87" calcext:value-type="float">
            <text:p>87</text:p>
          </table:table-cell>
          <table:table-cell table:formula="of:=(1/120)+[.Q115]" office:value-type="float" office:value="0.958333333333332" calcext:value-type="float">
            <text:p>0.95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SarahPalinUSA</text:p>
          </table:table-cell>
          <table:table-cell table:style-name="ce9" office:value-type="float" office:value="0.678096090040507" calcext:value-type="float">
            <text:p>0.6781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4879" calcext:value-type="float">
            <text:p>487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14" calcext:value-type="float">
            <text:p>214</text:p>
          </table:table-cell>
          <table:table-cell table:formula="of:=[.L117]+[.M116]" office:value-type="float" office:value="6947" calcext:value-type="float">
            <text:p>6947</text:p>
          </table:table-cell>
          <table:table-cell table:style-name="ce14" office:value-type="float" office:value="22.7990654205607" calcext:value-type="float">
            <text:p>22.80</text:p>
          </table:table-cell>
          <table:table-cell table:style-name="ce14" office:value-type="float" office:value="106.065217391304" calcext:value-type="float">
            <text:p>106.07</text:p>
          </table:table-cell>
          <table:table-cell table:style-name="ce5" office:value-type="float" office:value="83" calcext:value-type="float">
            <text:p>83</text:p>
          </table:table-cell>
          <table:table-cell table:formula="of:=(1/120)+[.Q116]" office:value-type="float" office:value="0.966666666666666" calcext:value-type="float">
            <text:p>0.96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TomiLahren</text:p>
          </table:table-cell>
          <table:table-cell table:style-name="ce9" office:value-type="float" office:value="0.99298076331834" calcext:value-type="float">
            <text:p>0.993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817" calcext:value-type="float">
            <text:p>381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43" calcext:value-type="float">
            <text:p>243</text:p>
          </table:table-cell>
          <table:table-cell table:formula="of:=[.L118]+[.M117]" office:value-type="float" office:value="7190" calcext:value-type="float">
            <text:p>7190</text:p>
          </table:table-cell>
          <table:table-cell table:style-name="ce14" office:value-type="float" office:value="15.7078189300412" calcext:value-type="float">
            <text:p>15.71</text:p>
          </table:table-cell>
          <table:table-cell table:style-name="ce14" office:value-type="float" office:value="109.057142857143" calcext:value-type="float">
            <text:p>109.06</text:p>
          </table:table-cell>
          <table:table-cell table:style-name="ce5" office:value-type="float" office:value="81" calcext:value-type="float">
            <text:p>81</text:p>
          </table:table-cell>
          <table:table-cell table:formula="of:=(1/120)+[.Q117]" office:value-type="float" office:value="0.974999999999999" calcext:value-type="float">
            <text:p>0.9750</text:p>
          </table:table-cell>
        </table:table-row>
        <table:table-row table:style-name="ro1" table:visibility="filter">
          <table:table-cell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254" calcext:value-type="float">
            <text:p>254</text:p>
          </table:table-cell>
          <table:table-cell table:style-name="ce12" table:formula="of:=[.L119]+[.M118]" office:value-type="float" office:value="7444" calcext:value-type="float">
            <text:p>7444</text:p>
          </table:table-cell>
          <table:table-cell office:value-type="float" office:value="17.248031496063" calcext:value-type="float">
            <text:p>17.25</text:p>
          </table:table-cell>
          <table:table-cell office:value-type="float" office:value="292.066666666667" calcext:value-type="float">
            <text:p>292.07</text:p>
          </table:table-cell>
          <table:table-cell office:value-type="float" office:value="10" calcext:value-type="float">
            <text:p>10</text:p>
          </table:table-cell>
          <table:table-cell table:formula="of:=(1/120)+[.Q118]" office:value-type="float" office:value="0.983333333333332" calcext:value-type="float">
            <text:p>0.9833</text:p>
          </table:table-cell>
        </table:table-row>
        <table:table-row table:style-name="ro1">
          <table:table-cell/>
          <table:table-cell table:style-name="ce5" office:value-type="string" calcext:value-type="string">
            <text:p>TuckerCarlson</text:p>
          </table:table-cell>
          <table:table-cell table:style-name="ce9" office:value-type="float" office:value="0.95369857959786" calcext:value-type="float">
            <text:p>0.953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580" calcext:value-type="float">
            <text:p>65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92" calcext:value-type="float">
            <text:p>292</text:p>
          </table:table-cell>
          <table:table-cell table:formula="of:=[.L120]+[.M119]" office:value-type="float" office:value="7736" calcext:value-type="float">
            <text:p>7736</text:p>
          </table:table-cell>
          <table:table-cell table:style-name="ce14" office:value-type="float" office:value="22.5342465753425" calcext:value-type="float">
            <text:p>22.53</text:p>
          </table:table-cell>
          <table:table-cell table:style-name="ce14" office:value-type="float" office:value="134.285714285714" calcext:value-type="float">
            <text:p>134.29</text:p>
          </table:table-cell>
          <table:table-cell table:style-name="ce5" office:value-type="float" office:value="56" calcext:value-type="float">
            <text:p>56</text:p>
          </table:table-cell>
          <table:table-cell table:formula="of:=(1/120)+[.Q119]" office:value-type="float" office:value="0.991666666666666" calcext:value-type="float">
            <text:p>0.9917</text:p>
          </table:table-cell>
        </table:table-row>
        <table:table-row table:style-name="ro1">
          <table:table-cell/>
          <table:table-cell table:style-name="ce5" office:value-type="string" calcext:value-type="string">
            <text:p>seanhannity</text:p>
          </table:table-cell>
          <table:table-cell table:style-name="ce9" office:value-type="float" office:value="1" calcext:value-type="float">
            <text:p>1.0000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421" calcext:value-type="float">
            <text:p>542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305" calcext:value-type="float">
            <text:p>305</text:p>
          </table:table-cell>
          <table:table-cell table:formula="of:=[.L121]+[.M120]" office:value-type="float" office:value="8041" calcext:value-type="float">
            <text:p>8041</text:p>
          </table:table-cell>
          <table:table-cell table:style-name="ce14" office:value-type="float" office:value="17.7737704918033" calcext:value-type="float">
            <text:p>17.77</text:p>
          </table:table-cell>
          <table:table-cell table:style-name="ce14" office:value-type="float" office:value="106.294117647059" calcext:value-type="float">
            <text:p>106.29</text:p>
          </table:table-cell>
          <table:table-cell table:style-name="ce5" office:value-type="float" office:value="82" calcext:value-type="float">
            <text:p>82</text:p>
          </table:table-cell>
          <table:table-cell table:formula="of:=(1/120)+[.Q120]" office:value-type="float" office:value="0.999999999999999" calcext:value-type="float">
            <text:p>1.0000</text:p>
          </table:table-cell>
        </table:table-row>
        <table:table-row table:style-name="ro1" table:visibility="filter">
          <table:table-cell/>
          <table:table-cell table:style-name="Default" table:number-columns-repeated="10"/>
          <table:table-cell table:style-name="Default" table:formula="of:=SUM([.L2:.L121])" office:value-type="float" office:value="8041" calcext:value-type="float">
            <text:p>8041</text:p>
          </table:table-cell>
          <table:table-cell table:style-name="Default" table:number-columns-repeated="5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column table:style-name="co1" table:number-columns-repeated="2" table:default-cell-style-name="ce3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nhannity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J4]+[.L4]" office:value-type="float" office:value="305" calcext:value-type="float">
            <text:p>305</text:p>
          </table:table-cell>
          <table:table-cell table:formula="of:=[.G4]/[.M4]" office:value-type="float" office:value="17.7737704918033" calcext:value-type="float">
            <text:p>17.77</text:p>
          </table:table-cell>
          <table:table-cell table:formula="of:=[.G4]/[.K4]" office:value-type="float" office:value="106.294117647059" calcext:value-type="float">
            <text:p>106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iLahren</text:p>
          </table:table-cell>
          <table:table-cell office:value-type="float" office:value="0.99298076331834" calcext:value-type="float">
            <text:p>0.99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J5]+[.L5]" office:value-type="float" office:value="243" calcext:value-type="float">
            <text:p>243</text:p>
          </table:table-cell>
          <table:table-cell table:formula="of:=[.G5]/[.M5]" office:value-type="float" office:value="15.7078189300412" calcext:value-type="float">
            <text:p>15.71</text:p>
          </table:table-cell>
          <table:table-cell table:formula="of:=[.G5]/[.K5]" office:value-type="float" office:value="109.057142857143" calcext:value-type="float">
            <text:p>10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J6]+[.L6]" office:value-type="float" office:value="254" calcext:value-type="float">
            <text:p>254</text:p>
          </table:table-cell>
          <table:table-cell table:formula="of:=[.G6]/[.M6]" office:value-type="float" office:value="17.248031496063" calcext:value-type="float">
            <text:p>17.25</text:p>
          </table:table-cell>
          <table:table-cell table:formula="of:=[.G6]/[.K6]" office:value-type="float" office:value="292.066666666667" calcext:value-type="float">
            <text:p>292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J7]+[.L7]" office:value-type="float" office:value="126" calcext:value-type="float">
            <text:p>126</text:p>
          </table:table-cell>
          <table:table-cell table:formula="of:=[.G7]/[.M7]" office:value-type="float" office:value="33.1269841269841" calcext:value-type="float">
            <text:p>33.13</text:p>
          </table:table-cell>
          <table:table-cell table:formula="of:=[.G7]/[.K7]" office:value-type="float" office:value="130.4375" calcext:value-type="float">
            <text:p>130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OReilly</text:p>
          </table:table-cell>
          <table:table-cell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formula="of:=[.J8]+[.L8]" office:value-type="float" office:value="176" calcext:value-type="float">
            <text:p>176</text:p>
          </table:table-cell>
          <table:table-cell table:formula="of:=[.G8]/[.M8]" office:value-type="float" office:value="35.3693181818182" calcext:value-type="float">
            <text:p>35.37</text:p>
          </table:table-cell>
          <table:table-cell table:formula="of:=[.G8]/[.K8]" office:value-type="float" office:value="117.452830188679" calcext:value-type="float">
            <text:p>1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J9]+[.L9]" office:value-type="float" office:value="132" calcext:value-type="float">
            <text:p>132</text:p>
          </table:table-cell>
          <table:table-cell table:formula="of:=[.G9]/[.M9]" office:value-type="float" office:value="23.8787878787879" calcext:value-type="float">
            <text:p>23.88</text:p>
          </table:table-cell>
          <table:table-cell table:formula="of:=[.G9]/[.K9]" office:value-type="float" office:value="197" calcext:value-type="float">
            <text:p>19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oulter</text:p>
          </table:table-cell>
          <table:table-cell office:value-type="float" office:value="0.966380741560598" calcext:value-type="float">
            <text:p>0.96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J10]+[.L10]" office:value-type="float" office:value="67" calcext:value-type="float">
            <text:p>67</text:p>
          </table:table-cell>
          <table:table-cell table:formula="of:=[.G10]/[.M10]" office:value-type="float" office:value="22.7462686567164" calcext:value-type="float">
            <text:p>22.75</text:p>
          </table:table-cell>
          <table:table-cell table:formula="of:=[.G10]/[.K10]" office:value-type="float" office:value="89.6470588235294" calcext:value-type="float">
            <text:p>89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J11]+[.L11]" office:value-type="float" office:value="172" calcext:value-type="float">
            <text:p>172</text:p>
          </table:table-cell>
          <table:table-cell table:formula="of:=[.G11]/[.M11]" office:value-type="float" office:value="33.2209302325581" calcext:value-type="float">
            <text:p>33.22</text:p>
          </table:table-cell>
          <table:table-cell table:formula="of:=[.G11]/[.K11]" office:value-type="float" office:value="112.039215686275" calcext:value-type="float">
            <text:p>112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J12]+[.L12]" office:value-type="float" office:value="120" calcext:value-type="float">
            <text:p>120</text:p>
          </table:table-cell>
          <table:table-cell table:formula="of:=[.G12]/[.M12]" office:value-type="float" office:value="47.4666666666667" calcext:value-type="float">
            <text:p>47.47</text:p>
          </table:table-cell>
          <table:table-cell table:formula="of:=[.G12]/[.K12]" office:value-type="float" office:value="227.84" calcext:value-type="float">
            <text:p>227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J13]+[.L13]" office:value-type="float" office:value="177" calcext:value-type="float">
            <text:p>177</text:p>
          </table:table-cell>
          <table:table-cell table:formula="of:=[.G13]/[.M13]" office:value-type="float" office:value="23.9039548022599" calcext:value-type="float">
            <text:p>23.90</text:p>
          </table:table-cell>
          <table:table-cell table:formula="of:=[.G13]/[.K13]" office:value-type="float" office:value="114.351351351351" calcext:value-type="float">
            <text:p>114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ckerCarlson</text:p>
          </table:table-cell>
          <table:table-cell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J14]+[.L14]" office:value-type="float" office:value="292" calcext:value-type="float">
            <text:p>292</text:p>
          </table:table-cell>
          <table:table-cell table:formula="of:=[.G14]/[.M14]" office:value-type="float" office:value="22.5342465753425" calcext:value-type="float">
            <text:p>22.53</text:p>
          </table:table-cell>
          <table:table-cell table:formula="of:=[.G14]/[.K14]" office:value-type="float" office:value="134.285714285714" calcext:value-type="float">
            <text:p>134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J15]+[.L15]" office:value-type="float" office:value="61" calcext:value-type="float">
            <text:p>61</text:p>
          </table:table-cell>
          <table:table-cell table:formula="of:=[.G15]/[.M15]" office:value-type="float" office:value="27.4426229508197" calcext:value-type="float">
            <text:p>27.44</text:p>
          </table:table-cell>
          <table:table-cell table:formula="of:=[.G15]/[.K15]" office:value-type="float" office:value="167.4" calcext:value-type="float">
            <text:p>167.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icbolling</text:p>
          </table:table-cell>
          <table:table-cell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J16]+[.L16]" office:value-type="float" office:value="181" calcext:value-type="float">
            <text:p>181</text:p>
          </table:table-cell>
          <table:table-cell table:formula="of:=[.G16]/[.M16]" office:value-type="float" office:value="27.5635359116022" calcext:value-type="float">
            <text:p>27.56</text:p>
          </table:table-cell>
          <table:table-cell table:formula="of:=[.G16]/[.K16]" office:value-type="float" office:value="160.935483870968" calcext:value-type="float">
            <text:p>160.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syDeVos</text:p>
          </table:table-cell>
          <table:table-cell office:value-type="float" office:value="0.921570435958925" calcext:value-type="float">
            <text:p>0.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J17]+[.L17]" office:value-type="float" office:value="68" calcext:value-type="float">
            <text:p>68</text:p>
          </table:table-cell>
          <table:table-cell table:formula="of:=[.G17]/[.M17]" office:value-type="float" office:value="40.0735294117647" calcext:value-type="float">
            <text:p>40.07</text:p>
          </table:table-cell>
          <table:table-cell table:formula="of:=[.G17]/[.K17]" office:value-type="float" office:value="170.3125" calcext:value-type="float">
            <text:p>170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ahamAngle</text:p>
          </table:table-cell>
          <table:table-cell office:value-type="float" office:value="0.911311976060177" calcext:value-type="float">
            <text:p>0.9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J18]+[.L18]" office:value-type="float" office:value="207" calcext:value-type="float">
            <text:p>207</text:p>
          </table:table-cell>
          <table:table-cell table:formula="of:=[.G18]/[.M18]" office:value-type="float" office:value="19.5265700483092" calcext:value-type="float">
            <text:p>19.53</text:p>
          </table:table-cell>
          <table:table-cell table:formula="of:=[.G18]/[.K18]" office:value-type="float" office:value="98.5853658536585" calcext:value-type="float">
            <text:p>98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ersoncooper</text:p>
          </table:table-cell>
          <table:table-cell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[.J19]+[.L19]" office:value-type="float" office:value="122" calcext:value-type="float">
            <text:p>122</text:p>
          </table:table-cell>
          <table:table-cell table:formula="of:=[.G19]/[.M19]" office:value-type="float" office:value="21.2704918032787" calcext:value-type="float">
            <text:p>21.27</text:p>
          </table:table-cell>
          <table:table-cell table:formula="of:=[.G19]/[.K19]" office:value-type="float" office:value="117.954545454545" calcext:value-type="float">
            <text:p>117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J20]+[.L20]" office:value-type="float" office:value="111" calcext:value-type="float">
            <text:p>111</text:p>
          </table:table-cell>
          <table:table-cell table:formula="of:=[.G20]/[.M20]" office:value-type="float" office:value="32.0990990990991" calcext:value-type="float">
            <text:p>32.10</text:p>
          </table:table-cell>
          <table:table-cell table:formula="of:=[.G20]/[.K20]" office:value-type="float" office:value="96.2972972972973" calcext:value-type="float">
            <text:p>9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aTantaros</text:p>
          </table:table-cell>
          <table:table-cell office:value-type="float" office:value="0.896667281559368" calcext:value-type="float">
            <text:p>0.8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J21]+[.L21]" office:value-type="float" office:value="62" calcext:value-type="float">
            <text:p>62</text:p>
          </table:table-cell>
          <table:table-cell table:formula="of:=[.G21]/[.M21]" office:value-type="float" office:value="94.0806451612903" calcext:value-type="float">
            <text:p>94.08</text:p>
          </table:table-cell>
          <table:table-cell table:formula="of:=[.G21]/[.K21]" office:value-type="float" office:value="324.055555555556" calcext:value-type="float">
            <text:p>324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neshDSouza</text:p>
          </table:table-cell>
          <table:table-cell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J22]+[.L22]" office:value-type="float" office:value="120" calcext:value-type="float">
            <text:p>120</text:p>
          </table:table-cell>
          <table:table-cell table:formula="of:=[.G22]/[.M22]" office:value-type="float" office:value="16.325" calcext:value-type="float">
            <text:p>16.33</text:p>
          </table:table-cell>
          <table:table-cell table:formula="of:=[.G22]/[.K22]" office:value-type="float" office:value="163.25" calcext:value-type="float">
            <text:p>163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J23]+[.L23]" office:value-type="float" office:value="153" calcext:value-type="float">
            <text:p>153</text:p>
          </table:table-cell>
          <table:table-cell table:formula="of:=[.G23]/[.M23]" office:value-type="float" office:value="30.4771241830065" calcext:value-type="float">
            <text:p>30.48</text:p>
          </table:table-cell>
          <table:table-cell table:formula="of:=[.G23]/[.K23]" office:value-type="float" office:value="259.055555555556" calcext:value-type="float">
            <text:p>25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J24]+[.L24]" office:value-type="float" office:value="159" calcext:value-type="float">
            <text:p>159</text:p>
          </table:table-cell>
          <table:table-cell table:formula="of:=[.G24]/[.M24]" office:value-type="float" office:value="24.8616352201258" calcext:value-type="float">
            <text:p>24.86</text:p>
          </table:table-cell>
          <table:table-cell table:formula="of:=[.G24]/[.K24]" office:value-type="float" office:value="232.529411764706" calcext:value-type="float">
            <text:p>232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J25]+[.L25]" office:value-type="float" office:value="67" calcext:value-type="float">
            <text:p>67</text:p>
          </table:table-cell>
          <table:table-cell table:formula="of:=[.G25]/[.M25]" office:value-type="float" office:value="38.3880597014925" calcext:value-type="float">
            <text:p>38.39</text:p>
          </table:table-cell>
          <table:table-cell table:formula="of:=[.G25]/[.K25]" office:value-type="float" office:value="98.9230769230769" calcext:value-type="float">
            <text:p>98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authammer</text:p>
          </table:table-cell>
          <table:table-cell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J26]+[.L26]" office:value-type="float" office:value="118" calcext:value-type="float">
            <text:p>118</text:p>
          </table:table-cell>
          <table:table-cell table:formula="of:=[.G26]/[.M26]" office:value-type="float" office:value="48.9661016949153" calcext:value-type="float">
            <text:p>48.97</text:p>
          </table:table-cell>
          <table:table-cell table:formula="of:=[.G26]/[.K26]" office:value-type="float" office:value="222.230769230769" calcext:value-type="float">
            <text:p>222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hume</text:p>
          </table:table-cell>
          <table:table-cell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J27]+[.L27]" office:value-type="float" office:value="134" calcext:value-type="float">
            <text:p>134</text:p>
          </table:table-cell>
          <table:table-cell table:formula="of:=[.G27]/[.M27]" office:value-type="float" office:value="23.5074626865672" calcext:value-type="float">
            <text:p>23.51</text:p>
          </table:table-cell>
          <table:table-cell table:formula="of:=[.G27]/[.K27]" office:value-type="float" office:value="242.307692307692" calcext:value-type="float">
            <text:p>242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J28]+[.L28]" office:value-type="float" office:value="120" calcext:value-type="float">
            <text:p>120</text:p>
          </table:table-cell>
          <table:table-cell table:formula="of:=[.G28]/[.M28]" office:value-type="float" office:value="20.0166666666667" calcext:value-type="float">
            <text:p>20.02</text:p>
          </table:table-cell>
          <table:table-cell table:formula="of:=[.G28]/[.K28]" office:value-type="float" office:value="184.769230769231" calcext:value-type="float">
            <text:p>184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J29]+[.L29]" office:value-type="float" office:value="83" calcext:value-type="float">
            <text:p>83</text:p>
          </table:table-cell>
          <table:table-cell table:formula="of:=[.G29]/[.M29]" office:value-type="float" office:value="34.2650602409639" calcext:value-type="float">
            <text:p>34.27</text:p>
          </table:table-cell>
          <table:table-cell table:formula="of:=[.G29]/[.K29]" office:value-type="float" office:value="113.76" calcext:value-type="float">
            <text:p>113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30]+[.L30]" office:value-type="float" office:value="52" calcext:value-type="float">
            <text:p>52</text:p>
          </table:table-cell>
          <table:table-cell table:formula="of:=[.G30]/[.M30]" office:value-type="float" office:value="52.3076923076923" calcext:value-type="float">
            <text:p>52.31</text:p>
          </table:table-cell>
          <table:table-cell table:formula="of:=[.G30]/[.K30]" office:value-type="float" office:value="209.230769230769" calcext:value-type="float">
            <text:p>209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NBC</text:p>
          </table:table-cell>
          <table:table-cell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J31]+[.L31]" office:value-type="float" office:value="69" calcext:value-type="float">
            <text:p>69</text:p>
          </table:table-cell>
          <table:table-cell table:formula="of:=[.G31]/[.M31]" office:value-type="float" office:value="33.0144927536232" calcext:value-type="float">
            <text:p>33.01</text:p>
          </table:table-cell>
          <table:table-cell table:formula="of:=[.G31]/[.K31]" office:value-type="float" office:value="151.866666666667" calcext:value-type="float">
            <text:p>151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mguilfoyle</text:p>
          </table:table-cell>
          <table:table-cell office:value-type="float" office:value="0.726115939827324" calcext:value-type="float">
            <text:p>0.7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J32]+[.L32]" office:value-type="float" office:value="112" calcext:value-type="float">
            <text:p>112</text:p>
          </table:table-cell>
          <table:table-cell table:formula="of:=[.G32]/[.M32]" office:value-type="float" office:value="32.5892857142857" calcext:value-type="float">
            <text:p>32.59</text:p>
          </table:table-cell>
          <table:table-cell table:formula="of:=[.G32]/[.K32]" office:value-type="float" office:value="73" calcext:value-type="float">
            <text:p>7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J33]+[.L33]" office:value-type="float" office:value="27" calcext:value-type="float">
            <text:p>27</text:p>
          </table:table-cell>
          <table:table-cell table:formula="of:=[.G33]/[.M33]" office:value-type="float" office:value="43.2222222222222" calcext:value-type="float">
            <text:p>43.22</text:p>
          </table:table-cell>
          <table:table-cell table:formula="of:=[.G33]/[.K33]" office:value-type="float" office:value="166.714285714286" calcext:value-type="float">
            <text:p>166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rum</text:p>
          </table:table-cell>
          <table:table-cell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34]+[.L34]" office:value-type="float" office:value="79" calcext:value-type="float">
            <text:p>79</text:p>
          </table:table-cell>
          <table:table-cell table:formula="of:=[.G34]/[.M34]" office:value-type="float" office:value="32.8987341772152" calcext:value-type="float">
            <text:p>32.90</text:p>
          </table:table-cell>
          <table:table-cell table:formula="of:=[.G34]/[.K34]" office:value-type="float" office:value="129.95" calcext:value-type="float">
            <text:p>129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J35]+[.L35]" office:value-type="float" office:value="137" calcext:value-type="float">
            <text:p>137</text:p>
          </table:table-cell>
          <table:table-cell table:formula="of:=[.G35]/[.M35]" office:value-type="float" office:value="31.8175182481752" calcext:value-type="float">
            <text:p>31.82</text:p>
          </table:table-cell>
          <table:table-cell table:formula="of:=[.G35]/[.K35]" office:value-type="float" office:value="101.372093023256" calcext:value-type="float">
            <text:p>101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oesch</text:p>
          </table:table-cell>
          <table:table-cell office:value-type="float" office:value="0.688030771963626" calcext:value-type="float">
            <text:p>0.68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J36]+[.L36]" office:value-type="float" office:value="85" calcext:value-type="float">
            <text:p>85</text:p>
          </table:table-cell>
          <table:table-cell table:formula="of:=[.G36]/[.M36]" office:value-type="float" office:value="21.5411764705882" calcext:value-type="float">
            <text:p>21.54</text:p>
          </table:table-cell>
          <table:table-cell table:formula="of:=[.G36]/[.K36]" office:value-type="float" office:value="228.875" calcext:value-type="float">
            <text:p>228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ketapper</text:p>
          </table:table-cell>
          <table:table-cell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[.J37]+[.L37]" office:value-type="float" office:value="109" calcext:value-type="float">
            <text:p>109</text:p>
          </table:table-cell>
          <table:table-cell table:formula="of:=[.G37]/[.M37]" office:value-type="float" office:value="20.3394495412844" calcext:value-type="float">
            <text:p>20.34</text:p>
          </table:table-cell>
          <table:table-cell table:formula="of:=[.G37]/[.K37]" office:value-type="float" office:value="79.1785714285714" calcext:value-type="float">
            <text:p>79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ahPalinUSA</text:p>
          </table:table-cell>
          <table:table-cell office:value-type="float" office:value="0.678096090040507" calcext:value-type="float">
            <text:p>0.67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formula="of:=[.J38]+[.L38]" office:value-type="float" office:value="214" calcext:value-type="float">
            <text:p>214</text:p>
          </table:table-cell>
          <table:table-cell table:formula="of:=[.G38]/[.M38]" office:value-type="float" office:value="22.7990654205607" calcext:value-type="float">
            <text:p>22.80</text:p>
          </table:table-cell>
          <table:table-cell table:formula="of:=[.G38]/[.K38]" office:value-type="float" office:value="106.065217391304" calcext:value-type="float">
            <text:p>106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J39]+[.L39]" office:value-type="float" office:value="66" calcext:value-type="float">
            <text:p>66</text:p>
          </table:table-cell>
          <table:table-cell table:formula="of:=[.G39]/[.M39]" office:value-type="float" office:value="15.8484848484848" calcext:value-type="float">
            <text:p>15.85</text:p>
          </table:table-cell>
          <table:table-cell table:formula="of:=[.G39]/[.K39]" office:value-type="float" office:value="116.222222222222" calcext:value-type="float">
            <text:p>116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gynkelly</text:p>
          </table:table-cell>
          <table:table-cell office:value-type="float" office:value="0.65848259478721" calcext:value-type="float">
            <text:p>0.6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J40]+[.L40]" office:value-type="float" office:value="99" calcext:value-type="float">
            <text:p>99</text:p>
          </table:table-cell>
          <table:table-cell table:formula="of:=[.G40]/[.M40]" office:value-type="float" office:value="26.8787878787879" calcext:value-type="float">
            <text:p>26.88</text:p>
          </table:table-cell>
          <table:table-cell table:formula="of:=[.G40]/[.K40]" office:value-type="float" office:value="76.0285714285714" calcext:value-type="float">
            <text:p>76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J41]+[.L41]" office:value-type="float" office:value="128" calcext:value-type="float">
            <text:p>128</text:p>
          </table:table-cell>
          <table:table-cell table:formula="of:=[.G41]/[.M41]" office:value-type="float" office:value="35.390625" calcext:value-type="float">
            <text:p>35.39</text:p>
          </table:table-cell>
          <table:table-cell table:formula="of:=[.G41]/[.K41]" office:value-type="float" office:value="174.230769230769" calcext:value-type="float">
            <text:p>174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tBaier</text:p>
          </table:table-cell>
          <table:table-cell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2]+[.L42]" office:value-type="float" office:value="25" calcext:value-type="float">
            <text:p>25</text:p>
          </table:table-cell>
          <table:table-cell table:formula="of:=[.G42]/[.M42]" office:value-type="float" office:value="36" calcext:value-type="float">
            <text:p>36.00</text:p>
          </table:table-cell>
          <table:table-cell table:formula="of:=[.G42]/[.K42]" office:value-type="float" office:value="128.571428571429" calcext:value-type="float">
            <text:p>128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ggutfeld</text:p>
          </table:table-cell>
          <table:table-cell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J43]+[.L43]" office:value-type="float" office:value="104" calcext:value-type="float">
            <text:p>104</text:p>
          </table:table-cell>
          <table:table-cell table:formula="of:=[.G43]/[.M43]" office:value-type="float" office:value="25.3557692307692" calcext:value-type="float">
            <text:p>25.36</text:p>
          </table:table-cell>
          <table:table-cell table:formula="of:=[.G43]/[.K43]" office:value-type="float" office:value="119.863636363636" calcext:value-type="float">
            <text:p>119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44]+[.L44]" office:value-type="float" office:value="45" calcext:value-type="float">
            <text:p>45</text:p>
          </table:table-cell>
          <table:table-cell table:formula="of:=[.G44]/[.M44]" office:value-type="float" office:value="58.8888888888889" calcext:value-type="float">
            <text:p>58.89</text:p>
          </table:table-cell>
          <table:table-cell table:formula="of:=[.G44]/[.K44]" office:value-type="float" office:value="203.846153846154" calcext:value-type="float">
            <text:p>203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yTurNBC</text:p>
          </table:table-cell>
          <table:table-cell office:value-type="float" office:value="0.573475285705501" calcext:value-type="float">
            <text:p>0.5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J45]+[.L45]" office:value-type="float" office:value="26" calcext:value-type="float">
            <text:p>26</text:p>
          </table:table-cell>
          <table:table-cell table:formula="of:=[.G45]/[.M45]" office:value-type="float" office:value="45.6538461538462" calcext:value-type="float">
            <text:p>45.65</text:p>
          </table:table-cell>
          <table:table-cell table:formula="of:=[.G45]/[.K45]" office:value-type="float" office:value="118.7" calcext:value-type="float">
            <text:p>118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dgenap</text:p>
          </table:table-cell>
          <table:table-cell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J46]+[.L46]" office:value-type="float" office:value="87" calcext:value-type="float">
            <text:p>87</text:p>
          </table:table-cell>
          <table:table-cell table:formula="of:=[.G46]/[.M46]" office:value-type="float" office:value="42.7471264367816" calcext:value-type="float">
            <text:p>42.75</text:p>
          </table:table-cell>
          <table:table-cell table:formula="of:=[.G46]/[.K46]" office:value-type="float" office:value="195.736842105263" calcext:value-type="float">
            <text:p>195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J47]+[.L47]" office:value-type="float" office:value="174" calcext:value-type="float">
            <text:p>174</text:p>
          </table:table-cell>
          <table:table-cell table:formula="of:=[.G47]/[.M47]" office:value-type="float" office:value="16.367816091954" calcext:value-type="float">
            <text:p>16.37</text:p>
          </table:table-cell>
          <table:table-cell table:formula="of:=[.G47]/[.K47]" office:value-type="float" office:value="237.333333333333" calcext:value-type="float">
            <text:p>237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J48]+[.L48]" office:value-type="float" office:value="60" calcext:value-type="float">
            <text:p>60</text:p>
          </table:table-cell>
          <table:table-cell table:formula="of:=[.G48]/[.M48]" office:value-type="float" office:value="35.55" calcext:value-type="float">
            <text:p>35.55</text:p>
          </table:table-cell>
          <table:table-cell table:formula="of:=[.G48]/[.K48]" office:value-type="float" office:value="355.5" calcext:value-type="float">
            <text:p>35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49]+[.L49]" office:value-type="float" office:value="60" calcext:value-type="float">
            <text:p>60</text:p>
          </table:table-cell>
          <table:table-cell table:formula="of:=[.G49]/[.M49]" office:value-type="float" office:value="42.8166666666667" calcext:value-type="float">
            <text:p>42.82</text:p>
          </table:table-cell>
          <table:table-cell table:formula="of:=[.G49]/[.K49]" office:value-type="float" office:value="111.695652173913" calcext:value-type="float">
            <text:p>111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hamaccallum</text:p>
          </table:table-cell>
          <table:table-cell office:value-type="float" office:value="0.531237053232571" calcext:value-type="float">
            <text:p>0.5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[.J50]+[.L50]" office:value-type="float" office:value="145" calcext:value-type="float">
            <text:p>145</text:p>
          </table:table-cell>
          <table:table-cell table:formula="of:=[.G50]/[.M50]" office:value-type="float" office:value="22.0275862068965" calcext:value-type="float">
            <text:p>22.03</text:p>
          </table:table-cell>
          <table:table-cell table:formula="of:=[.G50]/[.K50]" office:value-type="float" office:value="199.625" calcext:value-type="float">
            <text:p>199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Perino</text:p>
          </table:table-cell>
          <table:table-cell office:value-type="float" office:value="0.529607083563918" calcext:value-type="float">
            <text:p>0.5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J51]+[.L51]" office:value-type="float" office:value="75" calcext:value-type="float">
            <text:p>75</text:p>
          </table:table-cell>
          <table:table-cell table:formula="of:=[.G51]/[.M51]" office:value-type="float" office:value="20.88" calcext:value-type="float">
            <text:p>20.88</text:p>
          </table:table-cell>
          <table:table-cell table:formula="of:=[.G51]/[.K51]" office:value-type="float" office:value="195.75" calcext:value-type="float">
            <text:p>19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wahawkblog</text:p>
          </table:table-cell>
          <table:table-cell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2]+[.L52]" office:value-type="float" office:value="18" calcext:value-type="float">
            <text:p>18</text:p>
          </table:table-cell>
          <table:table-cell table:formula="of:=[.G52]/[.M52]" office:value-type="float" office:value="40.4444444444444" calcext:value-type="float">
            <text:p>40.44</text:p>
          </table:table-cell>
          <table:table-cell table:formula="of:=[.G52]/[.K52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53]+[.L53]" office:value-type="float" office:value="16" calcext:value-type="float">
            <text:p>16</text:p>
          </table:table-cell>
          <table:table-cell table:formula="of:=[.G53]/[.M53]" office:value-type="float" office:value="42.6875" calcext:value-type="float">
            <text:p>42.69</text:p>
          </table:table-cell>
          <table:table-cell table:formula="of:=[.G53]/[.K53]" office:value-type="float" office:value="97.5714285714286" calcext:value-type="float">
            <text:p>9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54]+[.L54]" office:value-type="float" office:value="38" calcext:value-type="float">
            <text:p>38</text:p>
          </table:table-cell>
          <table:table-cell table:formula="of:=[.G54]/[.M54]" office:value-type="float" office:value="37.8947368421053" calcext:value-type="float">
            <text:p>37.89</text:p>
          </table:table-cell>
          <table:table-cell table:formula="of:=[.G54]/[.K54]" office:value-type="float" office:value="110.769230769231" calcext:value-type="float">
            <text:p>110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Erickson</text:p>
          </table:table-cell>
          <table:table-cell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J55]+[.L55]" office:value-type="float" office:value="33" calcext:value-type="float">
            <text:p>33</text:p>
          </table:table-cell>
          <table:table-cell table:formula="of:=[.G55]/[.M55]" office:value-type="float" office:value="23.1212121212121" calcext:value-type="float">
            <text:p>23.12</text:p>
          </table:table-cell>
          <table:table-cell table:formula="of:=[.G55]/[.K55]" office:value-type="float" office:value="76.3" calcext:value-type="float">
            <text:p>7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J56]+[.L56]" office:value-type="float" office:value="23" calcext:value-type="float">
            <text:p>23</text:p>
          </table:table-cell>
          <table:table-cell table:formula="of:=[.G56]/[.M56]" office:value-type="float" office:value="37.1304347826087" calcext:value-type="float">
            <text:p>37.13</text:p>
          </table:table-cell>
          <table:table-cell table:formula="of:=[.G56]/[.K56]" office:value-type="float" office:value="94.8888888888889" calcext:value-type="float">
            <text:p>94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malkin</text:p>
          </table:table-cell>
          <table:table-cell office:value-type="float" office:value="0.479865587779257" calcext:value-type="float">
            <text:p>0.47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J57]+[.L57]" office:value-type="float" office:value="60" calcext:value-type="float">
            <text:p>60</text:p>
          </table:table-cell>
          <table:table-cell table:formula="of:=[.G57]/[.M57]" office:value-type="float" office:value="29.1666666666667" calcext:value-type="float">
            <text:p>29.17</text:p>
          </table:table-cell>
          <table:table-cell table:formula="of:=[.G57]/[.K57]" office:value-type="float" office:value="109.375" calcext:value-type="float">
            <text:p>109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J58]+[.L58]" office:value-type="float" office:value="57" calcext:value-type="float">
            <text:p>57</text:p>
          </table:table-cell>
          <table:table-cell table:formula="of:=[.G58]/[.M58]" office:value-type="float" office:value="32.5964912280702" calcext:value-type="float">
            <text:p>32.60</text:p>
          </table:table-cell>
          <table:table-cell table:formula="of:=[.G58]/[.K58]" office:value-type="float" office:value="168.909090909091" calcext:value-type="float">
            <text:p>168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J59]+[.L59]" office:value-type="float" office:value="60" calcext:value-type="float">
            <text:p>60</text:p>
          </table:table-cell>
          <table:table-cell table:formula="of:=[.G59]/[.M59]" office:value-type="float" office:value="22.4" calcext:value-type="float">
            <text:p>22.40</text:p>
          </table:table-cell>
          <table:table-cell table:formula="of:=[.G59]/[.K59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J60]+[.L60]" office:value-type="float" office:value="59" calcext:value-type="float">
            <text:p>59</text:p>
          </table:table-cell>
          <table:table-cell table:formula="of:=[.G60]/[.M60]" office:value-type="float" office:value="27.5254237288136" calcext:value-type="float">
            <text:p>27.53</text:p>
          </table:table-cell>
          <table:table-cell table:formula="of:=[.G60]/[.K60]" office:value-type="float" office:value="270.666666666667" calcext:value-type="float">
            <text:p>270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pp</text:p>
          </table:table-cell>
          <table:table-cell office:value-type="float" office:value="0.435514835994452" calcext:value-type="float">
            <text:p>0.43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J61]+[.L61]" office:value-type="float" office:value="86" calcext:value-type="float">
            <text:p>86</text:p>
          </table:table-cell>
          <table:table-cell table:formula="of:=[.G61]/[.M61]" office:value-type="float" office:value="26.953488372093" calcext:value-type="float">
            <text:p>26.95</text:p>
          </table:table-cell>
          <table:table-cell table:formula="of:=[.G61]/[.K61]" office:value-type="float" office:value="579.5" calcext:value-type="float">
            <text:p>579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Cavuto</text:p>
          </table:table-cell>
          <table:table-cell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62]+[.L62]" office:value-type="float" office:value="47" calcext:value-type="float">
            <text:p>47</text:p>
          </table:table-cell>
          <table:table-cell table:formula="of:=[.G62]/[.M62]" office:value-type="float" office:value="40.4042553191489" calcext:value-type="float">
            <text:p>40.40</text:p>
          </table:table-cell>
          <table:table-cell table:formula="of:=[.G62]/[.K62]" office:value-type="float" office:value="211" calcext:value-type="float">
            <text:p>21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63]+[.L63]" office:value-type="float" office:value="72" calcext:value-type="float">
            <text:p>72</text:p>
          </table:table-cell>
          <table:table-cell table:formula="of:=[.G63]/[.M63]" office:value-type="float" office:value="40.25" calcext:value-type="float">
            <text:p>40.25</text:p>
          </table:table-cell>
          <table:table-cell table:formula="of:=[.G63]/[.K63]" office:value-type="float" office:value="207" calcext:value-type="float">
            <text:p>2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nahNRO</text:p>
          </table:table-cell>
          <table:table-cell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64]+[.L64]" office:value-type="float" office:value="32" calcext:value-type="float">
            <text:p>32</text:p>
          </table:table-cell>
          <table:table-cell table:formula="of:=[.G64]/[.M64]" office:value-type="float" office:value="36.78125" calcext:value-type="float">
            <text:p>36.78</text:p>
          </table:table-cell>
          <table:table-cell table:formula="of:=[.G64]/[.K64]" office:value-type="float" office:value="1177" calcext:value-type="float">
            <text:p>117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65]+[.L65]" office:value-type="float" office:value="44" calcext:value-type="float">
            <text:p>44</text:p>
          </table:table-cell>
          <table:table-cell table:formula="of:=[.G65]/[.M65]" office:value-type="float" office:value="10.1363636363636" calcext:value-type="float">
            <text:p>10.14</text:p>
          </table:table-cell>
          <table:table-cell table:formula="of:=[.G65]/[.K65]" office:value-type="float" office:value="111.5" calcext:value-type="float">
            <text:p>11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RISFAULKNER</text:p>
          </table:table-cell>
          <table:table-cell office:value-type="float" office:value="0.401770890979524" calcext:value-type="float">
            <text:p>0.40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66]+[.L66]" office:value-type="float" office:value="21" calcext:value-type="float">
            <text:p>21</text:p>
          </table:table-cell>
          <table:table-cell table:formula="of:=[.G66]/[.M66]" office:value-type="float" office:value="28.2857142857143" calcext:value-type="float">
            <text:p>28.29</text:p>
          </table:table-cell>
          <table:table-cell table:formula="of:=[.G66]/[.K66]" office:value-type="float" office:value="54" calcext:value-type="float">
            <text:p>5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J67]+[.L67]" office:value-type="float" office:value="77" calcext:value-type="float">
            <text:p>77</text:p>
          </table:table-cell>
          <table:table-cell table:formula="of:=[.G67]/[.M67]" office:value-type="float" office:value="29.987012987013" calcext:value-type="float">
            <text:p>29.99</text:p>
          </table:table-cell>
          <table:table-cell table:formula="of:=[.G67]/[.K67]" office:value-type="float" office:value="288.625" calcext:value-type="float">
            <text:p>288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68]+[.L68]" office:value-type="float" office:value="25" calcext:value-type="float">
            <text:p>25</text:p>
          </table:table-cell>
          <table:table-cell table:formula="of:=[.G68]/[.M68]" office:value-type="float" office:value="45.8" calcext:value-type="float">
            <text:p>45.80</text:p>
          </table:table-cell>
          <table:table-cell table:formula="of:=[.G68]/[.K68]" office:value-type="float" office:value="143.125" calcext:value-type="float">
            <text:p>14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69]+[.L69]" office:value-type="float" office:value="30" calcext:value-type="float">
            <text:p>30</text:p>
          </table:table-cell>
          <table:table-cell table:formula="of:=[.G69]/[.M69]" office:value-type="float" office:value="44" calcext:value-type="float">
            <text:p>44.00</text:p>
          </table:table-cell>
          <table:table-cell table:formula="of:=[.G69]/[.K69]" office:value-type="float" office:value="120" calcext:value-type="float">
            <text:p>12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70]+[.L70]" office:value-type="float" office:value="48" calcext:value-type="float">
            <text:p>48</text:p>
          </table:table-cell>
          <table:table-cell table:formula="of:=[.G70]/[.M70]" office:value-type="float" office:value="36.8958333333333" calcext:value-type="float">
            <text:p>36.90</text:p>
          </table:table-cell>
          <table:table-cell table:formula="of:=[.G70]/[.K70]" office:value-type="float" office:value="885.5" calcext:value-type="float">
            <text:p>88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geWill</text:p>
          </table:table-cell>
          <table:table-cell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J71]+[.L71]" office:value-type="float" office:value="55" calcext:value-type="float">
            <text:p>55</text:p>
          </table:table-cell>
          <table:table-cell table:formula="of:=[.G71]/[.M71]" office:value-type="float" office:value="46.2" calcext:value-type="float">
            <text:p>46.20</text:p>
          </table:table-cell>
          <table:table-cell table:formula="of:=[.G71]/[.K71]" office:value-type="float" office:value="254.1" calcext:value-type="float">
            <text:p>254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J72]+[.L72]" office:value-type="float" office:value="46" calcext:value-type="float">
            <text:p>46</text:p>
          </table:table-cell>
          <table:table-cell table:formula="of:=[.G72]/[.M72]" office:value-type="float" office:value="31.1739130434783" calcext:value-type="float">
            <text:p>31.17</text:p>
          </table:table-cell>
          <table:table-cell table:formula="of:=[.G72]/[.K72]" office:value-type="float" office:value="79.6666666666667" calcext:value-type="float">
            <text:p>79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hammer</text:p>
          </table:table-cell>
          <table:table-cell office:value-type="float" office:value="0.338099582703899" calcext:value-type="float">
            <text:p>0.33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J73]+[.L73]" office:value-type="float" office:value="29" calcext:value-type="float">
            <text:p>29</text:p>
          </table:table-cell>
          <table:table-cell table:formula="of:=[.G73]/[.M73]" office:value-type="float" office:value="42.5172413793103" calcext:value-type="float">
            <text:p>42.52</text:p>
          </table:table-cell>
          <table:table-cell table:formula="of:=[.G73]/[.K73]" office:value-type="float" office:value="154.125" calcext:value-type="float">
            <text:p>154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rnapkin</text:p>
          </table:table-cell>
          <table:table-cell office:value-type="float" office:value="0.329924094912104" calcext:value-type="float">
            <text:p>0.32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74]+[.L74]" office:value-type="float" office:value="38" calcext:value-type="float">
            <text:p>38</text:p>
          </table:table-cell>
          <table:table-cell table:formula="of:=[.G74]/[.M74]" office:value-type="float" office:value="23.1052631578947" calcext:value-type="float">
            <text:p>23.11</text:p>
          </table:table-cell>
          <table:table-cell table:formula="of:=[.G74]/[.K74]" office:value-type="float" office:value="79.8181818181818" calcext:value-type="float">
            <text:p>79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areports</text:p>
          </table:table-cell>
          <table:table-cell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5]+[.L75]" office:value-type="float" office:value="24" calcext:value-type="float">
            <text:p>24</text:p>
          </table:table-cell>
          <table:table-cell table:formula="of:=[.G75]/[.M75]" office:value-type="float" office:value="31.7916666666667" calcext:value-type="float">
            <text:p>31.79</text:p>
          </table:table-cell>
          <table:table-cell table:formula="of:=[.G75]/[.K75]" office:value-type="float" office:value="381.5" calcext:value-type="float">
            <text:p>38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6]+[.L76]" office:value-type="float" office:value="6" calcext:value-type="float">
            <text:p>6</text:p>
          </table:table-cell>
          <table:table-cell table:formula="of:=[.G76]/[.M76]" office:value-type="float" office:value="67.8333333333333" calcext:value-type="float">
            <text:p>67.83</text:p>
          </table:table-cell>
          <table:table-cell table:formula="of:=[.G76]/[.K76]" office:value-type="float" office:value="407" calcext:value-type="float">
            <text:p>4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J77]+[.L77]" office:value-type="float" office:value="101" calcext:value-type="float">
            <text:p>101</text:p>
          </table:table-cell>
          <table:table-cell table:formula="of:=[.G77]/[.M77]" office:value-type="float" office:value="11.4653465346535" calcext:value-type="float">
            <text:p>11.47</text:p>
          </table:table-cell>
          <table:table-cell table:formula="of:=[.G77]/[.K77]" office:value-type="float" office:value="115.8" calcext:value-type="float">
            <text:p>115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caCrowley</text:p>
          </table:table-cell>
          <table:table-cell office:value-type="float" office:value="0.31184768784163" calcext:value-type="float">
            <text:p>0.3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8]+[.L78]" office:value-type="float" office:value="36" calcext:value-type="float">
            <text:p>36</text:p>
          </table:table-cell>
          <table:table-cell table:formula="of:=[.G78]/[.M78]" office:value-type="float" office:value="32.4444444444444" calcext:value-type="float">
            <text:p>32.44</text:p>
          </table:table-cell>
          <table:table-cell table:formula="of:=[.G78]/[.K78]" office:value-type="float" office:value="584" calcext:value-type="float">
            <text:p>58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ennbeck</text:p>
          </table:table-cell>
          <table:table-cell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J79]+[.L79]" office:value-type="float" office:value="88" calcext:value-type="float">
            <text:p>88</text:p>
          </table:table-cell>
          <table:table-cell table:formula="of:=[.G79]/[.M79]" office:value-type="float" office:value="25.2386363636364" calcext:value-type="float">
            <text:p>25.24</text:p>
          </table:table-cell>
          <table:table-cell table:formula="of:=[.G79]/[.K79]" office:value-type="float" office:value="246.777777777778" calcext:value-type="float">
            <text:p>246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eweigel</text:p>
          </table:table-cell>
          <table:table-cell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80]+[.L80]" office:value-type="float" office:value="34" calcext:value-type="float">
            <text:p>34</text:p>
          </table:table-cell>
          <table:table-cell table:formula="of:=[.G80]/[.M80]" office:value-type="float" office:value="21.8529411764706" calcext:value-type="float">
            <text:p>21.85</text:p>
          </table:table-cell>
          <table:table-cell table:formula="of:=[.G80]/[.K80]" office:value-type="float" office:value="185.75" calcext:value-type="float">
            <text:p>18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81]+[.L81]" office:value-type="float" office:value="8" calcext:value-type="float">
            <text:p>8</text:p>
          </table:table-cell>
          <table:table-cell table:formula="of:=[.G81]/[.M81]" office:value-type="float" office:value="26" calcext:value-type="float">
            <text:p>26.00</text:p>
          </table:table-cell>
          <table:table-cell table:formula="of:=[.G81]/[.K81]" office:value-type="float" office:value="69.3333333333333" calcext:value-type="float">
            <text:p>69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melaGeller</text:p>
          </table:table-cell>
          <table:table-cell office:value-type="float" office:value="0.291151694029392" calcext:value-type="float">
            <text:p>0.29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J82]+[.L82]" office:value-type="float" office:value="176" calcext:value-type="float">
            <text:p>176</text:p>
          </table:table-cell>
          <table:table-cell table:formula="of:=[.G82]/[.M82]" office:value-type="float" office:value="10.7613636363636" calcext:value-type="float">
            <text:p>10.76</text:p>
          </table:table-cell>
          <table:table-cell table:formula="of:=[.G82]/[.K82]" office:value-type="float" office:value="236.75" calcext:value-type="float">
            <text:p>236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eedZakaria</text:p>
          </table:table-cell>
          <table:table-cell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J83]+[.L83]" office:value-type="float" office:value="51" calcext:value-type="float">
            <text:p>51</text:p>
          </table:table-cell>
          <table:table-cell table:formula="of:=[.G83]/[.M83]" office:value-type="float" office:value="36.5294117647059" calcext:value-type="float">
            <text:p>36.53</text:p>
          </table:table-cell>
          <table:table-cell table:formula="of:=[.G83]/[.K83]" office:value-type="float" office:value="74.52" calcext:value-type="float">
            <text:p>74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hLowry</text:p>
          </table:table-cell>
          <table:table-cell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84]+[.L84]" office:value-type="float" office:value="10" calcext:value-type="float">
            <text:p>10</text:p>
          </table:table-cell>
          <table:table-cell table:formula="of:=[.G84]/[.M84]" office:value-type="float" office:value="33.4" calcext:value-type="float">
            <text:p>33.40</text:p>
          </table:table-cell>
          <table:table-cell table:formula="of:=[.G84]/[.K84]" office:value-type="float" office:value="334" calcext:value-type="float">
            <text:p>33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J85]+[.L85]" office:value-type="float" office:value="51" calcext:value-type="float">
            <text:p>51</text:p>
          </table:table-cell>
          <table:table-cell table:formula="of:=[.G85]/[.M85]" office:value-type="float" office:value="14.0980392156863" calcext:value-type="float">
            <text:p>14.10</text:p>
          </table:table-cell>
          <table:table-cell table:formula="of:=[.G85]/[.K85]" office:value-type="float" office:value="143.8" calcext:value-type="float">
            <text:p>143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86]+[.L86]" office:value-type="float" office:value="29" calcext:value-type="float">
            <text:p>29</text:p>
          </table:table-cell>
          <table:table-cell table:formula="of:=[.G86]/[.M86]" office:value-type="float" office:value="33.8965517241379" calcext:value-type="float">
            <text:p>33.90</text:p>
          </table:table-cell>
          <table:table-cell table:formula="of:=[.G86]/[.K86]" office:value-type="float" office:value="65.5333333333333" calcext:value-type="float">
            <text:p>65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J87]+[.L87]" office:value-type="float" office:value="59" calcext:value-type="float">
            <text:p>59</text:p>
          </table:table-cell>
          <table:table-cell table:formula="of:=[.G87]/[.M87]" office:value-type="float" office:value="27.8135593220339" calcext:value-type="float">
            <text:p>27.81</text:p>
          </table:table-cell>
          <table:table-cell table:formula="of:=[.G87]/[.K87]" office:value-type="float" office:value="96.5294117647059" calcext:value-type="float">
            <text:p>96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88]+[.L88]" office:value-type="float" office:value="8" calcext:value-type="float">
            <text:p>8</text:p>
          </table:table-cell>
          <table:table-cell table:formula="of:=[.G88]/[.M88]" office:value-type="float" office:value="166.5" calcext:value-type="float">
            <text:p>166.50</text:p>
          </table:table-cell>
          <table:table-cell table:formula="of:=[.G88]/[.K88]" office:value-type="float" office:value="148" calcext:value-type="float">
            <text:p>148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Hemmer</text:p>
          </table:table-cell>
          <table:table-cell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J89]+[.L89]" office:value-type="float" office:value="68" calcext:value-type="float">
            <text:p>68</text:p>
          </table:table-cell>
          <table:table-cell table:formula="of:=[.G89]/[.M89]" office:value-type="float" office:value="11.2647058823529" calcext:value-type="float">
            <text:p>11.26</text:p>
          </table:table-cell>
          <table:table-cell table:formula="of:=[.G89]/[.K89]" office:value-type="float" office:value="383" calcext:value-type="float">
            <text:p>38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0]+[.L90]" office:value-type="float" office:value="10" calcext:value-type="float">
            <text:p>10</text:p>
          </table:table-cell>
          <table:table-cell table:formula="of:=[.G90]/[.M90]" office:value-type="float" office:value="96.5" calcext:value-type="float">
            <text:p>96.50</text:p>
          </table:table-cell>
          <table:table-cell table:formula="of:=[.G90]/[.K90]" office:value-type="float" office:value="321.666666666667" calcext:value-type="float">
            <text:p>321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ggynoonannyc</text:p>
          </table:table-cell>
          <table:table-cell office:value-type="float" office:value="0.207987456188895" calcext:value-type="float">
            <text:p>0.20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91]+[.L91]" office:value-type="float" office:value="13" calcext:value-type="float">
            <text:p>13</text:p>
          </table:table-cell>
          <table:table-cell table:formula="of:=[.G91]/[.M91]" office:value-type="float" office:value="28.3846153846154" calcext:value-type="float">
            <text:p>28.38</text:p>
          </table:table-cell>
          <table:table-cell table:formula="of:=[.G91]/[.K91]" office:value-type="float" office:value="46.125" calcext:value-type="float">
            <text:p>46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92]+[.L92]" office:value-type="float" office:value="10" calcext:value-type="float">
            <text:p>10</text:p>
          </table:table-cell>
          <table:table-cell table:formula="of:=[.G92]/[.M92]" office:value-type="float" office:value="54.5" calcext:value-type="float">
            <text:p>54.50</text:p>
          </table:table-cell>
          <table:table-cell table:formula="of:=[.G92]/[.K92]" office:value-type="float" office:value="272.5" calcext:value-type="float">
            <text:p>27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ta</text:p>
          </table:table-cell>
          <table:table-cell office:value-type="float" office:value="0.192017326309892" calcext:value-type="float">
            <text:p>0.19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J93]+[.L93]" office:value-type="float" office:value="46" calcext:value-type="float">
            <text:p>46</text:p>
          </table:table-cell>
          <table:table-cell table:formula="of:=[.G93]/[.M93]" office:value-type="float" office:value="22.2173913043478" calcext:value-type="float">
            <text:p>22.22</text:p>
          </table:table-cell>
          <table:table-cell table:formula="of:=[.G93]/[.K93]" office:value-type="float" office:value="127.75" calcext:value-type="float">
            <text:p>127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94]+[.L94]" office:value-type="float" office:value="39" calcext:value-type="float">
            <text:p>39</text:p>
          </table:table-cell>
          <table:table-cell table:formula="of:=[.G94]/[.M94]" office:value-type="float" office:value="26.5384615384615" calcext:value-type="float">
            <text:p>26.54</text:p>
          </table:table-cell>
          <table:table-cell table:formula="of:=[.G94]/[.K94]" office:value-type="float" office:value="258.75" calcext:value-type="float">
            <text:p>25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95]+[.L95]" office:value-type="float" office:value="10" calcext:value-type="float">
            <text:p>10</text:p>
          </table:table-cell>
          <table:table-cell table:formula="of:=[.G95]/[.M95]" office:value-type="float" office:value="79.5" calcext:value-type="float">
            <text:p>79.50</text:p>
          </table:table-cell>
          <table:table-cell table:formula="of:=[.G95]/[.K95]" office:value-type="float" office:value="53" calcext:value-type="float">
            <text:p>5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96]+[.L96]" office:value-type="float" office:value="29" calcext:value-type="float">
            <text:p>29</text:p>
          </table:table-cell>
          <table:table-cell table:formula="of:=[.G96]/[.M96]" office:value-type="float" office:value="28.3103448275862" calcext:value-type="float">
            <text:p>28.31</text:p>
          </table:table-cell>
          <table:table-cell table:formula="of:=[.G96]/[.K96]" office:value-type="float" office:value="117.285714285714" calcext:value-type="float">
            <text:p>117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meade</text:p>
          </table:table-cell>
          <table:table-cell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97]+[.L97]" office:value-type="float" office:value="29" calcext:value-type="float">
            <text:p>29</text:p>
          </table:table-cell>
          <table:table-cell table:formula="of:=[.G97]/[.M97]" office:value-type="float" office:value="33.5862068965517" calcext:value-type="float">
            <text:p>33.59</text:p>
          </table:table-cell>
          <table:table-cell table:formula="of:=[.G97]/[.K97]" office:value-type="float" office:value="81.1666666666667" calcext:value-type="float">
            <text:p>81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ylevy</text:p>
          </table:table-cell>
          <table:table-cell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8]+[.L98]" office:value-type="float" office:value="3" calcext:value-type="float">
            <text:p>3</text:p>
          </table:table-cell>
          <table:table-cell table:formula="of:=[.G98]/[.M98]"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henry</text:p>
          </table:table-cell>
          <table:table-cell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9]+[.L99]" office:value-type="float" office:value="20" calcext:value-type="float">
            <text:p>20</text:p>
          </table:table-cell>
          <table:table-cell table:formula="of:=[.G99]/[.M99]" office:value-type="float" office:value="34.65" calcext:value-type="float">
            <text:p>34.65</text:p>
          </table:table-cell>
          <table:table-cell table:formula="of:=[.G99]/[.K99]" office:value-type="float" office:value="99" calcext:value-type="float">
            <text:p>9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llydish</text:p>
          </table:table-cell>
          <table:table-cell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100]+[.L100]" office:value-type="float" office:value="15" calcext:value-type="float">
            <text:p>15</text:p>
          </table:table-cell>
          <table:table-cell table:formula="of:=[.G100]/[.M100]" office:value-type="float" office:value="46.6" calcext:value-type="float">
            <text:p>46.60</text:p>
          </table:table-cell>
          <table:table-cell table:formula="of:=[.G100]/[.K100]" office:value-type="float" office:value="233" calcext:value-type="float">
            <text:p>2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01]+[.L101]" office:value-type="float" office:value="11" calcext:value-type="float">
            <text:p>11</text:p>
          </table:table-cell>
          <table:table-cell table:formula="of:=[.G101]/[.M101]" office:value-type="float" office:value="54.7272727272727" calcext:value-type="float">
            <text:p>54.73</text:p>
          </table:table-cell>
          <table:table-cell table:formula="of:=[.G101]/[.K101]" office:value-type="float" office:value="301" calcext:value-type="float">
            <text:p>30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rySabato</text:p>
          </table:table-cell>
          <table:table-cell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02]+[.L102]" office:value-type="float" office:value="14" calcext:value-type="float">
            <text:p>14</text:p>
          </table:table-cell>
          <table:table-cell table:formula="of:=[.G102]/[.M102]" office:value-type="float" office:value="52" calcext:value-type="float">
            <text:p>52.00</text:p>
          </table:table-cell>
          <table:table-cell table:formula="of:=[.G102]/[.K102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103]+[.L103]" office:value-type="float" office:value="43" calcext:value-type="float">
            <text:p>43</text:p>
          </table:table-cell>
          <table:table-cell table:formula="of:=[.G103]/[.M103]" office:value-type="float" office:value="13.5581395348837" calcext:value-type="float">
            <text:p>13.56</text:p>
          </table:table-cell>
          <table:table-cell table:formula="of:=[.G103]/[.K103]" office:value-type="float" office:value="145.75" calcext:value-type="float">
            <text:p>14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jorCBS</text:p>
          </table:table-cell>
          <table:table-cell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04]+[.L104]" office:value-type="float" office:value="22" calcext:value-type="float">
            <text:p>22</text:p>
          </table:table-cell>
          <table:table-cell table:formula="of:=[.G104]/[.M104]" office:value-type="float" office:value="23.4545454545455" calcext:value-type="float">
            <text:p>23.45</text:p>
          </table:table-cell>
          <table:table-cell table:formula="of:=[.G104]/[.K104]" office:value-type="float" office:value="129" calcext:value-type="float">
            <text:p>12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105]+[.L105]" office:value-type="float" office:value="7" calcext:value-type="float">
            <text:p>7</text:p>
          </table:table-cell>
          <table:table-cell table:formula="of:=[.G105]/[.M105]" office:value-type="float" office:value="32" calcext:value-type="float">
            <text:p>32.00</text:p>
          </table:table-cell>
          <table:table-cell table:formula="of:=[.G105]/[.K105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diacachosi</text:p>
          </table:table-cell>
          <table:table-cell office:value-type="float" office:value="0.107700821591248" calcext:value-type="float">
            <text:p>0.10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6]+[.L106]" office:value-type="float" office:value="9" calcext:value-type="float">
            <text:p>9</text:p>
          </table:table-cell>
          <table:table-cell table:formula="of:=[.G106]/[.M106]" office:value-type="float" office:value="30.6666666666667" calcext:value-type="float">
            <text:p>30.6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107]+[.L107]" office:value-type="float" office:value="12" calcext:value-type="float">
            <text:p>12</text:p>
          </table:table-cell>
          <table:table-cell table:formula="of:=[.G107]/[.M107]"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108]+[.L108]" office:value-type="float" office:value="12" calcext:value-type="float">
            <text:p>12</text:p>
          </table:table-cell>
          <table:table-cell table:formula="of:=[.G108]/[.M108]" office:value-type="float" office:value="40.8333333333333" calcext:value-type="float">
            <text:p>40.83</text:p>
          </table:table-cell>
          <table:table-cell table:formula="of:=[.G108]/[.K108]" office:value-type="float" office:value="122.5" calcext:value-type="float">
            <text:p>12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109]+[.L109]" office:value-type="float" office:value="24" calcext:value-type="float">
            <text:p>24</text:p>
          </table:table-cell>
          <table:table-cell table:formula="of:=[.G109]/[.M109]" office:value-type="float" office:value="19.7083333333333" calcext:value-type="float">
            <text:p>19.71</text:p>
          </table:table-cell>
          <table:table-cell table:formula="of:=[.G109]/[.K109]" office:value-type="float" office:value="236.5" calcext:value-type="float">
            <text:p>236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0]+[.L110]" office:value-type="float" office:value="1" calcext:value-type="float">
            <text:p>1</text:p>
          </table:table-cell>
          <table:table-cell table:formula="of:=[.G110]/[.M110]"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111]+[.L111]" office:value-type="float" office:value="26" calcext:value-type="float">
            <text:p>26</text:p>
          </table:table-cell>
          <table:table-cell table:formula="of:=[.G111]/[.M111]" office:value-type="float" office:value="17.8846153846154" calcext:value-type="float">
            <text:p>17.88</text:p>
          </table:table-cell>
          <table:table-cell table:formula="of:=[.G111]/[.K111]" office:value-type="float" office:value="93" calcext:value-type="float">
            <text:p>9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eBayefsky</text:p>
          </table:table-cell>
          <table:table-cell office:value-type="float" office:value="0.07102010699133" calcext:value-type="float">
            <text:p>0.07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112]+[.L112]" office:value-type="float" office:value="24" calcext:value-type="float">
            <text:p>24</text:p>
          </table:table-cell>
          <table:table-cell table:formula="of:=[.G112]/[.M112]" office:value-type="float" office:value="21.5833333333333" calcext:value-type="float">
            <text:p>21.58</text:p>
          </table:table-cell>
          <table:table-cell table:formula="of:=[.G112]/[.K112]" office:value-type="float" office:value="172.666666666667" calcext:value-type="float">
            <text:p>17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dBarnes</text:p>
          </table:table-cell>
          <table:table-cell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3]+[.L113]" office:value-type="float" office:value="12" calcext:value-type="float">
            <text:p>12</text:p>
          </table:table-cell>
          <table:table-cell table:formula="of:=[.G113]/[.M113]" office:value-type="float" office:value="43.5833333333333" calcext:value-type="float">
            <text:p>43.5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4]+[.L114]" office:value-type="float" office:value="5" calcext:value-type="float">
            <text:p>5</text:p>
          </table:table-cell>
          <table:table-cell table:formula="of:=[.G114]/[.M114]" office:value-type="float" office:value="26.6" calcext:value-type="float">
            <text:p>26.60</text:p>
          </table:table-cell>
          <table:table-cell table:formula="of:=[.G114]/[.K114]" office:value-type="float" office:value="133" calcext:value-type="float">
            <text:p>1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olkenflik</text:p>
          </table:table-cell>
          <table:table-cell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5]+[.L115]" office:value-type="float" office:value="1" calcext:value-type="float">
            <text:p>1</text:p>
          </table:table-cell>
          <table:table-cell table:formula="of:=[.G115]/[.M115]"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16]+[.L1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erinzaman</text:p>
          </table:table-cell>
          <table:table-cell office:value-type="float" office:value="0.0410902047592695" calcext:value-type="float">
            <text:p>0.04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117]+[.L117]" office:value-type="float" office:value="11" calcext:value-type="float">
            <text:p>11</text:p>
          </table:table-cell>
          <table:table-cell table:formula="of:=[.G117]/[.M117]" office:value-type="float" office:value="7.36363636363636" calcext:value-type="float">
            <text:p>7.36</text:p>
          </table:table-cell>
          <table:table-cell table:formula="of:=[.G117]/[.K117]" office:value-type="float" office:value="27" calcext:value-type="float">
            <text:p>2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118]+[.L118]" office:value-type="float" office:value="4" calcext:value-type="float">
            <text:p>4</text:p>
          </table:table-cell>
          <table:table-cell table:formula="of:=[.G118]/[.M118]" office:value-type="float" office:value="42.25" calcext:value-type="float">
            <text:p>42.25</text:p>
          </table:table-cell>
          <table:table-cell table:formula="of:=[.G118]/[.K118]" office:value-type="float" office:value="84.5" calcext:value-type="float">
            <text:p>84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19]+[.L119]" office:value-type="float" office:value="3" calcext:value-type="float">
            <text:p>3</text:p>
          </table:table-cell>
          <table:table-cell table:formula="of:=[.G119]/[.M119]" office:value-type="float" office:value="31.3333333333333" calcext:value-type="float">
            <text:p>31.33</text:p>
          </table:table-cell>
          <table:table-cell table:formula="of:=[.G119]/[.K119]" office:value-type="float" office:value="94" calcext:value-type="float">
            <text:p>9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Malcolm</text:p>
          </table:table-cell>
          <table:table-cell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120]+[.L120]" office:value-type="float" office:value="2" calcext:value-type="float">
            <text:p>2</text:p>
          </table:table-cell>
          <table:table-cell table:formula="of:=[.G120]/[.M120]" office:value-type="float" office:value="65.5" calcext:value-type="float">
            <text:p>65.50</text:p>
          </table:table-cell>
          <table:table-cell table:formula="of:=[.G120]/[.K120]" office:value-type="float" office:value="43.6666666666667" calcext:value-type="float">
            <text:p>43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asselbeck</text:p>
          </table:table-cell>
          <table:table-cell office:value-type="float" office:value="0.0182329053145444" calcext:value-type="float">
            <text:p>0.0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21]+[.L1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2]+[.L122]" office:value-type="float" office:value="2" calcext:value-type="float">
            <text:p>2</text:p>
          </table:table-cell>
          <table:table-cell table:formula="of:=[.G122]/[.M122]"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keller2014</text:p>
          </table:table-cell>
          <table:table-cell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3]+[.L123]" office:value-type="float" office:value="1" calcext:value-type="float">
            <text:p>1</text:p>
          </table:table-cell>
          <table:table-cell table:formula="of:=[.G123]/[.M123]"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SUM([.G4:.G123])" office:value-type="float" office:value="225021" calcext:value-type="float">
            <text:p>225021</text:p>
          </table:table-cell>
          <table:table-cell table:formula="of:=SUM([.H4:.H123])" office:value-type="float" office:value="4942" calcext:value-type="float">
            <text:p>4942</text:p>
          </table:table-cell>
          <table:table-cell table:formula="of:=SUM([.I4:.I123])" office:value-type="float" office:value="9898" calcext:value-type="float">
            <text:p>9898</text:p>
          </table:table-cell>
          <table:table-cell table:formula="of:=SUM([.J4:.J123])" office:value-type="float" office:value="5090" calcext:value-type="float">
            <text:p>5090</text:p>
          </table:table-cell>
          <table:table-cell table:formula="of:=SUM([.K4:.K123])" office:value-type="float" office:value="1569" calcext:value-type="float">
            <text:p>1569</text:p>
          </table:table-cell>
          <table:table-cell table:formula="of:=SUM([.L4:.L123])" office:value-type="float" office:value="2951" calcext:value-type="float">
            <text:p>2951</text:p>
          </table:table-cell>
          <table:table-cell table:formula="of:=[.J124]+[.L124]" office:value-type="float" office:value="8041" calcext:value-type="float">
            <text:p>8041</text:p>
          </table:table-cell>
          <table:table-cell table:formula="of:=[.G124]/[.M124]" office:value-type="float" office:value="27.9842059445343" calcext:value-type="float">
            <text:p>27.98</text:p>
          </table:table-cell>
          <table:table-cell table:formula="of:=[.G124]/[.K124]" office:value-type="float" office:value="143.416826003824" calcext:value-type="float">
            <text:p>143.42</text:p>
          </table:table-cell>
        </table:table-row>
      </table:table>
      <table:table table:name="Males" table:style-name="ta1">
        <table:shapes>
          <draw:frame draw:z-index="0" draw:style-name="gr1" draw:text-style-name="P1" svg:width="530.62pt" svg:height="336.56pt" svg:x="1102.05pt" svg:y="117.47pt">
            <loext:p draw:notify-on-update-of-ranges="Males.M2:Males.M67 Males.P2:Males.P6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-SUP_C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2]" office:value-type="float" office:value="1" calcext:value-type="float">
            <text:p>1</text:p>
          </table:table-cell>
          <table:table-cell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  <table:table-cell table:formula="of:=1/66" office:value-type="float" office:value="0.0151515151515152" calcext:value-type="float">
            <text:p>0.0151515152</text:p>
          </table:table-cell>
        </table:table-row>
        <table:table-row table:style-name="ro1">
          <table:table-cell/>
          <table:table-cell office:value-type="string" calcext:value-type="string">
            <text:p>davidfolkenflik</text:p>
          </table:table-cell>
          <table:table-cell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3]+[.M2]" office:value-type="float" office:value="2" calcext:value-type="float">
            <text:p>2</text:p>
          </table:table-cell>
          <table:table-cell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 table:formula="of:=(1/66) + [.P2]" office:value-type="float" office:value="0.0303030303030303" calcext:value-type="float">
            <text:p>0.0303030303</text:p>
          </table:table-cell>
        </table:table-row>
        <table:table-row table:style-name="ro1">
          <table:table-cell/>
          <table:table-cell office:value-type="string" calcext:value-type="string">
            <text:p>billkeller2014</text:p>
          </table:table-cell>
          <table:table-cell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4]+[.M3]" office:value-type="float" office:value="3" calcext:value-type="float">
            <text:p>3</text:p>
          </table:table-cell>
          <table:table-cell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  <table:table-cell table:formula="of:=(1/66) + [.P3]" office:value-type="float" office:value="0.0454545454545455" calcext:value-type="float">
            <text:p>0.0454545455</text:p>
          </table:table-cell>
        </table:table-row>
        <table:table-row table:style-name="ro1">
          <table:table-cell/>
          <table:table-cell office:value-type="string" calcext:value-type="string">
            <text:p>AHMalcolm</text:p>
          </table:table-cell>
          <table:table-cell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5]+[.M4]" office:value-type="float" office:value="5" calcext:value-type="float">
            <text:p>5</text:p>
          </table:table-cell>
          <table:table-cell office:value-type="float" office:value="65.5" calcext:value-type="float">
            <text:p>65.50</text:p>
          </table:table-cell>
          <table:table-cell office:value-type="float" office:value="43.6666666666667" calcext:value-type="float">
            <text:p>43.67</text:p>
          </table:table-cell>
          <table:table-cell table:formula="of:=(1/66) + [.P4]" office:value-type="float" office:value="0.0606060606060606" calcext:value-type="float">
            <text:p>0.0606060606</text:p>
          </table:table-cell>
        </table:table-row>
        <table:table-row table:style-name="ro1">
          <table:table-cell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6]+[.M5]" office:value-type="float" office:value="7" calcext:value-type="float">
            <text:p>7</text:p>
          </table:table-cell>
          <table:table-cell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  <table:table-cell table:formula="of:=(1/66) + [.P5]" office:value-type="float" office:value="0.0757575757575758" calcext:value-type="float">
            <text:p>0.0757575758</text:p>
          </table:table-cell>
        </table:table-row>
        <table:table-row table:style-name="ro1">
          <table:table-cell/>
          <table:table-cell office:value-type="string" calcext:value-type="string">
            <text:p>andylevy</text:p>
          </table:table-cell>
          <table:table-cell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L7]+[.M6]" office:value-type="float" office:value="10" calcext:value-type="float">
            <text:p>10</text:p>
          </table:table-cell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  <table:table-cell table:formula="of:=(1/66) + [.P6]" office:value-type="float" office:value="0.0909090909090909" calcext:value-type="float">
            <text:p>0.0909090909</text:p>
          </table:table-cell>
        </table:table-row>
        <table:table-row table:style-name="ro1">
          <table:table-cell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L8]+[.M7]" office:value-type="float" office:value="17" calcext:value-type="float">
            <text:p>17</text:p>
          </table:table-cell>
          <table:table-cell office:value-type="float" office:value="32" calcext:value-type="float">
            <text:p>32.00</text:p>
          </table:table-cell>
          <table:table-cell office:value-type="float" office:value="112" calcext:value-type="float">
            <text:p>112.00</text:p>
          </table:table-cell>
          <table:table-cell table:formula="of:=(1/66) + [.P7]" office:value-type="float" office:value="0.106060606060606" calcext:value-type="float">
            <text:p>0.1060606061</text:p>
          </table:table-cell>
        </table:table-row>
        <table:table-row table:style-name="ro1">
          <table:table-cell/>
          <table:table-cell office:value-type="string" calcext:value-type="string">
            <text:p>RichLowry</text:p>
          </table:table-cell>
          <table:table-cell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L9]+[.M8]" office:value-type="float" office:value="27" calcext:value-type="float">
            <text:p>27</text:p>
          </table:table-cell>
          <table:table-cell office:value-type="float" office:value="33.4" calcext:value-type="float">
            <text:p>33.40</text:p>
          </table:table-cell>
          <table:table-cell office:value-type="float" office:value="334" calcext:value-type="float">
            <text:p>334.00</text:p>
          </table:table-cell>
          <table:table-cell table:formula="of:=(1/66) + [.P8]" office:value-type="float" office:value="0.121212121212121" calcext:value-type="float">
            <text:p>0.1212121212</text:p>
          </table:table-cell>
        </table:table-row>
        <table:table-row table:style-name="ro1">
          <table:table-cell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10]+[.M9]" office:value-type="float" office:value="37" calcext:value-type="float">
            <text:p>37</text:p>
          </table:table-cell>
          <table:table-cell office:value-type="float" office:value="54.5" calcext:value-type="float">
            <text:p>54.50</text:p>
          </table:table-cell>
          <table:table-cell office:value-type="float" office:value="272.5" calcext:value-type="float">
            <text:p>272.50</text:p>
          </table:table-cell>
          <table:table-cell table:formula="of:=(1/66) + [.P9]" office:value-type="float" office:value="0.136363636363636" calcext:value-type="float">
            <text:p>0.1363636364</text:p>
          </table:table-cell>
        </table:table-row>
        <table:table-row table:style-name="ro1">
          <table:table-cell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11]+[.M10]" office:value-type="float" office:value="47" calcext:value-type="float">
            <text:p>47</text:p>
          </table:table-cell>
          <table:table-cell office:value-type="float" office:value="79.5" calcext:value-type="float">
            <text:p>79.50</text:p>
          </table:table-cell>
          <table:table-cell office:value-type="float" office:value="53" calcext:value-type="float">
            <text:p>53.00</text:p>
          </table:table-cell>
          <table:table-cell table:formula="of:=(1/66) + [.P10]" office:value-type="float" office:value="0.151515151515152" calcext:value-type="float">
            <text:p>0.1515151515</text:p>
          </table:table-cell>
        </table:table-row>
        <table:table-row table:style-name="ro1">
          <table:table-cell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L12]+[.M11]" office:value-type="float" office:value="58" calcext:value-type="float">
            <text:p>58</text:p>
          </table:table-cell>
          <table:table-cell office:value-type="float" office:value="54.7272727272727" calcext:value-type="float">
            <text:p>54.73</text:p>
          </table:table-cell>
          <table:table-cell office:value-type="float" office:value="301" calcext:value-type="float">
            <text:p>301.00</text:p>
          </table:table-cell>
          <table:table-cell table:formula="of:=(1/66) + [.P11]"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L13]+[.M12]" office:value-type="float" office:value="70" calcext:value-type="float">
            <text:p>70</text:p>
          </table:table-cell>
          <table:table-cell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  <table:table-cell table:formula="of:=(1/66) + [.P12]" office:value-type="float" office:value="0.181818181818182" calcext:value-type="float">
            <text:p>0.1818181818</text:p>
          </table:table-cell>
        </table:table-row>
        <table:table-row table:style-name="ro1">
          <table:table-cell/>
          <table:table-cell office:value-type="string" calcext:value-type="string">
            <text:p>FredBarnes</text:p>
          </table:table-cell>
          <table:table-cell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L14]+[.M13]" office:value-type="float" office:value="82" calcext:value-type="float">
            <text:p>82</text:p>
          </table:table-cell>
          <table:table-cell office:value-type="float" office:value="43.5833333333333" calcext:value-type="float">
            <text:p>43.58</text:p>
          </table:table-cell>
          <table:table-cell office:value-type="float" office:value="0" calcext:value-type="float">
            <text:p>0.00</text:p>
          </table:table-cell>
          <table:table-cell table:formula="of:=(1/66) + [.P13]" office:value-type="float" office:value="0.196969696969697" calcext:value-type="float">
            <text:p>0.196969697</text:p>
          </table:table-cell>
        </table:table-row>
        <table:table-row table:style-name="ro1">
          <table:table-cell/>
          <table:table-cell office:value-type="string" calcext:value-type="string">
            <text:p>LarrySabato</text:p>
          </table:table-cell>
          <table:table-cell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L15]+[.M14]" office:value-type="float" office:value="96" calcext:value-type="float">
            <text:p>96</text:p>
          </table:table-cell>
          <table:table-cell office:value-type="float" office:value="52" calcext:value-type="float">
            <text:p>52.00</text:p>
          </table:table-cell>
          <table:table-cell office:value-type="float" office:value="242.666666666667" calcext:value-type="float">
            <text:p>242.67</text:p>
          </table:table-cell>
          <table:table-cell table:formula="of:=(1/66) + [.P14]" office:value-type="float" office:value="0.212121212121212" calcext:value-type="float">
            <text:p>0.2121212121</text:p>
          </table:table-cell>
        </table:table-row>
        <table:table-row table:style-name="ro1">
          <table:table-cell/>
          <table:table-cell office:value-type="string" calcext:value-type="string">
            <text:p>sullydish</text:p>
          </table:table-cell>
          <table:table-cell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L16]+[.M15]" office:value-type="float" office:value="111" calcext:value-type="float">
            <text:p>111</text:p>
          </table:table-cell>
          <table:table-cell office:value-type="float" office:value="46.6" calcext:value-type="float">
            <text:p>46.60</text:p>
          </table:table-cell>
          <table:table-cell office:value-type="float" office:value="233" calcext:value-type="float">
            <text:p>233.00</text:p>
          </table:table-cell>
          <table:table-cell table:formula="of:=(1/66) + [.P15]" office:value-type="float" office:value="0.227272727272727" calcext:value-type="float">
            <text:p>0.2272727273</text:p>
          </table:table-cell>
        </table:table-row>
        <table:table-row table:style-name="ro1">
          <table:table-cell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L17]+[.M16]" office:value-type="float" office:value="127" calcext:value-type="float">
            <text:p>127</text:p>
          </table:table-cell>
          <table:table-cell office:value-type="float" office:value="42.6875" calcext:value-type="float">
            <text:p>42.69</text:p>
          </table:table-cell>
          <table:table-cell office:value-type="float" office:value="97.5714285714286" calcext:value-type="float">
            <text:p>97.57</text:p>
          </table:table-cell>
          <table:table-cell table:formula="of:=(1/66) + [.P16]" office:value-type="float" office:value="0.242424242424242" calcext:value-type="float">
            <text:p>0.2424242424</text:p>
          </table:table-cell>
        </table:table-row>
        <table:table-row table:style-name="ro1">
          <table:table-cell/>
          <table:table-cell office:value-type="string" calcext:value-type="string">
            <text:p>iowahawkblog</text:p>
          </table:table-cell>
          <table:table-cell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L18]+[.M17]" office:value-type="float" office:value="145" calcext:value-type="float">
            <text:p>145</text:p>
          </table:table-cell>
          <table:table-cell office:value-type="float" office:value="40.4444444444444" calcext:value-type="float">
            <text:p>40.44</text:p>
          </table:table-cell>
          <table:table-cell office:value-type="float" office:value="242.666666666667" calcext:value-type="float">
            <text:p>242.67</text:p>
          </table:table-cell>
          <table:table-cell table:formula="of:=(1/66) + [.P17]" office:value-type="float" office:value="0.257575757575757" calcext:value-type="float">
            <text:p>0.2575757576</text:p>
          </table:table-cell>
        </table:table-row>
        <table:table-row table:style-name="ro1">
          <table:table-cell/>
          <table:table-cell office:value-type="string" calcext:value-type="string">
            <text:p>edhenry</text:p>
          </table:table-cell>
          <table:table-cell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L19]+[.M18]" office:value-type="float" office:value="165" calcext:value-type="float">
            <text:p>165</text:p>
          </table:table-cell>
          <table:table-cell office:value-type="float" office:value="34.65" calcext:value-type="float">
            <text:p>34.65</text:p>
          </table:table-cell>
          <table:table-cell office:value-type="float" office:value="99" calcext:value-type="float">
            <text:p>99.00</text:p>
          </table:table-cell>
          <table:table-cell table:formula="of:=(1/66) + [.P18]" office:value-type="float" office:value="0.272727272727273" calcext:value-type="float">
            <text:p>0.2727272727</text:p>
          </table:table-cell>
        </table:table-row>
        <table:table-row table:style-name="ro1">
          <table:table-cell/>
          <table:table-cell office:value-type="string" calcext:value-type="string">
            <text:p>MajorCBS</text:p>
          </table:table-cell>
          <table:table-cell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L20]+[.M19]" office:value-type="float" office:value="187" calcext:value-type="float">
            <text:p>187</text:p>
          </table:table-cell>
          <table:table-cell office:value-type="float" office:value="23.4545454545455" calcext:value-type="float">
            <text:p>23.45</text:p>
          </table:table-cell>
          <table:table-cell office:value-type="float" office:value="129" calcext:value-type="float">
            <text:p>129.00</text:p>
          </table:table-cell>
          <table:table-cell table:formula="of:=(1/66) + [.P19]" office:value-type="float" office:value="0.287878787878788" calcext:value-type="float">
            <text:p>0.2878787879</text:p>
          </table:table-cell>
        </table:table-row>
        <table:table-row table:style-name="ro1">
          <table:table-cell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L21]+[.M20]" office:value-type="float" office:value="210" calcext:value-type="float">
            <text:p>210</text:p>
          </table:table-cell>
          <table:table-cell office:value-type="float" office:value="37.1304347826087" calcext:value-type="float">
            <text:p>37.13</text:p>
          </table:table-cell>
          <table:table-cell office:value-type="float" office:value="94.8888888888889" calcext:value-type="float">
            <text:p>94.89</text:p>
          </table:table-cell>
          <table:table-cell table:formula="of:=(1/66) + [.P20]" office:value-type="float" office:value="0.303030303030303" calcext:value-type="float">
            <text:p>0.303030303</text:p>
          </table:table-cell>
        </table:table-row>
        <table:table-row table:style-name="ro1">
          <table:table-cell/>
          <table:table-cell office:value-type="string" calcext:value-type="string">
            <text:p>costareports</text:p>
          </table:table-cell>
          <table:table-cell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L22]+[.M21]" office:value-type="float" office:value="234" calcext:value-type="float">
            <text:p>234</text:p>
          </table:table-cell>
          <table:table-cell office:value-type="float" office:value="31.7916666666667" calcext:value-type="float">
            <text:p>31.79</text:p>
          </table:table-cell>
          <table:table-cell office:value-type="float" office:value="381.5" calcext:value-type="float">
            <text:p>381.50</text:p>
          </table:table-cell>
          <table:table-cell table:formula="of:=(1/66) + [.P21]" office:value-type="float" office:value="0.318181818181818" calcext:value-type="float">
            <text:p>0.3181818182</text:p>
          </table:table-cell>
        </table:table-row>
        <table:table-row table:style-name="ro1">
          <table:table-cell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L23]+[.M22]" office:value-type="float" office:value="258" calcext:value-type="float">
            <text:p>258</text:p>
          </table:table-cell>
          <table:table-cell office:value-type="float" office:value="19.7083333333333" calcext:value-type="float">
            <text:p>19.71</text:p>
          </table:table-cell>
          <table:table-cell office:value-type="float" office:value="236.5" calcext:value-type="float">
            <text:p>236.50</text:p>
          </table:table-cell>
          <table:table-cell table:formula="of:=(1/66) + [.P22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string" calcext:value-type="string">
            <text:p>BretBaier</text:p>
          </table:table-cell>
          <table:table-cell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L24]+[.M23]" office:value-type="float" office:value="283" calcext:value-type="float">
            <text:p>283</text:p>
          </table:table-cell>
          <table:table-cell office:value-type="float" office:value="36" calcext:value-type="float">
            <text:p>36.00</text:p>
          </table:table-cell>
          <table:table-cell office:value-type="float" office:value="128.571428571429" calcext:value-type="float">
            <text:p>128.57</text:p>
          </table:table-cell>
          <table:table-cell table:formula="of:=(1/66) + [.P23]" office:value-type="float" office:value="0.348484848484848" calcext:value-type="float">
            <text:p>0.3484848485</text:p>
          </table:table-cell>
        </table:table-row>
        <table:table-row table:style-name="ro1">
          <table:table-cell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L25]+[.M24]" office:value-type="float" office:value="308" calcext:value-type="float">
            <text:p>308</text:p>
          </table:table-cell>
          <table:table-cell office:value-type="float" office:value="45.8" calcext:value-type="float">
            <text:p>45.80</text:p>
          </table:table-cell>
          <table:table-cell office:value-type="float" office:value="143.125" calcext:value-type="float">
            <text:p>143.13</text:p>
          </table:table-cell>
          <table:table-cell table:formula="of:=(1/66) + [.P24]" office:value-type="float" office:value="0.363636363636363" calcext:value-type="float">
            <text:p>0.3636363636</text:p>
          </table:table-cell>
        </table:table-row>
        <table:table-row table:style-name="ro1">
          <table:table-cell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L26]+[.M25]" office:value-type="float" office:value="335" calcext:value-type="float">
            <text:p>335</text:p>
          </table:table-cell>
          <table:table-cell office:value-type="float" office:value="43.2222222222222" calcext:value-type="float">
            <text:p>43.22</text:p>
          </table:table-cell>
          <table:table-cell office:value-type="float" office:value="166.714285714286" calcext:value-type="float">
            <text:p>166.71</text:p>
          </table:table-cell>
          <table:table-cell table:formula="of:=(1/66) + [.P25]" office:value-type="float" office:value="0.378787878787879" calcext:value-type="float">
            <text:p>0.3787878788</text:p>
          </table:table-cell>
        </table:table-row>
        <table:table-row table:style-name="ro1">
          <table:table-cell/>
          <table:table-cell office:value-type="string" calcext:value-type="string">
            <text:p>kilmeade</text:p>
          </table:table-cell>
          <table:table-cell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L27]+[.M26]" office:value-type="float" office:value="364" calcext:value-type="float">
            <text:p>364</text:p>
          </table:table-cell>
          <table:table-cell office:value-type="float" office:value="33.5862068965517" calcext:value-type="float">
            <text:p>33.59</text:p>
          </table:table-cell>
          <table:table-cell office:value-type="float" office:value="81.1666666666667" calcext:value-type="float">
            <text:p>81.17</text:p>
          </table:table-cell>
          <table:table-cell table:formula="of:=(1/66) + [.P26]" office:value-type="float" office:value="0.393939393939394" calcext:value-type="float">
            <text:p>0.3939393939</text:p>
          </table:table-cell>
        </table:table-row>
        <table:table-row table:style-name="ro1">
          <table:table-cell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L28]+[.M27]" office:value-type="float" office:value="394" calcext:value-type="float">
            <text:p>394</text:p>
          </table:table-cell>
          <table:table-cell office:value-type="float" office:value="44" calcext:value-type="float">
            <text:p>44.00</text:p>
          </table:table-cell>
          <table:table-cell office:value-type="float" office:value="120" calcext:value-type="float">
            <text:p>120.00</text:p>
          </table:table-cell>
          <table:table-cell table:formula="of:=(1/66) + [.P27]" office:value-type="float" office:value="0.409090909090909" calcext:value-type="float">
            <text:p>0.4090909091</text:p>
          </table:table-cell>
        </table:table-row>
        <table:table-row table:style-name="ro1">
          <table:table-cell/>
          <table:table-cell office:value-type="string" calcext:value-type="string">
            <text:p>JonahNRO</text:p>
          </table:table-cell>
          <table:table-cell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L29]+[.M28]" office:value-type="float" office:value="426" calcext:value-type="float">
            <text:p>426</text:p>
          </table:table-cell>
          <table:table-cell office:value-type="float" office:value="36.78125" calcext:value-type="float">
            <text:p>36.78</text:p>
          </table:table-cell>
          <table:table-cell office:value-type="float" office:value="1177" calcext:value-type="float">
            <text:p>1177.00</text:p>
          </table:table-cell>
          <table:table-cell table:formula="of:=(1/66) + [.P28]" office:value-type="float" office:value="0.424242424242424" calcext:value-type="float">
            <text:p>0.4242424242</text:p>
          </table:table-cell>
        </table:table-row>
        <table:table-row table:style-name="ro1">
          <table:table-cell/>
          <table:table-cell office:value-type="string" calcext:value-type="string">
            <text:p>EWErickson</text:p>
          </table:table-cell>
          <table:table-cell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L30]+[.M29]" office:value-type="float" office:value="459" calcext:value-type="float">
            <text:p>459</text:p>
          </table:table-cell>
          <table:table-cell office:value-type="float" office:value="23.1212121212121" calcext:value-type="float">
            <text:p>23.12</text:p>
          </table:table-cell>
          <table:table-cell office:value-type="float" office:value="76.3" calcext:value-type="float">
            <text:p>76.30</text:p>
          </table:table-cell>
          <table:table-cell table:formula="of:=(1/66) + [.P29]" office:value-type="float" office:value="0.439393939393939" calcext:value-type="float">
            <text:p>0.4393939394</text:p>
          </table:table-cell>
        </table:table-row>
        <table:table-row table:style-name="ro1">
          <table:table-cell/>
          <table:table-cell office:value-type="string" calcext:value-type="string">
            <text:p>daveweigel</text:p>
          </table:table-cell>
          <table:table-cell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L31]+[.M30]" office:value-type="float" office:value="493" calcext:value-type="float">
            <text:p>493</text:p>
          </table:table-cell>
          <table:table-cell office:value-type="float" office:value="21.8529411764706" calcext:value-type="float">
            <text:p>21.85</text:p>
          </table:table-cell>
          <table:table-cell office:value-type="float" office:value="185.75" calcext:value-type="float">
            <text:p>185.75</text:p>
          </table:table-cell>
          <table:table-cell table:formula="of:=(1/66) + [.P30]" office:value-type="float" office:value="0.454545454545454" calcext:value-type="float">
            <text:p>0.4545454545</text:p>
          </table:table-cell>
        </table:table-row>
        <table:table-row table:style-name="ro1">
          <table:table-cell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L32]+[.M31]" office:value-type="float" office:value="531" calcext:value-type="float">
            <text:p>531</text:p>
          </table:table-cell>
          <table:table-cell office:value-type="float" office:value="37.8947368421053" calcext:value-type="float">
            <text:p>37.89</text:p>
          </table:table-cell>
          <table:table-cell office:value-type="float" office:value="110.769230769231" calcext:value-type="float">
            <text:p>110.77</text:p>
          </table:table-cell>
          <table:table-cell table:formula="of:=(1/66) + [.P31]" office:value-type="float" office:value="0.469696969696969" calcext:value-type="float">
            <text:p>0.4696969697</text:p>
          </table:table-cell>
        </table:table-row>
        <table:table-row table:style-name="ro1">
          <table:table-cell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formula="of:=[.L33]+[.M32]" office:value-type="float" office:value="570" calcext:value-type="float">
            <text:p>570</text:p>
          </table:table-cell>
          <table:table-cell office:value-type="float" office:value="26.5384615384615" calcext:value-type="float">
            <text:p>26.54</text:p>
          </table:table-cell>
          <table:table-cell office:value-type="float" office:value="258.75" calcext:value-type="float">
            <text:p>258.75</text:p>
          </table:table-cell>
          <table:table-cell table:formula="of:=(1/66) + [.P32]" office:value-type="float" office:value="0.484848484848485" calcext:value-type="float">
            <text:p>0.4848484848</text:p>
          </table:table-cell>
        </table:table-row>
        <table:table-row table:style-name="ro1">
          <table:table-cell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[.L34]+[.M33]" office:value-type="float" office:value="616" calcext:value-type="float">
            <text:p>616</text:p>
          </table:table-cell>
          <table:table-cell office:value-type="float" office:value="31.1739130434783" calcext:value-type="float">
            <text:p>31.17</text:p>
          </table:table-cell>
          <table:table-cell office:value-type="float" office:value="79.6666666666667" calcext:value-type="float">
            <text:p>79.67</text:p>
          </table:table-cell>
          <table:table-cell table:formula="of:=(1/66) + [.P33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eamCavuto</text:p>
          </table:table-cell>
          <table:table-cell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L35]+[.M34]" office:value-type="float" office:value="663" calcext:value-type="float">
            <text:p>663</text:p>
          </table:table-cell>
          <table:table-cell office:value-type="float" office:value="40.4042553191489" calcext:value-type="float">
            <text:p>40.40</text:p>
          </table:table-cell>
          <table:table-cell office:value-type="float" office:value="211" calcext:value-type="float">
            <text:p>211.00</text:p>
          </table:table-cell>
          <table:table-cell table:formula="of:=(1/66) + [.P34]" office:value-type="float" office:value="0.515151515151515" calcext:value-type="float">
            <text:p>0.5151515152</text:p>
          </table:table-cell>
        </table:table-row>
        <table:table-row table:style-name="ro1">
          <table:table-cell/>
          <table:table-cell office:value-type="string" calcext:value-type="string">
            <text:p>FareedZakaria</text:p>
          </table:table-cell>
          <table:table-cell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formula="of:=[.L36]+[.M35]" office:value-type="float" office:value="714" calcext:value-type="float">
            <text:p>714</text:p>
          </table:table-cell>
          <table:table-cell office:value-type="float" office:value="36.5294117647059" calcext:value-type="float">
            <text:p>36.53</text:p>
          </table:table-cell>
          <table:table-cell office:value-type="float" office:value="74.52" calcext:value-type="float">
            <text:p>74.52</text:p>
          </table:table-cell>
          <table:table-cell table:formula="of:=(1/66) + [.P35]" office:value-type="float" office:value="0.53030303030303" calcext:value-type="float">
            <text:p>0.5303030303</text:p>
          </table:table-cell>
        </table:table-row>
        <table:table-row table:style-name="ro1">
          <table:table-cell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formula="of:=[.L37]+[.M36]" office:value-type="float" office:value="765" calcext:value-type="float">
            <text:p>765</text:p>
          </table:table-cell>
          <table:table-cell office:value-type="float" office:value="14.0980392156863" calcext:value-type="float">
            <text:p>14.10</text:p>
          </table:table-cell>
          <table:table-cell office:value-type="float" office:value="143.8" calcext:value-type="float">
            <text:p>143.80</text:p>
          </table:table-cell>
          <table:table-cell table:formula="of:=(1/66) + [.P36]" office:value-type="float" office:value="0.545454545454545" calcext:value-type="float">
            <text:p>0.5454545455</text:p>
          </table:table-cell>
        </table:table-row>
        <table:table-row table:style-name="ro1">
          <table:table-cell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[.L38]+[.M37]" office:value-type="float" office:value="817" calcext:value-type="float">
            <text:p>817</text:p>
          </table:table-cell>
          <table:table-cell office:value-type="float" office:value="52.3076923076923" calcext:value-type="float">
            <text:p>52.31</text:p>
          </table:table-cell>
          <table:table-cell office:value-type="float" office:value="209.230769230769" calcext:value-type="float">
            <text:p>209.23</text:p>
          </table:table-cell>
          <table:table-cell table:formula="of:=(1/66) + [.P37]" office:value-type="float" office:value="0.56060606060606" calcext:value-type="float">
            <text:p>0.5606060606</text:p>
          </table:table-cell>
        </table:table-row>
        <table:table-row table:style-name="ro1">
          <table:table-cell/>
          <table:table-cell office:value-type="string" calcext:value-type="string">
            <text:p>GeorgeWill</text:p>
          </table:table-cell>
          <table:table-cell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[.L39]+[.M38]" office:value-type="float" office:value="872" calcext:value-type="float">
            <text:p>872</text:p>
          </table:table-cell>
          <table:table-cell office:value-type="float" office:value="46.2" calcext:value-type="float">
            <text:p>46.20</text:p>
          </table:table-cell>
          <table:table-cell office:value-type="float" office:value="254.1" calcext:value-type="float">
            <text:p>254.10</text:p>
          </table:table-cell>
          <table:table-cell table:formula="of:=(1/66) + [.P38]" office:value-type="float" office:value="0.575757575757575" calcext:value-type="float">
            <text:p>0.5757575758</text:p>
          </table:table-cell>
        </table:table-row>
        <table:table-row table:style-name="ro1">
          <table:table-cell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formula="of:=[.L40]+[.M39]" office:value-type="float" office:value="931" calcext:value-type="float">
            <text:p>931</text:p>
          </table:table-cell>
          <table:table-cell office:value-type="float" office:value="27.8135593220339" calcext:value-type="float">
            <text:p>27.81</text:p>
          </table:table-cell>
          <table:table-cell office:value-type="float" office:value="96.5294117647059" calcext:value-type="float">
            <text:p>96.53</text:p>
          </table:table-cell>
          <table:table-cell table:formula="of:=(1/66) + [.P39]" office:value-type="float" office:value="0.590909090909091" calcext:value-type="float">
            <text:p>0.5909090909</text:p>
          </table:table-cell>
        </table:table-row>
        <table:table-row table:style-name="ro1">
          <table:table-cell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L41]+[.M40]" office:value-type="float" office:value="991" calcext:value-type="float">
            <text:p>991</text:p>
          </table:table-cell>
          <table:table-cell office:value-type="float" office:value="35.55" calcext:value-type="float">
            <text:p>35.55</text:p>
          </table:table-cell>
          <table:table-cell office:value-type="float" office:value="355.5" calcext:value-type="float">
            <text:p>355.50</text:p>
          </table:table-cell>
          <table:table-cell table:formula="of:=(1/66) + [.P40]" office:value-type="float" office:value="0.606060606060606" calcext:value-type="float">
            <text:p>0.6060606061</text:p>
          </table:table-cell>
        </table:table-row>
        <table:table-row table:style-name="ro1">
          <table:table-cell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formula="of:=[.L42]+[.M41]" office:value-type="float" office:value="1057" calcext:value-type="float">
            <text:p>1057</text:p>
          </table:table-cell>
          <table:table-cell office:value-type="float" office:value="15.8484848484848" calcext:value-type="float">
            <text:p>15.85</text:p>
          </table:table-cell>
          <table:table-cell office:value-type="float" office:value="116.222222222222" calcext:value-type="float">
            <text:p>116.22</text:p>
          </table:table-cell>
          <table:table-cell table:formula="of:=(1/66) + [.P41]" office:value-type="float" office:value="0.621212121212121" calcext:value-type="float">
            <text:p>0.6212121212</text:p>
          </table:table-cell>
        </table:table-row>
        <table:table-row table:style-name="ro1">
          <table:table-cell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L43]+[.M42]" office:value-type="float" office:value="1124" calcext:value-type="float">
            <text:p>1124</text:p>
          </table:table-cell>
          <table:table-cell office:value-type="float" office:value="38.3880597014925" calcext:value-type="float">
            <text:p>38.39</text:p>
          </table:table-cell>
          <table:table-cell office:value-type="float" office:value="98.9230769230769" calcext:value-type="float">
            <text:p>98.92</text:p>
          </table:table-cell>
          <table:table-cell table:formula="of:=(1/66) + [.P42]" office:value-type="float" office:value="0.636363636363636" calcext:value-type="float">
            <text:p>0.6363636364</text:p>
          </table:table-cell>
        </table:table-row>
        <table:table-row table:style-name="ro1">
          <table:table-cell/>
          <table:table-cell office:value-type="string" calcext:value-type="string">
            <text:p>BillHemmer</text:p>
          </table:table-cell>
          <table:table-cell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L44]+[.M43]" office:value-type="float" office:value="1192" calcext:value-type="float">
            <text:p>1192</text:p>
          </table:table-cell>
          <table:table-cell office:value-type="float" office:value="11.2647058823529" calcext:value-type="float">
            <text:p>11.26</text:p>
          </table:table-cell>
          <table:table-cell office:value-type="float" office:value="383" calcext:value-type="float">
            <text:p>383.00</text:p>
          </table:table-cell>
          <table:table-cell table:formula="of:=(1/66) + [.P43]" office:value-type="float" office:value="0.651515151515151" calcext:value-type="float">
            <text:p>0.6515151515</text:p>
          </table:table-cell>
        </table:table-row>
        <table:table-row table:style-name="ro1">
          <table:table-cell/>
          <table:table-cell office:value-type="string" calcext:value-type="string">
            <text:p>JoeNBC</text:p>
          </table:table-cell>
          <table:table-cell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[.L45]+[.M44]" office:value-type="float" office:value="1261" calcext:value-type="float">
            <text:p>1261</text:p>
          </table:table-cell>
          <table:table-cell office:value-type="float" office:value="33.0144927536232" calcext:value-type="float">
            <text:p>33.01</text:p>
          </table:table-cell>
          <table:table-cell office:value-type="float" office:value="151.866666666667" calcext:value-type="float">
            <text:p>151.87</text:p>
          </table:table-cell>
          <table:table-cell table:formula="of:=(1/66) + [.P44]" office:value-type="float" office:value="0.666666666666666" calcext:value-type="float">
            <text:p>0.6666666667</text:p>
          </table:table-cell>
        </table:table-row>
        <table:table-row table:style-name="ro1">
          <table:table-cell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L46]+[.M45]" office:value-type="float" office:value="1333" calcext:value-type="float">
            <text:p>1333</text:p>
          </table:table-cell>
          <table:table-cell office:value-type="float" office:value="40.25" calcext:value-type="float">
            <text:p>40.25</text:p>
          </table:table-cell>
          <table:table-cell office:value-type="float" office:value="207" calcext:value-type="float">
            <text:p>207.00</text:p>
          </table:table-cell>
          <table:table-cell table:formula="of:=(1/66) + [.P45]" office:value-type="float" office:value="0.681818181818181" calcext:value-type="float">
            <text:p>0.6818181818</text:p>
          </table:table-cell>
        </table:table-row>
        <table:table-row table:style-name="ro1">
          <table:table-cell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formula="of:=[.L47]+[.M46]" office:value-type="float" office:value="1410" calcext:value-type="float">
            <text:p>1410</text:p>
          </table:table-cell>
          <table:table-cell office:value-type="float" office:value="29.987012987013" calcext:value-type="float">
            <text:p>29.99</text:p>
          </table:table-cell>
          <table:table-cell office:value-type="float" office:value="288.625" calcext:value-type="float">
            <text:p>288.63</text:p>
          </table:table-cell>
          <table:table-cell table:formula="of:=(1/66) + [.P46]" office:value-type="float" office:value="0.696969696969696" calcext:value-type="float">
            <text:p>0.696969697</text:p>
          </table:table-cell>
        </table:table-row>
        <table:table-row table:style-name="ro1">
          <table:table-cell/>
          <table:table-cell office:value-type="string" calcext:value-type="string">
            <text:p>davidfrum</text:p>
          </table:table-cell>
          <table:table-cell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[.L48]+[.M47]" office:value-type="float" office:value="1489" calcext:value-type="float">
            <text:p>1489</text:p>
          </table:table-cell>
          <table:table-cell office:value-type="float" office:value="32.8987341772152" calcext:value-type="float">
            <text:p>32.90</text:p>
          </table:table-cell>
          <table:table-cell office:value-type="float" office:value="129.95" calcext:value-type="float">
            <text:p>129.95</text:p>
          </table:table-cell>
          <table:table-cell table:formula="of:=(1/66) + [.P47]" office:value-type="float" office:value="0.712121212121212" calcext:value-type="float">
            <text:p>0.7121212121</text:p>
          </table:table-cell>
        </table:table-row>
        <table:table-row table:style-name="ro1">
          <table:table-cell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[.L49]+[.M48]" office:value-type="float" office:value="1572" calcext:value-type="float">
            <text:p>1572</text:p>
          </table:table-cell>
          <table:table-cell office:value-type="float" office:value="34.2650602409639" calcext:value-type="float">
            <text:p>34.27</text:p>
          </table:table-cell>
          <table:table-cell office:value-type="float" office:value="113.76" calcext:value-type="float">
            <text:p>113.76</text:p>
          </table:table-cell>
          <table:table-cell table:formula="of:=(1/66) + [.P48]" office:value-type="float" office:value="0.727272727272727" calcext:value-type="float">
            <text:p>0.7272727273</text:p>
          </table:table-cell>
        </table:table-row>
        <table:table-row table:style-name="ro1">
          <table:table-cell/>
          <table:table-cell office:value-type="string" calcext:value-type="string">
            <text:p>Judgenap</text:p>
          </table:table-cell>
          <table:table-cell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formula="of:=[.L50]+[.M49]" office:value-type="float" office:value="1659" calcext:value-type="float">
            <text:p>1659</text:p>
          </table:table-cell>
          <table:table-cell office:value-type="float" office:value="42.7471264367816" calcext:value-type="float">
            <text:p>42.75</text:p>
          </table:table-cell>
          <table:table-cell office:value-type="float" office:value="195.736842105263" calcext:value-type="float">
            <text:p>195.74</text:p>
          </table:table-cell>
          <table:table-cell table:formula="of:=(1/66) + [.P49]" office:value-type="float" office:value="0.742424242424242" calcext:value-type="float">
            <text:p>0.7424242424</text:p>
          </table:table-cell>
        </table:table-row>
        <table:table-row table:style-name="ro1">
          <table:table-cell/>
          <table:table-cell office:value-type="string" calcext:value-type="string">
            <text:p>glennbeck</text:p>
          </table:table-cell>
          <table:table-cell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table:formula="of:=[.L51]+[.M50]" office:value-type="float" office:value="1747" calcext:value-type="float">
            <text:p>1747</text:p>
          </table:table-cell>
          <table:table-cell office:value-type="float" office:value="25.2386363636364" calcext:value-type="float">
            <text:p>25.24</text:p>
          </table:table-cell>
          <table:table-cell office:value-type="float" office:value="246.777777777778" calcext:value-type="float">
            <text:p>246.78</text:p>
          </table:table-cell>
          <table:table-cell table:formula="of:=(1/66) + [.P50]" office:value-type="float" office:value="0.757575757575757" calcext:value-type="float">
            <text:p>0.7575757576</text:p>
          </table:table-cell>
        </table:table-row>
        <table:table-row table:style-name="ro1">
          <table:table-cell/>
          <table:table-cell office:value-type="string" calcext:value-type="string">
            <text:p>greggutfeld</text:p>
          </table:table-cell>
          <table:table-cell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L52]+[.M51]" office:value-type="float" office:value="1851" calcext:value-type="float">
            <text:p>1851</text:p>
          </table:table-cell>
          <table:table-cell office:value-type="float" office:value="25.3557692307692" calcext:value-type="float">
            <text:p>25.36</text:p>
          </table:table-cell>
          <table:table-cell office:value-type="float" office:value="119.863636363636" calcext:value-type="float">
            <text:p>119.86</text:p>
          </table:table-cell>
          <table:table-cell table:formula="of:=(1/66) + [.P51]" office:value-type="float" office:value="0.772727272727272" calcext:value-type="float">
            <text:p>0.7727272727</text:p>
          </table:table-cell>
        </table:table-row>
        <table:table-row table:style-name="ro1">
          <table:table-cell/>
          <table:table-cell office:value-type="string" calcext:value-type="string">
            <text:p>jaketapper</text:p>
          </table:table-cell>
          <table:table-cell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formula="of:=[.L53]+[.M52]" office:value-type="float" office:value="1960" calcext:value-type="float">
            <text:p>1960</text:p>
          </table:table-cell>
          <table:table-cell office:value-type="float" office:value="20.3394495412844" calcext:value-type="float">
            <text:p>20.34</text:p>
          </table:table-cell>
          <table:table-cell office:value-type="float" office:value="79.1785714285714" calcext:value-type="float">
            <text:p>79.18</text:p>
          </table:table-cell>
          <table:table-cell table:formula="of:=(1/66) + [.P52]" office:value-type="float" office:value="0.787878787878787" calcext:value-type="float">
            <text:p>0.7878787879</text:p>
          </table:table-cell>
        </table:table-row>
        <table:table-row table:style-name="ro1">
          <table:table-cell/>
          <table:table-cell office:value-type="string" calcext:value-type="string">
            <text:p>krauthammer</text:p>
          </table:table-cell>
          <table:table-cell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table:formula="of:=[.L54]+[.M53]" office:value-type="float" office:value="2078" calcext:value-type="float">
            <text:p>2078</text:p>
          </table:table-cell>
          <table:table-cell office:value-type="float" office:value="48.9661016949153" calcext:value-type="float">
            <text:p>48.97</text:p>
          </table:table-cell>
          <table:table-cell office:value-type="float" office:value="222.230769230769" calcext:value-type="float">
            <text:p>222.23</text:p>
          </table:table-cell>
          <table:table-cell table:formula="of:=(1/66) + [.P53]" office:value-type="float" office:value="0.803030303030302" calcext:value-type="float">
            <text:p>0.803030303</text:p>
          </table:table-cell>
        </table:table-row>
        <table:table-row table:style-name="ro1">
          <table:table-cell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formula="of:=[.L55]+[.M54]" office:value-type="float" office:value="2198" calcext:value-type="float">
            <text:p>2198</text:p>
          </table:table-cell>
          <table:table-cell office:value-type="float" office:value="47.4666666666667" calcext:value-type="float">
            <text:p>47.47</text:p>
          </table:table-cell>
          <table:table-cell office:value-type="float" office:value="227.84" calcext:value-type="float">
            <text:p>227.84</text:p>
          </table:table-cell>
          <table:table-cell table:formula="of:=(1/66) + [.P54]" office:value-type="float" office:value="0.818181818181817" calcext:value-type="float">
            <text:p>0.8181818182</text:p>
          </table:table-cell>
        </table:table-row>
        <table:table-row table:style-name="ro1">
          <table:table-cell/>
          <table:table-cell office:value-type="string" calcext:value-type="string">
            <text:p>DineshDSouza</text:p>
          </table:table-cell>
          <table:table-cell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L56]+[.M55]" office:value-type="float" office:value="2318" calcext:value-type="float">
            <text:p>2318</text:p>
          </table:table-cell>
          <table:table-cell office:value-type="float" office:value="16.325" calcext:value-type="float">
            <text:p>16.33</text:p>
          </table:table-cell>
          <table:table-cell office:value-type="float" office:value="163.25" calcext:value-type="float">
            <text:p>163.25</text:p>
          </table:table-cell>
          <table:table-cell table:formula="of:=(1/66) + [.P55]" office:value-type="float" office:value="0.833333333333333" calcext:value-type="float">
            <text:p>0.8333333333</text:p>
          </table:table-cell>
        </table:table-row>
        <table:table-row table:style-name="ro1">
          <table:table-cell/>
          <table:table-cell office:value-type="string" calcext:value-type="string">
            <text:p>andersoncooper</text:p>
          </table:table-cell>
          <table:table-cell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table:formula="of:=[.L57]+[.M56]" office:value-type="float" office:value="2440" calcext:value-type="float">
            <text:p>2440</text:p>
          </table:table-cell>
          <table:table-cell office:value-type="float" office:value="21.2704918032787" calcext:value-type="float">
            <text:p>21.27</text:p>
          </table:table-cell>
          <table:table-cell office:value-type="float" office:value="117.954545454545" calcext:value-type="float">
            <text:p>117.95</text:p>
          </table:table-cell>
          <table:table-cell table:formula="of:=(1/66) + [.P56]" office:value-type="float" office:value="0.848484848484848" calcext:value-type="float">
            <text:p>0.8484848485</text:p>
          </table:table-cell>
        </table:table-row>
        <table:table-row table:style-name="ro1">
          <table:table-cell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formula="of:=[.L58]+[.M57]" office:value-type="float" office:value="2568" calcext:value-type="float">
            <text:p>2568</text:p>
          </table:table-cell>
          <table:table-cell office:value-type="float" office:value="35.390625" calcext:value-type="float">
            <text:p>35.39</text:p>
          </table:table-cell>
          <table:table-cell office:value-type="float" office:value="174.230769230769" calcext:value-type="float">
            <text:p>174.23</text:p>
          </table:table-cell>
          <table:table-cell table:formula="of:=(1/66) + [.P57]" office:value-type="float" office:value="0.863636363636363" calcext:value-type="float">
            <text:p>0.8636363636</text:p>
          </table:table-cell>
        </table:table-row>
        <table:table-row table:style-name="ro1">
          <table:table-cell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table:formula="of:=[.L59]+[.M58]" office:value-type="float" office:value="2700" calcext:value-type="float">
            <text:p>2700</text:p>
          </table:table-cell>
          <table:table-cell office:value-type="float" office:value="23.8787878787879" calcext:value-type="float">
            <text:p>23.88</text:p>
          </table:table-cell>
          <table:table-cell office:value-type="float" office:value="197" calcext:value-type="float">
            <text:p>197.00</text:p>
          </table:table-cell>
          <table:table-cell table:formula="of:=(1/66) + [.P58]" office:value-type="float" office:value="0.878787878787878" calcext:value-type="float">
            <text:p>0.8787878788</text:p>
          </table:table-cell>
        </table:table-row>
        <table:table-row table:style-name="ro1">
          <table:table-cell/>
          <table:table-cell office:value-type="string" calcext:value-type="string">
            <text:p>brithume</text:p>
          </table:table-cell>
          <table:table-cell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formula="of:=[.L60]+[.M59]" office:value-type="float" office:value="2834" calcext:value-type="float">
            <text:p>2834</text:p>
          </table:table-cell>
          <table:table-cell office:value-type="float" office:value="23.5074626865672" calcext:value-type="float">
            <text:p>23.51</text:p>
          </table:table-cell>
          <table:table-cell office:value-type="float" office:value="242.307692307692" calcext:value-type="float">
            <text:p>242.31</text:p>
          </table:table-cell>
          <table:table-cell table:formula="of:=(1/66) + [.P59]" office:value-type="float" office:value="0.893939393939393" calcext:value-type="float">
            <text:p>0.8939393939</text:p>
          </table:table-cell>
        </table:table-row>
        <table:table-row table:style-name="ro1">
          <table:table-cell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table:formula="of:=[.L61]+[.M60]" office:value-type="float" office:value="2987" calcext:value-type="float">
            <text:p>2987</text:p>
          </table:table-cell>
          <table:table-cell office:value-type="float" office:value="30.4771241830065" calcext:value-type="float">
            <text:p>30.48</text:p>
          </table:table-cell>
          <table:table-cell office:value-type="float" office:value="259.055555555556" calcext:value-type="float">
            <text:p>259.06</text:p>
          </table:table-cell>
          <table:table-cell table:formula="of:=(1/66) + [.P60]" office:value-type="float" office:value="0.909090909090908" calcext:value-type="float">
            <text:p>0.9090909091</text:p>
          </table:table-cell>
        </table:table-row>
        <table:table-row table:style-name="ro1">
          <table:table-cell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table:formula="of:=[.L62]+[.M61]" office:value-type="float" office:value="3159" calcext:value-type="float">
            <text:p>3159</text:p>
          </table:table-cell>
          <table:table-cell office:value-type="float" office:value="33.2209302325581" calcext:value-type="float">
            <text:p>33.22</text:p>
          </table:table-cell>
          <table:table-cell office:value-type="float" office:value="112.039215686275" calcext:value-type="float">
            <text:p>112.04</text:p>
          </table:table-cell>
          <table:table-cell table:formula="of:=(1/66) + [.P61]" office:value-type="float" office:value="0.924242424242424" calcext:value-type="float">
            <text:p>0.9242424242</text:p>
          </table:table-cell>
        </table:table-row>
        <table:table-row table:style-name="ro1">
          <table:table-cell/>
          <table:table-cell office:value-type="string" calcext:value-type="string">
            <text:p>MichelleObama</text:p>
          </table:table-cell>
          <table:table-cell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[.L63]+[.M62]" office:value-type="float" office:value="3335" calcext:value-type="float">
            <text:p>3335</text:p>
          </table:table-cell>
          <table:table-cell office:value-type="float" office:value="35.3693181818182" calcext:value-type="float">
            <text:p>35.37</text:p>
          </table:table-cell>
          <table:table-cell office:value-type="float" office:value="117.452830188679" calcext:value-type="float">
            <text:p>117.45</text:p>
          </table:table-cell>
          <table:table-cell table:formula="of:=(1/66) + [.P62]" office:value-type="float" office:value="0.939393939393939" calcext:value-type="float">
            <text:p>0.9393939394</text:p>
          </table:table-cell>
        </table:table-row>
        <table:table-row table:style-name="ro1">
          <table:table-cell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table:formula="of:=[.L64]+[.M63]" office:value-type="float" office:value="3512" calcext:value-type="float">
            <text:p>3512</text:p>
          </table:table-cell>
          <table:table-cell office:value-type="float" office:value="23.9039548022599" calcext:value-type="float">
            <text:p>23.90</text:p>
          </table:table-cell>
          <table:table-cell office:value-type="float" office:value="114.351351351351" calcext:value-type="float">
            <text:p>114.35</text:p>
          </table:table-cell>
          <table:table-cell table:formula="of:=(1/66) + [.P63]" office:value-type="float" office:value="0.954545454545454" calcext:value-type="float">
            <text:p>0.9545454545</text:p>
          </table:table-cell>
        </table:table-row>
        <table:table-row table:style-name="ro1">
          <table:table-cell/>
          <table:table-cell office:value-type="string" calcext:value-type="string">
            <text:p>ericbolling</text:p>
          </table:table-cell>
          <table:table-cell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table:formula="of:=[.L65]+[.M64]" office:value-type="float" office:value="3693" calcext:value-type="float">
            <text:p>3693</text:p>
          </table:table-cell>
          <table:table-cell office:value-type="float" office:value="27.5635359116022" calcext:value-type="float">
            <text:p>27.56</text:p>
          </table:table-cell>
          <table:table-cell office:value-type="float" office:value="160.935483870968" calcext:value-type="float">
            <text:p>160.94</text:p>
          </table:table-cell>
          <table:table-cell table:formula="of:=(1/66) + [.P64]" office:value-type="float" office:value="0.969696969696969" calcext:value-type="float">
            <text:p>0.9696969697</text:p>
          </table:table-cell>
        </table:table-row>
        <table:table-row table:style-name="ro1">
          <table:table-cell/>
          <table:table-cell office:value-type="string" calcext:value-type="string">
            <text:p>TuckerCarlson</text:p>
          </table:table-cell>
          <table:table-cell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92" calcext:value-type="float">
            <text:p>292</text:p>
          </table:table-cell>
          <table:table-cell table:formula="of:=[.L66]+[.M65]" office:value-type="float" office:value="3985" calcext:value-type="float">
            <text:p>3985</text:p>
          </table:table-cell>
          <table:table-cell office:value-type="float" office:value="22.5342465753425" calcext:value-type="float">
            <text:p>22.53</text:p>
          </table:table-cell>
          <table:table-cell office:value-type="float" office:value="134.285714285714" calcext:value-type="float">
            <text:p>134.29</text:p>
          </table:table-cell>
          <table:table-cell table:formula="of:=(1/66) + [.P65]" office:value-type="float" office:value="0.984848484848484" calcext:value-type="float">
            <text:p>0.9848484848</text:p>
          </table:table-cell>
        </table:table-row>
        <table:table-row table:style-name="ro1">
          <table:table-cell/>
          <table:table-cell office:value-type="string" calcext:value-type="string">
            <text:p>seanhannity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table:formula="of:=[.L67]+[.M66]" office:value-type="float" office:value="4290" calcext:value-type="float">
            <text:p>4290</text:p>
          </table:table-cell>
          <table:table-cell office:value-type="float" office:value="17.7737704918033" calcext:value-type="float">
            <text:p>17.77</text:p>
          </table:table-cell>
          <table:table-cell office:value-type="float" office:value="106.294117647059" calcext:value-type="float">
            <text:p>106.29</text:p>
          </table:table-cell>
          <table:table-cell table:formula="of:=(1/66) + [.P66]" office:value-type="float" office:value="0.999999999999999" calcext:value-type="float">
            <text:p>1</text:p>
          </table:table-cell>
        </table:table-row>
      </table:table>
      <table:table table:name="All-Conservative" table:style-name="ta1">
        <table:shapes>
          <draw:frame draw:z-index="0" draw:style-name="gr1" draw:text-style-name="P1" svg:width="530.62pt" svg:height="336.56pt" svg:x="1045.13pt" svg:y="146.13pt">
            <loext:p draw:notify-on-update-of-ranges="'All-Conservative'.K3:'All-Conservative'.K47 'All-Conservative'.O3:'All-Conservative'.O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ulative-SC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1/47" office:value-type="float" office:value="0.0212765957446808" calcext:value-type="float">
            <text:p>0.021276595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4]+[.K3]" office:value-type="float" office:value="2" calcext:value-type="float">
            <text:p>2</text:p>
          </table:table-cell>
          <table:table-cell office:value-type="float" office:value="65.5" calcext:value-type="float">
            <text:p>65.5</text:p>
          </table:table-cell>
          <table:table-cell office:value-type="float" office:value="43.6666666666667" calcext:value-type="float">
            <text:p>43.6666666667</text:p>
          </table:table-cell>
          <table:table-cell office:value-type="float" office:value="109" calcext:value-type="float">
            <text:p>109</text:p>
          </table:table-cell>
          <table:table-cell table:formula="of:=(1/47) + [.O3]" office:value-type="float" office:value="0.0425531914893617" calcext:value-type="float">
            <text:p>0.042553191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5]+[.K4]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(1/47) + [.O4]" office:value-type="float" office:value="0.0638297872340425" calcext:value-type="float">
            <text:p>0.063829787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J6]+[.K5]" office:value-type="float" office:value="15" calcext:value-type="float">
            <text:p>15</text:p>
          </table:table-cell>
          <table:table-cell office:value-type="float" office:value="33.4" calcext:value-type="float">
            <text:p>33.4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table:formula="of:=(1/47) + [.O5]" office:value-type="float" office:value="0.0851063829787234" calcext:value-type="float">
            <text:p>0.08510638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J7]+[.K6]" office:value-type="float" office:value="27" calcext:value-type="float">
            <text:p>27</text:p>
          </table:table-cell>
          <table:table-cell office:value-type="float" office:value="43.5833333333333" calcext:value-type="float">
            <text:p>43.583333333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(1/47) + [.O6]" office:value-type="float" office:value="0.106382978723404" calcext:value-type="float">
            <text:p>0.1063829787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8]+[.K7]" office:value-type="float" office:value="40" calcext:value-type="float">
            <text:p>40</text:p>
          </table:table-cell>
          <table:table-cell office:value-type="float" office:value="28.3846153846154" calcext:value-type="float">
            <text:p>28.3846153846</text:p>
          </table:table-cell>
          <table:table-cell office:value-type="float" office:value="46.125" calcext:value-type="float">
            <text:p>46.125</text:p>
          </table:table-cell>
          <table:table-cell office:value-type="float" office:value="108" calcext:value-type="float">
            <text:p>108</text:p>
          </table:table-cell>
          <table:table-cell table:formula="of:=(1/47) + [.O7]" office:value-type="float" office:value="0.127659574468085" calcext:value-type="float">
            <text:p>0.127659574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J9]+[.K8]" office:value-type="float" office:value="55" calcext:value-type="float">
            <text:p>55</text:p>
          </table:table-cell>
          <table:table-cell office:value-type="float" office:value="46.6" calcext:value-type="float">
            <text:p>46.6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table:formula="of:=(1/47) + [.O8]" office:value-type="float" office:value="0.148936170212766" calcext:value-type="float">
            <text:p>0.148936170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J10]+[.K9]" office:value-type="float" office:value="73" calcext:value-type="float">
            <text:p>73</text:p>
          </table:table-cell>
          <table:table-cell office:value-type="float" office:value="40.4444444444444" calcext:value-type="float">
            <text:p>40.4444444444</text:p>
          </table:table-cell>
          <table:table-cell office:value-type="float" office:value="242.666666666667" calcext:value-type="float">
            <text:p>242.6666666667</text:p>
          </table:table-cell>
          <table:table-cell office:value-type="float" office:value="21" calcext:value-type="float">
            <text:p>21</text:p>
          </table:table-cell>
          <table:table-cell table:formula="of:=(1/47) + [.O9]" office:value-type="float" office:value="0.170212765957447" calcext:value-type="float">
            <text:p>0.17021276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J11]+[.K10]" office:value-type="float" office:value="93" calcext:value-type="float">
            <text:p>93</text:p>
          </table:table-cell>
          <table:table-cell office:value-type="float" office:value="34.65" calcext:value-type="float">
            <text:p>34.65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(1/47) + [.O10]" office:value-type="float" office:value="0.191489361702128" calcext:value-type="float">
            <text:p>0.1914893617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J12]+[.K11]" office:value-type="float" office:value="114" calcext:value-type="float">
            <text:p>114</text:p>
          </table:table-cell>
          <table:table-cell office:value-type="float" office:value="28.2857142857143" calcext:value-type="float">
            <text:p>28.2857142857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formula="of:=(1/47) + [.O11]" office:value-type="float" office:value="0.212765957446808" calcext:value-type="float">
            <text:p>0.212765957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J13]+[.K12]"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28.571428571429" calcext:value-type="float">
            <text:p>128.5714285714</text:p>
          </table:table-cell>
          <table:table-cell office:value-type="float" office:value="61" calcext:value-type="float">
            <text:p>61</text:p>
          </table:table-cell>
          <table:table-cell table:formula="of:=(1/47) + [.O12]" office:value-type="float" office:value="0.234042553191489" calcext:value-type="float">
            <text:p>0.234042553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J14]+[.K13]" office:value-type="float" office:value="168" calcext:value-type="float">
            <text:p>168</text:p>
          </table:table-cell>
          <table:table-cell office:value-type="float" office:value="33.5862068965517" calcext:value-type="float">
            <text:p>33.5862068966</text:p>
          </table:table-cell>
          <table:table-cell office:value-type="float" office:value="81.1666666666667" calcext:value-type="float">
            <text:p>81.1666666667</text:p>
          </table:table-cell>
          <table:table-cell office:value-type="float" office:value="96" calcext:value-type="float">
            <text:p>96</text:p>
          </table:table-cell>
          <table:table-cell table:formula="of:=(1/47) + [.O13]" office:value-type="float" office:value="0.25531914893617" calcext:value-type="float">
            <text:p>0.255319148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J15]+[.K14]" office:value-type="float" office:value="197" calcext:value-type="float">
            <text:p>197</text:p>
          </table:table-cell>
          <table:table-cell office:value-type="float" office:value="42.5172413793103" calcext:value-type="float">
            <text:p>42.5172413793</text:p>
          </table:table-cell>
          <table:table-cell office:value-type="float" office:value="154.125" calcext:value-type="float">
            <text:p>154.125</text:p>
          </table:table-cell>
          <table:table-cell office:value-type="float" office:value="50" calcext:value-type="float">
            <text:p>50</text:p>
          </table:table-cell>
          <table:table-cell table:formula="of:=(1/47) + [.O14]" office:value-type="float" office:value="0.276595744680851" calcext:value-type="float">
            <text:p>0.276595744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J16]+[.K15]" office:value-type="float" office:value="229" calcext:value-type="float">
            <text:p>229</text:p>
          </table:table-cell>
          <table:table-cell office:value-type="float" office:value="36.78125" calcext:value-type="float">
            <text:p>36.78125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formula="of:=(1/47) + [.O15]" office:value-type="float" office:value="0.297872340425532" calcext:value-type="float">
            <text:p>0.297872340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17]+[.K16]" office:value-type="float" office:value="262" calcext:value-type="float">
            <text:p>262</text:p>
          </table:table-cell>
          <table:table-cell office:value-type="float" office:value="23.1212121212121" calcext:value-type="float">
            <text:p>23.1212121212</text:p>
          </table:table-cell>
          <table:table-cell office:value-type="float" office:value="76.3" calcext:value-type="float">
            <text:p>76.3</text:p>
          </table:table-cell>
          <table:table-cell office:value-type="float" office:value="100" calcext:value-type="float">
            <text:p>100</text:p>
          </table:table-cell>
          <table:table-cell table:formula="of:=(1/47) + [.O16]" office:value-type="float" office:value="0.319148936170213" calcext:value-type="float">
            <text:p>0.3191489362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J18]+[.K17]" office:value-type="float" office:value="298" calcext:value-type="float">
            <text:p>298</text:p>
          </table:table-cell>
          <table:table-cell office:value-type="float" office:value="32.4444444444444" calcext:value-type="float">
            <text:p>32.4444444444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table:formula="of:=(1/47) + [.O17]" office:value-type="float" office:value="0.340425531914893" calcext:value-type="float">
            <text:p>0.340425531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J19]+[.K18]" office:value-type="float" office:value="344" calcext:value-type="float">
            <text:p>344</text:p>
          </table:table-cell>
          <table:table-cell office:value-type="float" office:value="22.2173913043478" calcext:value-type="float">
            <text:p>22.2173913043</text:p>
          </table:table-cell>
          <table:table-cell office:value-type="float" office:value="127.75" calcext:value-type="float">
            <text:p>127.75</text:p>
          </table:table-cell>
          <table:table-cell office:value-type="float" office:value="62" calcext:value-type="float">
            <text:p>62</text:p>
          </table:table-cell>
          <table:table-cell table:formula="of:=(1/47) + [.O18]" office:value-type="float" office:value="0.361702127659574" calcext:value-type="float">
            <text:p>0.361702127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J20]+[.K19]" office:value-type="float" office:value="391" calcext:value-type="float">
            <text:p>391</text:p>
          </table:table-cell>
          <table:table-cell office:value-type="float" office:value="40.4042553191489" calcext:value-type="float">
            <text:p>40.4042553191</text:p>
          </table:table-cell>
          <table:table-cell office:value-type="float" office:value="211" calcext:value-type="float">
            <text:p>211</text:p>
          </table:table-cell>
          <table:table-cell office:value-type="float" office:value="32" calcext:value-type="float">
            <text:p>32</text:p>
          </table:table-cell>
          <table:table-cell table:formula="of:=(1/47) + [.O19]" office:value-type="float" office:value="0.382978723404255" calcext:value-type="float">
            <text:p>0.382978723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[.J21]+[.K20]" office:value-type="float" office:value="446" calcext:value-type="float">
            <text:p>446</text:p>
          </table:table-cell>
          <table:table-cell office:value-type="float" office:value="46.2" calcext:value-type="float">
            <text:p>46.2</text:p>
          </table:table-cell>
          <table:table-cell office:value-type="float" office:value="254.1" calcext:value-type="float">
            <text:p>254.1</text:p>
          </table:table-cell>
          <table:table-cell office:value-type="float" office:value="19" calcext:value-type="float">
            <text:p>19</text:p>
          </table:table-cell>
          <table:table-cell table:formula="of:=(1/47) + [.O20]" office:value-type="float" office:value="0.404255319148936" calcext:value-type="float">
            <text:p>0.404255319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J22]+[.K21]" office:value-type="float" office:value="506" calcext:value-type="float">
            <text:p>506</text:p>
          </table:table-cell>
          <table:table-cell office:value-type="float" office:value="29.1666666666667" calcext:value-type="float">
            <text:p>29.1666666667</text:p>
          </table:table-cell>
          <table:table-cell office:value-type="float" office:value="109.375" calcext:value-type="float">
            <text:p>109.375</text:p>
          </table:table-cell>
          <table:table-cell office:value-type="float" office:value="80" calcext:value-type="float">
            <text:p>80</text:p>
          </table:table-cell>
          <table:table-cell table:formula="of:=(1/47) + [.O21]" office:value-type="float" office:value="0.425531914893617" calcext:value-type="float">
            <text:p>0.425531914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[.J23]+[.K22]" office:value-type="float" office:value="568" calcext:value-type="float">
            <text:p>568</text:p>
          </table:table-cell>
          <table:table-cell office:value-type="float" office:value="94.0806451612903" calcext:value-type="float">
            <text:p>94.0806451613</text:p>
          </table:table-cell>
          <table:table-cell office:value-type="float" office:value="324.055555555556" calcext:value-type="float">
            <text:p>324.0555555556</text:p>
          </table:table-cell>
          <table:table-cell office:value-type="float" office:value="10" calcext:value-type="float">
            <text:p>10</text:p>
          </table:table-cell>
          <table:table-cell table:formula="of:=(1/47) + [.O22]" office:value-type="float" office:value="0.446808510638298" calcext:value-type="float">
            <text:p>0.446808510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formula="of:=[.J24]+[.K23]" office:value-type="float" office:value="635" calcext:value-type="float">
            <text:p>635</text:p>
          </table:table-cell>
          <table:table-cell office:value-type="float" office:value="22.7462686567164" calcext:value-type="float">
            <text:p>22.7462686567</text:p>
          </table:table-cell>
          <table:table-cell office:value-type="float" office:value="89.6470588235294" calcext:value-type="float">
            <text:p>89.6470588235</text:p>
          </table:table-cell>
          <table:table-cell office:value-type="float" office:value="94" calcext:value-type="float">
            <text:p>94</text:p>
          </table:table-cell>
          <table:table-cell table:formula="of:=(1/47) + [.O23]" office:value-type="float" office:value="0.468085106382978" calcext:value-type="float">
            <text:p>0.468085106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J25]+[.K24]" office:value-type="float" office:value="703" calcext:value-type="float">
            <text:p>703</text:p>
          </table:table-cell>
          <table:table-cell office:value-type="float" office:value="11.2647058823529" calcext:value-type="float">
            <text:p>11.2647058824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table:formula="of:=(1/47) + [.O24]" office:value-type="float" office:value="0.489361702127659" calcext:value-type="float">
            <text:p>0.489361702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formula="of:=[.J26]+[.K25]" office:value-type="float" office:value="771" calcext:value-type="float">
            <text:p>771</text:p>
          </table:table-cell>
          <table:table-cell office:value-type="float" office:value="40.0735294117647" calcext:value-type="float">
            <text:p>40.0735294118</text:p>
          </table:table-cell>
          <table:table-cell office:value-type="float" office:value="170.3125" calcext:value-type="float">
            <text:p>170.3125</text:p>
          </table:table-cell>
          <table:table-cell office:value-type="float" office:value="44" calcext:value-type="float">
            <text:p>44</text:p>
          </table:table-cell>
          <table:table-cell table:formula="of:=(1/47) + [.O25]" office:value-type="float" office:value="0.51063829787234" calcext:value-type="float">
            <text:p>0.510638297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[.J27]+[.K26]" office:value-type="float" office:value="840" calcext:value-type="float">
            <text:p>840</text:p>
          </table:table-cell>
          <table:table-cell office:value-type="float" office:value="33.0144927536232" calcext:value-type="float">
            <text:p>33.0144927536</text:p>
          </table:table-cell>
          <table:table-cell office:value-type="float" office:value="151.866666666667" calcext:value-type="float">
            <text:p>151.8666666667</text:p>
          </table:table-cell>
          <table:table-cell office:value-type="float" office:value="51" calcext:value-type="float">
            <text:p>51</text:p>
          </table:table-cell>
          <table:table-cell table:formula="of:=(1/47) + [.O26]" office:value-type="float" office:value="0.531914893617021" calcext:value-type="float">
            <text:p>0.531914893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J28]+[.K27]" office:value-type="float" office:value="915" calcext:value-type="float">
            <text:p>915</text:p>
          </table:table-cell>
          <table:table-cell office:value-type="float" office:value="20.88" calcext:value-type="float">
            <text:p>20.88</text:p>
          </table:table-cell>
          <table:table-cell office:value-type="float" office:value="195.75" calcext:value-type="float">
            <text:p>195.75</text:p>
          </table:table-cell>
          <table:table-cell office:value-type="float" office:value="38" calcext:value-type="float">
            <text:p>38</text:p>
          </table:table-cell>
          <table:table-cell table:formula="of:=(1/47) + [.O27]" office:value-type="float" office:value="0.553191489361702" calcext:value-type="float">
            <text:p>0.553191489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[.J29]+[.K28]" office:value-type="float" office:value="994" calcext:value-type="float">
            <text:p>994</text:p>
          </table:table-cell>
          <table:table-cell office:value-type="float" office:value="32.8987341772152" calcext:value-type="float">
            <text:p>32.8987341772</text:p>
          </table:table-cell>
          <table:table-cell office:value-type="float" office:value="129.95" calcext:value-type="float">
            <text:p>129.95</text:p>
          </table:table-cell>
          <table:table-cell office:value-type="float" office:value="59" calcext:value-type="float">
            <text:p>59</text:p>
          </table:table-cell>
          <table:table-cell table:formula="of:=(1/47) + [.O28]" office:value-type="float" office:value="0.574468085106383" calcext:value-type="float">
            <text:p>0.574468085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[.J30]+[.K29]" office:value-type="float" office:value="1079" calcext:value-type="float">
            <text:p>1079</text:p>
          </table:table-cell>
          <table:table-cell office:value-type="float" office:value="21.5411764705882" calcext:value-type="float">
            <text:p>21.5411764706</text:p>
          </table:table-cell>
          <table:table-cell office:value-type="float" office:value="228.875" calcext:value-type="float">
            <text:p>228.875</text:p>
          </table:table-cell>
          <table:table-cell office:value-type="float" office:value="29" calcext:value-type="float">
            <text:p>29</text:p>
          </table:table-cell>
          <table:table-cell table:formula="of:=(1/47) + [.O29]" office:value-type="float" office:value="0.595744680851064" calcext:value-type="float">
            <text:p>0.595744680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[.J31]+[.K30]" office:value-type="float" office:value="1165" calcext:value-type="float">
            <text:p>1165</text:p>
          </table:table-cell>
          <table:table-cell office:value-type="float" office:value="26.953488372093" calcext:value-type="float">
            <text:p>26.9534883721</text:p>
          </table:table-cell>
          <table:table-cell office:value-type="float" office:value="579.5" calcext:value-type="float">
            <text:p>579.5</text:p>
          </table:table-cell>
          <table:table-cell office:value-type="float" office:value="4" calcext:value-type="float">
            <text:p>4</text:p>
          </table:table-cell>
          <table:table-cell table:formula="of:=(1/47) + [.O30]" office:value-type="float" office:value="0.617021276595745" calcext:value-type="float">
            <text:p>0.617021276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formula="of:=[.J32]+[.K31]" office:value-type="float" office:value="1252" calcext:value-type="float">
            <text:p>1252</text:p>
          </table:table-cell>
          <table:table-cell office:value-type="float" office:value="42.7471264367816" calcext:value-type="float">
            <text:p>42.7471264368</text:p>
          </table:table-cell>
          <table:table-cell office:value-type="float" office:value="195.736842105263" calcext:value-type="float">
            <text:p>195.7368421053</text:p>
          </table:table-cell>
          <table:table-cell office:value-type="float" office:value="39" calcext:value-type="float">
            <text:p>39</text:p>
          </table:table-cell>
          <table:table-cell table:formula="of:=(1/47) + [.O31]" office:value-type="float" office:value="0.638297872340425" calcext:value-type="float">
            <text:p>0.638297872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table:formula="of:=[.J33]+[.K32]" office:value-type="float" office:value="1340" calcext:value-type="float">
            <text:p>1340</text:p>
          </table:table-cell>
          <table:table-cell office:value-type="float" office:value="25.2386363636364" calcext:value-type="float">
            <text:p>25.2386363636</text:p>
          </table:table-cell>
          <table:table-cell office:value-type="float" office:value="246.777777777778" calcext:value-type="float">
            <text:p>246.7777777778</text:p>
          </table:table-cell>
          <table:table-cell office:value-type="float" office:value="20" calcext:value-type="float">
            <text:p>20</text:p>
          </table:table-cell>
          <table:table-cell table:formula="of:=(1/47) + [.O32]" office:value-type="float" office:value="0.659574468085106" calcext:value-type="float">
            <text:p>0.659574468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J34]+[.K33]" office:value-type="float" office:value="1444" calcext:value-type="float">
            <text:p>1444</text:p>
          </table:table-cell>
          <table:table-cell office:value-type="float" office:value="25.3557692307692" calcext:value-type="float">
            <text:p>25.3557692308</text:p>
          </table:table-cell>
          <table:table-cell office:value-type="float" office:value="119.863636363636" calcext:value-type="float">
            <text:p>119.8636363636</text:p>
          </table:table-cell>
          <table:table-cell office:value-type="float" office:value="65" calcext:value-type="float">
            <text:p>65</text:p>
          </table:table-cell>
          <table:table-cell table:formula="of:=(1/47) + [.O33]" office:value-type="float" office:value="0.680851063829787" calcext:value-type="float">
            <text:p>0.680851063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formula="of:=[.J35]+[.K34]" office:value-type="float" office:value="1553" calcext:value-type="float">
            <text:p>1553</text:p>
          </table:table-cell>
          <table:table-cell office:value-type="float" office:value="20.3394495412844" calcext:value-type="float">
            <text:p>20.3394495413</text:p>
          </table:table-cell>
          <table:table-cell office:value-type="float" office:value="79.1785714285714" calcext:value-type="float">
            <text:p>79.1785714286</text:p>
          </table:table-cell>
          <table:table-cell office:value-type="float" office:value="99" calcext:value-type="float">
            <text:p>99</text:p>
          </table:table-cell>
          <table:table-cell table:formula="of:=(1/47) + [.O34]" office:value-type="float" office:value="0.702127659574468" calcext:value-type="float">
            <text:p>0.702127659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formula="of:=[.J36]+[.K35]" office:value-type="float" office:value="1665" calcext:value-type="float">
            <text:p>1665</text:p>
          </table:table-cell>
          <table:table-cell office:value-type="float" office:value="32.5892857142857" calcext:value-type="float">
            <text:p>32.5892857143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(1/47) + [.O35]" office:value-type="float" office:value="0.723404255319149" calcext:value-type="float">
            <text:p>0.723404255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table:formula="of:=[.J37]+[.K36]" office:value-type="float" office:value="1783" calcext:value-type="float">
            <text:p>1783</text:p>
          </table:table-cell>
          <table:table-cell office:value-type="float" office:value="48.9661016949153" calcext:value-type="float">
            <text:p>48.9661016949</text:p>
          </table:table-cell>
          <table:table-cell office:value-type="float" office:value="222.230769230769" calcext:value-type="float">
            <text:p>222.2307692308</text:p>
          </table:table-cell>
          <table:table-cell office:value-type="float" office:value="31" calcext:value-type="float">
            <text:p>31</text:p>
          </table:table-cell>
          <table:table-cell table:formula="of:=(1/47) + [.O36]" office:value-type="float" office:value="0.74468085106383" calcext:value-type="float">
            <text:p>0.744680851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J38]+[.K37]" office:value-type="float" office:value="1903" calcext:value-type="float">
            <text:p>1903</text:p>
          </table:table-cell>
          <table:table-cell office:value-type="float" office:value="16.325" calcext:value-type="float">
            <text:p>16.325</text:p>
          </table:table-cell>
          <table:table-cell office:value-type="float" office:value="163.25" calcext:value-type="float">
            <text:p>163.25</text:p>
          </table:table-cell>
          <table:table-cell office:value-type="float" office:value="48" calcext:value-type="float">
            <text:p>48</text:p>
          </table:table-cell>
          <table:table-cell table:formula="of:=(1/47) + [.O37]" office:value-type="float" office:value="0.765957446808511" calcext:value-type="float">
            <text:p>0.765957446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formula="of:=[.J39]+[.K38]" office:value-type="float" office:value="2037" calcext:value-type="float">
            <text:p>2037</text:p>
          </table:table-cell>
          <table:table-cell office:value-type="float" office:value="23.5074626865672" calcext:value-type="float">
            <text:p>23.5074626866</text:p>
          </table:table-cell>
          <table:table-cell office:value-type="float" office:value="242.307692307692" calcext:value-type="float">
            <text:p>242.3076923077</text:p>
          </table:table-cell>
          <table:table-cell office:value-type="float" office:value="23" calcext:value-type="float">
            <text:p>23</text:p>
          </table:table-cell>
          <table:table-cell table:formula="of:=(1/47) + [.O38]" office:value-type="float" office:value="0.787234042553192" calcext:value-type="float">
            <text:p>0.787234042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table:formula="of:=[.J40]+[.K39]" office:value-type="float" office:value="2213" calcext:value-type="float">
            <text:p>2213</text:p>
          </table:table-cell>
          <table:table-cell office:value-type="float" office:value="10.7613636363636" calcext:value-type="float">
            <text:p>10.7613636364</text:p>
          </table:table-cell>
          <table:table-cell office:value-type="float" office:value="236.75" calcext:value-type="float">
            <text:p>236.75</text:p>
          </table:table-cell>
          <table:table-cell office:value-type="float" office:value="25" calcext:value-type="float">
            <text:p>25</text:p>
          </table:table-cell>
          <table:table-cell table:formula="of:=(1/47) + [.O39]" office:value-type="float" office:value="0.808510638297872" calcext:value-type="float">
            <text:p>0.808510638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[.J41]+[.K40]" office:value-type="float" office:value="2389" calcext:value-type="float">
            <text:p>2389</text:p>
          </table:table-cell>
          <table:table-cell office:value-type="float" office:value="35.3693181818182" calcext:value-type="float">
            <text:p>35.3693181818</text:p>
          </table:table-cell>
          <table:table-cell office:value-type="float" office:value="117.452830188679" calcext:value-type="float">
            <text:p>117.4528301887</text:p>
          </table:table-cell>
          <table:table-cell office:value-type="float" office:value="68" calcext:value-type="float">
            <text:p>68</text:p>
          </table:table-cell>
          <table:table-cell table:formula="of:=(1/47) + [.O40]" office:value-type="float" office:value="0.829787234042553" calcext:value-type="float">
            <text:p>0.82978723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table:formula="of:=[.J42]+[.K41]" office:value-type="float" office:value="2570" calcext:value-type="float">
            <text:p>2570</text:p>
          </table:table-cell>
          <table:table-cell office:value-type="float" office:value="27.5635359116022" calcext:value-type="float">
            <text:p>27.5635359116</text:p>
          </table:table-cell>
          <table:table-cell office:value-type="float" office:value="160.935483870968" calcext:value-type="float">
            <text:p>160.935483871</text:p>
          </table:table-cell>
          <table:table-cell office:value-type="float" office:value="49" calcext:value-type="float">
            <text:p>49</text:p>
          </table:table-cell>
          <table:table-cell table:formula="of:=(1/47) + [.O41]" office:value-type="float" office:value="0.851063829787234" calcext:value-type="float">
            <text:p>0.8510638298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[.J43]+[.K42]" office:value-type="float" office:value="2777" calcext:value-type="float">
            <text:p>2777</text:p>
          </table:table-cell>
          <table:table-cell office:value-type="float" office:value="19.5265700483092" calcext:value-type="float">
            <text:p>19.5265700483</text:p>
          </table:table-cell>
          <table:table-cell office:value-type="float" office:value="98.5853658536585" calcext:value-type="float">
            <text:p>98.5853658537</text:p>
          </table:table-cell>
          <table:table-cell office:value-type="float" office:value="87" calcext:value-type="float">
            <text:p>87</text:p>
          </table:table-cell>
          <table:table-cell table:formula="of:=(1/47) + [.O42]" office:value-type="float" office:value="0.872340425531915" calcext:value-type="float">
            <text:p>0.8723404255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table:formula="of:=[.J44]+[.K43]" office:value-type="float" office:value="2991" calcext:value-type="float">
            <text:p>2991</text:p>
          </table:table-cell>
          <table:table-cell office:value-type="float" office:value="22.7990654205607" calcext:value-type="float">
            <text:p>22.7990654206</text:p>
          </table:table-cell>
          <table:table-cell office:value-type="float" office:value="106.065217391304" calcext:value-type="float">
            <text:p>106.0652173913</text:p>
          </table:table-cell>
          <table:table-cell office:value-type="float" office:value="83" calcext:value-type="float">
            <text:p>83</text:p>
          </table:table-cell>
          <table:table-cell table:formula="of:=(1/47) + [.O43]" office:value-type="float" office:value="0.893617021276596" calcext:value-type="float">
            <text:p>0.8936170213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table:formula="of:=[.J45]+[.K44]" office:value-type="float" office:value="3234" calcext:value-type="float">
            <text:p>3234</text:p>
          </table:table-cell>
          <table:table-cell office:value-type="float" office:value="15.7078189300412" calcext:value-type="float">
            <text:p>15.70781893</text:p>
          </table:table-cell>
          <table:table-cell office:value-type="float" office:value="109.057142857143" calcext:value-type="float">
            <text:p>109.0571428571</text:p>
          </table:table-cell>
          <table:table-cell office:value-type="float" office:value="81" calcext:value-type="float">
            <text:p>81</text:p>
          </table:table-cell>
          <table:table-cell table:formula="of:=(1/47) + [.O44]" office:value-type="float" office:value="0.914893617021277" calcext:value-type="float">
            <text:p>0.91489361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92" calcext:value-type="float">
            <text:p>292</text:p>
          </table:table-cell>
          <table:table-cell table:formula="of:=[.J46]+[.K45]" office:value-type="float" office:value="3526" calcext:value-type="float">
            <text:p>3526</text:p>
          </table:table-cell>
          <table:table-cell office:value-type="float" office:value="22.5342465753425" calcext:value-type="float">
            <text:p>22.5342465753</text:p>
          </table:table-cell>
          <table:table-cell office:value-type="float" office:value="134.285714285714" calcext:value-type="float">
            <text:p>134.2857142857</text:p>
          </table:table-cell>
          <table:table-cell office:value-type="float" office:value="56" calcext:value-type="float">
            <text:p>56</text:p>
          </table:table-cell>
          <table:table-cell table:formula="of:=(1/47) + [.O45]" office:value-type="float" office:value="0.936170212765958" calcext:value-type="float">
            <text:p>0.936170212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table:formula="of:=[.J47]+[.K46]" office:value-type="float" office:value="3831" calcext:value-type="float">
            <text:p>3831</text:p>
          </table:table-cell>
          <table:table-cell office:value-type="float" office:value="17.7737704918033" calcext:value-type="float">
            <text:p>17.7737704918</text:p>
          </table:table-cell>
          <table:table-cell office:value-type="float" office:value="106.294117647059" calcext:value-type="float">
            <text:p>106.2941176471</text:p>
          </table:table-cell>
          <table:table-cell office:value-type="float" office:value="82" calcext:value-type="float">
            <text:p>82</text:p>
          </table:table-cell>
          <table:table-cell table:formula="of:=(1/47) + [.O46]" office:value-type="float" office:value="0.957446808510639" calcext:value-type="float">
            <text:p>0.9574468085</text:p>
          </table:table-cell>
        </table:table-row>
        <table:table-row table:style-name="ro1">
          <table:table-cell table:number-columns-repeated="9"/>
          <table:table-cell table:formula="of:=SUM([.J3:.J47])" office:value-type="float" office:value="3831" calcext:value-type="float">
            <text:p>3831</text:p>
          </table:table-cell>
          <table:table-cell table:number-columns-repeated="5"/>
        </table:table-row>
      </table:table>
      <table:table table:name="Male-Conservative" table:style-name="ta1">
        <table:shapes>
          <draw:frame draw:z-index="0" draw:style-name="gr1" draw:text-style-name="P1" svg:width="530.62pt" svg:height="336.56pt" svg:x="1024.02pt" svg:y="64.03pt">
            <loext:p draw:notify-on-update-of-ranges="'Male-Conservative'.K6:'Male-Conservative'.K32 'Male-Conservative'.O6:'Male-Conservative'.O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ulative-SC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6]" office:value-type="float" office:value="2" calcext:value-type="float">
            <text:p>2</text:p>
          </table:table-cell>
          <table:table-cell office:value-type="float" office:value="65.5" calcext:value-type="float">
            <text:p>65.5</text:p>
          </table:table-cell>
          <table:table-cell office:value-type="float" office:value="43.6666666666667" calcext:value-type="float">
            <text:p>43.6666666667</text:p>
          </table:table-cell>
          <table:table-cell office:value-type="float" office:value="1" calcext:value-type="float">
            <text:p>1</text:p>
          </table:table-cell>
          <table:table-cell table:formula="of:=1/27" office:value-type="float" office:value="0.037037037037037" calcext:value-type="float">
            <text:p>0.03703703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7]+[.K6]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1/27)+[.O6]" office:value-type="float" office:value="0.0740740740740741" calcext:value-type="float">
            <text:p>0.074074074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J8]+[.K7]" office:value-type="float" office:value="15" calcext:value-type="float">
            <text:p>15</text:p>
          </table:table-cell>
          <table:table-cell office:value-type="float" office:value="33.4" calcext:value-type="float">
            <text:p>33.4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formula="of:=(1/27)+[.O7]" office:value-type="float" office:value="0.111111111111111" calcext:value-type="float">
            <text:p>0.111111111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J9]+[.K8]" office:value-type="float" office:value="27" calcext:value-type="float">
            <text:p>27</text:p>
          </table:table-cell>
          <table:table-cell office:value-type="float" office:value="43.5833333333333" calcext:value-type="float">
            <text:p>43.58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1/27)+[.O8]" office:value-type="float" office:value="0.148148148148148" calcext:value-type="float">
            <text:p>0.148148148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J10]+[.K9]" office:value-type="float" office:value="42" calcext:value-type="float">
            <text:p>42</text:p>
          </table:table-cell>
          <table:table-cell office:value-type="float" office:value="46.6" calcext:value-type="float">
            <text:p>46.6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table:formula="of:=(1/27)+[.O9]" office:value-type="float" office:value="0.185185185185185" calcext:value-type="float">
            <text:p>0.185185185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J11]+[.K10]" office:value-type="float" office:value="60" calcext:value-type="float">
            <text:p>60</text:p>
          </table:table-cell>
          <table:table-cell office:value-type="float" office:value="40.4444444444444" calcext:value-type="float">
            <text:p>40.4444444444</text:p>
          </table:table-cell>
          <table:table-cell office:value-type="float" office:value="242.666666666667" calcext:value-type="float">
            <text:p>242.6666666667</text:p>
          </table:table-cell>
          <table:table-cell office:value-type="float" office:value="6" calcext:value-type="float">
            <text:p>6</text:p>
          </table:table-cell>
          <table:table-cell table:formula="of:=(1/27)+[.O10]" office:value-type="float" office:value="0.222222222222222" calcext:value-type="float">
            <text:p>0.222222222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J12]+[.K11]" office:value-type="float" office:value="80" calcext:value-type="float">
            <text:p>80</text:p>
          </table:table-cell>
          <table:table-cell office:value-type="float" office:value="34.65" calcext:value-type="float">
            <text:p>34.6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formula="of:=(1/27)+[.O11]" office:value-type="float" office:value="0.259259259259259" calcext:value-type="float">
            <text:p>0.259259259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J13]+[.K12]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28.571428571429" calcext:value-type="float">
            <text:p>128.5714285714</text:p>
          </table:table-cell>
          <table:table-cell office:value-type="float" office:value="8" calcext:value-type="float">
            <text:p>8</text:p>
          </table:table-cell>
          <table:table-cell table:formula="of:=(1/27)+[.O12]" office:value-type="float" office:value="0.296296296296296" calcext:value-type="float">
            <text:p>0.296296296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J14]+[.K13]" office:value-type="float" office:value="134" calcext:value-type="float">
            <text:p>134</text:p>
          </table:table-cell>
          <table:table-cell office:value-type="float" office:value="33.5862068965517" calcext:value-type="float">
            <text:p>33.5862068966</text:p>
          </table:table-cell>
          <table:table-cell office:value-type="float" office:value="81.1666666666667" calcext:value-type="float">
            <text:p>81.1666666667</text:p>
          </table:table-cell>
          <table:table-cell office:value-type="float" office:value="9" calcext:value-type="float">
            <text:p>9</text:p>
          </table:table-cell>
          <table:table-cell table:formula="of:=(1/27)+[.O13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J15]+[.K14]" office:value-type="float" office:value="166" calcext:value-type="float">
            <text:p>166</text:p>
          </table:table-cell>
          <table:table-cell office:value-type="float" office:value="36.78125" calcext:value-type="float">
            <text:p>36.78125</text:p>
          </table:table-cell>
          <table:table-cell office:value-type="float" office:value="1177" calcext:value-type="float">
            <text:p>1177</text:p>
          </table:table-cell>
          <table:table-cell office:value-type="float" office:value="10" calcext:value-type="float">
            <text:p>10</text:p>
          </table:table-cell>
          <table:table-cell table:formula="of:=(1/27)+[.O14]" office:value-type="float" office:value="0.37037037037037" calcext:value-type="float">
            <text:p>0.370370370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16]+[.K15]" office:value-type="float" office:value="199" calcext:value-type="float">
            <text:p>199</text:p>
          </table:table-cell>
          <table:table-cell office:value-type="float" office:value="23.1212121212121" calcext:value-type="float">
            <text:p>23.1212121212</text:p>
          </table:table-cell>
          <table:table-cell office:value-type="float" office:value="76.3" calcext:value-type="float">
            <text:p>76.3</text:p>
          </table:table-cell>
          <table:table-cell office:value-type="float" office:value="11" calcext:value-type="float">
            <text:p>11</text:p>
          </table:table-cell>
          <table:table-cell table:formula="of:=(1/27)+[.O15]" office:value-type="float" office:value="0.407407407407407" calcext:value-type="float">
            <text:p>0.407407407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J17]+[.K16]" office:value-type="float" office:value="246" calcext:value-type="float">
            <text:p>246</text:p>
          </table:table-cell>
          <table:table-cell office:value-type="float" office:value="40.4042553191489" calcext:value-type="float">
            <text:p>40.4042553191</text:p>
          </table:table-cell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table:formula="of:=(1/27)+[.O16]" office:value-type="float" office:value="0.444444444444444" calcext:value-type="float">
            <text:p>0.444444444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[.J18]+[.K17]"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254.1" calcext:value-type="float">
            <text:p>254.1</text:p>
          </table:table-cell>
          <table:table-cell office:value-type="float" office:value="13" calcext:value-type="float">
            <text:p>13</text:p>
          </table:table-cell>
          <table:table-cell table:formula="of:=(1/27)+[.O17]" office:value-type="float" office:value="0.481481481481481" calcext:value-type="float">
            <text:p>0.481481481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J19]+[.K18]" office:value-type="float" office:value="369" calcext:value-type="float">
            <text:p>369</text:p>
          </table:table-cell>
          <table:table-cell office:value-type="float" office:value="11.2647058823529" calcext:value-type="float">
            <text:p>11.2647058824</text:p>
          </table:table-cell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table:formula="of:=(1/27)+[.O18]" office:value-type="float" office:value="0.518518518518518" calcext:value-type="float">
            <text:p>0.518518518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[.J20]+[.K19]" office:value-type="float" office:value="438" calcext:value-type="float">
            <text:p>438</text:p>
          </table:table-cell>
          <table:table-cell office:value-type="float" office:value="33.0144927536232" calcext:value-type="float">
            <text:p>33.0144927536</text:p>
          </table:table-cell>
          <table:table-cell office:value-type="float" office:value="151.866666666667" calcext:value-type="float">
            <text:p>151.8666666667</text:p>
          </table:table-cell>
          <table:table-cell office:value-type="float" office:value="15" calcext:value-type="float">
            <text:p>15</text:p>
          </table:table-cell>
          <table:table-cell table:formula="of:=(1/27)+[.O19]" office:value-type="float" office:value="0.555555555555556" calcext:value-type="float">
            <text:p>0.555555555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[.J21]+[.K20]" office:value-type="float" office:value="517" calcext:value-type="float">
            <text:p>517</text:p>
          </table:table-cell>
          <table:table-cell office:value-type="float" office:value="32.8987341772152" calcext:value-type="float">
            <text:p>32.8987341772</text:p>
          </table:table-cell>
          <table:table-cell office:value-type="float" office:value="129.95" calcext:value-type="float">
            <text:p>129.95</text:p>
          </table:table-cell>
          <table:table-cell office:value-type="float" office:value="16" calcext:value-type="float">
            <text:p>16</text:p>
          </table:table-cell>
          <table:table-cell table:formula="of:=(1/27)+[.O20]" office:value-type="float" office:value="0.592592592592593" calcext:value-type="float">
            <text:p>0.592592592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formula="of:=[.J22]+[.K21]" office:value-type="float" office:value="604" calcext:value-type="float">
            <text:p>604</text:p>
          </table:table-cell>
          <table:table-cell office:value-type="float" office:value="42.7471264367816" calcext:value-type="float">
            <text:p>42.7471264368</text:p>
          </table:table-cell>
          <table:table-cell office:value-type="float" office:value="195.736842105263" calcext:value-type="float">
            <text:p>195.7368421053</text:p>
          </table:table-cell>
          <table:table-cell office:value-type="float" office:value="17" calcext:value-type="float">
            <text:p>17</text:p>
          </table:table-cell>
          <table:table-cell table:formula="of:=(1/27)+[.O21]" office:value-type="float" office:value="0.62962962962963" calcext:value-type="float">
            <text:p>0.629629629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table:formula="of:=[.J23]+[.K22]" office:value-type="float" office:value="692" calcext:value-type="float">
            <text:p>692</text:p>
          </table:table-cell>
          <table:table-cell office:value-type="float" office:value="25.2386363636364" calcext:value-type="float">
            <text:p>25.2386363636</text:p>
          </table:table-cell>
          <table:table-cell office:value-type="float" office:value="246.777777777778" calcext:value-type="float">
            <text:p>246.7777777778</text:p>
          </table:table-cell>
          <table:table-cell office:value-type="float" office:value="18" calcext:value-type="float">
            <text:p>18</text:p>
          </table:table-cell>
          <table:table-cell table:formula="of:=(1/27)+[.O22]" office:value-type="float" office:value="0.666666666666667" calcext:value-type="float">
            <text:p>0.666666666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J24]+[.K23]" office:value-type="float" office:value="796" calcext:value-type="float">
            <text:p>796</text:p>
          </table:table-cell>
          <table:table-cell office:value-type="float" office:value="25.3557692307692" calcext:value-type="float">
            <text:p>25.3557692308</text:p>
          </table:table-cell>
          <table:table-cell office:value-type="float" office:value="119.863636363636" calcext:value-type="float">
            <text:p>119.8636363636</text:p>
          </table:table-cell>
          <table:table-cell office:value-type="float" office:value="19" calcext:value-type="float">
            <text:p>19</text:p>
          </table:table-cell>
          <table:table-cell table:formula="of:=(1/27)+[.O23]" office:value-type="float" office:value="0.703703703703703" calcext:value-type="float">
            <text:p>0.703703703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formula="of:=[.J25]+[.K24]" office:value-type="float" office:value="905" calcext:value-type="float">
            <text:p>905</text:p>
          </table:table-cell>
          <table:table-cell office:value-type="float" office:value="20.3394495412844" calcext:value-type="float">
            <text:p>20.3394495413</text:p>
          </table:table-cell>
          <table:table-cell office:value-type="float" office:value="79.1785714285714" calcext:value-type="float">
            <text:p>79.1785714286</text:p>
          </table:table-cell>
          <table:table-cell office:value-type="float" office:value="20" calcext:value-type="float">
            <text:p>20</text:p>
          </table:table-cell>
          <table:table-cell table:formula="of:=(1/27)+[.O24]" office:value-type="float" office:value="0.740740740740741" calcext:value-type="float">
            <text:p>0.740740740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table:formula="of:=[.J26]+[.K25]" office:value-type="float" office:value="1023" calcext:value-type="float">
            <text:p>1023</text:p>
          </table:table-cell>
          <table:table-cell office:value-type="float" office:value="48.9661016949153" calcext:value-type="float">
            <text:p>48.9661016949</text:p>
          </table:table-cell>
          <table:table-cell office:value-type="float" office:value="222.230769230769" calcext:value-type="float">
            <text:p>222.2307692308</text:p>
          </table:table-cell>
          <table:table-cell office:value-type="float" office:value="21" calcext:value-type="float">
            <text:p>21</text:p>
          </table:table-cell>
          <table:table-cell table:formula="of:=(1/27)+[.O25]" office:value-type="float" office:value="0.777777777777777" calcext:value-type="float">
            <text:p>0.777777777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J27]+[.K26]" office:value-type="float" office:value="1143" calcext:value-type="float">
            <text:p>1143</text:p>
          </table:table-cell>
          <table:table-cell office:value-type="float" office:value="16.325" calcext:value-type="float">
            <text:p>16.325</text:p>
          </table:table-cell>
          <table:table-cell office:value-type="float" office:value="163.25" calcext:value-type="float">
            <text:p>163.25</text:p>
          </table:table-cell>
          <table:table-cell office:value-type="float" office:value="22" calcext:value-type="float">
            <text:p>22</text:p>
          </table:table-cell>
          <table:table-cell table:formula="of:=(1/27)+[.O26]" office:value-type="float" office:value="0.814814814814814" calcext:value-type="float">
            <text:p>0.814814814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formula="of:=[.J28]+[.K27]" office:value-type="float" office:value="1277" calcext:value-type="float">
            <text:p>1277</text:p>
          </table:table-cell>
          <table:table-cell office:value-type="float" office:value="23.5074626865672" calcext:value-type="float">
            <text:p>23.5074626866</text:p>
          </table:table-cell>
          <table:table-cell office:value-type="float" office:value="242.307692307692" calcext:value-type="float">
            <text:p>242.3076923077</text:p>
          </table:table-cell>
          <table:table-cell office:value-type="float" office:value="23" calcext:value-type="float">
            <text:p>23</text:p>
          </table:table-cell>
          <table:table-cell table:formula="of:=(1/27)+[.O27]" office:value-type="float" office:value="0.851851851851851" calcext:value-type="float">
            <text:p>0.851851851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[.J29]+[.K28]" office:value-type="float" office:value="1453" calcext:value-type="float">
            <text:p>1453</text:p>
          </table:table-cell>
          <table:table-cell office:value-type="float" office:value="35.3693181818182" calcext:value-type="float">
            <text:p>35.3693181818</text:p>
          </table:table-cell>
          <table:table-cell office:value-type="float" office:value="117.452830188679" calcext:value-type="float">
            <text:p>117.4528301887</text:p>
          </table:table-cell>
          <table:table-cell office:value-type="float" office:value="24" calcext:value-type="float">
            <text:p>24</text:p>
          </table:table-cell>
          <table:table-cell table:formula="of:=(1/27)+[.O28]" office:value-type="float" office:value="0.888888888888888" calcext:value-type="float">
            <text:p>0.888888888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table:formula="of:=[.J30]+[.K29]" office:value-type="float" office:value="1634" calcext:value-type="float">
            <text:p>1634</text:p>
          </table:table-cell>
          <table:table-cell office:value-type="float" office:value="27.5635359116022" calcext:value-type="float">
            <text:p>27.5635359116</text:p>
          </table:table-cell>
          <table:table-cell office:value-type="float" office:value="160.935483870968" calcext:value-type="float">
            <text:p>160.935483871</text:p>
          </table:table-cell>
          <table:table-cell office:value-type="float" office:value="25" calcext:value-type="float">
            <text:p>25</text:p>
          </table:table-cell>
          <table:table-cell table:formula="of:=(1/27)+[.O29]" office:value-type="float" office:value="0.925925925925925" calcext:value-type="float">
            <text:p>0.925925925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92" calcext:value-type="float">
            <text:p>292</text:p>
          </table:table-cell>
          <table:table-cell table:formula="of:=[.J31]+[.K30]" office:value-type="float" office:value="1926" calcext:value-type="float">
            <text:p>1926</text:p>
          </table:table-cell>
          <table:table-cell office:value-type="float" office:value="22.5342465753425" calcext:value-type="float">
            <text:p>22.5342465753</text:p>
          </table:table-cell>
          <table:table-cell office:value-type="float" office:value="134.285714285714" calcext:value-type="float">
            <text:p>134.2857142857</text:p>
          </table:table-cell>
          <table:table-cell office:value-type="float" office:value="26" calcext:value-type="float">
            <text:p>26</text:p>
          </table:table-cell>
          <table:table-cell table:formula="of:=(1/27)+[.O30]" office:value-type="float" office:value="0.962962962962962" calcext:value-type="float">
            <text:p>0.96296296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table:formula="of:=[.J32]+[.K31]" office:value-type="float" office:value="2231" calcext:value-type="float">
            <text:p>2231</text:p>
          </table:table-cell>
          <table:table-cell office:value-type="float" office:value="17.7737704918033" calcext:value-type="float">
            <text:p>17.7737704918</text:p>
          </table:table-cell>
          <table:table-cell office:value-type="float" office:value="106.294117647059" calcext:value-type="float">
            <text:p>106.2941176471</text:p>
          </table:table-cell>
          <table:table-cell office:value-type="float" office:value="27" calcext:value-type="float">
            <text:p>27</text:p>
          </table:table-cell>
          <table:table-cell table:formula="of:=(1/27)+[.O31]" office:value-type="float" office:value="1" calcext:value-type="float">
            <text:p>1</text:p>
          </table:table-cell>
        </table:table-row>
      </table:table>
      <table:table table:name="Females" table:style-name="ta1">
        <table:shapes>
          <draw:frame draw:z-index="0" draw:style-name="gr1" draw:text-style-name="P1" svg:width="530.62pt" svg:height="336.56pt" svg:x="1048.2pt" svg:y="57.26pt">
            <loext:p draw:notify-on-update-of-ranges="Females.M2:Females.M55 Females.P2:Females.P5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-SUP-CL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35212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54" office:value-type="float" office:value="0.0185185185185185" calcext:value-type="float">
            <text:p>0.0185185185</text:p>
          </table:table-cell>
        </table:table-row>
        <table:table-row table:style-name="ro1">
          <table:table-cell/>
          <table:table-cell office:value-type="string" calcext:value-type="string">
            <text:p>ehasselbeck</text:p>
          </table:table-cell>
          <table:table-cell office:value-type="float" office:value="0.0182329053145444" calcext:value-type="float">
            <text:p>0.01823290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L3]+[.M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54) + [.P2]" office:value-type="float" office:value="0.037037037037037" calcext:value-type="float">
            <text:p>0.037037037</text:p>
          </table:table-cell>
        </table:table-row>
        <table:table-row table:style-name="ro1">
          <table:table-cell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67496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L4]+[.M3]" office:value-type="float" office:value="3" calcext:value-type="float">
            <text:p>3</text:p>
          </table:table-cell>
          <table:table-cell office:value-type="float" office:value="31.3333333333333" calcext:value-type="float">
            <text:p>31.3333333333</text:p>
          </table:table-cell>
          <table:table-cell office:value-type="float" office:value="94" calcext:value-type="float">
            <text:p>94</text:p>
          </table:table-cell>
          <table:table-cell table:formula="of:=(1/54) + [.P3]" office:value-type="float" office:value="0.0555555555555556" calcext:value-type="float">
            <text:p>0.0555555556</text:p>
          </table:table-cell>
        </table:table-row>
        <table:table-row table:style-name="ro1">
          <table:table-cell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1632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5]+[.M4]" office:value-type="float" office:value="7" calcext:value-type="float">
            <text:p>7</text:p>
          </table:table-cell>
          <table:table-cell office:value-type="float" office:value="42.25" calcext:value-type="float">
            <text:p>42.25</text:p>
          </table:table-cell>
          <table:table-cell office:value-type="float" office:value="84.5" calcext:value-type="float">
            <text:p>84.5</text:p>
          </table:table-cell>
          <table:table-cell table:formula="of:=(1/54) + [.P4]" office:value-type="float" office:value="0.0740740740740741" calcext:value-type="float">
            <text:p>0.0740740741</text:p>
          </table:table-cell>
        </table:table-row>
        <table:table-row table:style-name="ro1">
          <table:table-cell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66878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L6]+[.M5]" office:value-type="float" office:value="12" calcext:value-type="float">
            <text:p>12</text:p>
          </table:table-cell>
          <table:table-cell office:value-type="float" office:value="26.6" calcext:value-type="float">
            <text:p>26.6</text:p>
          </table:table-cell>
          <table:table-cell office:value-type="float" office:value="133" calcext:value-type="float">
            <text:p>133</text:p>
          </table:table-cell>
          <table:table-cell table:formula="of:=(1/54) + [.P5]" office:value-type="float" office:value="0.0925925925925926" calcext:value-type="float">
            <text:p>0.0925925926</text:p>
          </table:table-cell>
        </table:table-row>
        <table:table-row table:style-name="ro1">
          <table:table-cell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3937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L7]+[.M6]" office:value-type="float" office:value="18" calcext:value-type="float">
            <text:p>18</text:p>
          </table:table-cell>
          <table:table-cell office:value-type="float" office:value="67.8333333333333" calcext:value-type="float">
            <text:p>67.8333333333</text:p>
          </table:table-cell>
          <table:table-cell office:value-type="float" office:value="407" calcext:value-type="float">
            <text:p>407</text:p>
          </table:table-cell>
          <table:table-cell table:formula="of:=(1/54) + [.P6]" office:value-type="float" office:value="0.111111111111111" calcext:value-type="float">
            <text:p>0.1111111111</text:p>
          </table:table-cell>
        </table:table-row>
        <table:table-row table:style-name="ro1">
          <table:table-cell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47310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L8]+[.M7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69.3333333333333" calcext:value-type="float">
            <text:p>69.3333333333</text:p>
          </table:table-cell>
          <table:table-cell table:formula="of:=(1/54) + [.P7]" office:value-type="float" office:value="0.12962962962963" calcext:value-type="float">
            <text:p>0.1296296296</text:p>
          </table:table-cell>
        </table:table-row>
        <table:table-row table:style-name="ro1">
          <table:table-cell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05274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L9]+[.M8]" office:value-type="float" office:value="34" calcext:value-type="float">
            <text:p>34</text:p>
          </table:table-cell>
          <table:table-cell office:value-type="float" office:value="166.5" calcext:value-type="float">
            <text:p>166.5</text:p>
          </table:table-cell>
          <table:table-cell office:value-type="float" office:value="148" calcext:value-type="float">
            <text:p>148</text:p>
          </table:table-cell>
          <table:table-cell table:formula="of:=(1/54) + [.P8]" office:value-type="float" office:value="0.148148148148148" calcext:value-type="float">
            <text:p>0.1481481481</text:p>
          </table:table-cell>
        </table:table-row>
        <table:table-row table:style-name="ro1">
          <table:table-cell/>
          <table:table-cell office:value-type="string" calcext:value-type="string">
            <text:p>lydiacachosi</text:p>
          </table:table-cell>
          <table:table-cell office:value-type="float" office:value="0.107700821591248" calcext:value-type="float">
            <text:p>0.1077008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L10]+[.M9]" office:value-type="float" office:value="43" calcext:value-type="float">
            <text:p>43</text:p>
          </table:table-cell>
          <table:table-cell office:value-type="float" office:value="30.6666666666667" calcext:value-type="float">
            <text:p>30.6666666667</text:p>
          </table:table-cell>
          <table:table-cell office:value-type="float" office:value="0" calcext:value-type="float">
            <text:p>0</text:p>
          </table:table-cell>
          <table:table-cell table:formula="of:=(1/54) + [.P9]"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39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L11]+[.M10]" office:value-type="float" office:value="53" calcext:value-type="float">
            <text:p>53</text:p>
          </table:table-cell>
          <table:table-cell office:value-type="float" office:value="96.5" calcext:value-type="float">
            <text:p>96.5</text:p>
          </table:table-cell>
          <table:table-cell office:value-type="float" office:value="321.666666666667" calcext:value-type="float">
            <text:p>321.6666666667</text:p>
          </table:table-cell>
          <table:table-cell table:formula="of:=(1/54) + [.P10]" office:value-type="float" office:value="0.185185185185185" calcext:value-type="float">
            <text:p>0.1851851852</text:p>
          </table:table-cell>
        </table:table-row>
        <table:table-row table:style-name="ro1">
          <table:table-cell/>
          <table:table-cell office:value-type="string" calcext:value-type="string">
            <text:p>amberinzaman</text:p>
          </table:table-cell>
          <table:table-cell office:value-type="float" office:value="0.0410902047592695" calcext:value-type="float">
            <text:p>0.04109020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L12]+[.M11]" office:value-type="float" office:value="64" calcext:value-type="float">
            <text:p>64</text:p>
          </table:table-cell>
          <table:table-cell office:value-type="float" office:value="7.36363636363636" calcext:value-type="float">
            <text:p>7.3636363636</text:p>
          </table:table-cell>
          <table:table-cell office:value-type="float" office:value="27" calcext:value-type="float">
            <text:p>27</text:p>
          </table:table-cell>
          <table:table-cell table:formula="of:=(1/54) + [.P11]" office:value-type="float" office:value="0.203703703703704" calcext:value-type="float">
            <text:p>0.2037037037</text:p>
          </table:table-cell>
        </table:table-row>
        <table:table-row table:style-name="ro1">
          <table:table-cell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4572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L13]+[.M12]" office:value-type="float" office:value="76" calcext:value-type="float">
            <text:p>76</text:p>
          </table:table-cell>
          <table:table-cell office:value-type="float" office:value="40.8333333333333" calcext:value-type="float">
            <text:p>40.8333333333</text:p>
          </table:table-cell>
          <table:table-cell office:value-type="float" office:value="122.5" calcext:value-type="float">
            <text:p>122.5</text:p>
          </table:table-cell>
          <table:table-cell table:formula="of:=(1/54) + [.P12]" office:value-type="float" office:value="0.222222222222222" calcext:value-type="float">
            <text:p>0.2222222222</text:p>
          </table:table-cell>
        </table:table-row>
        <table:table-row table:style-name="ro1">
          <table:table-cell/>
          <table:table-cell office:value-type="string" calcext:value-type="string">
            <text:p>Peggynoonannyc</text:p>
          </table:table-cell>
          <table:table-cell office:value-type="float" office:value="0.207987456188895" calcext:value-type="float">
            <text:p>0.20798745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L14]+[.M13]" office:value-type="float" office:value="89" calcext:value-type="float">
            <text:p>89</text:p>
          </table:table-cell>
          <table:table-cell office:value-type="float" office:value="28.3846153846154" calcext:value-type="float">
            <text:p>28.3846153846</text:p>
          </table:table-cell>
          <table:table-cell office:value-type="float" office:value="46.125" calcext:value-type="float">
            <text:p>46.125</text:p>
          </table:table-cell>
          <table:table-cell table:formula="of:=(1/54) + [.P13]" office:value-type="float" office:value="0.240740740740741" calcext:value-type="float">
            <text:p>0.2407407407</text:p>
          </table:table-cell>
        </table:table-row>
        <table:table-row table:style-name="ro1">
          <table:table-cell/>
          <table:table-cell office:value-type="string" calcext:value-type="string">
            <text:p>HARRISFAULKNER</text:p>
          </table:table-cell>
          <table:table-cell office:value-type="float" office:value="0.401770890979524" calcext:value-type="float">
            <text:p>0.4017708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L15]+[.M14]" office:value-type="float" office:value="110" calcext:value-type="float">
            <text:p>110</text:p>
          </table:table-cell>
          <table:table-cell office:value-type="float" office:value="28.2857142857143" calcext:value-type="float">
            <text:p>28.2857142857</text:p>
          </table:table-cell>
          <table:table-cell office:value-type="float" office:value="54" calcext:value-type="float">
            <text:p>54</text:p>
          </table:table-cell>
          <table:table-cell table:formula="of:=(1/54) + [.P14]" office:value-type="float" office:value="0.259259259259259" calcext:value-type="float">
            <text:p>0.2592592593</text:p>
          </table:table-cell>
        </table:table-row>
        <table:table-row table:style-name="ro1">
          <table:table-cell/>
          <table:table-cell office:value-type="string" calcext:value-type="string">
            <text:p>AnneBayefsky</text:p>
          </table:table-cell>
          <table:table-cell office:value-type="float" office:value="0.07102010699133" calcext:value-type="float">
            <text:p>0.0710201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L16]+[.M15]" office:value-type="float" office:value="134" calcext:value-type="float">
            <text:p>134</text:p>
          </table:table-cell>
          <table:table-cell office:value-type="float" office:value="21.5833333333333" calcext:value-type="float">
            <text:p>21.5833333333</text:p>
          </table:table-cell>
          <table:table-cell office:value-type="float" office:value="172.666666666667" calcext:value-type="float">
            <text:p>172.6666666667</text:p>
          </table:table-cell>
          <table:table-cell table:formula="of:=(1/54) + [.P15]"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string" calcext:value-type="string">
            <text:p>KatyTurNBC</text:p>
          </table:table-cell>
          <table:table-cell office:value-type="float" office:value="0.573475285705501" calcext:value-type="float">
            <text:p>0.57347528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[.L17]+[.M16]" office:value-type="float" office:value="160" calcext:value-type="float">
            <text:p>160</text:p>
          </table:table-cell>
          <table:table-cell office:value-type="float" office:value="45.6538461538462" calcext:value-type="float">
            <text:p>45.6538461538</text:p>
          </table:table-cell>
          <table:table-cell office:value-type="float" office:value="118.7" calcext:value-type="float">
            <text:p>118.7</text:p>
          </table:table-cell>
          <table:table-cell table:formula="of:=(1/54) + [.P16]" office:value-type="float" office:value="0.296296296296296" calcext:value-type="float">
            <text:p>0.2962962963</text:p>
          </table:table-cell>
        </table:table-row>
        <table:table-row table:style-name="ro1">
          <table:table-cell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2940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L18]+[.M17]" office:value-type="float" office:value="186" calcext:value-type="float">
            <text:p>186</text:p>
          </table:table-cell>
          <table:table-cell office:value-type="float" office:value="17.8846153846154" calcext:value-type="float">
            <text:p>17.8846153846</text:p>
          </table:table-cell>
          <table:table-cell office:value-type="float" office:value="93" calcext:value-type="float">
            <text:p>93</text:p>
          </table:table-cell>
          <table:table-cell table:formula="of:=(1/54) + [.P17]" office:value-type="float" office:value="0.314814814814815" calcext:value-type="float">
            <text:p>0.3148148148</text:p>
          </table:table-cell>
        </table:table-row>
        <table:table-row table:style-name="ro1">
          <table:table-cell/>
          <table:table-cell office:value-type="string" calcext:value-type="string">
            <text:p>mkhammer</text:p>
          </table:table-cell>
          <table:table-cell office:value-type="float" office:value="0.338099582703899" calcext:value-type="float">
            <text:p>0.33809958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L19]+[.M18]" office:value-type="float" office:value="215" calcext:value-type="float">
            <text:p>215</text:p>
          </table:table-cell>
          <table:table-cell office:value-type="float" office:value="42.5172413793103" calcext:value-type="float">
            <text:p>42.5172413793</text:p>
          </table:table-cell>
          <table:table-cell office:value-type="float" office:value="154.125" calcext:value-type="float">
            <text:p>154.125</text:p>
          </table:table-cell>
          <table:table-cell table:formula="of:=(1/54) + [.P18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4735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L20]+[.M19]" office:value-type="float" office:value="244" calcext:value-type="float">
            <text:p>244</text:p>
          </table:table-cell>
          <table:table-cell office:value-type="float" office:value="33.8965517241379" calcext:value-type="float">
            <text:p>33.8965517241</text:p>
          </table:table-cell>
          <table:table-cell office:value-type="float" office:value="65.5333333333333" calcext:value-type="float">
            <text:p>65.5333333333</text:p>
          </table:table-cell>
          <table:table-cell table:formula="of:=(1/54) + [.P19]" office:value-type="float" office:value="0.351851851851852" calcext:value-type="float">
            <text:p>0.3518518519</text:p>
          </table:table-cell>
        </table:table-row>
        <table:table-row table:style-name="ro1">
          <table:table-cell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3424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L21]+[.M20]" office:value-type="float" office:value="273" calcext:value-type="float">
            <text:p>273</text:p>
          </table:table-cell>
          <table:table-cell office:value-type="float" office:value="28.3103448275862" calcext:value-type="float">
            <text:p>28.3103448276</text:p>
          </table:table-cell>
          <table:table-cell office:value-type="float" office:value="117.285714285714" calcext:value-type="float">
            <text:p>117.2857142857</text:p>
          </table:table-cell>
          <table:table-cell table:formula="of:=(1/54) + [.P20]" office:value-type="float" office:value="0.37037037037037" calcext:value-type="float">
            <text:p>0.3703703704</text:p>
          </table:table-cell>
        </table:table-row>
        <table:table-row table:style-name="ro1">
          <table:table-cell/>
          <table:table-cell office:value-type="string" calcext:value-type="string">
            <text:p>MonicaCrowley</text:p>
          </table:table-cell>
          <table:table-cell office:value-type="float" office:value="0.31184768784163" calcext:value-type="float">
            <text:p>0.31184768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L22]+[.M21]" office:value-type="float" office:value="309" calcext:value-type="float">
            <text:p>309</text:p>
          </table:table-cell>
          <table:table-cell office:value-type="float" office:value="32.4444444444444" calcext:value-type="float">
            <text:p>32.4444444444</text:p>
          </table:table-cell>
          <table:table-cell office:value-type="float" office:value="584" calcext:value-type="float">
            <text:p>584</text:p>
          </table:table-cell>
          <table:table-cell table:formula="of:=(1/54) + [.P21]" office:value-type="float" office:value="0.388888888888889" calcext:value-type="float">
            <text:p>0.3888888889</text:p>
          </table:table-cell>
        </table:table-row>
        <table:table-row table:style-name="ro1">
          <table:table-cell/>
          <table:table-cell office:value-type="string" calcext:value-type="string">
            <text:p>aparnapkin</text:p>
          </table:table-cell>
          <table:table-cell office:value-type="float" office:value="0.329924094912104" calcext:value-type="float">
            <text:p>0.32992409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L23]+[.M22]" office:value-type="float" office:value="347" calcext:value-type="float">
            <text:p>347</text:p>
          </table:table-cell>
          <table:table-cell office:value-type="float" office:value="23.1052631578947" calcext:value-type="float">
            <text:p>23.1052631579</text:p>
          </table:table-cell>
          <table:table-cell office:value-type="float" office:value="79.8181818181818" calcext:value-type="float">
            <text:p>79.8181818182</text:p>
          </table:table-cell>
          <table:table-cell table:formula="of:=(1/54) + [.P22]" office:value-type="float" office:value="0.407407407407407" calcext:value-type="float">
            <text:p>0.4074074074</text:p>
          </table:table-cell>
        </table:table-row>
        <table:table-row table:style-name="ro1">
          <table:table-cell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323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[.L24]+[.M23]" office:value-type="float" office:value="390" calcext:value-type="float">
            <text:p>390</text:p>
          </table:table-cell>
          <table:table-cell office:value-type="float" office:value="13.5581395348837" calcext:value-type="float">
            <text:p>13.5581395349</text:p>
          </table:table-cell>
          <table:table-cell office:value-type="float" office:value="145.75" calcext:value-type="float">
            <text:p>145.75</text:p>
          </table:table-cell>
          <table:table-cell table:formula="of:=(1/54) + [.P23]" office:value-type="float" office:value="0.425925925925926" calcext:value-type="float">
            <text:p>0.4259259259</text:p>
          </table:table-cell>
        </table:table-row>
        <table:table-row table:style-name="ro1">
          <table:table-cell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36321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L25]+[.M24]" office:value-type="float" office:value="434" calcext:value-type="float">
            <text:p>434</text:p>
          </table:table-cell>
          <table:table-cell office:value-type="float" office:value="10.1363636363636" calcext:value-type="float">
            <text:p>10.1363636364</text:p>
          </table:table-cell>
          <table:table-cell office:value-type="float" office:value="111.5" calcext:value-type="float">
            <text:p>111.5</text:p>
          </table:table-cell>
          <table:table-cell table:formula="of:=(1/54) + [.P24]" office:value-type="float" office:value="0.444444444444444" calcext:value-type="float">
            <text:p>0.4444444444</text:p>
          </table:table-cell>
        </table:table-row>
        <table:table-row table:style-name="ro1">
          <table:table-cell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47074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L26]+[.M25]" office:value-type="float" office:value="479" calcext:value-type="float">
            <text:p>479</text:p>
          </table:table-cell>
          <table:table-cell office:value-type="float" office:value="58.8888888888889" calcext:value-type="float">
            <text:p>58.8888888889</text:p>
          </table:table-cell>
          <table:table-cell office:value-type="float" office:value="203.846153846154" calcext:value-type="float">
            <text:p>203.8461538462</text:p>
          </table:table-cell>
          <table:table-cell table:formula="of:=(1/54) + [.P25]" office:value-type="float" office:value="0.462962962962963" calcext:value-type="float">
            <text:p>0.462962963</text:p>
          </table:table-cell>
        </table:table-row>
        <table:table-row table:style-name="ro1">
          <table:table-cell/>
          <table:table-cell office:value-type="string" calcext:value-type="string">
            <text:p>greta</text:p>
          </table:table-cell>
          <table:table-cell office:value-type="float" office:value="0.192017326309892" calcext:value-type="float">
            <text:p>0.19201732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L27]+[.M26]" office:value-type="float" office:value="525" calcext:value-type="float">
            <text:p>525</text:p>
          </table:table-cell>
          <table:table-cell office:value-type="float" office:value="22.2173913043478" calcext:value-type="float">
            <text:p>22.2173913043</text:p>
          </table:table-cell>
          <table:table-cell office:value-type="float" office:value="127.75" calcext:value-type="float">
            <text:p>127.75</text:p>
          </table:table-cell>
          <table:table-cell table:formula="of:=(1/54) + [.P26]" office:value-type="float" office:value="0.481481481481481" calcext:value-type="float">
            <text:p>0.4814814815</text:p>
          </table:table-cell>
        </table:table-row>
        <table:table-row table:style-name="ro1">
          <table:table-cell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36174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L28]+[.M27]" office:value-type="float" office:value="573" calcext:value-type="float">
            <text:p>573</text:p>
          </table:table-cell>
          <table:table-cell office:value-type="float" office:value="36.8958333333333" calcext:value-type="float">
            <text:p>36.8958333333</text:p>
          </table:table-cell>
          <table:table-cell office:value-type="float" office:value="885.5" calcext:value-type="float">
            <text:p>885.5</text:p>
          </table:table-cell>
          <table:table-cell table:formula="of:=(1/54) + [.P27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26913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formula="of:=[.L29]+[.M28]" office:value-type="float" office:value="630" calcext:value-type="float">
            <text:p>630</text:p>
          </table:table-cell>
          <table:table-cell office:value-type="float" office:value="32.5964912280702" calcext:value-type="float">
            <text:p>32.5964912281</text:p>
          </table:table-cell>
          <table:table-cell office:value-type="float" office:value="168.909090909091" calcext:value-type="float">
            <text:p>168.9090909091</text:p>
          </table:table-cell>
          <table:table-cell table:formula="of:=(1/54) + [.P28]" office:value-type="float" office:value="0.518518518518518" calcext:value-type="float">
            <text:p>0.5185185185</text:p>
          </table:table-cell>
        </table:table-row>
        <table:table-row table:style-name="ro1">
          <table:table-cell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1526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formula="of:=[.L30]+[.M29]" office:value-type="float" office:value="689" calcext:value-type="float">
            <text:p>689</text:p>
          </table:table-cell>
          <table:table-cell office:value-type="float" office:value="27.5254237288136" calcext:value-type="float">
            <text:p>27.5254237288</text:p>
          </table:table-cell>
          <table:table-cell office:value-type="float" office:value="270.666666666667" calcext:value-type="float">
            <text:p>270.6666666667</text:p>
          </table:table-cell>
          <table:table-cell table:formula="of:=(1/54) + [.P29]" office:value-type="float" office:value="0.537037037037037" calcext:value-type="float">
            <text:p>0.537037037</text:p>
          </table:table-cell>
        </table:table-row>
        <table:table-row table:style-name="ro1">
          <table:table-cell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2610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31]+[.M30]" office:value-type="float" office:value="749" calcext:value-type="float">
            <text:p>749</text:p>
          </table:table-cell>
          <table:table-cell office:value-type="float" office:value="42.8166666666667" calcext:value-type="float">
            <text:p>42.8166666667</text:p>
          </table:table-cell>
          <table:table-cell office:value-type="float" office:value="111.695652173913" calcext:value-type="float">
            <text:p>111.6956521739</text:p>
          </table:table-cell>
          <table:table-cell table:formula="of:=(1/54) + [.P30]" office:value-type="float" office:value="0.555555555555555" calcext:value-type="float">
            <text:p>0.5555555556</text:p>
          </table:table-cell>
        </table:table-row>
        <table:table-row table:style-name="ro1">
          <table:table-cell/>
          <table:table-cell office:value-type="string" calcext:value-type="string">
            <text:p>michellemalkin</text:p>
          </table:table-cell>
          <table:table-cell office:value-type="float" office:value="0.479865587779257" calcext:value-type="float">
            <text:p>0.47986558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32]+[.M31]" office:value-type="float" office:value="809" calcext:value-type="float">
            <text:p>809</text:p>
          </table:table-cell>
          <table:table-cell office:value-type="float" office:value="29.1666666666667" calcext:value-type="float">
            <text:p>29.1666666667</text:p>
          </table:table-cell>
          <table:table-cell office:value-type="float" office:value="109.375" calcext:value-type="float">
            <text:p>109.375</text:p>
          </table:table-cell>
          <table:table-cell table:formula="of:=(1/54) + [.P31]" office:value-type="float" office:value="0.574074074074074" calcext:value-type="float">
            <text:p>0.5740740741</text:p>
          </table:table-cell>
        </table:table-row>
        <table:table-row table:style-name="ro1">
          <table:table-cell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2868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formula="of:=[.L33]+[.M32]" office:value-type="float" office:value="869" calcext:value-type="float">
            <text:p>869</text:p>
          </table:table-cell>
          <table:table-cell office:value-type="float" office:value="22.4" calcext:value-type="float">
            <text:p>22.4</text:p>
          </table:table-cell>
          <table:table-cell office:value-type="float" office:value="112" calcext:value-type="float">
            <text:p>112</text:p>
          </table:table-cell>
          <table:table-cell table:formula="of:=(1/54) + [.P32]" office:value-type="float" office:value="0.592592592592592" calcext:value-type="float">
            <text:p>0.5925925926</text:p>
          </table:table-cell>
        </table:table-row>
        <table:table-row table:style-name="ro1">
          <table:table-cell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552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[.L34]+[.M33]" office:value-type="float" office:value="930" calcext:value-type="float">
            <text:p>930</text:p>
          </table:table-cell>
          <table:table-cell office:value-type="float" office:value="27.4426229508197" calcext:value-type="float">
            <text:p>27.4426229508</text:p>
          </table:table-cell>
          <table:table-cell office:value-type="float" office:value="167.4" calcext:value-type="float">
            <text:p>167.4</text:p>
          </table:table-cell>
          <table:table-cell table:formula="of:=(1/54) + [.P33]" office:value-type="float" office:value="0.611111111111111" calcext:value-type="float">
            <text:p>0.6111111111</text:p>
          </table:table-cell>
        </table:table-row>
        <table:table-row table:style-name="ro1">
          <table:table-cell/>
          <table:table-cell office:value-type="string" calcext:value-type="string">
            <text:p>AndreaTantaros</text:p>
          </table:table-cell>
          <table:table-cell office:value-type="float" office:value="0.896667281559368" calcext:value-type="float">
            <text:p>0.89666728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[.L35]+[.M34]" office:value-type="float" office:value="992" calcext:value-type="float">
            <text:p>992</text:p>
          </table:table-cell>
          <table:table-cell office:value-type="float" office:value="94.0806451612903" calcext:value-type="float">
            <text:p>94.0806451613</text:p>
          </table:table-cell>
          <table:table-cell office:value-type="float" office:value="324.055555555556" calcext:value-type="float">
            <text:p>324.0555555556</text:p>
          </table:table-cell>
          <table:table-cell table:formula="of:=(1/54) + [.P34]" office:value-type="float" office:value="0.629629629629629" calcext:value-type="float">
            <text:p>0.6296296296</text:p>
          </table:table-cell>
        </table:table-row>
        <table:table-row table:style-name="ro1">
          <table:table-cell/>
          <table:table-cell office:value-type="string" calcext:value-type="string">
            <text:p>AnnCoulter</text:p>
          </table:table-cell>
          <table:table-cell office:value-type="float" office:value="0.966380741560598" calcext:value-type="float">
            <text:p>0.96638074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formula="of:=[.L36]+[.M35]" office:value-type="float" office:value="1059" calcext:value-type="float">
            <text:p>1059</text:p>
          </table:table-cell>
          <table:table-cell office:value-type="float" office:value="22.7462686567164" calcext:value-type="float">
            <text:p>22.7462686567</text:p>
          </table:table-cell>
          <table:table-cell office:value-type="float" office:value="89.6470588235294" calcext:value-type="float">
            <text:p>89.6470588235</text:p>
          </table:table-cell>
          <table:table-cell table:formula="of:=(1/54) + [.P35]" office:value-type="float" office:value="0.648148148148148" calcext:value-type="float">
            <text:p>0.6481481481</text:p>
          </table:table-cell>
        </table:table-row>
        <table:table-row table:style-name="ro1">
          <table:table-cell/>
          <table:table-cell office:value-type="string" calcext:value-type="string">
            <text:p>BetsyDeVos</text:p>
          </table:table-cell>
          <table:table-cell office:value-type="float" office:value="0.921570435958925" calcext:value-type="float">
            <text:p>0.921570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formula="of:=[.L37]+[.M36]" office:value-type="float" office:value="1127" calcext:value-type="float">
            <text:p>1127</text:p>
          </table:table-cell>
          <table:table-cell office:value-type="float" office:value="40.0735294117647" calcext:value-type="float">
            <text:p>40.0735294118</text:p>
          </table:table-cell>
          <table:table-cell office:value-type="float" office:value="170.3125" calcext:value-type="float">
            <text:p>170.3125</text:p>
          </table:table-cell>
          <table:table-cell table:formula="of:=(1/54) + [.P36]" office:value-type="float" office:value="0.666666666666666" calcext:value-type="float">
            <text:p>0.6666666667</text:p>
          </table:table-cell>
        </table:table-row>
        <table:table-row table:style-name="ro1">
          <table:table-cell/>
          <table:table-cell office:value-type="string" calcext:value-type="string">
            <text:p>DanaPerino</text:p>
          </table:table-cell>
          <table:table-cell office:value-type="float" office:value="0.529607083563918" calcext:value-type="float">
            <text:p>0.52960708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L38]+[.M37]" office:value-type="float" office:value="1202" calcext:value-type="float">
            <text:p>1202</text:p>
          </table:table-cell>
          <table:table-cell office:value-type="float" office:value="20.88" calcext:value-type="float">
            <text:p>20.88</text:p>
          </table:table-cell>
          <table:table-cell office:value-type="float" office:value="195.75" calcext:value-type="float">
            <text:p>195.75</text:p>
          </table:table-cell>
          <table:table-cell table:formula="of:=(1/54) + [.P37]" office:value-type="float" office:value="0.685185185185185" calcext:value-type="float">
            <text:p>0.6851851852</text:p>
          </table:table-cell>
        </table:table-row>
        <table:table-row table:style-name="ro1">
          <table:table-cell/>
          <table:table-cell office:value-type="string" calcext:value-type="string">
            <text:p>DLoesch</text:p>
          </table:table-cell>
          <table:table-cell office:value-type="float" office:value="0.688030771963626" calcext:value-type="float">
            <text:p>0.6880307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[.L39]+[.M38]" office:value-type="float" office:value="1287" calcext:value-type="float">
            <text:p>1287</text:p>
          </table:table-cell>
          <table:table-cell office:value-type="float" office:value="21.5411764705882" calcext:value-type="float">
            <text:p>21.5411764706</text:p>
          </table:table-cell>
          <table:table-cell office:value-type="float" office:value="228.875" calcext:value-type="float">
            <text:p>228.875</text:p>
          </table:table-cell>
          <table:table-cell table:formula="of:=(1/54) + [.P38]" office:value-type="float" office:value="0.703703703703703" calcext:value-type="float">
            <text:p>0.7037037037</text:p>
          </table:table-cell>
        </table:table-row>
        <table:table-row table:style-name="ro1">
          <table:table-cell/>
          <table:table-cell office:value-type="string" calcext:value-type="string">
            <text:p>secupp</text:p>
          </table:table-cell>
          <table:table-cell office:value-type="float" office:value="0.435514835994452" calcext:value-type="float">
            <text:p>0.4355148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[.L40]+[.M39]" office:value-type="float" office:value="1373" calcext:value-type="float">
            <text:p>1373</text:p>
          </table:table-cell>
          <table:table-cell office:value-type="float" office:value="26.953488372093" calcext:value-type="float">
            <text:p>26.9534883721</text:p>
          </table:table-cell>
          <table:table-cell office:value-type="float" office:value="579.5" calcext:value-type="float">
            <text:p>579.5</text:p>
          </table:table-cell>
          <table:table-cell table:formula="of:=(1/54) + [.P39]" office:value-type="float" office:value="0.722222222222222" calcext:value-type="float">
            <text:p>0.7222222222</text:p>
          </table:table-cell>
        </table:table-row>
        <table:table-row table:style-name="ro1">
          <table:table-cell/>
          <table:table-cell office:value-type="string" calcext:value-type="string">
            <text:p>megynkelly</text:p>
          </table:table-cell>
          <table:table-cell office:value-type="float" office:value="0.65848259478721" calcext:value-type="float">
            <text:p>0.65848259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formula="of:=[.L41]+[.M40]" office:value-type="float" office:value="1472" calcext:value-type="float">
            <text:p>1472</text:p>
          </table:table-cell>
          <table:table-cell office:value-type="float" office:value="26.8787878787879" calcext:value-type="float">
            <text:p>26.8787878788</text:p>
          </table:table-cell>
          <table:table-cell office:value-type="float" office:value="76.0285714285714" calcext:value-type="float">
            <text:p>76.0285714286</text:p>
          </table:table-cell>
          <table:table-cell table:formula="of:=(1/54) + [.P40]" office:value-type="float" office:value="0.74074074074074" calcext:value-type="float">
            <text:p>0.7407407407</text:p>
          </table:table-cell>
        </table:table-row>
        <table:table-row table:style-name="ro1">
          <table:table-cell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3391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table:formula="of:=[.L42]+[.M41]" office:value-type="float" office:value="1573" calcext:value-type="float">
            <text:p>1573</text:p>
          </table:table-cell>
          <table:table-cell office:value-type="float" office:value="11.4653465346535" calcext:value-type="float">
            <text:p>11.4653465347</text:p>
          </table:table-cell>
          <table:table-cell office:value-type="float" office:value="115.8" calcext:value-type="float">
            <text:p>115.8</text:p>
          </table:table-cell>
          <table:table-cell table:formula="of:=(1/54) + [.P41]" office:value-type="float" office:value="0.759259259259258" calcext:value-type="float">
            <text:p>0.7592592593</text:p>
          </table:table-cell>
        </table:table-row>
        <table:table-row table:style-name="ro1">
          <table:table-cell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3086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table:formula="of:=[.L43]+[.M42]" office:value-type="float" office:value="1684" calcext:value-type="float">
            <text:p>1684</text:p>
          </table:table-cell>
          <table:table-cell office:value-type="float" office:value="32.0990990990991" calcext:value-type="float">
            <text:p>32.0990990991</text:p>
          </table:table-cell>
          <table:table-cell office:value-type="float" office:value="96.2972972972973" calcext:value-type="float">
            <text:p>96.2972972973</text:p>
          </table:table-cell>
          <table:table-cell table:formula="of:=(1/54) + [.P42]" office:value-type="float" office:value="0.777777777777777" calcext:value-type="float">
            <text:p>0.7777777778</text:p>
          </table:table-cell>
        </table:table-row>
        <table:table-row table:style-name="ro1">
          <table:table-cell/>
          <table:table-cell office:value-type="string" calcext:value-type="string">
            <text:p>kimguilfoyle</text:p>
          </table:table-cell>
          <table:table-cell office:value-type="float" office:value="0.726115939827324" calcext:value-type="float">
            <text:p>0.72611593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formula="of:=[.L44]+[.M43]" office:value-type="float" office:value="1796" calcext:value-type="float">
            <text:p>1796</text:p>
          </table:table-cell>
          <table:table-cell office:value-type="float" office:value="32.5892857142857" calcext:value-type="float">
            <text:p>32.5892857143</text:p>
          </table:table-cell>
          <table:table-cell office:value-type="float" office:value="73" calcext:value-type="float">
            <text:p>73</text:p>
          </table:table-cell>
          <table:table-cell table:formula="of:=(1/54) + [.P43]" office:value-type="float" office:value="0.796296296296296" calcext:value-type="float">
            <text:p>0.7962962963</text:p>
          </table:table-cell>
        </table:table-row>
        <table:table-row table:style-name="ro1">
          <table:table-cell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56382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formula="of:=[.L45]+[.M44]" office:value-type="float" office:value="1916" calcext:value-type="float">
            <text:p>1916</text:p>
          </table:table-cell>
          <table:table-cell office:value-type="float" office:value="20.0166666666667" calcext:value-type="float">
            <text:p>20.0166666667</text:p>
          </table:table-cell>
          <table:table-cell office:value-type="float" office:value="184.769230769231" calcext:value-type="float">
            <text:p>184.7692307692</text:p>
          </table:table-cell>
          <table:table-cell table:formula="of:=(1/54) + [.P44]" office:value-type="float" office:value="0.814814814814814" calcext:value-type="float">
            <text:p>0.8148148148</text:p>
          </table:table-cell>
        </table:table-row>
        <table:table-row table:style-name="ro1">
          <table:table-cell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4360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table:formula="of:=[.L46]+[.M45]" office:value-type="float" office:value="2042" calcext:value-type="float">
            <text:p>2042</text:p>
          </table:table-cell>
          <table:table-cell office:value-type="float" office:value="33.1269841269841" calcext:value-type="float">
            <text:p>33.126984127</text:p>
          </table:table-cell>
          <table:table-cell office:value-type="float" office:value="130.4375" calcext:value-type="float">
            <text:p>130.4375</text:p>
          </table:table-cell>
          <table:table-cell table:formula="of:=(1/54) + [.P45]" office:value-type="float" office:value="0.833333333333333" calcext:value-type="float">
            <text:p>0.8333333333</text:p>
          </table:table-cell>
        </table:table-row>
        <table:table-row table:style-name="ro1">
          <table:table-cell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1929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table:formula="of:=[.L47]+[.M46]" office:value-type="float" office:value="2179" calcext:value-type="float">
            <text:p>2179</text:p>
          </table:table-cell>
          <table:table-cell office:value-type="float" office:value="31.8175182481752" calcext:value-type="float">
            <text:p>31.8175182482</text:p>
          </table:table-cell>
          <table:table-cell office:value-type="float" office:value="101.372093023256" calcext:value-type="float">
            <text:p>101.3720930233</text:p>
          </table:table-cell>
          <table:table-cell table:formula="of:=(1/54) + [.P46]" office:value-type="float" office:value="0.851851851851851" calcext:value-type="float">
            <text:p>0.8518518519</text:p>
          </table:table-cell>
        </table:table-row>
        <table:table-row table:style-name="ro1">
          <table:table-cell/>
          <table:table-cell office:value-type="string" calcext:value-type="string">
            <text:p>marthamaccallum</text:p>
          </table:table-cell>
          <table:table-cell office:value-type="float" office:value="0.531237053232571" calcext:value-type="float">
            <text:p>0.53123705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table:formula="of:=[.L48]+[.M47]" office:value-type="float" office:value="2324" calcext:value-type="float">
            <text:p>2324</text:p>
          </table:table-cell>
          <table:table-cell office:value-type="float" office:value="22.0275862068965" calcext:value-type="float">
            <text:p>22.0275862069</text:p>
          </table:table-cell>
          <table:table-cell office:value-type="float" office:value="199.625" calcext:value-type="float">
            <text:p>199.625</text:p>
          </table:table-cell>
          <table:table-cell table:formula="of:=(1/54) + [.P47]" office:value-type="float" office:value="0.870370370370369" calcext:value-type="float">
            <text:p>0.8703703704</text:p>
          </table:table-cell>
        </table:table-row>
        <table:table-row table:style-name="ro1">
          <table:table-cell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2061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table:formula="of:=[.L49]+[.M48]" office:value-type="float" office:value="2483" calcext:value-type="float">
            <text:p>2483</text:p>
          </table:table-cell>
          <table:table-cell office:value-type="float" office:value="24.8616352201258" calcext:value-type="float">
            <text:p>24.8616352201</text:p>
          </table:table-cell>
          <table:table-cell office:value-type="float" office:value="232.529411764706" calcext:value-type="float">
            <text:p>232.5294117647</text:p>
          </table:table-cell>
          <table:table-cell table:formula="of:=(1/54) + [.P48]" office:value-type="float" office:value="0.888888888888888" calcext:value-type="float">
            <text:p>0.8888888889</text:p>
          </table:table-cell>
        </table:table-row>
        <table:table-row table:style-name="ro1">
          <table:table-cell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56936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table:formula="of:=[.L50]+[.M49]" office:value-type="float" office:value="2657" calcext:value-type="float">
            <text:p>2657</text:p>
          </table:table-cell>
          <table:table-cell office:value-type="float" office:value="16.367816091954" calcext:value-type="float">
            <text:p>16.367816092</text:p>
          </table:table-cell>
          <table:table-cell office:value-type="float" office:value="237.333333333333" calcext:value-type="float">
            <text:p>237.3333333333</text:p>
          </table:table-cell>
          <table:table-cell table:formula="of:=(1/54) + [.P49]" office:value-type="float" office:value="0.907407407407406" calcext:value-type="float">
            <text:p>0.9074074074</text:p>
          </table:table-cell>
        </table:table-row>
        <table:table-row table:style-name="ro1">
          <table:table-cell/>
          <table:table-cell office:value-type="string" calcext:value-type="string">
            <text:p>PamelaGeller</text:p>
          </table:table-cell>
          <table:table-cell office:value-type="float" office:value="0.291151694029392" calcext:value-type="float">
            <text:p>0.2911516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table:formula="of:=[.L51]+[.M50]" office:value-type="float" office:value="2833" calcext:value-type="float">
            <text:p>2833</text:p>
          </table:table-cell>
          <table:table-cell office:value-type="float" office:value="10.7613636363636" calcext:value-type="float">
            <text:p>10.7613636364</text:p>
          </table:table-cell>
          <table:table-cell office:value-type="float" office:value="236.75" calcext:value-type="float">
            <text:p>236.75</text:p>
          </table:table-cell>
          <table:table-cell table:formula="of:=(1/54) + [.P50]" office:value-type="float" office:value="0.925925925925925" calcext:value-type="float">
            <text:p>0.9259259259</text:p>
          </table:table-cell>
        </table:table-row>
        <table:table-row table:style-name="ro1">
          <table:table-cell/>
          <table:table-cell office:value-type="string" calcext:value-type="string">
            <text:p>IngrahamAngle</text:p>
          </table:table-cell>
          <table:table-cell office:value-type="float" office:value="0.911311976060177" calcext:value-type="float">
            <text:p>0.91131197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[.L52]+[.M51]" office:value-type="float" office:value="3040" calcext:value-type="float">
            <text:p>3040</text:p>
          </table:table-cell>
          <table:table-cell office:value-type="float" office:value="19.5265700483092" calcext:value-type="float">
            <text:p>19.5265700483</text:p>
          </table:table-cell>
          <table:table-cell office:value-type="float" office:value="98.5853658536585" calcext:value-type="float">
            <text:p>98.5853658537</text:p>
          </table:table-cell>
          <table:table-cell table:formula="of:=(1/54) + [.P51]" office:value-type="float" office:value="0.944444444444443" calcext:value-type="float">
            <text:p>0.9444444444</text:p>
          </table:table-cell>
        </table:table-row>
        <table:table-row table:style-name="ro1">
          <table:table-cell/>
          <table:table-cell office:value-type="string" calcext:value-type="string">
            <text:p>SarahPalinUSA</text:p>
          </table:table-cell>
          <table:table-cell office:value-type="float" office:value="0.678096090040507" calcext:value-type="float">
            <text:p>0.678096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table:formula="of:=[.L53]+[.M52]" office:value-type="float" office:value="3254" calcext:value-type="float">
            <text:p>3254</text:p>
          </table:table-cell>
          <table:table-cell office:value-type="float" office:value="22.7990654205607" calcext:value-type="float">
            <text:p>22.7990654206</text:p>
          </table:table-cell>
          <table:table-cell office:value-type="float" office:value="106.065217391304" calcext:value-type="float">
            <text:p>106.0652173913</text:p>
          </table:table-cell>
          <table:table-cell table:formula="of:=(1/54) + [.P52]" office:value-type="float" office:value="0.962962962962962" calcext:value-type="float">
            <text:p>0.962962963</text:p>
          </table:table-cell>
        </table:table-row>
        <table:table-row table:style-name="ro1">
          <table:table-cell/>
          <table:table-cell office:value-type="string" calcext:value-type="string">
            <text:p>TomiLahren</text:p>
          </table:table-cell>
          <table:table-cell office:value-type="float" office:value="0.99298076331834" calcext:value-type="float">
            <text:p>0.99298076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table:formula="of:=[.L54]+[.M53]" office:value-type="float" office:value="3497" calcext:value-type="float">
            <text:p>3497</text:p>
          </table:table-cell>
          <table:table-cell office:value-type="float" office:value="15.7078189300412" calcext:value-type="float">
            <text:p>15.70781893</text:p>
          </table:table-cell>
          <table:table-cell office:value-type="float" office:value="109.057142857143" calcext:value-type="float">
            <text:p>109.0571428571</text:p>
          </table:table-cell>
          <table:table-cell table:formula="of:=(1/54) + [.P53]" office:value-type="float" office:value="0.98148148148148" calcext:value-type="float">
            <text:p>0.9814814815</text:p>
          </table:table-cell>
        </table:table-row>
        <table:table-row table:style-name="ro1">
          <table:table-cell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4313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254" calcext:value-type="float">
            <text:p>254</text:p>
          </table:table-cell>
          <table:table-cell table:formula="of:=[.L55]+[.M54]" office:value-type="float" office:value="3751" calcext:value-type="float">
            <text:p>3751</text:p>
          </table:table-cell>
          <table:table-cell office:value-type="float" office:value="17.248031496063" calcext:value-type="float">
            <text:p>17.2480314961</text:p>
          </table:table-cell>
          <table:table-cell office:value-type="float" office:value="292.066666666667" calcext:value-type="float">
            <text:p>292.0666666667</text:p>
          </table:table-cell>
          <table:table-cell table:formula="of:=(1/54) + [.P54]" office:value-type="float" office:value="0.999999999999999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all.C2:all.O125" table:display-filter-buttons="true">
          <table:filter>
            <table:filter-and>
              <table:filter-condition table:field-number="2" table:value="female" table:operator="="/>
            </table:filter-and>
          </table:filter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B1:Sheet2.P122" table:display-filter-buttons="true">
          <table:filter>
            <table:filter-and>
              <table:filter-condition table:field-number="3" table:value="conservative" table:operator="="/>
              <table:filter-condition table:field-number="2" table:value="male" table:operator="="/>
            </table:filter-and>
          </table:filter>
          <table:sort>
            <table:sort-by table:field-number="10" table:data-type="automatic"/>
          </table:sort>
        </table:database-range>
        <table:database-range table:name="__Anonymous_Sheet_DB__2" table:target-range-address="Sheet3.C3:Sheet3.O124" table:display-filter-buttons="true" table:orientation="column"/>
        <table:database-range table:name="__Anonymous_Sheet_DB__3" table:target-range-address="Males.B1:Males.O67" table:display-filter-buttons="true">
          <table:sort>
            <table:sort-by table:field-number="10" table:data-type="automatic"/>
          </table:sort>
        </table:database-range>
        <table:database-range table:name="__Anonymous_Sheet_DB__6" table:target-range-address="Females.B1:Females.O55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8:06:09.151881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2:01:50.907782250</meta:creation-date>
    <dc:date>2018-02-02T07:50:18.593089324</dc:date>
    <meta:editing-duration>PT3H46M44S</meta:editing-duration>
    <meta:editing-cycles>4</meta:editing-cycles>
    <meta:generator>LibreOffice/5.1.6.2$Linux_X86_64 LibreOffice_project/10m0$Build-2</meta:generator>
    <meta:document-statistic meta:table-count="7" meta:cell-count="797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Protected Ratio</text:p>
        </chart:title>
        <chart:legend chart:legend-position="end" svg:x="13.227cm" svg:y="4.201cm" style:legend-expansion="high" chart:style-name="ch3"/>
        <chart:plot-area chart:style-name="ch4" table:cell-range-address="Sheet2.O2:Sheet2.O121 Sheet2.Q2:Sheet2.Q121" chart:data-source-has-labels="row" svg:x="1.089cm" svg:y="-0.199cm" svg:width="13.426cm" svg:height="8.638cm">
          <chartooo:coordinate-region svg:x="2.372cm" svg:y="0cm" svg:width="11.533cm" svg:height="7.792cm"/>
          <chart:axis chart:dimension="x" chart:name="primary-x" chart:style-name="ch5">
            <chart:title svg:x="6.369cm" svg:y="8.44cm" chart:style-name="ch6">
              <text:p>Protected Accounts</text:p>
            </chart:title>
          </chart:axis>
          <chart:axis chart:dimension="y" chart:name="primary-y" chart:style-name="ch7">
            <chart:title svg:x="0.209cm" svg:y="5.011cm" chart:style-name="ch8">
              <text:p>Percentage</text:p>
            </chart:title>
            <chart:grid chart:style-name="ch9" chart:class="major"/>
          </chart:axis>
          <chart:series chart:style-name="ch10" chart:values-cell-range-address="Sheet2.Q2:Sheet2.Q121" loext:label-string="protected" chart:class="chart:scatter">
            <chart:domain table:cell-range-address="Sheet2.O2:Sheet2.O121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prot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6666666666667">
                <text:p>43.6666666666667</text:p>
                <draw:g>
                  <svg:desc>Sheet2.O2:Sheet2.O121</svg:desc>
                </draw:g>
              </table:table-cell>
              <table:table-cell office:value-type="float" office:value="0.0583333333333333">
                <text:p>0.0583333333333333</text:p>
                <draw:g>
                  <svg:desc>Sheet2.Q2:Sheet2.Q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">
                <text:p>334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1666666666667">
                <text:p>81.16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7">
                <text:p>11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3">
                <text:p>76.3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4.1">
                <text:p>254.1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">
                <text:p>3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.866666666667">
                <text:p>151.8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95">
                <text:p>129.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.736842105263">
                <text:p>195.73684210526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6.777777777778">
                <text:p>246.777777777778</text:p>
              </table:table-cell>
              <table:table-cell office:value-type="float" office:value="0.741666666666666">
                <text:p>0.741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.863636363636">
                <text:p>119.863636363636</text:p>
              </table:table-cell>
              <table:table-cell office:value-type="float" office:value="0.766666666666666">
                <text:p>0.76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1785714285714">
                <text:p>79.178571428571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.230769230769">
                <text:p>222.2307692307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.25">
                <text:p>163.25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2.307692307692">
                <text:p>242.307692307692</text:p>
              </table:table-cell>
              <table:table-cell office:value-type="float" office:value="0.866666666666666">
                <text:p>0.86666666666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.452830188679">
                <text:p>117.452830188679</text:p>
              </table:table-cell>
              <table:table-cell office:value-type="float" office:value="0.933333333333332">
                <text:p>0.9333333333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.935483870968">
                <text:p>160.935483870968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285714285714">
                <text:p>134.285714285714</text:p>
              </table:table-cell>
              <table:table-cell office:value-type="float" office:value="0.991666666666666">
                <text:p>0.9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.294117647059">
                <text:p>106.294117647059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89cm" svg:y="0.373cm" chart:style-name="ch2">
          <text:p>Suspended-Close Response Ratio</text:p>
        </chart:title>
        <chart:legend chart:legend-position="end" svg:x="14.704cm" svg:y="5.638cm" style:legend-expansion="high" chart:style-name="ch3"/>
        <chart:plot-area chart:style-name="ch4" table:cell-range-address="Sheet2.N2:Sheet2.N121 Sheet2.Q2:Sheet2.Q121" chart:data-source-has-labels="row" svg:x="1.385cm" svg:y="1.389cm" svg:width="12.945cm" svg:height="9.267cm">
          <chartooo:coordinate-region svg:x="2.668cm" svg:y="1.588cm" svg:width="11.237cm" svg:height="8.421cm"/>
          <chart:axis chart:dimension="x" chart:name="primary-x" chart:style-name="ch5">
            <chart:title svg:x="5.71cm" svg:y="10.893cm" chart:style-name="ch6">
              <text:p>Suspended-Closed Accounts</text:p>
            </chart:title>
          </chart:axis>
          <chart:axis chart:dimension="y" chart:name="primary-y" chart:style-name="ch7">
            <chart:title svg:x="0.451cm" svg:y="6.913cm" chart:style-name="ch8">
              <text:p>Percentage</text:p>
            </chart:title>
            <chart:grid chart:style-name="ch9" chart:class="major"/>
          </chart:axis>
          <chart:series chart:style-name="ch10" chart:values-cell-range-address="Sheet2.Q2:Sheet2.Q121" loext:label-string="supended_closed" chart:class="chart:scatter">
            <chart:domain table:cell-range-address="Sheet2.N2:Sheet2.N121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5">
                <text:p>65.5</text:p>
                <draw:g>
                  <svg:desc>Sheet2.N2:Sheet2.N121</svg:desc>
                </draw:g>
              </table:table-cell>
              <table:table-cell office:value-type="float" office:value="0.0583333333333333">
                <text:p>0.0583333333333333</text:p>
                <draw:g>
                  <svg:desc>Sheet2.Q2:Sheet2.Q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5833333333333">
                <text:p>43.5833333333333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6">
                <text:p>46.6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65">
                <text:p>34.65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5862068965517">
                <text:p>33.586206896551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78125">
                <text:p>36.781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1212121212121">
                <text:p>23.1212121212121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4042553191489">
                <text:p>40.4042553191489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.2">
                <text:p>46.2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647058823529">
                <text:p>11.264705882352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0144927536232">
                <text:p>33.014492753623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8987341772152">
                <text:p>32.89873417721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7471264367816">
                <text:p>42.747126436781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386363636364">
                <text:p>25.2386363636364</text:p>
              </table:table-cell>
              <table:table-cell office:value-type="float" office:value="0.741666666666666">
                <text:p>0.741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3557692307692">
                <text:p>25.3557692307692</text:p>
              </table:table-cell>
              <table:table-cell office:value-type="float" office:value="0.766666666666666">
                <text:p>0.76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3394495412844">
                <text:p>20.339449541284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661016949153">
                <text:p>48.96610169491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325">
                <text:p>16.325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5074626865672">
                <text:p>23.5074626865672</text:p>
              </table:table-cell>
              <table:table-cell office:value-type="float" office:value="0.866666666666666">
                <text:p>0.86666666666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3693181818182">
                <text:p>35.3693181818182</text:p>
              </table:table-cell>
              <table:table-cell office:value-type="float" office:value="0.933333333333332">
                <text:p>0.9333333333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5635359116022">
                <text:p>27.5635359116022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342465753425">
                <text:p>22.5342465753425</text:p>
              </table:table-cell>
              <table:table-cell office:value-type="float" office:value="0.991666666666666">
                <text:p>0.9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7737704918033">
                <text:p>17.7737704918033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legend chart:legend-position="end" svg:x="14.704cm" svg:y="5.638cm" style:legend-expansion="high" chart:style-name="ch3"/>
        <chart:plot-area chart:style-name="ch4" table:cell-range-address="Sheet2.M2:Sheet2.M121 Sheet2.Q2:Sheet2.Q121" chart:data-source-has-labels="row" svg:x="1.385cm" svg:y="1.389cm" svg:width="12.945cm" svg:height="9.267cm">
          <chartooo:coordinate-region svg:x="2.668cm" svg:y="1.588cm" svg:width="11.29cm" svg:height="8.421cm"/>
          <chart:axis chart:dimension="x" chart:name="primary-x" chart:style-name="ch5">
            <chart:title svg:x="5.71cm" svg:y="10.893cm" chart:style-name="ch6">
              <text:p>Suspended-Closed Accounts</text:p>
            </chart:title>
          </chart:axis>
          <chart:axis chart:dimension="y" chart:name="primary-y" chart:style-name="ch7">
            <chart:title svg:x="0.451cm" svg:y="6.913cm" chart:style-name="ch8">
              <text:p>Percentage</text:p>
            </chart:title>
            <chart:grid chart:style-name="ch9" chart:class="major"/>
          </chart:axis>
          <chart:series chart:style-name="ch10" chart:values-cell-range-address="Sheet2.Q2:Sheet2.Q121" loext:label-string="supended_closed" chart:class="chart:scatter">
            <chart:domain table:cell-range-address="Sheet2.M2:Sheet2.M121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2.M2:Sheet2.M121</svg:desc>
                </draw:g>
              </table:table-cell>
              <table:table-cell office:value-type="float" office:value="0.0583333333333333">
                <text:p>0.0583333333333333</text:p>
                <draw:g>
                  <svg:desc>Sheet2.Q2:Sheet2.Q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">
                <text:p>158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">
                <text:p>2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">
                <text:p>254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">
                <text:p>417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9">
                <text:p>579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9">
                <text:p>69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2">
                <text:p>732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8">
                <text:p>1188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5">
                <text:p>1445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1">
                <text:p>225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8">
                <text:p>238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32">
                <text:p>303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0">
                <text:p>3120</text:p>
              </table:table-cell>
              <table:table-cell office:value-type="float" office:value="0.741666666666666">
                <text:p>0.741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4">
                <text:p>3424</text:p>
              </table:table-cell>
              <table:table-cell office:value-type="float" office:value="0.766666666666666">
                <text:p>0.76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33">
                <text:p>3533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4">
                <text:p>38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4">
                <text:p>3994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76">
                <text:p>4876</text:p>
              </table:table-cell>
              <table:table-cell office:value-type="float" office:value="0.866666666666666">
                <text:p>0.86666666666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68">
                <text:p>6168</text:p>
              </table:table-cell>
              <table:table-cell office:value-type="float" office:value="0.933333333333332">
                <text:p>0.9333333333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26">
                <text:p>6526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36">
                <text:p>7736</text:p>
              </table:table-cell>
              <table:table-cell office:value-type="float" office:value="0.991666666666666">
                <text:p>0.9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41">
                <text:p>8041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legend chart:legend-position="end" svg:x="14.704cm" svg:y="5.638cm" style:legend-expansion="high" chart:style-name="ch3"/>
        <chart:plot-area chart:style-name="ch4" table:cell-range-address="'All-Conservative'.K3:'All-Conservative'.K47 'All-Conservative'.O3:'All-Conservative'.O47" chart:data-source-has-labels="row" svg:x="1.385cm" svg:y="1.389cm" svg:width="12.945cm" svg:height="9.267cm">
          <chartooo:coordinate-region svg:x="2.112cm" svg:y="1.588cm" svg:width="11.846cm" svg:height="8.421cm"/>
          <chart:axis chart:dimension="x" chart:name="primary-x" chart:style-name="ch5">
            <chart:title svg:x="5.71cm" svg:y="10.893cm" chart:style-name="ch6">
              <text:p>Suspended-Closed Accounts</text:p>
            </chart:title>
          </chart:axis>
          <chart:axis chart:dimension="y" chart:name="primary-y" chart:style-name="ch7">
            <chart:title svg:x="0.451cm" svg:y="6.913cm" chart:style-name="ch8">
              <text:p>Percentage</text:p>
            </chart:title>
            <chart:grid chart:style-name="ch9" chart:class="major"/>
          </chart:axis>
          <chart:series chart:style-name="ch10" chart:values-cell-range-address="'All-Conservative'.O3:'All-Conservative'.O47" loext:label-string="supended_closed" chart:class="chart:scatter">
            <chart:domain table:cell-range-address="'All-Conservative'.K3:'All-Conservative'.K47"/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l-Conservative'.K3:'All-Conservative'.K47</svg:desc>
                </draw:g>
              </table:table-cell>
              <table:table-cell office:value-type="float" office:value="0.0212765957446808">
                <text:p>0.0212765957446808</text:p>
                <draw:g>
                  <svg:desc>'All-Conservative'.O3:'All-Conservative'.O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851063829787234">
                <text:p>0.085106382978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">
                <text:p>168</text:p>
              </table:table-cell>
              <table:table-cell office:value-type="float" office:value="0.25531914893617">
                <text:p>0.25531914893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0.276595744680851">
                <text:p>0.276595744680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">
                <text:p>229</text:p>
              </table:table-cell>
              <table:table-cell office:value-type="float" office:value="0.297872340425532">
                <text:p>0.297872340425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">
                <text:p>262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0.340425531914893">
                <text:p>0.340425531914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4">
                <text:p>344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">
                <text:p>391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0.404255319148936">
                <text:p>0.404255319148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6">
                <text:p>506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8">
                <text:p>568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5">
                <text:p>635</text:p>
              </table:table-cell>
              <table:table-cell office:value-type="float" office:value="0.468085106382978">
                <text:p>0.46808510638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3">
                <text:p>703</text:p>
              </table:table-cell>
              <table:table-cell office:value-type="float" office:value="0.489361702127659">
                <text:p>0.489361702127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1">
                <text:p>771</text:p>
              </table:table-cell>
              <table:table-cell office:value-type="float" office:value="0.51063829787234">
                <text:p>0.51063829787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0">
                <text:p>840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5">
                <text:p>915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4">
                <text:p>994</text:p>
              </table:table-cell>
              <table:table-cell office:value-type="float" office:value="0.574468085106383">
                <text:p>0.574468085106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9">
                <text:p>1079</text:p>
              </table:table-cell>
              <table:table-cell office:value-type="float" office:value="0.595744680851064">
                <text:p>0.595744680851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5">
                <text:p>1165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2">
                <text:p>1252</text:p>
              </table:table-cell>
              <table:table-cell office:value-type="float" office:value="0.638297872340425">
                <text:p>0.638297872340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0">
                <text:p>1340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4">
                <text:p>1444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3">
                <text:p>1553</text:p>
              </table:table-cell>
              <table:table-cell office:value-type="float" office:value="0.702127659574468">
                <text:p>0.702127659574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5">
                <text:p>1665</text:p>
              </table:table-cell>
              <table:table-cell office:value-type="float" office:value="0.723404255319149">
                <text:p>0.723404255319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3">
                <text:p>1783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3">
                <text:p>1903</text:p>
              </table:table-cell>
              <table:table-cell office:value-type="float" office:value="0.765957446808511">
                <text:p>0.765957446808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7">
                <text:p>2037</text:p>
              </table:table-cell>
              <table:table-cell office:value-type="float" office:value="0.787234042553192">
                <text:p>0.787234042553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13">
                <text:p>2213</text:p>
              </table:table-cell>
              <table:table-cell office:value-type="float" office:value="0.808510638297872">
                <text:p>0.80851063829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9">
                <text:p>2389</text:p>
              </table:table-cell>
              <table:table-cell office:value-type="float" office:value="0.829787234042553">
                <text:p>0.829787234042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70">
                <text:p>2570</text:p>
              </table:table-cell>
              <table:table-cell office:value-type="float" office:value="0.851063829787234">
                <text:p>0.851063829787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77">
                <text:p>2777</text:p>
              </table:table-cell>
              <table:table-cell office:value-type="float" office:value="0.872340425531915">
                <text:p>0.872340425531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1">
                <text:p>2991</text:p>
              </table:table-cell>
              <table:table-cell office:value-type="float" office:value="0.893617021276596">
                <text:p>0.893617021276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34">
                <text:p>3234</text:p>
              </table:table-cell>
              <table:table-cell office:value-type="float" office:value="0.914893617021277">
                <text:p>0.914893617021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6">
                <text:p>3526</text:p>
              </table:table-cell>
              <table:table-cell office:value-type="float" office:value="0.936170212765958">
                <text:p>0.936170212765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31">
                <text:p>3831</text:p>
              </table:table-cell>
              <table:table-cell office:value-type="float" office:value="0.957446808510639">
                <text:p>0.9574468085106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557cm" svg:y="1.389cm" chart:style-name="ch3">
          <text:p>Male Conservatives</text:p>
        </chart:subtitle>
        <chart:legend chart:legend-position="end" svg:x="14.704cm" svg:y="5.638cm" style:legend-expansion="high" chart:style-name="ch4"/>
        <chart:plot-area chart:style-name="ch5" table:cell-range-address="'Male-Conservative'.K6:'Male-Conservative'.K32 'Male-Conservative'.O6:'Male-Conservative'.O32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Male-Conservative'.O6:'Male-Conservative'.O32" loext:label-string="supended_closed" chart:class="chart:scatter">
            <chart:domain table:cell-range-address="'Male-Conservative'.K6:'Male-Conservative'.K32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ale-Conservative'.K6:'Male-Conservative'.K32</svg:desc>
                </draw:g>
              </table:table-cell>
              <table:table-cell office:value-type="float" office:value="0.037037037037037">
                <text:p>0.037037037037037</text:p>
                <draw:g>
                  <svg:desc>'Male-Conservative'.O6:'Male-Conservative'.O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">
                <text:p>13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">
                <text:p>24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1">
                <text:p>301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">
                <text:p>369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8">
                <text:p>43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">
                <text:p>517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4">
                <text:p>604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2">
                <text:p>69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6">
                <text:p>796</text:p>
              </table:table-cell>
              <table:table-cell office:value-type="float" office:value="0.703703703703703">
                <text:p>0.703703703703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3">
                <text:p>1023</text:p>
              </table:table-cell>
              <table:table-cell office:value-type="float" office:value="0.777777777777777">
                <text:p>0.777777777777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3">
                <text:p>1143</text:p>
              </table:table-cell>
              <table:table-cell office:value-type="float" office:value="0.814814814814814">
                <text:p>0.814814814814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7">
                <text:p>1277</text:p>
              </table:table-cell>
              <table:table-cell office:value-type="float" office:value="0.851851851851851">
                <text:p>0.851851851851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3">
                <text:p>1453</text:p>
              </table:table-cell>
              <table:table-cell office:value-type="float" office:value="0.888888888888888">
                <text:p>0.888888888888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4">
                <text:p>1634</text:p>
              </table:table-cell>
              <table:table-cell office:value-type="float" office:value="0.925925925925925">
                <text:p>0.925925925925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6">
                <text:p>1926</text:p>
              </table:table-cell>
              <table:table-cell office:value-type="float" office:value="0.962962962962962">
                <text:p>0.962962962962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31">
                <text:p>22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8.496cm" svg:y="1.389cm" chart:style-name="ch3">
          <text:p>All Males</text:p>
        </chart:subtitle>
        <chart:legend chart:legend-position="end" svg:x="14.704cm" svg:y="5.638cm" style:legend-expansion="high" chart:style-name="ch4"/>
        <chart:plot-area chart:style-name="ch5" table:cell-range-address="Males.M2:Males.M67 Males.P2:Males.P67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Males.P2:Males.P67" loext:label-string="supended_closed" chart:class="chart:scatter">
            <chart:domain table:cell-range-address="Males.M2:Males.M67"/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es.M2:Males.M67</svg:desc>
                </draw:g>
              </table:table-cell>
              <table:table-cell office:value-type="float" office:value="0.0151515151515152">
                <text:p>0.0151515151515152</text:p>
                <draw:g>
                  <svg:desc>Males.P2:Males.P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757575757575758">
                <text:p>0.0757575757575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106060606060606">
                <text:p>0.1060606060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0.196969696969697">
                <text:p>0.196969696969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">
                <text:p>111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0.257575757575757">
                <text:p>0.257575757575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">
                <text:p>165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0.287878787878788">
                <text:p>0.287878787878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8">
                <text:p>2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">
                <text:p>283</text:p>
              </table:table-cell>
              <table:table-cell office:value-type="float" office:value="0.348484848484848">
                <text:p>0.348484848484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">
                <text:p>308</text:p>
              </table:table-cell>
              <table:table-cell office:value-type="float" office:value="0.363636363636363">
                <text:p>0.3636363636363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">
                <text:p>335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">
                <text:p>364</text:p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4">
                <text:p>394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">
                <text:p>426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">
                <text:p>459</text:p>
              </table:table-cell>
              <table:table-cell office:value-type="float" office:value="0.439393939393939">
                <text:p>0.439393939393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3">
                <text:p>493</text:p>
              </table:table-cell>
              <table:table-cell office:value-type="float" office:value="0.454545454545454">
                <text:p>0.454545454545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1">
                <text:p>531</text:p>
              </table:table-cell>
              <table:table-cell office:value-type="float" office:value="0.469696969696969">
                <text:p>0.469696969696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0">
                <text:p>570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6">
                <text:p>6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3">
                <text:p>663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4">
                <text:p>714</text:p>
              </table:table-cell>
              <table:table-cell office:value-type="float" office:value="0.53030303030303">
                <text:p>0.53030303030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5">
                <text:p>76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7">
                <text:p>817</text:p>
              </table:table-cell>
              <table:table-cell office:value-type="float" office:value="0.56060606060606">
                <text:p>0.56060606060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2">
                <text:p>872</text:p>
              </table:table-cell>
              <table:table-cell office:value-type="float" office:value="0.575757575757575">
                <text:p>0.575757575757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1">
                <text:p>931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1">
                <text:p>991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7">
                <text:p>1057</text:p>
              </table:table-cell>
              <table:table-cell office:value-type="float" office:value="0.621212121212121">
                <text:p>0.621212121212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4">
                <text:p>1124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2">
                <text:p>1192</text:p>
              </table:table-cell>
              <table:table-cell office:value-type="float" office:value="0.651515151515151">
                <text:p>0.651515151515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1">
                <text:p>1261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3">
                <text:p>1333</text:p>
              </table:table-cell>
              <table:table-cell office:value-type="float" office:value="0.681818181818181">
                <text:p>0.681818181818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10">
                <text:p>1410</text:p>
              </table:table-cell>
              <table:table-cell office:value-type="float" office:value="0.696969696969696">
                <text:p>0.6969696969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9">
                <text:p>1489</text:p>
              </table:table-cell>
              <table:table-cell office:value-type="float" office:value="0.712121212121212">
                <text:p>0.712121212121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2">
                <text:p>157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9">
                <text:p>1659</text:p>
              </table:table-cell>
              <table:table-cell office:value-type="float" office:value="0.742424242424242">
                <text:p>0.742424242424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7">
                <text:p>1747</text:p>
              </table:table-cell>
              <table:table-cell office:value-type="float" office:value="0.757575757575757">
                <text:p>0.757575757575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1">
                <text:p>1851</text:p>
              </table:table-cell>
              <table:table-cell office:value-type="float" office:value="0.772727272727272">
                <text:p>0.772727272727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0">
                <text:p>1960</text:p>
              </table:table-cell>
              <table:table-cell office:value-type="float" office:value="0.787878787878787">
                <text:p>0.7878787878787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8">
                <text:p>2078</text:p>
              </table:table-cell>
              <table:table-cell office:value-type="float" office:value="0.803030303030302">
                <text:p>0.8030303030303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8">
                <text:p>2198</text:p>
              </table:table-cell>
              <table:table-cell office:value-type="float" office:value="0.818181818181817">
                <text:p>0.818181818181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8">
                <text:p>23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0">
                <text:p>2440</text:p>
              </table:table-cell>
              <table:table-cell office:value-type="float" office:value="0.848484848484848">
                <text:p>0.84848484848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8">
                <text:p>2568</text:p>
              </table:table-cell>
              <table:table-cell office:value-type="float" office:value="0.863636363636363">
                <text:p>0.863636363636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00">
                <text:p>2700</text:p>
              </table:table-cell>
              <table:table-cell office:value-type="float" office:value="0.878787878787878">
                <text:p>0.878787878787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34">
                <text:p>2834</text:p>
              </table:table-cell>
              <table:table-cell office:value-type="float" office:value="0.893939393939393">
                <text:p>0.893939393939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87">
                <text:p>2987</text:p>
              </table:table-cell>
              <table:table-cell office:value-type="float" office:value="0.909090909090908">
                <text:p>0.9090909090909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9">
                <text:p>3159</text:p>
              </table:table-cell>
              <table:table-cell office:value-type="float" office:value="0.924242424242424">
                <text:p>0.924242424242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35">
                <text:p>3335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12">
                <text:p>3512</text:p>
              </table:table-cell>
              <table:table-cell office:value-type="float" office:value="0.954545454545454">
                <text:p>0.954545454545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3">
                <text:p>3693</text:p>
              </table:table-cell>
              <table:table-cell office:value-type="float" office:value="0.969696969696969">
                <text:p>0.969696969696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85">
                <text:p>3985</text:p>
              </table:table-cell>
              <table:table-cell office:value-type="float" office:value="0.984848484848484">
                <text:p>0.984848484848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0">
                <text:p>4290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8.271cm" svg:y="1.389cm" chart:style-name="ch3">
          <text:p>All Females</text:p>
        </chart:subtitle>
        <chart:legend chart:legend-position="end" svg:x="14.704cm" svg:y="5.638cm" style:legend-expansion="high" chart:style-name="ch4"/>
        <chart:plot-area chart:style-name="ch5" table:cell-range-address="Females.M2:Females.M55 Females.P2:Females.P55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Females.P2:Females.P55" loext:label-string="supended_closed" chart:class="chart:scatter">
            <chart:domain table:cell-range-address="Females.M2:Females.M55"/>
            <chart:data-point chart:repeated="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males.M2:Females.M55</svg:desc>
                </draw:g>
              </table:table-cell>
              <table:table-cell office:value-type="float" office:value="0.0185185185185185">
                <text:p>0.0185185185185185</text:p>
                <draw:g>
                  <svg:desc>Females.P2:Females.P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925925925925926">
                <text:p>0.0925925925925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12962962962963">
                <text:p>0.12962962962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.203703703703704">
                <text:p>0.203703703703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">
                <text:p>89</text:p>
              </table:table-cell>
              <table:table-cell office:value-type="float" office:value="0.240740740740741">
                <text:p>0.240740740740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">
                <text:p>134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0.314814814814815">
                <text:p>0.314814814814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">
                <text:p>2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4">
                <text:p>244</text:p>
              </table:table-cell>
              <table:table-cell office:value-type="float" office:value="0.351851851851852">
                <text:p>0.351851851851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">
                <text:p>273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">
                <text:p>309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7">
                <text:p>347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0">
                <text:p>390</text:p>
              </table:table-cell>
              <table:table-cell office:value-type="float" office:value="0.425925925925926">
                <text:p>0.425925925925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">
                <text:p>43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9">
                <text:p>479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">
                <text:p>5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0">
                <text:p>630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9">
                <text:p>689</text:p>
              </table:table-cell>
              <table:table-cell office:value-type="float" office:value="0.537037037037037">
                <text:p>0.537037037037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9">
                <text:p>749</text:p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9">
                <text:p>809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9">
                <text:p>869</text:p>
              </table:table-cell>
              <table:table-cell office:value-type="float" office:value="0.592592592592592">
                <text:p>0.592592592592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0">
                <text:p>930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2">
                <text:p>992</text:p>
              </table:table-cell>
              <table:table-cell office:value-type="float" office:value="0.629629629629629">
                <text:p>0.629629629629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9">
                <text:p>1059</text:p>
              </table:table-cell>
              <table:table-cell office:value-type="float" office:value="0.648148148148148">
                <text:p>0.648148148148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7">
                <text:p>1127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2">
                <text:p>1202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7">
                <text:p>1287</text:p>
              </table:table-cell>
              <table:table-cell office:value-type="float" office:value="0.703703703703703">
                <text:p>0.703703703703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3">
                <text:p>1373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2">
                <text:p>1472</text:p>
              </table:table-cell>
              <table:table-cell office:value-type="float" office:value="0.74074074074074">
                <text:p>0.740740740740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3">
                <text:p>1573</text:p>
              </table:table-cell>
              <table:table-cell office:value-type="float" office:value="0.759259259259258">
                <text:p>0.7592592592592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4">
                <text:p>1684</text:p>
              </table:table-cell>
              <table:table-cell office:value-type="float" office:value="0.777777777777777">
                <text:p>0.777777777777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96">
                <text:p>1796</text:p>
              </table:table-cell>
              <table:table-cell office:value-type="float" office:value="0.796296296296296">
                <text:p>0.796296296296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6">
                <text:p>1916</text:p>
              </table:table-cell>
              <table:table-cell office:value-type="float" office:value="0.814814814814814">
                <text:p>0.814814814814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2">
                <text:p>204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79">
                <text:p>2179</text:p>
              </table:table-cell>
              <table:table-cell office:value-type="float" office:value="0.851851851851851">
                <text:p>0.851851851851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4">
                <text:p>2324</text:p>
              </table:table-cell>
              <table:table-cell office:value-type="float" office:value="0.870370370370369">
                <text:p>0.870370370370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83">
                <text:p>2483</text:p>
              </table:table-cell>
              <table:table-cell office:value-type="float" office:value="0.888888888888888">
                <text:p>0.888888888888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7">
                <text:p>2657</text:p>
              </table:table-cell>
              <table:table-cell office:value-type="float" office:value="0.907407407407406">
                <text:p>0.907407407407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33">
                <text:p>2833</text:p>
              </table:table-cell>
              <table:table-cell office:value-type="float" office:value="0.925925925925925">
                <text:p>0.925925925925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40">
                <text:p>3040</text:p>
              </table:table-cell>
              <table:table-cell office:value-type="float" office:value="0.944444444444443">
                <text:p>0.944444444444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4">
                <text:p>3254</text:p>
              </table:table-cell>
              <table:table-cell office:value-type="float" office:value="0.962962962962962">
                <text:p>0.962962962962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7">
                <text:p>3497</text:p>
              </table:table-cell>
              <table:table-cell office:value-type="float" office:value="0.98148148148148">
                <text:p>0.98148148148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1">
                <text:p>3751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